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14.815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 Hosp 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formula="of:=FIND(&quot;-&quot;;[.B2])+2" office:value-type="float" office:value="7" calcext:value-type="float">
            <text:p>7</text:p>
          </table:table-cell>
          <table:table-cell table:style-name="ce2" table:formula="of:=LEN([.B2])" office:value-type="float" office:value="46" calcext:value-type="float">
            <text:p>46</text:p>
          </table:table-cell>
          <table:table-cell table:style-name="ce2" table:formula="of:=LEN([.B2])-FIND(&quot;-&quot;;[.B2])+2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7];FIND(&quot;-&quot;;[.B67])+2;LEN([.B67])-FIND(&quot;-&quot;;[.B67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69];FIND(&quot;-&quot;;[.B69])+2;LEN([.B69])-FIND(&quot;-&quot;;[.B69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0];FIND(&quot;-&quot;;[.B70])+2;LEN([.B70])-FIND(&quot;-&quot;;[.B70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1];FIND(&quot;-&quot;;[.B71])+2;LEN([.B71])-FIND(&quot;-&quot;;[.B71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2];FIND(&quot;-&quot;;[.B72])+2;LEN([.B72])-FIND(&quot;-&quot;;[.B72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3];FIND(&quot;-&quot;;[.B73])+2;LEN([.B73])-FIND(&quot;-&quot;;[.B73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5];FIND(&quot;-&quot;;[.B75])+2;LEN([.B75])-FIND(&quot;-&quot;;[.B75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6];FIND(&quot;-&quot;;[.B76])+2;LEN([.B76])-FIND(&quot;-&quot;;[.B76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7];FIND(&quot;-&quot;;[.B77])+2;LEN([.B77])-FIND(&quot;-&quot;;[.B7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78];FIND(&quot;-&quot;;[.B78])+2;LEN([.B78])-FIND(&quot;-&quot;;[.B78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79];FIND(&quot;-&quot;;[.B79])+2;LEN([.B79])-FIND(&quot;-&quot;;[.B79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1];FIND(&quot;-&quot;;[.B81])+2;LEN([.B81])-FIND(&quot;-&quot;;[.B81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2];FIND(&quot;-&quot;;[.B82])+2;LEN([.B82])-FIND(&quot;-&quot;;[.B82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3];FIND(&quot;-&quot;;[.B83])+2;LEN([.B83])-FIND(&quot;-&quot;;[.B83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4];FIND(&quot;-&quot;;[.B84])+2;LEN([.B84])-FIND(&quot;-&quot;;[.B84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5];FIND(&quot;-&quot;;[.B85])+2;LEN([.B85])-FIND(&quot;-&quot;;[.B85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6];FIND(&quot;-&quot;;[.B86])+2;LEN([.B86])-FIND(&quot;-&quot;;[.B86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7];FIND(&quot;-&quot;;[.B87])+2;LEN([.B87])-FIND(&quot;-&quot;;[.B87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88];FIND(&quot;-&quot;;[.B88])+2;LEN([.B88])-FIND(&quot;-&quot;;[.B88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9];FIND(&quot;-&quot;;[.B89])+2;LEN([.B89])-FIND(&quot;-&quot;;[.B89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0];FIND(&quot;-&quot;;[.B90])+2;LEN([.B90])-FIND(&quot;-&quot;;[.B90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1];FIND(&quot;-&quot;;[.B91])+2;LEN([.B91])-FIND(&quot;-&quot;;[.B9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2];FIND(&quot;-&quot;;[.B92])+2;LEN([.B92])-FIND(&quot;-&quot;;[.B92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3];FIND(&quot;-&quot;;[.B93])+2;LEN([.B93])-FIND(&quot;-&quot;;[.B93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4];FIND(&quot;-&quot;;[.B94])+2;LEN([.B94])-FIND(&quot;-&quot;;[.B94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5];FIND(&quot;-&quot;;[.B95])+2;LEN([.B95])-FIND(&quot;-&quot;;[.B95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6];FIND(&quot;-&quot;;[.B96])+2;LEN([.B96])-FIND(&quot;-&quot;;[.B96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7];FIND(&quot;-&quot;;[.B97])+2;LEN([.B97])-FIND(&quot;-&quot;;[.B97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8];FIND(&quot;-&quot;;[.B98])+2;LEN([.B98])-FIND(&quot;-&quot;;[.B98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9];FIND(&quot;-&quot;;[.B99])+2;LEN([.B99])-FIND(&quot;-&quot;;[.B9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0];FIND(&quot;-&quot;;[.B100])+2;LEN([.B100])-FIND(&quot;-&quot;;[.B100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1];FIND(&quot;-&quot;;[.B101])+2;LEN([.B101])-FIND(&quot;-&quot;;[.B10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2];FIND(&quot;-&quot;;[.B102])+2;LEN([.B102])-FIND(&quot;-&quot;;[.B102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4];FIND(&quot;-&quot;;[.B104])+2;LEN([.B104])-FIND(&quot;-&quot;;[.B104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5];FIND(&quot;-&quot;;[.B105])+2;LEN([.B105])-FIND(&quot;-&quot;;[.B105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6];FIND(&quot;-&quot;;[.B106])+2;LEN([.B106])-FIND(&quot;-&quot;;[.B106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7];FIND(&quot;-&quot;;[.B107])+2;LEN([.B107])-FIND(&quot;-&quot;;[.B107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8];FIND(&quot;-&quot;;[.B108])+2;LEN([.B108])-FIND(&quot;-&quot;;[.B108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0];FIND(&quot;-&quot;;[.B110])+2;LEN([.B110])-FIND(&quot;-&quot;;[.B110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1];FIND(&quot;-&quot;;[.B111])+2;LEN([.B111])-FIND(&quot;-&quot;;[.B111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2];FIND(&quot;-&quot;;[.B112])+2;LEN([.B112])-FIND(&quot;-&quot;;[.B112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3];FIND(&quot;-&quot;;[.B113])+2;LEN([.B113])-FIND(&quot;-&quot;;[.B11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4];FIND(&quot;-&quot;;[.B114])+2;LEN([.B114])-FIND(&quot;-&quot;;[.B114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5];FIND(&quot;-&quot;;[.B115])+2;LEN([.B115])-FIND(&quot;-&quot;;[.B115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6];FIND(&quot;-&quot;;[.B116])+2;LEN([.B116])-FIND(&quot;-&quot;;[.B116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7];FIND(&quot;-&quot;;[.B117])+2;LEN([.B117])-FIND(&quot;-&quot;;[.B11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8];FIND(&quot;-&quot;;[.B118])+2;LEN([.B118])-FIND(&quot;-&quot;;[.B118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19];FIND(&quot;-&quot;;[.B119])+2;LEN([.B119])-FIND(&quot;-&quot;;[.B119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0];FIND(&quot;-&quot;;[.B120])+2;LEN([.B120])-FIND(&quot;-&quot;;[.B120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2];FIND(&quot;-&quot;;[.B122])+2;LEN([.B122])-FIND(&quot;-&quot;;[.B12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3];FIND(&quot;-&quot;;[.B123])+2;LEN([.B123])-FIND(&quot;-&quot;;[.B12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4];FIND(&quot;-&quot;;[.B124])+2;LEN([.B124])-FIND(&quot;-&quot;;[.B124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5];FIND(&quot;-&quot;;[.B125])+2;LEN([.B125])-FIND(&quot;-&quot;;[.B125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6];FIND(&quot;-&quot;;[.B126])+2;LEN([.B126])-FIND(&quot;-&quot;;[.B126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7];FIND(&quot;-&quot;;[.B127])+2;LEN([.B127])-FIND(&quot;-&quot;;[.B127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8];FIND(&quot;-&quot;;[.B128])+2;LEN([.B128])-FIND(&quot;-&quot;;[.B128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29];FIND(&quot;-&quot;;[.B129])+2;LEN([.B129])-FIND(&quot;-&quot;;[.B129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0];FIND(&quot;-&quot;;[.B130])+2;LEN([.B130])-FIND(&quot;-&quot;;[.B130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wakkam</text:p>
          </table:table-cell>
          <table:table-cell table:formula="of:=TRIM(MID([.B131];FIND(&quot;-&quot;;[.B131])+2;LEN([.B131])-FIND(&quot;-&quot;;[.B131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2];FIND(&quot;-&quot;;[.B132])+2;LEN([.B132])-FIND(&quot;-&quot;;[.B132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3];FIND(&quot;-&quot;;[.B133])+2;LEN([.B133])-FIND(&quot;-&quot;;[.B133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4];FIND(&quot;-&quot;;[.B134])+2;LEN([.B134])-FIND(&quot;-&quot;;[.B134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35];FIND(&quot;-&quot;;[.B135])+2;LEN([.B135])-FIND(&quot;-&quot;;[.B135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6];FIND(&quot;-&quot;;[.B136])+2;LEN([.B136])-FIND(&quot;-&quot;;[.B136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37];FIND(&quot;-&quot;;[.B137])+2;LEN([.B137])-FIND(&quot;-&quot;;[.B137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38];FIND(&quot;-&quot;;[.B138])+2;LEN([.B138])-FIND(&quot;-&quot;;[.B138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9];FIND(&quot;-&quot;;[.B139])+2;LEN([.B139])-FIND(&quot;-&quot;;[.B139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0];FIND(&quot;-&quot;;[.B140])+2;LEN([.B140])-FIND(&quot;-&quot;;[.B140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1];FIND(&quot;-&quot;;[.B141])+2;LEN([.B141])-FIND(&quot;-&quot;;[.B141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2];FIND(&quot;-&quot;;[.B142])+2;LEN([.B142])-FIND(&quot;-&quot;;[.B142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3];FIND(&quot;-&quot;;[.B143])+2;LEN([.B143])-FIND(&quot;-&quot;;[.B14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44];FIND(&quot;-&quot;;[.B144])+2;LEN([.B144])-FIND(&quot;-&quot;;[.B144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45];FIND(&quot;-&quot;;[.B145])+2;LEN([.B145])-FIND(&quot;-&quot;;[.B145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46];FIND(&quot;-&quot;;[.B146])+2;LEN([.B146])-FIND(&quot;-&quot;;[.B146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47];FIND(&quot;-&quot;;[.B147])+2;LEN([.B147])-FIND(&quot;-&quot;;[.B147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48];FIND(&quot;-&quot;;[.B148])+2;LEN([.B148])-FIND(&quot;-&quot;;[.B148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49];FIND(&quot;-&quot;;[.B149])+2;LEN([.B149])-FIND(&quot;-&quot;;[.B149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0];FIND(&quot;-&quot;;[.B150])+2;LEN([.B150])-FIND(&quot;-&quot;;[.B15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1];FIND(&quot;-&quot;;[.B151])+2;LEN([.B151])-FIND(&quot;-&quot;;[.B151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2];FIND(&quot;-&quot;;[.B152])+2;LEN([.B152])-FIND(&quot;-&quot;;[.B152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3];FIND(&quot;-&quot;;[.B153])+2;LEN([.B153])-FIND(&quot;-&quot;;[.B15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4];FIND(&quot;-&quot;;[.B154])+2;LEN([.B154])-FIND(&quot;-&quot;;[.B154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55];FIND(&quot;-&quot;;[.B155])+2;LEN([.B155])-FIND(&quot;-&quot;;[.B155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56];FIND(&quot;-&quot;;[.B156])+2;LEN([.B156])-FIND(&quot;-&quot;;[.B156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7];FIND(&quot;-&quot;;[.B157])+2;LEN([.B157])-FIND(&quot;-&quot;;[.B157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8];FIND(&quot;-&quot;;[.B158])+2;LEN([.B158])-FIND(&quot;-&quot;;[.B158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59];FIND(&quot;-&quot;;[.B159])+2;LEN([.B159])-FIND(&quot;-&quot;;[.B159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0];FIND(&quot;-&quot;;[.B160])+2;LEN([.B160])-FIND(&quot;-&quot;;[.B160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1];FIND(&quot;-&quot;;[.B161])+2;LEN([.B161])-FIND(&quot;-&quot;;[.B161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2];FIND(&quot;-&quot;;[.B162])+2;LEN([.B162])-FIND(&quot;-&quot;;[.B162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63];FIND(&quot;-&quot;;[.B163])+2;LEN([.B163])-FIND(&quot;-&quot;;[.B163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64];FIND(&quot;-&quot;;[.B164])+2;LEN([.B164])-FIND(&quot;-&quot;;[.B164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65];FIND(&quot;-&quot;;[.B165])+2;LEN([.B165])-FIND(&quot;-&quot;;[.B165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66];FIND(&quot;-&quot;;[.B166])+2;LEN([.B166])-FIND(&quot;-&quot;;[.B166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67];FIND(&quot;-&quot;;[.B167])+2;LEN([.B167])-FIND(&quot;-&quot;;[.B167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68];FIND(&quot;-&quot;;[.B168])+2;LEN([.B168])-FIND(&quot;-&quot;;[.B168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69];FIND(&quot;-&quot;;[.B169])+2;LEN([.B169])-FIND(&quot;-&quot;;[.B169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0];FIND(&quot;-&quot;;[.B170])+2;LEN([.B170])-FIND(&quot;-&quot;;[.B170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71];FIND(&quot;-&quot;;[.B171])+2;LEN([.B171])-FIND(&quot;-&quot;;[.B17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2];FIND(&quot;-&quot;;[.B172])+2;LEN([.B172])-FIND(&quot;-&quot;;[.B17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3];FIND(&quot;-&quot;;[.B173])+2;LEN([.B173])-FIND(&quot;-&quot;;[.B17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74];FIND(&quot;-&quot;;[.B174])+2;LEN([.B174])-FIND(&quot;-&quot;;[.B17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5];FIND(&quot;-&quot;;[.B175])+2;LEN([.B175])-FIND(&quot;-&quot;;[.B17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6];FIND(&quot;-&quot;;[.B176])+2;LEN([.B176])-FIND(&quot;-&quot;;[.B17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77];FIND(&quot;-&quot;;[.B177])+2;LEN([.B177])-FIND(&quot;-&quot;;[.B17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79];FIND(&quot;-&quot;;[.B179])+2;LEN([.B179])-FIND(&quot;-&quot;;[.B17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81];FIND(&quot;-&quot;;[.B181])+2;LEN([.B181])-FIND(&quot;-&quot;;[.B18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82];FIND(&quot;-&quot;;[.B182])+2;LEN([.B182])-FIND(&quot;-&quot;;[.B18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83];FIND(&quot;-&quot;;[.B183])+2;LEN([.B183])-FIND(&quot;-&quot;;[.B18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84];FIND(&quot;-&quot;;[.B184])+2;LEN([.B184])-FIND(&quot;-&quot;;[.B18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5];FIND(&quot;-&quot;;[.B185])+2;LEN([.B185])-FIND(&quot;-&quot;;[.B18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86];FIND(&quot;-&quot;;[.B186])+2;LEN([.B186])-FIND(&quot;-&quot;;[.B186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87];FIND(&quot;-&quot;;[.B187])+2;LEN([.B187])-FIND(&quot;-&quot;;[.B187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88];FIND(&quot;-&quot;;[.B188])+2;LEN([.B188])-FIND(&quot;-&quot;;[.B188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189];FIND(&quot;-&quot;;[.B189])+2;LEN([.B189])-FIND(&quot;-&quot;;[.B189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190];FIND(&quot;-&quot;;[.B190])+2;LEN([.B190])-FIND(&quot;-&quot;;[.B190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191];FIND(&quot;-&quot;;[.B191])+2;LEN([.B191])-FIND(&quot;-&quot;;[.B191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192];FIND(&quot;-&quot;;[.B192])+2;LEN([.B192])-FIND(&quot;-&quot;;[.B192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193];FIND(&quot;-&quot;;[.B193])+2;LEN([.B193])-FIND(&quot;-&quot;;[.B193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194];FIND(&quot;-&quot;;[.B194])+2;LEN([.B194])-FIND(&quot;-&quot;;[.B194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5];FIND(&quot;-&quot;;[.B195])+2;LEN([.B195])-FIND(&quot;-&quot;;[.B19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6];FIND(&quot;-&quot;;[.B196])+2;LEN([.B196])-FIND(&quot;-&quot;;[.B19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197];FIND(&quot;-&quot;;[.B197])+2;LEN([.B197])-FIND(&quot;-&quot;;[.B197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198];FIND(&quot;-&quot;;[.B198])+2;LEN([.B198])-FIND(&quot;-&quot;;[.B198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199];FIND(&quot;-&quot;;[.B199])+2;LEN([.B199])-FIND(&quot;-&quot;;[.B199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00];FIND(&quot;-&quot;;[.B200])+2;LEN([.B200])-FIND(&quot;-&quot;;[.B200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1];FIND(&quot;-&quot;;[.B201])+2;LEN([.B201])-FIND(&quot;-&quot;;[.B201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2];FIND(&quot;-&quot;;[.B202])+2;LEN([.B202])-FIND(&quot;-&quot;;[.B20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 West</text:p>
          </table:table-cell>
          <table:table-cell table:formula="of:=TRIM(MID([.B203];FIND(&quot;-&quot;;[.B203])+2;LEN([.B203])-FIND(&quot;-&quot;;[.B203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4];FIND(&quot;-&quot;;[.B204])+2;LEN([.B204])-FIND(&quot;-&quot;;[.B204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5];FIND(&quot;-&quot;;[.B205])+2;LEN([.B205])-FIND(&quot;-&quot;;[.B20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06];FIND(&quot;-&quot;;[.B206])+2;LEN([.B206])-FIND(&quot;-&quot;;[.B20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7];FIND(&quot;-&quot;;[.B207])+2;LEN([.B207])-FIND(&quot;-&quot;;[.B20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8];FIND(&quot;-&quot;;[.B208])+2;LEN([.B208])-FIND(&quot;-&quot;;[.B20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09];FIND(&quot;-&quot;;[.B209])+2;LEN([.B209])-FIND(&quot;-&quot;;[.B209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10];FIND(&quot;-&quot;;[.B210])+2;LEN([.B210])-FIND(&quot;-&quot;;[.B210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11];FIND(&quot;-&quot;;[.B211])+2;LEN([.B211])-FIND(&quot;-&quot;;[.B211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12];FIND(&quot;-&quot;;[.B212])+2;LEN([.B212])-FIND(&quot;-&quot;;[.B212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13];FIND(&quot;-&quot;;[.B213])+2;LEN([.B213])-FIND(&quot;-&quot;;[.B213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14];FIND(&quot;-&quot;;[.B214])+2;LEN([.B214])-FIND(&quot;-&quot;;[.B214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15];FIND(&quot;-&quot;;[.B215])+2;LEN([.B215])-FIND(&quot;-&quot;;[.B215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16];FIND(&quot;-&quot;;[.B216])+2;LEN([.B216])-FIND(&quot;-&quot;;[.B216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17];FIND(&quot;-&quot;;[.B217])+2;LEN([.B217])-FIND(&quot;-&quot;;[.B217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18];FIND(&quot;-&quot;;[.B218])+2;LEN([.B218])-FIND(&quot;-&quot;;[.B218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19];FIND(&quot;-&quot;;[.B219])+2;LEN([.B219])-FIND(&quot;-&quot;;[.B219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20];FIND(&quot;-&quot;;[.B220])+2;LEN([.B220])-FIND(&quot;-&quot;;[.B22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21];FIND(&quot;-&quot;;[.B221])+2;LEN([.B221])-FIND(&quot;-&quot;;[.B22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22];FIND(&quot;-&quot;;[.B222])+2;LEN([.B222])-FIND(&quot;-&quot;;[.B22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23];FIND(&quot;-&quot;;[.B223])+2;LEN([.B223])-FIND(&quot;-&quot;;[.B22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24];FIND(&quot;-&quot;;[.B224])+2;LEN([.B224])-FIND(&quot;-&quot;;[.B22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25];FIND(&quot;-&quot;;[.B225])+2;LEN([.B225])-FIND(&quot;-&quot;;[.B22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26];FIND(&quot;-&quot;;[.B226])+2;LEN([.B226])-FIND(&quot;-&quot;;[.B22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27];FIND(&quot;-&quot;;[.B227])+2;LEN([.B227])-FIND(&quot;-&quot;;[.B22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28];FIND(&quot;-&quot;;[.B228])+2;LEN([.B228])-FIND(&quot;-&quot;;[.B22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29];FIND(&quot;-&quot;;[.B229])+2;LEN([.B229])-FIND(&quot;-&quot;;[.B22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30];FIND(&quot;-&quot;;[.B230])+2;LEN([.B230])-FIND(&quot;-&quot;;[.B23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31];FIND(&quot;-&quot;;[.B231])+2;LEN([.B231])-FIND(&quot;-&quot;;[.B23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32];FIND(&quot;-&quot;;[.B232])+2;LEN([.B232])-FIND(&quot;-&quot;;[.B23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33];FIND(&quot;-&quot;;[.B233])+2;LEN([.B233])-FIND(&quot;-&quot;;[.B23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34];FIND(&quot;-&quot;;[.B234])+2;LEN([.B234])-FIND(&quot;-&quot;;[.B23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35];FIND(&quot;-&quot;;[.B235])+2;LEN([.B235])-FIND(&quot;-&quot;;[.B23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36];FIND(&quot;-&quot;;[.B236])+2;LEN([.B236])-FIND(&quot;-&quot;;[.B23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37];FIND(&quot;-&quot;;[.B237])+2;LEN([.B237])-FIND(&quot;-&quot;;[.B23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38];FIND(&quot;-&quot;;[.B238])+2;LEN([.B238])-FIND(&quot;-&quot;;[.B238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39];FIND(&quot;-&quot;;[.B239])+2;LEN([.B239])-FIND(&quot;-&quot;;[.B23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40];FIND(&quot;-&quot;;[.B240])+2;LEN([.B240])-FIND(&quot;-&quot;;[.B240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41];FIND(&quot;-&quot;;[.B241])+2;LEN([.B241])-FIND(&quot;-&quot;;[.B241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42];FIND(&quot;-&quot;;[.B242])+2;LEN([.B242])-FIND(&quot;-&quot;;[.B242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43];FIND(&quot;-&quot;;[.B243])+2;LEN([.B243])-FIND(&quot;-&quot;;[.B24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44];FIND(&quot;-&quot;;[.B244])+2;LEN([.B244])-FIND(&quot;-&quot;;[.B244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45];FIND(&quot;-&quot;;[.B245])+2;LEN([.B245])-FIND(&quot;-&quot;;[.B245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46];FIND(&quot;-&quot;;[.B246])+2;LEN([.B246])-FIND(&quot;-&quot;;[.B246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47];FIND(&quot;-&quot;;[.B247])+2;LEN([.B247])-FIND(&quot;-&quot;;[.B247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48];FIND(&quot;-&quot;;[.B248])+2;LEN([.B248])-FIND(&quot;-&quot;;[.B248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49];FIND(&quot;-&quot;;[.B249])+2;LEN([.B249])-FIND(&quot;-&quot;;[.B249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50];FIND(&quot;-&quot;;[.B250])+2;LEN([.B250])-FIND(&quot;-&quot;;[.B250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1];FIND(&quot;-&quot;;[.B251])+2;LEN([.B251])-FIND(&quot;-&quot;;[.B251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2];FIND(&quot;-&quot;;[.B252])+2;LEN([.B252])-FIND(&quot;-&quot;;[.B252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53];FIND(&quot;-&quot;;[.B253])+2;LEN([.B253])-FIND(&quot;-&quot;;[.B25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54];FIND(&quot;-&quot;;[.B254])+2;LEN([.B254])-FIND(&quot;-&quot;;[.B254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55];FIND(&quot;-&quot;;[.B255])+2;LEN([.B255])-FIND(&quot;-&quot;;[.B255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56];FIND(&quot;-&quot;;[.B256])+2;LEN([.B256])-FIND(&quot;-&quot;;[.B256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57];FIND(&quot;-&quot;;[.B257])+2;LEN([.B257])-FIND(&quot;-&quot;;[.B257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58];FIND(&quot;-&quot;;[.B258])+2;LEN([.B258])-FIND(&quot;-&quot;;[.B258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59];FIND(&quot;-&quot;;[.B259])+2;LEN([.B259])-FIND(&quot;-&quot;;[.B259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60];FIND(&quot;-&quot;;[.B260])+2;LEN([.B260])-FIND(&quot;-&quot;;[.B260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61];FIND(&quot;-&quot;;[.B261])+2;LEN([.B261])-FIND(&quot;-&quot;;[.B261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62];FIND(&quot;-&quot;;[.B262])+2;LEN([.B262])-FIND(&quot;-&quot;;[.B262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63];FIND(&quot;-&quot;;[.B263])+2;LEN([.B263])-FIND(&quot;-&quot;;[.B263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4];FIND(&quot;-&quot;;[.B264])+2;LEN([.B264])-FIND(&quot;-&quot;;[.B264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5];FIND(&quot;-&quot;;[.B265])+2;LEN([.B265])-FIND(&quot;-&quot;;[.B265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66];FIND(&quot;-&quot;;[.B266])+2;LEN([.B266])-FIND(&quot;-&quot;;[.B266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67];FIND(&quot;-&quot;;[.B267])+2;LEN([.B267])-FIND(&quot;-&quot;;[.B267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68];FIND(&quot;-&quot;;[.B268])+2;LEN([.B268])-FIND(&quot;-&quot;;[.B268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69];FIND(&quot;-&quot;;[.B269])+2;LEN([.B269])-FIND(&quot;-&quot;;[.B269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70];FIND(&quot;-&quot;;[.B270])+2;LEN([.B270])-FIND(&quot;-&quot;;[.B270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71];FIND(&quot;-&quot;;[.B271])+2;LEN([.B271])-FIND(&quot;-&quot;;[.B271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72];FIND(&quot;-&quot;;[.B272])+2;LEN([.B272])-FIND(&quot;-&quot;;[.B272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73];FIND(&quot;-&quot;;[.B273])+2;LEN([.B273])-FIND(&quot;-&quot;;[.B273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74];FIND(&quot;-&quot;;[.B274])+2;LEN([.B274])-FIND(&quot;-&quot;;[.B274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5];FIND(&quot;-&quot;;[.B275])+2;LEN([.B275])-FIND(&quot;-&quot;;[.B275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7];FIND(&quot;-&quot;;[.B277])+2;LEN([.B277])-FIND(&quot;-&quot;;[.B277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8];FIND(&quot;-&quot;;[.B278])+2;LEN([.B278])-FIND(&quot;-&quot;;[.B278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279];FIND(&quot;-&quot;;[.B279])+2;LEN([.B279])-FIND(&quot;-&quot;;[.B279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0];FIND(&quot;-&quot;;[.B280])+2;LEN([.B280])-FIND(&quot;-&quot;;[.B28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1];FIND(&quot;-&quot;;[.B281])+2;LEN([.B281])-FIND(&quot;-&quot;;[.B281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282];FIND(&quot;-&quot;;[.B282])+2;LEN([.B282])-FIND(&quot;-&quot;;[.B282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283];FIND(&quot;-&quot;;[.B283])+2;LEN([.B283])-FIND(&quot;-&quot;;[.B283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284];FIND(&quot;-&quot;;[.B284])+2;LEN([.B284])-FIND(&quot;-&quot;;[.B284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285];FIND(&quot;-&quot;;[.B285])+2;LEN([.B285])-FIND(&quot;-&quot;;[.B285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86];FIND(&quot;-&quot;;[.B286])+2;LEN([.B286])-FIND(&quot;-&quot;;[.B286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287];FIND(&quot;-&quot;;[.B287])+2;LEN([.B287])-FIND(&quot;-&quot;;[.B28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288];FIND(&quot;-&quot;;[.B288])+2;LEN([.B288])-FIND(&quot;-&quot;;[.B28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289];FIND(&quot;-&quot;;[.B289])+2;LEN([.B289])-FIND(&quot;-&quot;;[.B28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290];FIND(&quot;-&quot;;[.B290])+2;LEN([.B290])-FIND(&quot;-&quot;;[.B29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291];FIND(&quot;-&quot;;[.B291])+2;LEN([.B291])-FIND(&quot;-&quot;;[.B29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2];FIND(&quot;-&quot;;[.B292])+2;LEN([.B292])-FIND(&quot;-&quot;;[.B29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3];FIND(&quot;-&quot;;[.B293])+2;LEN([.B293])-FIND(&quot;-&quot;;[.B293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294];FIND(&quot;-&quot;;[.B294])+2;LEN([.B294])-FIND(&quot;-&quot;;[.B294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295];FIND(&quot;-&quot;;[.B295])+2;LEN([.B295])-FIND(&quot;-&quot;;[.B295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296];FIND(&quot;-&quot;;[.B296])+2;LEN([.B296])-FIND(&quot;-&quot;;[.B296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297];FIND(&quot;-&quot;;[.B297])+2;LEN([.B297])-FIND(&quot;-&quot;;[.B297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298];FIND(&quot;-&quot;;[.B298])+2;LEN([.B298])-FIND(&quot;-&quot;;[.B298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299];FIND(&quot;-&quot;;[.B299])+2;LEN([.B299])-FIND(&quot;-&quot;;[.B299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00];FIND(&quot;-&quot;;[.B300])+2;LEN([.B300])-FIND(&quot;-&quot;;[.B300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01];FIND(&quot;-&quot;;[.B301])+2;LEN([.B301])-FIND(&quot;-&quot;;[.B301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02];FIND(&quot;-&quot;;[.B302])+2;LEN([.B302])-FIND(&quot;-&quot;;[.B302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03];FIND(&quot;-&quot;;[.B303])+2;LEN([.B303])-FIND(&quot;-&quot;;[.B303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04];FIND(&quot;-&quot;;[.B304])+2;LEN([.B304])-FIND(&quot;-&quot;;[.B304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05];FIND(&quot;-&quot;;[.B305])+2;LEN([.B305])-FIND(&quot;-&quot;;[.B305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06];FIND(&quot;-&quot;;[.B306])+2;LEN([.B306])-FIND(&quot;-&quot;;[.B306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07];FIND(&quot;-&quot;;[.B307])+2;LEN([.B307])-FIND(&quot;-&quot;;[.B307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08];FIND(&quot;-&quot;;[.B308])+2;LEN([.B308])-FIND(&quot;-&quot;;[.B308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09];FIND(&quot;-&quot;;[.B309])+2;LEN([.B309])-FIND(&quot;-&quot;;[.B309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10];FIND(&quot;-&quot;;[.B310])+2;LEN([.B310])-FIND(&quot;-&quot;;[.B310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11];FIND(&quot;-&quot;;[.B311])+2;LEN([.B311])-FIND(&quot;-&quot;;[.B311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2];FIND(&quot;-&quot;;[.B312])+2;LEN([.B312])-FIND(&quot;-&quot;;[.B312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3];FIND(&quot;-&quot;;[.B313])+2;LEN([.B313])-FIND(&quot;-&quot;;[.B313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4];FIND(&quot;-&quot;;[.B314])+2;LEN([.B314])-FIND(&quot;-&quot;;[.B31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16];FIND(&quot;-&quot;;[.B316])+2;LEN([.B316])-FIND(&quot;-&quot;;[.B316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17];FIND(&quot;-&quot;;[.B317])+2;LEN([.B317])-FIND(&quot;-&quot;;[.B317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18];FIND(&quot;-&quot;;[.B318])+2;LEN([.B318])-FIND(&quot;-&quot;;[.B318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19];FIND(&quot;-&quot;;[.B319])+2;LEN([.B319])-FIND(&quot;-&quot;;[.B319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20];FIND(&quot;-&quot;;[.B320])+2;LEN([.B320])-FIND(&quot;-&quot;;[.B320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21];FIND(&quot;-&quot;;[.B321])+2;LEN([.B321])-FIND(&quot;-&quot;;[.B321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2];FIND(&quot;-&quot;;[.B322])+2;LEN([.B322])-FIND(&quot;-&quot;;[.B32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3];FIND(&quot;-&quot;;[.B323])+2;LEN([.B323])-FIND(&quot;-&quot;;[.B32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4];FIND(&quot;-&quot;;[.B324])+2;LEN([.B324])-FIND(&quot;-&quot;;[.B32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5];FIND(&quot;-&quot;;[.B325])+2;LEN([.B325])-FIND(&quot;-&quot;;[.B325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26];FIND(&quot;-&quot;;[.B326])+2;LEN([.B326])-FIND(&quot;-&quot;;[.B326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7];FIND(&quot;-&quot;;[.B327])+2;LEN([.B327])-FIND(&quot;-&quot;;[.B32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8];FIND(&quot;-&quot;;[.B328])+2;LEN([.B328])-FIND(&quot;-&quot;;[.B328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29];FIND(&quot;-&quot;;[.B329])+2;LEN([.B329])-FIND(&quot;-&quot;;[.B329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30];FIND(&quot;-&quot;;[.B330])+2;LEN([.B330])-FIND(&quot;-&quot;;[.B330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31];FIND(&quot;-&quot;;[.B331])+2;LEN([.B331])-FIND(&quot;-&quot;;[.B331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32];FIND(&quot;-&quot;;[.B332])+2;LEN([.B332])-FIND(&quot;-&quot;;[.B332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33];FIND(&quot;-&quot;;[.B333])+2;LEN([.B333])-FIND(&quot;-&quot;;[.B333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4];FIND(&quot;-&quot;;[.B334])+2;LEN([.B334])-FIND(&quot;-&quot;;[.B33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5];FIND(&quot;-&quot;;[.B335])+2;LEN([.B335])-FIND(&quot;-&quot;;[.B33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36];FIND(&quot;-&quot;;[.B336])+2;LEN([.B336])-FIND(&quot;-&quot;;[.B336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37];FIND(&quot;-&quot;;[.B337])+2;LEN([.B337])-FIND(&quot;-&quot;;[.B337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38];FIND(&quot;-&quot;;[.B338])+2;LEN([.B338])-FIND(&quot;-&quot;;[.B338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39];FIND(&quot;-&quot;;[.B339])+2;LEN([.B339])-FIND(&quot;-&quot;;[.B33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40];FIND(&quot;-&quot;;[.B340])+2;LEN([.B340])-FIND(&quot;-&quot;;[.B340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41];FIND(&quot;-&quot;;[.B341])+2;LEN([.B341])-FIND(&quot;-&quot;;[.B341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42];FIND(&quot;-&quot;;[.B342])+2;LEN([.B342])-FIND(&quot;-&quot;;[.B342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44];FIND(&quot;-&quot;;[.B344])+2;LEN([.B344])-FIND(&quot;-&quot;;[.B344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45];FIND(&quot;-&quot;;[.B345])+2;LEN([.B345])-FIND(&quot;-&quot;;[.B345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46];FIND(&quot;-&quot;;[.B346])+2;LEN([.B346])-FIND(&quot;-&quot;;[.B346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48];FIND(&quot;-&quot;;[.B348])+2;LEN([.B348])-FIND(&quot;-&quot;;[.B348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49];FIND(&quot;-&quot;;[.B349])+2;LEN([.B349])-FIND(&quot;-&quot;;[.B349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50];FIND(&quot;-&quot;;[.B350])+2;LEN([.B350])-FIND(&quot;-&quot;;[.B350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51];FIND(&quot;-&quot;;[.B351])+2;LEN([.B351])-FIND(&quot;-&quot;;[.B35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2];FIND(&quot;-&quot;;[.B352])+2;LEN([.B352])-FIND(&quot;-&quot;;[.B352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3];FIND(&quot;-&quot;;[.B353])+2;LEN([.B353])-FIND(&quot;-&quot;;[.B353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54];FIND(&quot;-&quot;;[.B354])+2;LEN([.B354])-FIND(&quot;-&quot;;[.B354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55];FIND(&quot;-&quot;;[.B355])+2;LEN([.B355])-FIND(&quot;-&quot;;[.B355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56];FIND(&quot;-&quot;;[.B356])+2;LEN([.B356])-FIND(&quot;-&quot;;[.B356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57];FIND(&quot;-&quot;;[.B357])+2;LEN([.B357])-FIND(&quot;-&quot;;[.B357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58];FIND(&quot;-&quot;;[.B358])+2;LEN([.B358])-FIND(&quot;-&quot;;[.B358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59];FIND(&quot;-&quot;;[.B359])+2;LEN([.B359])-FIND(&quot;-&quot;;[.B359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60];FIND(&quot;-&quot;;[.B360])+2;LEN([.B360])-FIND(&quot;-&quot;;[.B360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1];FIND(&quot;-&quot;;[.B361])+2;LEN([.B361])-FIND(&quot;-&quot;;[.B361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2];FIND(&quot;-&quot;;[.B362])+2;LEN([.B362])-FIND(&quot;-&quot;;[.B362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63];FIND(&quot;-&quot;;[.B363])+2;LEN([.B363])-FIND(&quot;-&quot;;[.B363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64];FIND(&quot;-&quot;;[.B364])+2;LEN([.B364])-FIND(&quot;-&quot;;[.B364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65];FIND(&quot;-&quot;;[.B365])+2;LEN([.B365])-FIND(&quot;-&quot;;[.B365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66];FIND(&quot;-&quot;;[.B366])+2;LEN([.B366])-FIND(&quot;-&quot;;[.B366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67];FIND(&quot;-&quot;;[.B367])+2;LEN([.B367])-FIND(&quot;-&quot;;[.B367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68];FIND(&quot;-&quot;;[.B368])+2;LEN([.B368])-FIND(&quot;-&quot;;[.B368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69];FIND(&quot;-&quot;;[.B369])+2;LEN([.B369])-FIND(&quot;-&quot;;[.B369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70];FIND(&quot;-&quot;;[.B370])+2;LEN([.B370])-FIND(&quot;-&quot;;[.B370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71];FIND(&quot;-&quot;;[.B371])+2;LEN([.B371])-FIND(&quot;-&quot;;[.B371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72];FIND(&quot;-&quot;;[.B372])+2;LEN([.B372])-FIND(&quot;-&quot;;[.B372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73];FIND(&quot;-&quot;;[.B373])+2;LEN([.B373])-FIND(&quot;-&quot;;[.B373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4];FIND(&quot;-&quot;;[.B374])+2;LEN([.B374])-FIND(&quot;-&quot;;[.B374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5];FIND(&quot;-&quot;;[.B375])+2;LEN([.B375])-FIND(&quot;-&quot;;[.B375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6];FIND(&quot;-&quot;;[.B376])+2;LEN([.B376])-FIND(&quot;-&quot;;[.B376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77];FIND(&quot;-&quot;;[.B377])+2;LEN([.B377])-FIND(&quot;-&quot;;[.B377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8];FIND(&quot;-&quot;;[.B378])+2;LEN([.B378])-FIND(&quot;-&quot;;[.B378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9];FIND(&quot;-&quot;;[.B379])+2;LEN([.B379])-FIND(&quot;-&quot;;[.B379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80];FIND(&quot;-&quot;;[.B380])+2;LEN([.B380])-FIND(&quot;-&quot;;[.B380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1];FIND(&quot;-&quot;;[.B381])+2;LEN([.B381])-FIND(&quot;-&quot;;[.B38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2];FIND(&quot;-&quot;;[.B382])+2;LEN([.B382])-FIND(&quot;-&quot;;[.B382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83];FIND(&quot;-&quot;;[.B383])+2;LEN([.B383])-FIND(&quot;-&quot;;[.B383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84];FIND(&quot;-&quot;;[.B384])+2;LEN([.B384])-FIND(&quot;-&quot;;[.B384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86];FIND(&quot;-&quot;;[.B386])+2;LEN([.B386])-FIND(&quot;-&quot;;[.B386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8];FIND(&quot;-&quot;;[.B388])+2;LEN([.B388])-FIND(&quot;-&quot;;[.B388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9];FIND(&quot;-&quot;;[.B389])+2;LEN([.B389])-FIND(&quot;-&quot;;[.B389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390];FIND(&quot;-&quot;;[.B390])+2;LEN([.B390])-FIND(&quot;-&quot;;[.B390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391];FIND(&quot;-&quot;;[.B391])+2;LEN([.B391])-FIND(&quot;-&quot;;[.B391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392];FIND(&quot;-&quot;;[.B392])+2;LEN([.B392])-FIND(&quot;-&quot;;[.B392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393];FIND(&quot;-&quot;;[.B393])+2;LEN([.B393])-FIND(&quot;-&quot;;[.B393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394];FIND(&quot;-&quot;;[.B394])+2;LEN([.B394])-FIND(&quot;-&quot;;[.B394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395];FIND(&quot;-&quot;;[.B395])+2;LEN([.B395])-FIND(&quot;-&quot;;[.B395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6];FIND(&quot;-&quot;;[.B396])+2;LEN([.B396])-FIND(&quot;-&quot;;[.B39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7];FIND(&quot;-&quot;;[.B397])+2;LEN([.B397])-FIND(&quot;-&quot;;[.B39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8];FIND(&quot;-&quot;;[.B398])+2;LEN([.B398])-FIND(&quot;-&quot;;[.B398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399];FIND(&quot;-&quot;;[.B399])+2;LEN([.B399])-FIND(&quot;-&quot;;[.B399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0];FIND(&quot;-&quot;;[.B400])+2;LEN([.B400])-FIND(&quot;-&quot;;[.B400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1];FIND(&quot;-&quot;;[.B401])+2;LEN([.B401])-FIND(&quot;-&quot;;[.B401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2];FIND(&quot;-&quot;;[.B402])+2;LEN([.B402])-FIND(&quot;-&quot;;[.B402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03];FIND(&quot;-&quot;;[.B403])+2;LEN([.B403])-FIND(&quot;-&quot;;[.B403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04];FIND(&quot;-&quot;;[.B404])+2;LEN([.B404])-FIND(&quot;-&quot;;[.B404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05];FIND(&quot;-&quot;;[.B405])+2;LEN([.B405])-FIND(&quot;-&quot;;[.B405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06];FIND(&quot;-&quot;;[.B406])+2;LEN([.B406])-FIND(&quot;-&quot;;[.B406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7];FIND(&quot;-&quot;;[.B407])+2;LEN([.B407])-FIND(&quot;-&quot;;[.B40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8];FIND(&quot;-&quot;;[.B408])+2;LEN([.B408])-FIND(&quot;-&quot;;[.B408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09];FIND(&quot;-&quot;;[.B409])+2;LEN([.B409])-FIND(&quot;-&quot;;[.B409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0];FIND(&quot;-&quot;;[.B410])+2;LEN([.B410])-FIND(&quot;-&quot;;[.B410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1];FIND(&quot;-&quot;;[.B411])+2;LEN([.B411])-FIND(&quot;-&quot;;[.B411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2];FIND(&quot;-&quot;;[.B412])+2;LEN([.B412])-FIND(&quot;-&quot;;[.B412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3];FIND(&quot;-&quot;;[.B413])+2;LEN([.B413])-FIND(&quot;-&quot;;[.B413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15];FIND(&quot;-&quot;;[.B415])+2;LEN([.B415])-FIND(&quot;-&quot;;[.B41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6];FIND(&quot;-&quot;;[.B416])+2;LEN([.B416])-FIND(&quot;-&quot;;[.B41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17];FIND(&quot;-&quot;;[.B417])+2;LEN([.B417])-FIND(&quot;-&quot;;[.B41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9];FIND(&quot;-&quot;;[.B419])+2;LEN([.B419])-FIND(&quot;-&quot;;[.B419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0];FIND(&quot;-&quot;;[.B420])+2;LEN([.B420])-FIND(&quot;-&quot;;[.B420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1];FIND(&quot;-&quot;;[.B421])+2;LEN([.B421])-FIND(&quot;-&quot;;[.B421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22];FIND(&quot;-&quot;;[.B422])+2;LEN([.B422])-FIND(&quot;-&quot;;[.B422])+2))" office:value-type="string" office:string-value="Vasantha Hospital, Old Washermenpet" calcext:value-type="string">
            <text:p>Vasantha Hospital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23];FIND(&quot;-&quot;;[.B423])+2;LEN([.B423])-FIND(&quot;-&quot;;[.B42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4];FIND(&quot;-&quot;;[.B424])+2;LEN([.B424])-FIND(&quot;-&quot;;[.B424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5];FIND(&quot;-&quot;;[.B425])+2;LEN([.B425])-FIND(&quot;-&quot;;[.B425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6];FIND(&quot;-&quot;;[.B426])+2;LEN([.B426])-FIND(&quot;-&quot;;[.B426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7];FIND(&quot;-&quot;;[.B427])+2;LEN([.B427])-FIND(&quot;-&quot;;[.B42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28];FIND(&quot;-&quot;;[.B428])+2;LEN([.B428])-FIND(&quot;-&quot;;[.B428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29];FIND(&quot;-&quot;;[.B429])+2;LEN([.B429])-FIND(&quot;-&quot;;[.B429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30];FIND(&quot;-&quot;;[.B430])+2;LEN([.B430])-FIND(&quot;-&quot;;[.B430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1];FIND(&quot;-&quot;;[.B431])+2;LEN([.B431])-FIND(&quot;-&quot;;[.B431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2];FIND(&quot;-&quot;;[.B432])+2;LEN([.B432])-FIND(&quot;-&quot;;[.B432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33];FIND(&quot;-&quot;;[.B433])+2;LEN([.B433])-FIND(&quot;-&quot;;[.B433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34];FIND(&quot;-&quot;;[.B434])+2;LEN([.B434])-FIND(&quot;-&quot;;[.B434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35];FIND(&quot;-&quot;;[.B435])+2;LEN([.B435])-FIND(&quot;-&quot;;[.B435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36];FIND(&quot;-&quot;;[.B436])+2;LEN([.B436])-FIND(&quot;-&quot;;[.B436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37];FIND(&quot;-&quot;;[.B437])+2;LEN([.B437])-FIND(&quot;-&quot;;[.B437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38];FIND(&quot;-&quot;;[.B438])+2;LEN([.B438])-FIND(&quot;-&quot;;[.B43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39];FIND(&quot;-&quot;;[.B439])+2;LEN([.B439])-FIND(&quot;-&quot;;[.B43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0];FIND(&quot;-&quot;;[.B440])+2;LEN([.B440])-FIND(&quot;-&quot;;[.B44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1];FIND(&quot;-&quot;;[.B441])+2;LEN([.B441])-FIND(&quot;-&quot;;[.B441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2];FIND(&quot;-&quot;;[.B442])+2;LEN([.B442])-FIND(&quot;-&quot;;[.B442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3];FIND(&quot;-&quot;;[.B443])+2;LEN([.B443])-FIND(&quot;-&quot;;[.B443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44];FIND(&quot;-&quot;;[.B444])+2;LEN([.B444])-FIND(&quot;-&quot;;[.B444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5];FIND(&quot;-&quot;;[.B445])+2;LEN([.B445])-FIND(&quot;-&quot;;[.B445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6];FIND(&quot;-&quot;;[.B446])+2;LEN([.B446])-FIND(&quot;-&quot;;[.B446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f, 237, 7, Pollachi Main Rd, Sundarapuram, Tamil Nadu 641024</text:p>
          </table:table-cell>
          <table:table-cell table:formula="of:=TRIM(MID([.B447];FIND(&quot;-&quot;;[.B447])+2;LEN([.B447])-FIND(&quot;-&quot;;[.B447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Maruthamalai Main Road, Navavoor, Coimbatore(Dt), Tamil Nadu 641046</text:p>
          </table:table-cell>
          <table:table-cell table:formula="of:=TRIM(MID([.B448];FIND(&quot;-&quot;;[.B448])+2;LEN([.B448])-FIND(&quot;-&quot;;[.B448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Maruthamalai Main Road, Navavoor, Coimbatore(Dt), Tamil Nadu 641046</text:p>
          </table:table-cell>
          <table:table-cell table:formula="of:=TRIM(MID([.B449];FIND(&quot;-&quot;;[.B449])+2;LEN([.B449])-FIND(&quot;-&quot;;[.B449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VX8C+QQ Arisipalayam, Tamil Nadu</text:p>
          </table:table-cell>
          <table:table-cell table:formula="of:=TRIM(MID([.B450];FIND(&quot;-&quot;;[.B450])+2;LEN([.B450])-FIND(&quot;-&quot;;[.B450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New Scheme Rd, Venkatasa Colony, Pollachi, Tamil Nadu 642001</text:p>
          </table:table-cell>
          <table:table-cell table:formula="of:=TRIM(MID([.B451];FIND(&quot;-&quot;;[.B451])+2;LEN([.B451])-FIND(&quot;-&quot;;[.B451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/>
          <table:table-cell table:formula="of:=TRIM(MID([.B452];FIND(&quot;-&quot;;[.B452])+2;LEN([.B452])-FIND(&quot;-&quot;;[.B452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, Tamil Nadu 642002</text:p>
          </table:table-cell>
          <table:table-cell table:formula="of:=TRIM(MID([.B453];FIND(&quot;-&quot;;[.B453])+2;LEN([.B453])-FIND(&quot;-&quot;;[.B453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, Tamil Nadu 642002</text:p>
          </table:table-cell>
          <table:table-cell table:formula="of:=TRIM(MID([.B454];FIND(&quot;-&quot;;[.B454])+2;LEN([.B454])-FIND(&quot;-&quot;;[.B454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 office:value-type="string" calcext:value-type="string">
            <text:p>#85,Kamarajar Road, Varadharajapuram, Upplipalayam(Po), Coimbatore, 641015</text:p>
          </table:table-cell>
          <table:table-cell table:formula="of:=TRIM(MID([.B455];FIND(&quot;-&quot;;[.B455])+2;LEN([.B455])-FIND(&quot;-&quot;;[.B455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 office:value-type="string" calcext:value-type="string">
            <text:p>901, Trichy Rd, Olymbus, Bharathi Nagar, Puliakulam, Ramanathapuram, Tamil Nadu 641045</text:p>
          </table:table-cell>
          <table:table-cell table:formula="of:=TRIM(MID([.B456];FIND(&quot;-&quot;;[.B456])+2;LEN([.B456])-FIND(&quot;-&quot;;[.B456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 office:value-type="string" calcext:value-type="string">
            <text:p>901, Trichy Rd, Olymbus, Bharathi Nagar, Puliakulam, Ramanathapuram, Tamil Nadu 641045</text:p>
          </table:table-cell>
          <table:table-cell table:formula="of:=TRIM(MID([.B457];FIND(&quot;-&quot;;[.B457])+2;LEN([.B457])-FIND(&quot;-&quot;;[.B457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 table:style-name="Default"/>
          <table:table-cell table:formula="of:=TRIM(MID([.B458];FIND(&quot;-&quot;;[.B458])+2;LEN([.B458])-FIND(&quot;-&quot;;[.B458])+2))" office:value-type="string" office:string-value="Bharathiar University Coimbatore" calcext:value-type="string">
            <text:p>Bharathiar University Coimbatore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 table:style-name="Default"/>
          <table:table-cell table:formula="of:=TRIM(MID([.B459];FIND(&quot;-&quot;;[.B459])+2;LEN([.B459])-FIND(&quot;-&quot;;[.B45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 office:value-type="string" calcext:value-type="string">
            <text:p>The Scientific Fertiliser Company Pvt Ltd, 174, Mettupalayam Rd, Kuppakonam Pudur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 table:style-name="Default"/>
          <table:table-cell table:formula="of:=TRIM(MID([.B460];FIND(&quot;-&quot;;[.B460])+2;LEN([.B460])-FIND(&quot;-&quot;;[.B460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 table:style-name="Default"/>
          <table:table-cell table:formula="of:=TRIM(MID([.B461];FIND(&quot;-&quot;;[.B461])+2;LEN([.B461])-FIND(&quot;-&quot;;[.B461])+2))" office:value-type="string" office:string-value="Chandrapuram" calcext:value-type="string">
            <text:p>Chandrapuram</text:p>
          </table:table-cell>
          <table:table-cell table:style-name="ce2" office:value-type="string" calcext:value-type="string">
            <text:p>Panapatti Rd, Chandrapuram, Tamil Nadu 6416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 table:style-name="Default"/>
          <table:table-cell table:formula="of:=TRIM(MID([.B462];FIND(&quot;-&quot;;[.B462])+2;LEN([.B462])-FIND(&quot;-&quot;;[.B462])+2))" office:value-type="string" office:string-value="Codissia CCC" calcext:value-type="string">
            <text:p>Codissia CCC</text:p>
          </table:table-cell>
          <table:table-cell table:style-name="ce2" office:value-type="string" calcext:value-type="string">
            <text:p>Nehru Nagar West, Coimbatore, Tamil Nadu 6410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 table:style-name="Default"/>
          <table:table-cell table:formula="of:=TRIM(MID([.B463];FIND(&quot;-&quot;;[.B463])+2;LEN([.B463])-FIND(&quot;-&quot;;[.B463])+2))" office:value-type="string" office:string-value="Codissia Siddha CCC" calcext:value-type="string">
            <text:p>Codissia Siddha CCC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 table:style-name="Default"/>
          <table:table-cell table:formula="of:=TRIM(MID([.B464];FIND(&quot;-&quot;;[.B464])+2;LEN([.B464])-FIND(&quot;-&quot;;[.B464])+2))" office:value-type="string" office:string-value="COIMBATORE CHILD TRUST HOSPITAL" calcext:value-type="string">
            <text:p>COIMBATORE CHILD TRUST HOSPITAL</text:p>
          </table:table-cell>
          <table:table-cell table:style-name="ce2" office:value-type="string" calcext:value-type="string">
            <text:p>Nagapattinam - Coimbatore - Gundlupet Hwy, Rajiv Gandhi Nagar, Uppilipalayam, Tamil Nadu 641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 table:style-name="Default"/>
          <table:table-cell table:formula="of:=TRIM(MID([.B465];FIND(&quot;-&quot;;[.B465])+2;LEN([.B465])-FIND(&quot;-&quot;;[.B465])+2))" office:value-type="string" office:string-value="Coimbatore Diabetes Foundation Hospital Pvt Ltd" calcext:value-type="string">
            <text:p>Coimbatore Diabetes Foundation Hospital Pvt Ltd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 table:style-name="Default"/>
          <table:table-cell table:formula="of:=TRIM(MID([.B466];FIND(&quot;-&quot;;[.B466])+2;LEN([.B466])-FIND(&quot;-&quot;;[.B466])+2))" office:value-type="string" office:string-value="Coimbatore Medical College Hospital" calcext:value-type="string">
            <text:p>Coimbatore Medical College Hospital</text:p>
          </table:table-cell>
          <table:table-cell table:style-name="ce2" office:value-type="string" calcext:value-type="string">
            <text:p>No.1619 A, Trichy Rd, Coimbatore, Tamil Nadu 6410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 table:style-name="Default"/>
          <table:table-cell table:formula="of:=TRIM(MID([.B467];FIND(&quot;-&quot;;[.B467])+2;LEN([.B467])-FIND(&quot;-&quot;;[.B467])+2))" office:value-type="string" office:string-value="COVID MOTHER POSSITIVE COVID CARE CENTRE-POGALUR" calcext:value-type="string">
            <text:p>COVID MOTHER POSSITIVE COVID CARE CENTRE-POGALUR</text:p>
          </table:table-cell>
          <table:table-cell table:style-name="ce2" office:value-type="string" calcext:value-type="string">
            <text:p>6/226-SRI SENTHUR, NGR St, Pogalur, Tamil Nadu 6416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 table:style-name="Default"/>
          <table:table-cell table:formula="of:=TRIM(MID([.B468];FIND(&quot;-&quot;;[.B468])+2;LEN([.B468])-FIND(&quot;-&quot;;[.B468])+2))" office:value-type="string" office:string-value="CSR Hospital" calcext:value-type="string">
            <text:p>CSR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 table:style-name="Default"/>
          <table:table-cell table:formula="of:=TRIM(MID([.B469];FIND(&quot;-&quot;;[.B469])+2;LEN([.B469])-FIND(&quot;-&quot;;[.B469])+2))" office:value-type="string" office:string-value="CSR NURSING HOME RAMANATHAPURAM BRANCH" calcext:value-type="string">
            <text:p>CSR NURSING HOME RAMANATHAPURAM BRANCH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 table:style-name="Default"/>
          <table:table-cell table:formula="of:=TRIM(MID([.B470];FIND(&quot;-&quot;;[.B470])+2;LEN([.B470])-FIND(&quot;-&quot;;[.B470])+2))" office:value-type="string" office:string-value="CSR NURSING HOME RAMANATHAPURAM BRANCH" calcext:value-type="string">
            <text:p>CSR NURSING HOME RAMANATHAPURAM BRANCH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 table:style-name="Default"/>
          <table:table-cell table:formula="of:=TRIM(MID([.B471];FIND(&quot;-&quot;;[.B471])+2;LEN([.B471])-FIND(&quot;-&quot;;[.B471])+2))" office:value-type="string" office:string-value="CSR Nursing Home, Coimbatore TN." calcext:value-type="string">
            <text:p>CSR Nursing Home, Coimbatore TN.</text:p>
          </table:table-cell>
          <table:table-cell table:style-name="ce2" office:value-type="string" calcext:value-type="string">
            <text:p>Balaji Complex, 270/19, 7th St Ext, Gandhipuram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 table:style-name="Default"/>
          <table:table-cell table:formula="of:=TRIM(MID([.B472];FIND(&quot;-&quot;;[.B472])+2;LEN([.B472])-FIND(&quot;-&quot;;[.B472])+2))" office:value-type="string" office:string-value="Dr.Muthus Hospital, Saravanampatti,Coimbatore TN." calcext:value-type="string">
            <text:p>Dr.Muthus Hospital, Saravanampatti,Coimbatore TN.</text:p>
          </table:table-cell>
          <table:table-cell table:style-name="ce2" office:value-type="string" calcext:value-type="string">
            <text:p>Athipalayam Rd, Ramakrishnapuram, Chinnavedampatti, Coimbatore, Tamil Nadu 641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 table:style-name="Default"/>
          <table:table-cell table:formula="of:=TRIM(MID([.B473];FIND(&quot;-&quot;;[.B473])+2;LEN([.B473])-FIND(&quot;-&quot;;[.B473])+2))" office:value-type="string" office:string-value="Dr.Sengaliappan Nursing Home, Saibabacolony," calcext:value-type="string">
            <text:p>Dr.Sengaliappan Nursing Home, Saibabacolony,</text:p>
          </table:table-cell>
          <table:table-cell table:style-name="ce2" office:value-type="string" calcext:value-type="string">
            <text:p>Kuppakonam Pudur, Coimbatore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 table:style-name="Default"/>
          <table:table-cell table:formula="of:=TRIM(MID([.B474];FIND(&quot;-&quot;;[.B474])+2;LEN([.B474])-FIND(&quot;-&quot;;[.B474])+2))" office:value-type="string" office:string-value="Dr.Sengaliappan Nursing Home, Saibabacolony," calcext:value-type="string">
            <text:p>Dr.Sengaliappan Nursing Home, Saibabacolony,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 table:style-name="Default"/>
          <table:table-cell table:formula="of:=TRIM(MID([.B475];FIND(&quot;-&quot;;[.B475])+2;LEN([.B475])-FIND(&quot;-&quot;;[.B475])+2))" office:value-type="string" office:string-value="FATHIMA HOSPITALS" calcext:value-type="string">
            <text:p>FATHIMA HOSPITALS</text:p>
          </table:table-cell>
          <table:table-cell table:style-name="ce2" office:value-type="string" calcext:value-type="string">
            <text:p>701, Periyanaicken Palayam Road, Periyanaicken Palayam Road, Near Mahalakshmi Temple, Kasthurinaicken Palayam, Coimbatore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 table:style-name="Default"/>
          <table:table-cell table:formula="of:=TRIM(MID([.B476];FIND(&quot;-&quot;;[.B476])+2;LEN([.B476])-FIND(&quot;-&quot;;[.B476])+2))" office:value-type="string" office:string-value="FIMS HOSPITAL INCLUDING NACHAS HOTEL" calcext:value-type="string">
            <text:p>FIMS HOSPITAL INCLUDING NACHAS HOTEL</text:p>
          </table:table-cell>
          <table:table-cell table:style-name="ce2" office:value-type="string" calcext:value-type="string">
            <text:p>Sundharapuram, Coimbatore, Tamil Nadu 6410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 table:style-name="Default"/>
          <table:table-cell table:formula="of:=TRIM(MID([.B477];FIND(&quot;-&quot;;[.B477])+2;LEN([.B477])-FIND(&quot;-&quot;;[.B477])+2))" office:value-type="string" office:string-value="G.kuppuswamy Naidu memorial hospital" calcext:value-type="string">
            <text:p>G.kuppuswamy Naidu memorial hospital</text:p>
          </table:table-cell>
          <table:table-cell table:style-name="ce2" office:value-type="string" calcext:value-type="string">
            <text:p>Kallimadai, Coimbatore, Tamil Nadu 6410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 table:style-name="Default"/>
          <table:table-cell table:formula="of:=TRIM(MID([.B478];FIND(&quot;-&quot;;[.B478])+2;LEN([.B478])-FIND(&quot;-&quot;;[.B478])+2))" office:value-type="string" office:string-value="G.S.CHILD CARE CENTRE" calcext:value-type="string">
            <text:p>G.S.CHILD CARE CENTRE</text:p>
          </table:table-cell>
          <table:table-cell table:style-name="ce2" office:value-type="string" calcext:value-type="string">
            <text:p>Nallappa St, Mahalingapuram, Tamil Nadu 642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 table:style-name="Default"/>
          <table:table-cell table:formula="of:=TRIM(MID([.B479];FIND(&quot;-&quot;;[.B479])+2;LEN([.B479])-FIND(&quot;-&quot;;[.B479])+2))" office:value-type="string" office:string-value="G.S.CHILD CARE CENTRE" calcext:value-type="string">
            <text:p>G.S.CHILD CARE CENTR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 table:style-name="Default"/>
          <table:table-cell table:formula="of:=TRIM(MID([.B480];FIND(&quot;-&quot;;[.B480])+2;LEN([.B480])-FIND(&quot;-&quot;;[.B480])+2))" office:value-type="string" office:string-value="GANGA HOSPITAL" calcext:value-type="string">
            <text:p>GANGA HOSPITAL</text:p>
          </table:table-cell>
          <table:table-cell table:style-name="ce2" office:value-type="string" calcext:value-type="string">
            <text:p>Tatabad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 table:style-name="Default"/>
          <table:table-cell table:formula="of:=TRIM(MID([.B481];FIND(&quot;-&quot;;[.B481])+2;LEN([.B481])-FIND(&quot;-&quot;;[.B481])+2))" office:value-type="string" office:string-value="Gem Hospital And Research Center,Coimbatore TN." calcext:value-type="string">
            <text:p>Gem Hospital And Research Center,Coimbatore TN.</text:p>
          </table:table-cell>
          <table:table-cell table:style-name="ce2" office:value-type="string" calcext:value-type="string">
            <text:p>Palaniappa Nagar, Sowripalayam Pirivu, Coimbatore, Tamil Nadu 6410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 table:style-name="Default"/>
          <table:table-cell table:formula="of:=TRIM(MID([.B482];FIND(&quot;-&quot;;[.B482])+2;LEN([.B482])-FIND(&quot;-&quot;;[.B482])+2))" office:value-type="string" office:string-value="GH Annur" calcext:value-type="string">
            <text:p>GH Annur</text:p>
          </table:table-cell>
          <table:table-cell table:style-name="ce2" office:value-type="string" calcext:value-type="string">
            <text:p>Dhanalakshmi Illam, 40/5, NH948, Annur, Tamil Nadu 6416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 table:style-name="Default"/>
          <table:table-cell table:formula="of:=TRIM(MID([.B483];FIND(&quot;-&quot;;[.B483])+2;LEN([.B483])-FIND(&quot;-&quot;;[.B483])+2))" office:value-type="string" office:string-value="GH Kinathukadavu" calcext:value-type="string">
            <text:p>GH Kinathukadavu</text:p>
          </table:table-cell>
          <table:table-cell table:style-name="ce2" office:value-type="string" calcext:value-type="string">
            <text:p>Kinathukadavu, Tamil Nadu 642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 table:style-name="Default"/>
          <table:table-cell table:formula="of:=TRIM(MID([.B484];FIND(&quot;-&quot;;[.B484])+2;LEN([.B484])-FIND(&quot;-&quot;;[.B484])+2))" office:value-type="string" office:string-value="GH Kolarpatti" calcext:value-type="string">
            <text:p>GH Kolarpatti</text:p>
          </table:table-cell>
          <table:table-cell table:style-name="ce2" office:value-type="string" calcext:value-type="string">
            <text:p>Kolarpatti, Tamil Nadu 642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 table:style-name="Default"/>
          <table:table-cell table:formula="of:=TRIM(MID([.B485];FIND(&quot;-&quot;;[.B485])+2;LEN([.B485])-FIND(&quot;-&quot;;[.B485])+2))" office:value-type="string" office:string-value="GH Kottur" calcext:value-type="string">
            <text:p>GH Kottur</text:p>
          </table:table-cell>
          <table:table-cell table:style-name="ce2" office:value-type="string" calcext:value-type="string">
            <text:p>Kottur, Tamil Nadu 642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 table:style-name="Default"/>
          <table:table-cell table:formula="of:=TRIM(MID([.B486];FIND(&quot;-&quot;;[.B486])+2;LEN([.B486])-FIND(&quot;-&quot;;[.B486])+2))" office:value-type="string" office:string-value="GH Madukkarai" calcext:value-type="string">
            <text:p>GH Madukkarai</text:p>
          </table:table-cell>
          <table:table-cell table:style-name="ce2" office:value-type="string" calcext:value-type="string">
            <text:p>Madukkarai, Tamil Nadu 6411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 table:style-name="Default"/>
          <table:table-cell table:formula="of:=TRIM(MID([.B487];FIND(&quot;-&quot;;[.B487])+2;LEN([.B487])-FIND(&quot;-&quot;;[.B487])+2))" office:value-type="string" office:string-value="GH Perinaicken Palayam" calcext:value-type="string">
            <text:p>GH Perinaicken Palayam</text:p>
          </table:table-cell>
          <table:table-cell table:style-name="ce2" office:value-type="string" calcext:value-type="string">
            <text:p>Periyanaickenpalayam - Keeranatham Rd, Periyanaickenpalayam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 table:style-name="Default"/>
          <table:table-cell table:formula="of:=TRIM(MID([.B488];FIND(&quot;-&quot;;[.B488])+2;LEN([.B488])-FIND(&quot;-&quot;;[.B488])+2))" office:value-type="string" office:string-value="GH Sulur" calcext:value-type="string">
            <text:p>GH Sulur</text:p>
          </table:table-cell>
          <table:table-cell table:style-name="ce2" office:value-type="string" calcext:value-type="string">
            <text:p>Government Hospital, Sulur, Tamil Nadu 641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 table:style-name="Default"/>
          <table:table-cell table:formula="of:=TRIM(MID([.B489];FIND(&quot;-&quot;;[.B489])+2;LEN([.B489])-FIND(&quot;-&quot;;[.B489])+2))" office:value-type="string" office:string-value="GH Thondamuthur" calcext:value-type="string">
            <text:p>GH Thondamuthur</text:p>
          </table:table-cell>
          <table:table-cell table:style-name="ce2" office:value-type="string" calcext:value-type="string">
            <text:p>Government Hospital, Narasipuram Rd, Thondamuthur, Tamil Nadu 641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 table:style-name="Default"/>
          <table:table-cell table:formula="of:=TRIM(MID([.B490];FIND(&quot;-&quot;;[.B490])+2;LEN([.B490])-FIND(&quot;-&quot;;[.B490])+2))" office:value-type="string" office:string-value="GH Valparai" calcext:value-type="string">
            <text:p>GH Valparai</text:p>
          </table:table-cell>
          <table:table-cell table:style-name="ce2" office:value-type="string" calcext:value-type="string">
            <text:p>9WXW+62 Iyerpadi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 table:style-name="Default"/>
          <table:table-cell table:formula="of:=TRIM(MID([.B491];FIND(&quot;-&quot;;[.B491])+2;LEN([.B491])-FIND(&quot;-&quot;;[.B491])+2))" office:value-type="string" office:string-value="Govt ESI Medical College and Hospital" calcext:value-type="string">
            <text:p>Govt ESI Medical College and Hospital</text:p>
          </table:table-cell>
          <table:table-cell table:style-name="ce2" office:value-type="string" calcext:value-type="string">
            <text:p>Hospital, 486, Kamarajar Rd, opp. varadarajapuram, ESI, Uppilipalayam, Tamil Nadu 6410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 table:style-name="Default"/>
          <table:table-cell table:formula="of:=TRIM(MID([.B492];FIND(&quot;-&quot;;[.B492])+2;LEN([.B492])-FIND(&quot;-&quot;;[.B492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style-name="ce2" office:value-type="string" calcext:value-type="string">
            <text:p>Velandipalayam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 table:style-name="Default"/>
          <table:table-cell table:formula="of:=TRIM(MID([.B493];FIND(&quot;-&quot;;[.B493])+2;LEN([.B493])-FIND(&quot;-&quot;;[.B493])+2))" office:value-type="string" office:string-value="HOTEL ESS GRANDE (SPT HOSPITAL)" calcext:value-type="string">
            <text:p>HOTEL ESS GRANDE (SPT HOSPITAL)</text:p>
          </table:table-cell>
          <table:table-cell table:style-name="ce2" office:value-type="string" calcext:value-type="string">
            <text:p>358-360, Nehru St, Ram Nagar, Coimbatore, Tamil Nadu 6410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 table:style-name="Default"/>
          <table:table-cell table:formula="of:=TRIM(MID([.B494];FIND(&quot;-&quot;;[.B494])+2;LEN([.B494])-FIND(&quot;-&quot;;[.B494])+2))" office:value-type="string" office:string-value="Hotel Kiscol Grand" calcext:value-type="string">
            <text:p>Hotel Kiscol Grand</text:p>
          </table:table-cell>
          <table:table-cell table:style-name="ce2" office:value-type="string" calcext:value-type="string">
            <text:p>1st St, Sivananda Colony, Tatabad, Coimbatore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 table:style-name="Default"/>
          <table:table-cell table:formula="of:=TRIM(MID([.B495];FIND(&quot;-&quot;;[.B495])+2;LEN([.B495])-FIND(&quot;-&quot;;[.B495])+2))" office:value-type="string" office:string-value="HOTEL MAHI'S GATEWAY(VENKATESHWARA HOSPITAL)" calcext:value-type="string">
            <text:p>HOTEL MAHI'S GATEWAY(VENKATESHWARA HOSPITAL)</text:p>
          </table:table-cell>
          <table:table-cell table:style-name="ce2" office:value-type="string" calcext:value-type="string">
            <text:p>Goldwins, Civil Aerodrome Post, Tamil Nadu 6410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 table:style-name="Default"/>
          <table:table-cell table:formula="of:=TRIM(MID([.B496];FIND(&quot;-&quot;;[.B496])+2;LEN([.B496])-FIND(&quot;-&quot;;[.B496])+2))" office:value-type="string" office:string-value="HOTEL NACHAS (FIMS HOSPITAL)" calcext:value-type="string">
            <text:p>HOTEL NACHAS (FIMS HOSPITAL)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/>
          <table:table-cell table:formula="of:=TRIM(MID([.B497];FIND(&quot;-&quot;;[.B497])+2;LEN([.B497])-FIND(&quot;-&quot;;[.B497])+2))" office:value-type="string" office:string-value="HOTEL SHAKTHI , POLLACHI" calcext:value-type="string">
            <text:p>HOTEL SHAKTHI , POLLACHI</text:p>
          </table:table-cell>
          <table:table-cell table:style-name="ce2" office:value-type="string" calcext:value-type="string">
            <text:p>Venkatasa Colony, Tamil Nadu 642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/>
          <table:table-cell table:formula="of:=TRIM(MID([.B498];FIND(&quot;-&quot;;[.B498])+2;LEN([.B498])-FIND(&quot;-&quot;;[.B498])+2))" office:value-type="string" office:string-value="HOTEL SHAKTHI , POLLACHI" calcext:value-type="string">
            <text:p>HOTEL SHAKTHI , POLLACHI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 table:style-name="Default"/>
          <table:table-cell table:formula="of:=TRIM(MID([.B499];FIND(&quot;-&quot;;[.B499])+2;LEN([.B499])-FIND(&quot;-&quot;;[.B499])+2))" office:value-type="string" office:string-value="HS Hospital" calcext:value-type="string">
            <text:p>HS Hospital</text:p>
          </table:table-cell>
          <table:table-cell table:style-name="ce2" office:value-type="string" calcext:value-type="string">
            <text:p>Gandhi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 table:style-name="Default"/>
          <table:table-cell table:formula="of:=TRIM(MID([.B500];FIND(&quot;-&quot;;[.B500])+2;LEN([.B500])-FIND(&quot;-&quot;;[.B500])+2))" office:value-type="string" office:string-value="K.G.M HOSPITAL PVT LTD" calcext:value-type="string">
            <text:p>K.G.M HOSPITAL PVT LT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 table:style-name="Default"/>
          <table:table-cell table:formula="of:=TRIM(MID([.B501];FIND(&quot;-&quot;;[.B501])+2;LEN([.B501])-FIND(&quot;-&quot;;[.B501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style-name="ce2" office:value-type="string" calcext:value-type="string">
            <text:p>Jayanthi 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 table:style-name="Default"/>
          <table:table-cell table:formula="of:=TRIM(MID([.B502];FIND(&quot;-&quot;;[.B502])+2;LEN([.B502])-FIND(&quot;-&quot;;[.B502])+2))" office:value-type="string" office:string-value="Kanchampatti" calcext:value-type="string">
            <text:p>Kanchampatti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 table:style-name="Default"/>
          <table:table-cell table:formula="of:=TRIM(MID([.B503];FIND(&quot;-&quot;;[.B503])+2;LEN([.B503])-FIND(&quot;-&quot;;[.B503])+2))" office:value-type="string" office:string-value="Karamadai" calcext:value-type="string">
            <text:p>Karamadai</text:p>
          </table:table-cell>
          <table:table-cell table:style-name="ce2" office:value-type="string" calcext:value-type="string">
            <text:p>5-6,E.B காலனி, காரமடை, Mettupalayam, Tamil Nadu 641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 table:style-name="Default"/>
          <table:table-cell table:formula="of:=TRIM(MID([.B504];FIND(&quot;-&quot;;[.B504])+2;LEN([.B504])-FIND(&quot;-&quot;;[.B504])+2))" office:value-type="string" office:string-value="Karpagam Hospital Mandapam,Coimbatore TN." calcext:value-type="string">
            <text:p>Karpagam Hospital Mandapam,Coimbatore TN.</text:p>
          </table:table-cell>
          <table:table-cell table:style-name="ce2" office:value-type="string" calcext:value-type="string">
            <text:p>V2M4+MW Othakalmandapam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 table:style-name="Default"/>
          <table:table-cell table:formula="of:=TRIM(MID([.B505];FIND(&quot;-&quot;;[.B505])+2;LEN([.B505])-FIND(&quot;-&quot;;[.B505])+2))" office:value-type="string" office:string-value="Karunya College Mathampalayam" calcext:value-type="string">
            <text:p>Karunya College Mathampalayam</text:p>
          </table:table-cell>
          <table:table-cell table:style-name="ce2" office:value-type="string" calcext:value-type="string">
            <text:p>4/422-2, Post, Saravana Nagar, Chinnamathampalayam, Bilichi, Tamil Nadu 641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 table:style-name="Default"/>
          <table:table-cell table:formula="of:=TRIM(MID([.B506];FIND(&quot;-&quot;;[.B506])+2;LEN([.B506])-FIND(&quot;-&quot;;[.B506])+2))" office:value-type="string" office:string-value="KG Hospital,Coimbatore TN." calcext:value-type="string">
            <text:p>KG Hospital,Coimbatore TN.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 table:style-name="Default"/>
          <table:table-cell table:formula="of:=TRIM(MID([.B507];FIND(&quot;-&quot;;[.B507])+2;LEN([.B507])-FIND(&quot;-&quot;;[.B507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 table:style-name="Default"/>
          <table:table-cell table:formula="of:=TRIM(MID([.B508];FIND(&quot;-&quot;;[.B508])+2;LEN([.B508])-FIND(&quot;-&quot;;[.B508])+2))" office:value-type="string" office:string-value="KJ HOSPITAL" calcext:value-type="string">
            <text:p>KJ HOSPITAL</text:p>
          </table:table-cell>
          <table:table-cell table:style-name="ce2" office:value-type="string" calcext:value-type="string">
            <text:p>Mahatma Gandhi Rd, Kovaipudur, Tamil Nadu 6410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/>
          <table:table-cell table:formula="of:=TRIM(MID([.B509];FIND(&quot;-&quot;;[.B509])+2;LEN([.B509])-FIND(&quot;-&quot;;[.B509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/>
          <table:table-cell table:formula="of:=TRIM(MID([.B510];FIND(&quot;-&quot;;[.B510])+2;LEN([.B510])-FIND(&quot;-&quot;;[.B510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/>
          <table:table-cell table:formula="of:=TRIM(MID([.B511];FIND(&quot;-&quot;;[.B511])+2;LEN([.B511])-FIND(&quot;-&quot;;[.B511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/>
          <table:table-cell table:formula="of:=TRIM(MID([.B512];FIND(&quot;-&quot;;[.B512])+2;LEN([.B512])-FIND(&quot;-&quot;;[.B512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/>
          <table:table-cell table:formula="of:=TRIM(MID([.B513];FIND(&quot;-&quot;;[.B513])+2;LEN([.B513])-FIND(&quot;-&quot;;[.B513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/>
          <table:table-cell table:formula="of:=TRIM(MID([.B514];FIND(&quot;-&quot;;[.B514])+2;LEN([.B514])-FIND(&quot;-&quot;;[.B514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/>
          <table:table-cell table:formula="of:=TRIM(MID([.B515];FIND(&quot;-&quot;;[.B515])+2;LEN([.B515])-FIND(&quot;-&quot;;[.B515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/>
          <table:table-cell table:formula="of:=TRIM(MID([.B516];FIND(&quot;-&quot;;[.B516])+2;LEN([.B516])-FIND(&quot;-&quot;;[.B51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/>
          <table:table-cell table:formula="of:=TRIM(MID([.B517];FIND(&quot;-&quot;;[.B517])+2;LEN([.B517])-FIND(&quot;-&quot;;[.B51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/>
          <table:table-cell table:formula="of:=TRIM(MID([.B518];FIND(&quot;-&quot;;[.B518])+2;LEN([.B518])-FIND(&quot;-&quot;;[.B518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/>
          <table:table-cell table:formula="of:=TRIM(MID([.B519];FIND(&quot;-&quot;;[.B519])+2;LEN([.B519])-FIND(&quot;-&quot;;[.B519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/>
          <table:table-cell table:formula="of:=TRIM(MID([.B520];FIND(&quot;-&quot;;[.B520])+2;LEN([.B520])-FIND(&quot;-&quot;;[.B520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/>
          <table:table-cell table:formula="of:=TRIM(MID([.B521];FIND(&quot;-&quot;;[.B521])+2;LEN([.B521])-FIND(&quot;-&quot;;[.B521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/>
          <table:table-cell table:formula="of:=TRIM(MID([.B522];FIND(&quot;-&quot;;[.B522])+2;LEN([.B522])-FIND(&quot;-&quot;;[.B522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/>
          <table:table-cell table:formula="of:=TRIM(MID([.B523];FIND(&quot;-&quot;;[.B523])+2;LEN([.B523])-FIND(&quot;-&quot;;[.B523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/>
          <table:table-cell table:formula="of:=TRIM(MID([.B524];FIND(&quot;-&quot;;[.B524])+2;LEN([.B524])-FIND(&quot;-&quot;;[.B524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/>
          <table:table-cell table:formula="of:=TRIM(MID([.B525];FIND(&quot;-&quot;;[.B525])+2;LEN([.B525])-FIND(&quot;-&quot;;[.B525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/>
          <table:table-cell table:formula="of:=TRIM(MID([.B526];FIND(&quot;-&quot;;[.B526])+2;LEN([.B526])-FIND(&quot;-&quot;;[.B526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/>
          <table:table-cell table:formula="of:=TRIM(MID([.B527];FIND(&quot;-&quot;;[.B527])+2;LEN([.B527])-FIND(&quot;-&quot;;[.B527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/>
          <table:table-cell table:formula="of:=TRIM(MID([.B528];FIND(&quot;-&quot;;[.B528])+2;LEN([.B528])-FIND(&quot;-&quot;;[.B528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/>
          <table:table-cell table:formula="of:=TRIM(MID([.B529];FIND(&quot;-&quot;;[.B529])+2;LEN([.B529])-FIND(&quot;-&quot;;[.B52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/>
          <table:table-cell table:formula="of:=TRIM(MID([.B530];FIND(&quot;-&quot;;[.B530])+2;LEN([.B530])-FIND(&quot;-&quot;;[.B530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/>
          <table:table-cell table:formula="of:=TRIM(MID([.B531];FIND(&quot;-&quot;;[.B531])+2;LEN([.B531])-FIND(&quot;-&quot;;[.B53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2];FIND(&quot;-&quot;;[.B532])+2;LEN([.B532])-FIND(&quot;-&quot;;[.B532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3];FIND(&quot;-&quot;;[.B533])+2;LEN([.B533])-FIND(&quot;-&quot;;[.B533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/>
          <table:table-cell table:formula="of:=TRIM(MID([.B534];FIND(&quot;-&quot;;[.B534])+2;LEN([.B534])-FIND(&quot;-&quot;;[.B534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/>
          <table:table-cell table:formula="of:=TRIM(MID([.B535];FIND(&quot;-&quot;;[.B535])+2;LEN([.B535])-FIND(&quot;-&quot;;[.B535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/>
          <table:table-cell table:formula="of:=TRIM(MID([.B536];FIND(&quot;-&quot;;[.B536])+2;LEN([.B536])-FIND(&quot;-&quot;;[.B53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/>
          <table:table-cell table:formula="of:=TRIM(MID([.B537];FIND(&quot;-&quot;;[.B537])+2;LEN([.B537])-FIND(&quot;-&quot;;[.B53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/>
          <table:table-cell table:formula="of:=TRIM(MID([.B538];FIND(&quot;-&quot;;[.B538])+2;LEN([.B538])-FIND(&quot;-&quot;;[.B53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/>
          <table:table-cell table:formula="of:=TRIM(MID([.B539];FIND(&quot;-&quot;;[.B539])+2;LEN([.B539])-FIND(&quot;-&quot;;[.B53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/>
          <table:table-cell table:formula="of:=TRIM(MID([.B540];FIND(&quot;-&quot;;[.B540])+2;LEN([.B540])-FIND(&quot;-&quot;;[.B54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/>
          <table:table-cell table:formula="of:=TRIM(MID([.B541];FIND(&quot;-&quot;;[.B541])+2;LEN([.B541])-FIND(&quot;-&quot;;[.B54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/>
          <table:table-cell table:formula="of:=TRIM(MID([.B542];FIND(&quot;-&quot;;[.B542])+2;LEN([.B542])-FIND(&quot;-&quot;;[.B542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/>
          <table:table-cell table:formula="of:=TRIM(MID([.B543];FIND(&quot;-&quot;;[.B543])+2;LEN([.B543])-FIND(&quot;-&quot;;[.B54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/>
          <table:table-cell table:formula="of:=TRIM(MID([.B544];FIND(&quot;-&quot;;[.B544])+2;LEN([.B544])-FIND(&quot;-&quot;;[.B544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/>
          <table:table-cell table:formula="of:=TRIM(MID([.B545];FIND(&quot;-&quot;;[.B545])+2;LEN([.B545])-FIND(&quot;-&quot;;[.B54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/>
          <table:table-cell table:formula="of:=TRIM(MID([.B546];FIND(&quot;-&quot;;[.B546])+2;LEN([.B546])-FIND(&quot;-&quot;;[.B546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/>
          <table:table-cell table:formula="of:=TRIM(MID([.B547];FIND(&quot;-&quot;;[.B547])+2;LEN([.B547])-FIND(&quot;-&quot;;[.B54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/>
          <table:table-cell table:formula="of:=TRIM(MID([.B548];FIND(&quot;-&quot;;[.B548])+2;LEN([.B548])-FIND(&quot;-&quot;;[.B548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/>
          <table:table-cell table:formula="of:=TRIM(MID([.B549];FIND(&quot;-&quot;;[.B549])+2;LEN([.B549])-FIND(&quot;-&quot;;[.B549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/>
          <table:table-cell table:formula="of:=TRIM(MID([.B550];FIND(&quot;-&quot;;[.B550])+2;LEN([.B550])-FIND(&quot;-&quot;;[.B550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/>
          <table:table-cell table:formula="of:=TRIM(MID([.B551];FIND(&quot;-&quot;;[.B551])+2;LEN([.B551])-FIND(&quot;-&quot;;[.B551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/>
          <table:table-cell table:formula="of:=TRIM(MID([.B552];FIND(&quot;-&quot;;[.B552])+2;LEN([.B552])-FIND(&quot;-&quot;;[.B552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/>
          <table:table-cell table:formula="of:=TRIM(MID([.B553];FIND(&quot;-&quot;;[.B553])+2;LEN([.B553])-FIND(&quot;-&quot;;[.B553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/>
          <table:table-cell table:formula="of:=TRIM(MID([.B554];FIND(&quot;-&quot;;[.B554])+2;LEN([.B554])-FIND(&quot;-&quot;;[.B554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/>
          <table:table-cell table:formula="of:=TRIM(MID([.B555];FIND(&quot;-&quot;;[.B555])+2;LEN([.B555])-FIND(&quot;-&quot;;[.B555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/>
          <table:table-cell table:formula="of:=TRIM(MID([.B556];FIND(&quot;-&quot;;[.B556])+2;LEN([.B556])-FIND(&quot;-&quot;;[.B556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/>
          <table:table-cell table:formula="of:=TRIM(MID([.B557];FIND(&quot;-&quot;;[.B557])+2;LEN([.B557])-FIND(&quot;-&quot;;[.B557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/>
          <table:table-cell table:formula="of:=TRIM(MID([.B558];FIND(&quot;-&quot;;[.B558])+2;LEN([.B558])-FIND(&quot;-&quot;;[.B558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/>
          <table:table-cell table:formula="of:=TRIM(MID([.B559];FIND(&quot;-&quot;;[.B559])+2;LEN([.B559])-FIND(&quot;-&quot;;[.B559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/>
          <table:table-cell table:formula="of:=TRIM(MID([.B560];FIND(&quot;-&quot;;[.B560])+2;LEN([.B560])-FIND(&quot;-&quot;;[.B560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/>
          <table:table-cell table:formula="of:=TRIM(MID([.B561];FIND(&quot;-&quot;;[.B561])+2;LEN([.B561])-FIND(&quot;-&quot;;[.B561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/>
          <table:table-cell table:formula="of:=TRIM(MID([.B562];FIND(&quot;-&quot;;[.B562])+2;LEN([.B562])-FIND(&quot;-&quot;;[.B56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/>
          <table:table-cell table:formula="of:=TRIM(MID([.B563];FIND(&quot;-&quot;;[.B563])+2;LEN([.B563])-FIND(&quot;-&quot;;[.B563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/>
          <table:table-cell table:formula="of:=TRIM(MID([.B564];FIND(&quot;-&quot;;[.B564])+2;LEN([.B564])-FIND(&quot;-&quot;;[.B564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/>
          <table:table-cell table:formula="of:=TRIM(MID([.B565];FIND(&quot;-&quot;;[.B565])+2;LEN([.B565])-FIND(&quot;-&quot;;[.B565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/>
          <table:table-cell table:formula="of:=TRIM(MID([.B566];FIND(&quot;-&quot;;[.B566])+2;LEN([.B566])-FIND(&quot;-&quot;;[.B566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/>
          <table:table-cell table:formula="of:=TRIM(MID([.B567];FIND(&quot;-&quot;;[.B567])+2;LEN([.B567])-FIND(&quot;-&quot;;[.B567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/>
          <table:table-cell table:formula="of:=TRIM(MID([.B568];FIND(&quot;-&quot;;[.B568])+2;LEN([.B568])-FIND(&quot;-&quot;;[.B56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/>
          <table:table-cell table:formula="of:=TRIM(MID([.B569];FIND(&quot;-&quot;;[.B569])+2;LEN([.B569])-FIND(&quot;-&quot;;[.B56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/>
          <table:table-cell table:formula="of:=TRIM(MID([.B570];FIND(&quot;-&quot;;[.B570])+2;LEN([.B570])-FIND(&quot;-&quot;;[.B57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/>
          <table:table-cell table:formula="of:=TRIM(MID([.B571];FIND(&quot;-&quot;;[.B571])+2;LEN([.B571])-FIND(&quot;-&quot;;[.B571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/>
          <table:table-cell table:formula="of:=TRIM(MID([.B572];FIND(&quot;-&quot;;[.B572])+2;LEN([.B572])-FIND(&quot;-&quot;;[.B57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/>
          <table:table-cell table:formula="of:=TRIM(MID([.B573];FIND(&quot;-&quot;;[.B573])+2;LEN([.B573])-FIND(&quot;-&quot;;[.B573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/>
          <table:table-cell table:formula="of:=TRIM(MID([.B574];FIND(&quot;-&quot;;[.B574])+2;LEN([.B574])-FIND(&quot;-&quot;;[.B574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575];FIND(&quot;-&quot;;[.B575])+2;LEN([.B575])-FIND(&quot;-&quot;;[.B575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/>
          <table:table-cell table:formula="of:=TRIM(MID([.B576];FIND(&quot;-&quot;;[.B576])+2;LEN([.B576])-FIND(&quot;-&quot;;[.B576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/>
          <table:table-cell table:formula="of:=TRIM(MID([.B577];FIND(&quot;-&quot;;[.B577])+2;LEN([.B577])-FIND(&quot;-&quot;;[.B577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/>
          <table:table-cell table:formula="of:=TRIM(MID([.B578];FIND(&quot;-&quot;;[.B578])+2;LEN([.B578])-FIND(&quot;-&quot;;[.B578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/>
          <table:table-cell table:formula="of:=TRIM(MID([.B579];FIND(&quot;-&quot;;[.B579])+2;LEN([.B579])-FIND(&quot;-&quot;;[.B579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/>
          <table:table-cell table:formula="of:=TRIM(MID([.B580];FIND(&quot;-&quot;;[.B580])+2;LEN([.B580])-FIND(&quot;-&quot;;[.B580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/>
          <table:table-cell table:formula="of:=TRIM(MID([.B581];FIND(&quot;-&quot;;[.B581])+2;LEN([.B581])-FIND(&quot;-&quot;;[.B581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/>
          <table:table-cell table:formula="of:=TRIM(MID([.B582];FIND(&quot;-&quot;;[.B582])+2;LEN([.B582])-FIND(&quot;-&quot;;[.B582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/>
          <table:table-cell table:formula="of:=TRIM(MID([.B583];FIND(&quot;-&quot;;[.B583])+2;LEN([.B583])-FIND(&quot;-&quot;;[.B58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/>
          <table:table-cell table:formula="of:=TRIM(MID([.B584];FIND(&quot;-&quot;;[.B584])+2;LEN([.B584])-FIND(&quot;-&quot;;[.B584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/>
          <table:table-cell table:formula="of:=TRIM(MID([.B585];FIND(&quot;-&quot;;[.B585])+2;LEN([.B585])-FIND(&quot;-&quot;;[.B585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/>
          <table:table-cell table:formula="of:=TRIM(MID([.B586];FIND(&quot;-&quot;;[.B586])+2;LEN([.B586])-FIND(&quot;-&quot;;[.B58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/>
          <table:table-cell table:formula="of:=TRIM(MID([.B587];FIND(&quot;-&quot;;[.B587])+2;LEN([.B587])-FIND(&quot;-&quot;;[.B587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njukaa Specilaity Hospital, Chidambaram</text:p>
          </table:table-cell>
          <table:table-cell/>
          <table:table-cell table:formula="of:=TRIM(MID([.B588];FIND(&quot;-&quot;;[.B588])+2;LEN([.B588])-FIND(&quot;-&quot;;[.B588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njukaa Specilaity Hospital, Chidambaram</text:p>
          </table:table-cell>
          <table:table-cell/>
          <table:table-cell table:formula="of:=TRIM(MID([.B589];FIND(&quot;-&quot;;[.B589])+2;LEN([.B589])-FIND(&quot;-&quot;;[.B589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Anna university CCC</text:p>
          </table:table-cell>
          <table:table-cell/>
          <table:table-cell table:formula="of:=TRIM(MID([.B590];FIND(&quot;-&quot;;[.B590])+2;LEN([.B590])-FIND(&quot;-&quot;;[.B590])+2))" office:value-type="string" office:string-value="Anna university CCC" calcext:value-type="string">
            <text:p>Anna univers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run Hospital, No.9/11, Mettu St., Thittakudi</text:p>
          </table:table-cell>
          <table:table-cell/>
          <table:table-cell table:formula="of:=TRIM(MID([.B591];FIND(&quot;-&quot;;[.B591])+2;LEN([.B591])-FIND(&quot;-&quot;;[.B591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run Hospital, No.9/11, Mettu St., Thittakudi</text:p>
          </table:table-cell>
          <table:table-cell/>
          <table:table-cell table:formula="of:=TRIM(MID([.B592];FIND(&quot;-&quot;;[.B592])+2;LEN([.B592])-FIND(&quot;-&quot;;[.B592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C Mutlur CCC</text:p>
          </table:table-cell>
          <table:table-cell/>
          <table:table-cell table:formula="of:=TRIM(MID([.B593];FIND(&quot;-&quot;;[.B593])+2;LEN([.B593])-FIND(&quot;-&quot;;[.B593])+2))" office:value-type="string" office:string-value="C Mutlur CCC" calcext:value-type="string">
            <text:p>C Mutlu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Cuddalore Specialty Hospital,Manjakuppam</text:p>
          </table:table-cell>
          <table:table-cell/>
          <table:table-cell table:formula="of:=TRIM(MID([.B594];FIND(&quot;-&quot;;[.B594])+2;LEN([.B594])-FIND(&quot;-&quot;;[.B594])+2))" office:value-type="string" office:string-value="Cuddalore Specialty Hospital,Manjakuppam" calcext:value-type="string">
            <text:p>Cuddalore Specialty Hospital,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Diamond Jubliee Hospital, Cdm.,</text:p>
          </table:table-cell>
          <table:table-cell/>
          <table:table-cell table:formula="of:=TRIM(MID([.B595];FIND(&quot;-&quot;;[.B595])+2;LEN([.B595])-FIND(&quot;-&quot;;[.B595])+2))" office:value-type="string" office:string-value="Diamond Jubliee Hospital, Cdm.," calcext:value-type="string">
            <text:p>Diamond Jubli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Ezhil Clinic, Vriddhachalam</text:p>
          </table:table-cell>
          <table:table-cell/>
          <table:table-cell table:formula="of:=TRIM(MID([.B596];FIND(&quot;-&quot;;[.B596])+2;LEN([.B596])-FIND(&quot;-&quot;;[.B596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Ezhil Clinic, Vriddhachalam</text:p>
          </table:table-cell>
          <table:table-cell/>
          <table:table-cell table:formula="of:=TRIM(MID([.B597];FIND(&quot;-&quot;;[.B597])+2;LEN([.B597])-FIND(&quot;-&quot;;[.B597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Bhuvanagiri</text:p>
          </table:table-cell>
          <table:table-cell/>
          <table:table-cell table:formula="of:=TRIM(MID([.B598];FIND(&quot;-&quot;;[.B598])+2;LEN([.B598])-FIND(&quot;-&quot;;[.B598])+2))" office:value-type="string" office:string-value="GH-Bhuvanagiri" calcext:value-type="string">
            <text:p>GH-Bhuv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Chidambaram</text:p>
          </table:table-cell>
          <table:table-cell/>
          <table:table-cell table:formula="of:=TRIM(MID([.B599];FIND(&quot;-&quot;;[.B599])+2;LEN([.B599])-FIND(&quot;-&quot;;[.B599])+2))" office:value-type="string" office:string-value="GH-Chidambaram" calcext:value-type="string">
            <text:p>GH-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attumannarkoil</text:p>
          </table:table-cell>
          <table:table-cell/>
          <table:table-cell table:formula="of:=TRIM(MID([.B600];FIND(&quot;-&quot;;[.B600])+2;LEN([.B600])-FIND(&quot;-&quot;;[.B600])+2))" office:value-type="string" office:string-value="GH-Kattumannarkoil" calcext:value-type="string">
            <text:p>GH-Kattuman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urinjipadi</text:p>
          </table:table-cell>
          <table:table-cell/>
          <table:table-cell table:formula="of:=TRIM(MID([.B601];FIND(&quot;-&quot;;[.B601])+2;LEN([.B601])-FIND(&quot;-&quot;;[.B601])+2))" office:value-type="string" office:string-value="GH-Kurinjipadi" calcext:value-type="string">
            <text:p>GH-Kurinji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GH-NLC</text:p>
          </table:table-cell>
          <table:table-cell/>
          <table:table-cell table:formula="of:=TRIM(MID([.B602];FIND(&quot;-&quot;;[.B602])+2;LEN([.B602])-FIND(&quot;-&quot;;[.B602])+2))" office:value-type="string" office:string-value="GH-NLC" calcext:value-type="string">
            <text:p>GH-N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nrutti</text:p>
          </table:table-cell>
          <table:table-cell/>
          <table:table-cell table:formula="of:=TRIM(MID([.B603];FIND(&quot;-&quot;;[.B603])+2;LEN([.B603])-FIND(&quot;-&quot;;[.B603])+2))" office:value-type="string" office:string-value="GH-Panrutti" calcext:value-type="string">
            <text:p>GH-Panru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rangipettai</text:p>
          </table:table-cell>
          <table:table-cell/>
          <table:table-cell table:formula="of:=TRIM(MID([.B604];FIND(&quot;-&quot;;[.B604])+2;LEN([.B604])-FIND(&quot;-&quot;;[.B604])+2))" office:value-type="string" office:string-value="GH-Parangipettai" calcext:value-type="string">
            <text:p>GH-Parangi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Thittagudi</text:p>
          </table:table-cell>
          <table:table-cell/>
          <table:table-cell table:formula="of:=TRIM(MID([.B605];FIND(&quot;-&quot;;[.B605])+2;LEN([.B605])-FIND(&quot;-&quot;;[.B605])+2))" office:value-type="string" office:string-value="GH-Thittagudi" calcext:value-type="string">
            <text:p>GH-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eppur</text:p>
          </table:table-cell>
          <table:table-cell/>
          <table:table-cell table:formula="of:=TRIM(MID([.B606];FIND(&quot;-&quot;;[.B606])+2;LEN([.B606])-FIND(&quot;-&quot;;[.B606])+2))" office:value-type="string" office:string-value="GH-Veppur" calcext:value-type="string">
            <text:p>GH-Ve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irudachalam</text:p>
          </table:table-cell>
          <table:table-cell/>
          <table:table-cell table:formula="of:=TRIM(MID([.B607];FIND(&quot;-&quot;;[.B607])+2;LEN([.B607])-FIND(&quot;-&quot;;[.B607])+2))" office:value-type="string" office:string-value="GH-Virudachalam" calcext:value-type="string">
            <text:p>GH-Virud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lden Jubilee Hospital, Cdm.,</text:p>
          </table:table-cell>
          <table:table-cell/>
          <table:table-cell table:formula="of:=TRIM(MID([.B608];FIND(&quot;-&quot;;[.B608])+2;LEN([.B608])-FIND(&quot;-&quot;;[.B608])+2))" office:value-type="string" office:string-value="Golden Jubilee Hospital, Cdm.," calcext:value-type="string">
            <text:p>Golden Jubil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vt polytechnic college,thethampattu CCC</text:p>
          </table:table-cell>
          <table:table-cell/>
          <table:table-cell table:formula="of:=TRIM(MID([.B609];FIND(&quot;-&quot;;[.B609])+2;LEN([.B609])-FIND(&quot;-&quot;;[.B609])+2))" office:value-type="string" office:string-value="Govt polytechnic college,thethampattu CCC" calcext:value-type="string">
            <text:p>Govt polytechnic college,thethampatt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HQRS-Cuddalore</text:p>
          </table:table-cell>
          <table:table-cell/>
          <table:table-cell table:formula="of:=TRIM(MID([.B610];FIND(&quot;-&quot;;[.B610])+2;LEN([.B610])-FIND(&quot;-&quot;;[.B610])+2))" office:value-type="string" office:string-value="HQRS-Cuddalore" calcext:value-type="string">
            <text:p>HQRS-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Jawahar arts college,nlc CCC</text:p>
          </table:table-cell>
          <table:table-cell/>
          <table:table-cell table:formula="of:=TRIM(MID([.B611];FIND(&quot;-&quot;;[.B611])+2;LEN([.B611])-FIND(&quot;-&quot;;[.B611])+2))" office:value-type="string" office:string-value="Jawahar arts college,nlc CCC" calcext:value-type="string">
            <text:p>Jawahar arts college,nl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KALYAAN SPECIAALITY HOSPITAL</text:p>
          </table:table-cell>
          <table:table-cell/>
          <table:table-cell table:formula="of:=TRIM(MID([.B612];FIND(&quot;-&quot;;[.B612])+2;LEN([.B612])-FIND(&quot;-&quot;;[.B612])+2))" office:value-type="string" office:string-value="KALYAAN SPECIAALITY HOSPITAL" calcext:value-type="string">
            <text:p>KALYAAN SPECIA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mmapuram</text:p>
          </table:table-cell>
          <table:table-cell/>
          <table:table-cell table:formula="of:=TRIM(MID([.B613];FIND(&quot;-&quot;;[.B613])+2;LEN([.B613])-FIND(&quot;-&quot;;[.B613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ammapuram</text:p>
          </table:table-cell>
          <table:table-cell/>
          <table:table-cell table:formula="of:=TRIM(MID([.B614];FIND(&quot;-&quot;;[.B614])+2;LEN([.B614])-FIND(&quot;-&quot;;[.B614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ndhasamy Naidu Arts &amp; Science College, Cuddalore</text:p>
          </table:table-cell>
          <table:table-cell/>
          <table:table-cell table:formula="of:=TRIM(MID([.B615];FIND(&quot;-&quot;;[.B615])+2;LEN([.B615])-FIND(&quot;-&quot;;[.B615])+2))" office:value-type="string" office:string-value="Kandhasamy Naidu Arts &amp; Science College, Cuddalore" calcext:value-type="string">
            <text:p>Kandhasamy Naidu Arts &amp; Science Colleg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Kannan Hospital, Manjakuppam</text:p>
          </table:table-cell>
          <table:table-cell/>
          <table:table-cell table:formula="of:=TRIM(MID([.B616];FIND(&quot;-&quot;;[.B616])+2;LEN([.B616])-FIND(&quot;-&quot;;[.B616])+2))" office:value-type="string" office:string-value="Kannan Hospital, Manjakuppam" calcext:value-type="string">
            <text:p>Kannan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LANCHIAPPAR ARTS AND SCIENCE COLLEGE</text:p>
          </table:table-cell>
          <table:table-cell/>
          <table:table-cell table:formula="of:=TRIM(MID([.B617];FIND(&quot;-&quot;;[.B617])+2;LEN([.B617])-FIND(&quot;-&quot;;[.B617])+2))" office:value-type="string" office:string-value="KOLANCHIAPPAR ARTS AND SCIENCE COLLEGE" calcext:value-type="string">
            <text:p>KOLANCHIAPPAR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maratchi</text:p>
          </table:table-cell>
          <table:table-cell/>
          <table:table-cell table:formula="of:=TRIM(MID([.B618];FIND(&quot;-&quot;;[.B618])+2;LEN([.B618])-FIND(&quot;-&quot;;[.B618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omaratchi</text:p>
          </table:table-cell>
          <table:table-cell/>
          <table:table-cell table:formula="of:=TRIM(MID([.B619];FIND(&quot;-&quot;;[.B619])+2;LEN([.B619])-FIND(&quot;-&quot;;[.B619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 Cancer Institute, <text:s/>Cuddalore</text:p>
          </table:table-cell>
          <table:table-cell/>
          <table:table-cell table:formula="of:=TRIM(MID([.B620];FIND(&quot;-&quot;;[.B620])+2;LEN([.B620])-FIND(&quot;-&quot;;[.B620])+2))" office:value-type="string" office:string-value="Krishna Cancer Institute, Cuddalore" calcext:value-type="string">
            <text:p>Krishna Cancer Institut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puram</text:p>
          </table:table-cell>
          <table:table-cell/>
          <table:table-cell table:formula="of:=TRIM(MID([.B621];FIND(&quot;-&quot;;[.B621])+2;LEN([.B621])-FIND(&quot;-&quot;;[.B621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rishnapuram</text:p>
          </table:table-cell>
          <table:table-cell/>
          <table:table-cell table:formula="of:=TRIM(MID([.B622];FIND(&quot;-&quot;;[.B622])+2;LEN([.B622])-FIND(&quot;-&quot;;[.B622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samy Engineering College</text:p>
          </table:table-cell>
          <table:table-cell/>
          <table:table-cell table:formula="of:=TRIM(MID([.B623];FIND(&quot;-&quot;;[.B623])+2;LEN([.B623])-FIND(&quot;-&quot;;[.B623])+2))" office:value-type="string" office:string-value="Krishnasamy Engineering College" calcext:value-type="string">
            <text:p>Krishnasamy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Lakshmi Hospital, Manjakuppam</text:p>
          </table:table-cell>
          <table:table-cell/>
          <table:table-cell table:formula="of:=TRIM(MID([.B624];FIND(&quot;-&quot;;[.B624])+2;LEN([.B624])-FIND(&quot;-&quot;;[.B624])+2))" office:value-type="string" office:string-value="Lakshmi Hospital, Manjakuppam" calcext:value-type="string">
            <text:p>Lakshmi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Malar Medical Centre, Mangalampettai</text:p>
          </table:table-cell>
          <table:table-cell/>
          <table:table-cell table:formula="of:=TRIM(MID([.B625];FIND(&quot;-&quot;;[.B625])+2;LEN([.B625])-FIND(&quot;-&quot;;[.B625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lar Medical Centre, Mangalampettai</text:p>
          </table:table-cell>
          <table:table-cell/>
          <table:table-cell table:formula="of:=TRIM(MID([.B626];FIND(&quot;-&quot;;[.B626])+2;LEN([.B626])-FIND(&quot;-&quot;;[.B626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ngalampettai</text:p>
          </table:table-cell>
          <table:table-cell/>
          <table:table-cell table:formula="of:=TRIM(MID([.B627];FIND(&quot;-&quot;;[.B627])+2;LEN([.B627])-FIND(&quot;-&quot;;[.B627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ngalampettai</text:p>
          </table:table-cell>
          <table:table-cell/>
          <table:table-cell table:formula="of:=TRIM(MID([.B628];FIND(&quot;-&quot;;[.B628])+2;LEN([.B628])-FIND(&quot;-&quot;;[.B628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rungur</text:p>
          </table:table-cell>
          <table:table-cell/>
          <table:table-cell table:formula="of:=TRIM(MID([.B629];FIND(&quot;-&quot;;[.B629])+2;LEN([.B629])-FIND(&quot;-&quot;;[.B629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rungur</text:p>
          </table:table-cell>
          <table:table-cell/>
          <table:table-cell table:formula="of:=TRIM(MID([.B630];FIND(&quot;-&quot;;[.B630])+2;LEN([.B630])-FIND(&quot;-&quot;;[.B630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THANRAJ SINNASSAMMY</text:p>
          </table:table-cell>
          <table:table-cell/>
          <table:table-cell table:formula="of:=TRIM(MID([.B631];FIND(&quot;-&quot;;[.B631])+2;LEN([.B631])-FIND(&quot;-&quot;;[.B631])+2))" office:value-type="string" office:string-value="MATHANRAJ SINNASSAMMY" calcext:value-type="string">
            <text:p>MATHANRAJ SINNASSAM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aduveerapattu</text:p>
          </table:table-cell>
          <table:table-cell/>
          <table:table-cell table:formula="of:=TRIM(MID([.B632];FIND(&quot;-&quot;;[.B632])+2;LEN([.B632])-FIND(&quot;-&quot;;[.B632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Naduveerapattu</text:p>
          </table:table-cell>
          <table:table-cell/>
          <table:table-cell table:formula="of:=TRIM(MID([.B633];FIND(&quot;-&quot;;[.B633])+2;LEN([.B633])-FIND(&quot;-&quot;;[.B633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eyveli ARTS College</text:p>
          </table:table-cell>
          <table:table-cell/>
          <table:table-cell table:formula="of:=TRIM(MID([.B634];FIND(&quot;-&quot;;[.B634])+2;LEN([.B634])-FIND(&quot;-&quot;;[.B634])+2))" office:value-type="string" office:string-value="Neyveli ARTS College" calcext:value-type="string">
            <text:p>Neyveli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ASALDO CCC</text:p>
          </table:table-cell>
          <table:table-cell/>
          <table:table-cell table:formula="of:=TRIM(MID([.B635];FIND(&quot;-&quot;;[.B635])+2;LEN([.B635])-FIND(&quot;-&quot;;[.B635])+2))" office:value-type="string" office:string-value="NLC ASALDO CCC" calcext:value-type="string">
            <text:p>NLC ASALDO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Traning Hostel</text:p>
          </table:table-cell>
          <table:table-cell/>
          <table:table-cell table:formula="of:=TRIM(MID([.B636];FIND(&quot;-&quot;;[.B636])+2;LEN([.B636])-FIND(&quot;-&quot;;[.B636])+2))" office:value-type="string" office:string-value="NLC Traning Hostel" calcext:value-type="string">
            <text:p>NLC Traning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PR-College-Vadalore</text:p>
          </table:table-cell>
          <table:table-cell/>
          <table:table-cell table:formula="of:=TRIM(MID([.B637];FIND(&quot;-&quot;;[.B637])+2;LEN([.B637])-FIND(&quot;-&quot;;[.B637])+2))" office:value-type="string" office:string-value="OPR-College-Vadalore" calcext:value-type="string">
            <text:p>OPR-College-Va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iyur</text:p>
          </table:table-cell>
          <table:table-cell/>
          <table:table-cell table:formula="of:=TRIM(MID([.B638];FIND(&quot;-&quot;;[.B638])+2;LEN([.B638])-FIND(&quot;-&quot;;[.B638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iyur</text:p>
          </table:table-cell>
          <table:table-cell/>
          <table:table-cell table:formula="of:=TRIM(MID([.B639];FIND(&quot;-&quot;;[.B639])+2;LEN([.B639])-FIND(&quot;-&quot;;[.B639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thur</text:p>
          </table:table-cell>
          <table:table-cell/>
          <table:table-cell table:formula="of:=TRIM(MID([.B640];FIND(&quot;-&quot;;[.B640])+2;LEN([.B640])-FIND(&quot;-&quot;;[.B640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thur</text:p>
          </table:table-cell>
          <table:table-cell/>
          <table:table-cell table:formula="of:=TRIM(MID([.B641];FIND(&quot;-&quot;;[.B641])+2;LEN([.B641])-FIND(&quot;-&quot;;[.B641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ennadam</text:p>
          </table:table-cell>
          <table:table-cell/>
          <table:table-cell table:formula="of:=TRIM(MID([.B642];FIND(&quot;-&quot;;[.B642])+2;LEN([.B642])-FIND(&quot;-&quot;;[.B642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ennadam</text:p>
          </table:table-cell>
          <table:table-cell/>
          <table:table-cell table:formula="of:=TRIM(MID([.B643];FIND(&quot;-&quot;;[.B643])+2;LEN([.B643])-FIND(&quot;-&quot;;[.B643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PPS Medical Centre, Vridhachalam</text:p>
          </table:table-cell>
          <table:table-cell/>
          <table:table-cell table:formula="of:=TRIM(MID([.B644];FIND(&quot;-&quot;;[.B644])+2;LEN([.B644])-FIND(&quot;-&quot;;[.B644])+2))" office:value-type="string" office:string-value="PPS Medical Centre, Vridhachalam" calcext:value-type="string">
            <text:p>PPS Medical Centre, Vri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uduchathram</text:p>
          </table:table-cell>
          <table:table-cell/>
          <table:table-cell table:formula="of:=TRIM(MID([.B645];FIND(&quot;-&quot;;[.B645])+2;LEN([.B645])-FIND(&quot;-&quot;;[.B645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uduchathram</text:p>
          </table:table-cell>
          <table:table-cell/>
          <table:table-cell table:formula="of:=TRIM(MID([.B646];FIND(&quot;-&quot;;[.B646])+2;LEN([.B646])-FIND(&quot;-&quot;;[.B646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Rajah Muthiah medical college</text:p>
          </table:table-cell>
          <table:table-cell/>
          <table:table-cell table:formula="of:=TRIM(MID([.B647];FIND(&quot;-&quot;;[.B647])+2;LEN([.B647])-FIND(&quot;-&quot;;[.B647])+2))" office:value-type="string" office:string-value="Rajah Muthiah medical college" calcext:value-type="string">
            <text:p>Rajah Muthiah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.R Jankit kalyanamandapam, cuddalore</text:p>
          </table:table-cell>
          <table:table-cell/>
          <table:table-cell table:formula="of:=TRIM(MID([.B648];FIND(&quot;-&quot;;[.B648])+2;LEN([.B648])-FIND(&quot;-&quot;;[.B648])+2))" office:value-type="string" office:string-value="S.R Jankit kalyanamandapam, cuddalore" calcext:value-type="string">
            <text:p>S.R Jankit kalyanamandapam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rimushnam</text:p>
          </table:table-cell>
          <table:table-cell/>
          <table:table-cell table:formula="of:=TRIM(MID([.B649];FIND(&quot;-&quot;;[.B649])+2;LEN([.B649])-FIND(&quot;-&quot;;[.B649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Srimushnam</text:p>
          </table:table-cell>
          <table:table-cell/>
          <table:table-cell table:formula="of:=TRIM(MID([.B650];FIND(&quot;-&quot;;[.B650])+2;LEN([.B650])-FIND(&quot;-&quot;;[.B650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Surendra Multi Speciality Hospital, No.9, Imperial Road</text:p>
          </table:table-cell>
          <table:table-cell/>
          <table:table-cell table:formula="of:=TRIM(MID([.B651];FIND(&quot;-&quot;;[.B651])+2;LEN([.B651])-FIND(&quot;-&quot;;[.B651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Surendra Multi Speciality Hospital, No.9, Imperial Road</text:p>
          </table:table-cell>
          <table:table-cell/>
          <table:table-cell table:formula="of:=TRIM(MID([.B652];FIND(&quot;-&quot;;[.B652])+2;LEN([.B652])-FIND(&quot;-&quot;;[.B652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eerthanagiri</text:p>
          </table:table-cell>
          <table:table-cell/>
          <table:table-cell table:formula="of:=TRIM(MID([.B653];FIND(&quot;-&quot;;[.B653])+2;LEN([.B653])-FIND(&quot;-&quot;;[.B653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eerthanagiri</text:p>
          </table:table-cell>
          <table:table-cell/>
          <table:table-cell table:formula="of:=TRIM(MID([.B654];FIND(&quot;-&quot;;[.B654])+2;LEN([.B654])-FIND(&quot;-&quot;;[.B654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iruvallur Atrs College, Thittagudi</text:p>
          </table:table-cell>
          <table:table-cell/>
          <table:table-cell table:formula="of:=TRIM(MID([.B655];FIND(&quot;-&quot;;[.B655])+2;LEN([.B655])-FIND(&quot;-&quot;;[.B655])+2))" office:value-type="string" office:string-value="Thiruvallur Atrs College, Thittagudi" calcext:value-type="string">
            <text:p>Thiruvallur Atrs College, 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ozhuthur</text:p>
          </table:table-cell>
          <table:table-cell/>
          <table:table-cell table:formula="of:=TRIM(MID([.B656];FIND(&quot;-&quot;;[.B656])+2;LEN([.B656])-FIND(&quot;-&quot;;[.B656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ozhuthur</text:p>
          </table:table-cell>
          <table:table-cell/>
          <table:table-cell table:formula="of:=TRIM(MID([.B657];FIND(&quot;-&quot;;[.B657])+2;LEN([.B657])-FIND(&quot;-&quot;;[.B657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ravancore CCC</text:p>
          </table:table-cell>
          <table:table-cell/>
          <table:table-cell table:formula="of:=TRIM(MID([.B658];FIND(&quot;-&quot;;[.B658])+2;LEN([.B658])-FIND(&quot;-&quot;;[.B658])+2))" office:value-type="string" office:string-value="Travancore CCC" calcext:value-type="string">
            <text:p>Travanco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VCS Hospital, Cuddalore</text:p>
          </table:table-cell>
          <table:table-cell/>
          <table:table-cell table:formula="of:=TRIM(MID([.B659];FIND(&quot;-&quot;;[.B659])+2;LEN([.B659])-FIND(&quot;-&quot;;[.B659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VCS Hospital, Cuddalore</text:p>
          </table:table-cell>
          <table:table-cell/>
          <table:table-cell table:formula="of:=TRIM(MID([.B660];FIND(&quot;-&quot;;[.B660])+2;LEN([.B660])-FIND(&quot;-&quot;;[.B660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airnatham</text:p>
          </table:table-cell>
          <table:table-cell/>
          <table:table-cell table:formula="of:=TRIM(MID([.B661];FIND(&quot;-&quot;;[.B661])+2;LEN([.B661])-FIND(&quot;-&quot;;[.B661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Bairnatham</text:p>
          </table:table-cell>
          <table:table-cell/>
          <table:table-cell table:formula="of:=TRIM(MID([.B662];FIND(&quot;-&quot;;[.B662])+2;LEN([.B662])-FIND(&quot;-&quot;;[.B662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GR COVID CARE CENTER</text:p>
          </table:table-cell>
          <table:table-cell/>
          <table:table-cell table:formula="of:=TRIM(MID([.B663];FIND(&quot;-&quot;;[.B663])+2;LEN([.B663])-FIND(&quot;-&quot;;[.B663])+2))" office:value-type="string" office:string-value="BGR COVID CARE CENTER" calcext:value-type="string">
            <text:p>BGR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DHARMAPURI COVID CARE CENTER</text:p>
          </table:table-cell>
          <table:table-cell/>
          <table:table-cell table:formula="of:=TRIM(MID([.B664];FIND(&quot;-&quot;;[.B664])+2;LEN([.B664])-FIND(&quot;-&quot;;[.B664])+2))" office:value-type="string" office:string-value="DHARMAPURI COVID CARE CENTER" calcext:value-type="string">
            <text:p>DHARMAPUR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O - GDMCH,DHARMPURI</text:p>
          </table:table-cell>
          <table:table-cell/>
          <table:table-cell table:formula="of:=TRIM(MID([.B665];FIND(&quot;-&quot;;[.B665])+2;LEN([.B665])-FIND(&quot;-&quot;;[.B665])+2))" office:value-type="string" office:string-value="GDMCH,DHARMPURI" calcext:value-type="string">
            <text:p>GDMCH,DHARM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HARUR</text:p>
          </table:table-cell>
          <table:table-cell/>
          <table:table-cell table:formula="of:=TRIM(MID([.B666];FIND(&quot;-&quot;;[.B666])+2;LEN([.B666])-FIND(&quot;-&quot;;[.B666])+2))" office:value-type="string" office:string-value="GH,HARUR" calcext:value-type="string">
            <text:p>GH,H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PENNAGARAM</text:p>
          </table:table-cell>
          <table:table-cell/>
          <table:table-cell table:formula="of:=TRIM(MID([.B667];FIND(&quot;-&quot;;[.B667])+2;LEN([.B667])-FIND(&quot;-&quot;;[.B667])+2))" office:value-type="string" office:string-value="GH,PENNAGARAM" calcext:value-type="string">
            <text:p>GH,PEN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OVERNMENT HOSPITAL,PALACODE</text:p>
          </table:table-cell>
          <table:table-cell/>
          <table:table-cell table:formula="of:=TRIM(MID([.B668];FIND(&quot;-&quot;;[.B668])+2;LEN([.B668])-FIND(&quot;-&quot;;[.B668])+2))" office:value-type="string" office:string-value="GOVERNMENT HOSPITAL,PALACODE" calcext:value-type="string">
            <text:p>GOVERNMENT HOSPITAL,PALA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ENGINEERING COLLEGE,CHETTIKARAI</text:p>
          </table:table-cell>
          <table:table-cell/>
          <table:table-cell table:formula="of:=TRIM(MID([.B669];FIND(&quot;-&quot;;[.B669])+2;LEN([.B669])-FIND(&quot;-&quot;;[.B669])+2))" office:value-type="string" office:string-value="GOVT ENGINEERING COLLEGE,CHETTIKARAI" calcext:value-type="string">
            <text:p>GOVT ENGINEERING COLLEGE,CHETT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POLYTECHNIC COLLEGE , KADATHUR</text:p>
          </table:table-cell>
          <table:table-cell/>
          <table:table-cell table:formula="of:=TRIM(MID([.B670];FIND(&quot;-&quot;;[.B670])+2;LEN([.B670])-FIND(&quot;-&quot;;[.B670])+2))" office:value-type="string" office:string-value="GOVT POLYTECHNIC COLLEGE , KADATHUR" calcext:value-type="string">
            <text:p>GOVT POLYTECHNIC COLLEGE , 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ERIYUR</text:p>
          </table:table-cell>
          <table:table-cell/>
          <table:table-cell table:formula="of:=TRIM(MID([.B671];FIND(&quot;-&quot;;[.B671])+2;LEN([.B671])-FIND(&quot;-&quot;;[.B671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ERIYUR</text:p>
          </table:table-cell>
          <table:table-cell/>
          <table:table-cell table:formula="of:=TRIM(MID([.B672];FIND(&quot;-&quot;;[.B672])+2;LEN([.B672])-FIND(&quot;-&quot;;[.B672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EERTHAMALAI</text:p>
          </table:table-cell>
          <table:table-cell/>
          <table:table-cell table:formula="of:=TRIM(MID([.B673];FIND(&quot;-&quot;;[.B673])+2;LEN([.B673])-FIND(&quot;-&quot;;[.B673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EERTHAMALAI</text:p>
          </table:table-cell>
          <table:table-cell/>
          <table:table-cell table:formula="of:=TRIM(MID([.B674];FIND(&quot;-&quot;;[.B674])+2;LEN([.B674])-FIND(&quot;-&quot;;[.B674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URINJIPATTI</text:p>
          </table:table-cell>
          <table:table-cell/>
          <table:table-cell table:formula="of:=TRIM(MID([.B675];FIND(&quot;-&quot;;[.B675])+2;LEN([.B675])-FIND(&quot;-&quot;;[.B675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URINJIPATTI</text:p>
          </table:table-cell>
          <table:table-cell/>
          <table:table-cell table:formula="of:=TRIM(MID([.B676];FIND(&quot;-&quot;;[.B676])+2;LEN([.B676])-FIND(&quot;-&quot;;[.B676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JAYAM ENGINEERING COLLEGE</text:p>
          </table:table-cell>
          <table:table-cell/>
          <table:table-cell table:formula="of:=TRIM(MID([.B677];FIND(&quot;-&quot;;[.B677])+2;LEN([.B677])-FIND(&quot;-&quot;;[.B677])+2))" office:value-type="string" office:string-value="JAYAM ENGINEERING COLLEGE" calcext:value-type="string">
            <text:p>JAYAM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dathur</text:p>
          </table:table-cell>
          <table:table-cell/>
          <table:table-cell table:formula="of:=TRIM(MID([.B678];FIND(&quot;-&quot;;[.B678])+2;LEN([.B678])-FIND(&quot;-&quot;;[.B678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dathur</text:p>
          </table:table-cell>
          <table:table-cell/>
          <table:table-cell table:formula="of:=TRIM(MID([.B679];FIND(&quot;-&quot;;[.B679])+2;LEN([.B679])-FIND(&quot;-&quot;;[.B679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rimangalam</text:p>
          </table:table-cell>
          <table:table-cell/>
          <table:table-cell table:formula="of:=TRIM(MID([.B680];FIND(&quot;-&quot;;[.B680])+2;LEN([.B680])-FIND(&quot;-&quot;;[.B680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rimangalam</text:p>
          </table:table-cell>
          <table:table-cell/>
          <table:table-cell table:formula="of:=TRIM(MID([.B681];FIND(&quot;-&quot;;[.B681])+2;LEN([.B681])-FIND(&quot;-&quot;;[.B681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Marandahalli</text:p>
          </table:table-cell>
          <table:table-cell/>
          <table:table-cell table:formula="of:=TRIM(MID([.B682];FIND(&quot;-&quot;;[.B682])+2;LEN([.B682])-FIND(&quot;-&quot;;[.B682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Marandahalli</text:p>
          </table:table-cell>
          <table:table-cell/>
          <table:table-cell table:formula="of:=TRIM(MID([.B683];FIND(&quot;-&quot;;[.B683])+2;LEN([.B683])-FIND(&quot;-&quot;;[.B683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Sree Ragavendra Hospital, Dharmapuri</text:p>
          </table:table-cell>
          <table:table-cell/>
          <table:table-cell table:formula="of:=TRIM(MID([.B684];FIND(&quot;-&quot;;[.B684])+2;LEN([.B684])-FIND(&quot;-&quot;;[.B684])+2))" office:value-type="string" office:string-value="Sree Ragavendra Hospital, Dharmapuri" calcext:value-type="string">
            <text:p>Sree Ragavendra Hospital, Dharm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5];FIND(&quot;-&quot;;[.B685])+2;LEN([.B685])-FIND(&quot;-&quot;;[.B685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6];FIND(&quot;-&quot;;[.B686])+2;LEN([.B686])-FIND(&quot;-&quot;;[.B686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687];FIND(&quot;-&quot;;[.B687])+2;LEN([.B687])-FIND(&quot;-&quot;;[.B687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s</text:p>
          </table:table-cell>
          <table:table-cell/>
          <table:table-cell table:formula="of:=TRIM(MID([.B688];FIND(&quot;-&quot;;[.B688])+2;LEN([.B688])-FIND(&quot;-&quot;;[.B688])+2))" office:value-type="string" office:string-value="Supa Hospitals" calcext:value-type="string">
            <text:p>Sup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Thoppur</text:p>
          </table:table-cell>
          <table:table-cell/>
          <table:table-cell table:formula="of:=TRIM(MID([.B689];FIND(&quot;-&quot;;[.B689])+2;LEN([.B689])-FIND(&quot;-&quot;;[.B689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Thoppur</text:p>
          </table:table-cell>
          <table:table-cell/>
          <table:table-cell table:formula="of:=TRIM(MID([.B690];FIND(&quot;-&quot;;[.B690])+2;LEN([.B690])-FIND(&quot;-&quot;;[.B690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mmayanakanur CHC</text:p>
          </table:table-cell>
          <table:table-cell/>
          <table:table-cell table:formula="of:=TRIM(MID([.B691];FIND(&quot;-&quot;;[.B691])+2;LEN([.B691])-FIND(&quot;-&quot;;[.B691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Ammayanakanur CHC</text:p>
          </table:table-cell>
          <table:table-cell/>
          <table:table-cell table:formula="of:=TRIM(MID([.B692];FIND(&quot;-&quot;;[.B692])+2;LEN([.B692])-FIND(&quot;-&quot;;[.B692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ANNAI CLINIC </text:p>
          </table:table-cell>
          <table:table-cell/>
          <table:table-cell table:formula="of:=TRIM(MID([.B693];FIND(&quot;-&quot;;[.B693])+2;LEN([.B693])-FIND(&quot;-&quot;;[.B693])+2))" office:value-type="string" office:string-value="ANNAI CLINIC" calcext:value-type="string">
            <text:p>ANNAI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PA College, Palani</text:p>
          </table:table-cell>
          <table:table-cell/>
          <table:table-cell table:formula="of:=TRIM(MID([.B694];FIND(&quot;-&quot;;[.B694])+2;LEN([.B694])-FIND(&quot;-&quot;;[.B694])+2))" office:value-type="string" office:string-value="APA College, Palani" calcext:value-type="string">
            <text:p>APA College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adlagundu</text:p>
          </table:table-cell>
          <table:table-cell/>
          <table:table-cell table:formula="of:=TRIM(MID([.B695];FIND(&quot;-&quot;;[.B695])+2;LEN([.B695])-FIND(&quot;-&quot;;[.B695])+2))" office:value-type="string" office:string-value="Badlagundu" calcext:value-type="string">
            <text:p>Bad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BC WELFARE HOSTEL KODAIKANAL</text:p>
          </table:table-cell>
          <table:table-cell/>
          <table:table-cell table:formula="of:=TRIM(MID([.B696];FIND(&quot;-&quot;;[.B696])+2;LEN([.B696])-FIND(&quot;-&quot;;[.B696])+2))" office:value-type="string" office:string-value="BC WELFARE HOSTEL KODAIKANAL" calcext:value-type="string">
            <text:p>BC WELFARE HOSTEL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Bharathi Mission Hospital, Dindigul</text:p>
          </table:table-cell>
          <table:table-cell/>
          <table:table-cell table:formula="of:=TRIM(MID([.B697];FIND(&quot;-&quot;;[.B697])+2;LEN([.B697])-FIND(&quot;-&quot;;[.B697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harathi Mission Hospital, Dindigul</text:p>
          </table:table-cell>
          <table:table-cell/>
          <table:table-cell table:formula="of:=TRIM(MID([.B698];FIND(&quot;-&quot;;[.B698])+2;LEN([.B698])-FIND(&quot;-&quot;;[.B698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Chinnalapatti CHC</text:p>
          </table:table-cell>
          <table:table-cell/>
          <table:table-cell table:formula="of:=TRIM(MID([.B699];FIND(&quot;-&quot;;[.B699])+2;LEN([.B699])-FIND(&quot;-&quot;;[.B699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Chinnalapatti CHC</text:p>
          </table:table-cell>
          <table:table-cell/>
          <table:table-cell table:formula="of:=TRIM(MID([.B700];FIND(&quot;-&quot;;[.B700])+2;LEN([.B700])-FIND(&quot;-&quot;;[.B700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Community Centre, Ambilikkai</text:p>
          </table:table-cell>
          <table:table-cell/>
          <table:table-cell table:formula="of:=TRIM(MID([.B701];FIND(&quot;-&quot;;[.B701])+2;LEN([.B701])-FIND(&quot;-&quot;;[.B701])+2))" office:value-type="string" office:string-value="Christian Fellowship Community Centre, Ambilikkai" calcext:value-type="string">
            <text:p>Christian Fellowship Community Centre, Ambilikk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Hospital, Ottanchatram</text:p>
          </table:table-cell>
          <table:table-cell/>
          <table:table-cell table:formula="of:=TRIM(MID([.B702];FIND(&quot;-&quot;;[.B702])+2;LEN([.B702])-FIND(&quot;-&quot;;[.B702])+2))" office:value-type="string" office:string-value="Christian Fellowship Hospital, Ottanchatram" calcext:value-type="string">
            <text:p>Christian Fellowship Hospital, Ottan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ity Hospital, Gandhi Naagar</text:p>
          </table:table-cell>
          <table:table-cell/>
          <table:table-cell table:formula="of:=TRIM(MID([.B703];FIND(&quot;-&quot;;[.B703])+2;LEN([.B703])-FIND(&quot;-&quot;;[.B703])+2))" office:value-type="string" office:string-value="City Hospital, Gandhi Naagar" calcext:value-type="string">
            <text:p>City Hospital, Gandhi Na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DMS Hospital, Centre for Women and Children, Batlagundu</text:p>
          </table:table-cell>
          <table:table-cell/>
          <table:table-cell table:formula="of:=TRIM(MID([.B704];FIND(&quot;-&quot;;[.B704])+2;LEN([.B704])-FIND(&quot;-&quot;;[.B704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DMS Hospital, Centre for Women and Children, Batlagundu</text:p>
          </table:table-cell>
          <table:table-cell/>
          <table:table-cell table:formula="of:=TRIM(MID([.B705];FIND(&quot;-&quot;;[.B705])+2;LEN([.B705])-FIND(&quot;-&quot;;[.B705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Eriodu UGPHC</text:p>
          </table:table-cell>
          <table:table-cell/>
          <table:table-cell table:formula="of:=TRIM(MID([.B706];FIND(&quot;-&quot;;[.B706])+2;LEN([.B706])-FIND(&quot;-&quot;;[.B706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Eriodu UGPHC</text:p>
          </table:table-cell>
          <table:table-cell/>
          <table:table-cell table:formula="of:=TRIM(MID([.B707];FIND(&quot;-&quot;;[.B707])+2;LEN([.B707])-FIND(&quot;-&quot;;[.B707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andhigram IRH</text:p>
          </table:table-cell>
          <table:table-cell/>
          <table:table-cell table:formula="of:=TRIM(MID([.B708];FIND(&quot;-&quot;;[.B708])+2;LEN([.B708])-FIND(&quot;-&quot;;[.B708])+2))" office:value-type="string" office:string-value="Gandhigram IRH" calcext:value-type="string">
            <text:p>Gandhigram IR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uziliamparai UGPHC</text:p>
          </table:table-cell>
          <table:table-cell/>
          <table:table-cell table:formula="of:=TRIM(MID([.B709];FIND(&quot;-&quot;;[.B709])+2;LEN([.B709])-FIND(&quot;-&quot;;[.B709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Guziliamparai UGPHC</text:p>
          </table:table-cell>
          <table:table-cell/>
          <table:table-cell table:formula="of:=TRIM(MID([.B710];FIND(&quot;-&quot;;[.B710])+2;LEN([.B710])-FIND(&quot;-&quot;;[.B710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CB Hospitals, Palani Road</text:p>
          </table:table-cell>
          <table:table-cell/>
          <table:table-cell table:formula="of:=TRIM(MID([.B711];FIND(&quot;-&quot;;[.B711])+2;LEN([.B711])-FIND(&quot;-&quot;;[.B711])+2))" office:value-type="string" office:string-value="JCB Hospitals, Palani Road" calcext:value-type="string">
            <text:p>JCB Hospitals, Palan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J Arul Hospital, A.Vellodu</text:p>
          </table:table-cell>
          <table:table-cell/>
          <table:table-cell table:formula="of:=TRIM(MID([.B712];FIND(&quot;-&quot;;[.B712])+2;LEN([.B712])-FIND(&quot;-&quot;;[.B712])+2))" office:value-type="string" office:string-value="JJ Arul Hospital, A.Vellodu" calcext:value-type="string">
            <text:p>JJ Arul Hospital, A.Vell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 T Hospitals, Palani Bye pass Junction</text:p>
          </table:table-cell>
          <table:table-cell/>
          <table:table-cell table:formula="of:=TRIM(MID([.B713];FIND(&quot;-&quot;;[.B713])+2;LEN([.B713])-FIND(&quot;-&quot;;[.B713])+2))" office:value-type="string" office:string-value="K T Hospitals, Palani Bye pass Junction" calcext:value-type="string">
            <text:p>K T Hospitals, Palani Bye pass Jun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.Keeranur UGPHC</text:p>
          </table:table-cell>
          <table:table-cell/>
          <table:table-cell table:formula="of:=TRIM(MID([.B714];FIND(&quot;-&quot;;[.B714])+2;LEN([.B714])-FIND(&quot;-&quot;;[.B714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.Keeranur UGPHC</text:p>
          </table:table-cell>
          <table:table-cell/>
          <table:table-cell table:formula="of:=TRIM(MID([.B715];FIND(&quot;-&quot;;[.B715])+2;LEN([.B715])-FIND(&quot;-&quot;;[.B715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.V Hospital, Palani</text:p>
          </table:table-cell>
          <table:table-cell/>
          <table:table-cell table:formula="of:=TRIM(MID([.B716];FIND(&quot;-&quot;;[.B716])+2;LEN([.B716])-FIND(&quot;-&quot;;[.B716])+2))" office:value-type="string" office:string-value="K.V Hospital, Palani" calcext:value-type="string">
            <text:p>K.V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llimanthayam UGPHC</text:p>
          </table:table-cell>
          <table:table-cell/>
          <table:table-cell table:formula="of:=TRIM(MID([.B717];FIND(&quot;-&quot;;[.B717])+2;LEN([.B717])-FIND(&quot;-&quot;;[.B717])+2))" office:value-type="string" office:string-value="Kallimanthayam UGPHC" calcext:value-type="string">
            <text:p>Kallimanthay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nnivadi chc</text:p>
          </table:table-cell>
          <table:table-cell/>
          <table:table-cell table:formula="of:=TRIM(MID([.B718];FIND(&quot;-&quot;;[.B718])+2;LEN([.B718])-FIND(&quot;-&quot;;[.B718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annivadi chc</text:p>
          </table:table-cell>
          <table:table-cell/>
          <table:table-cell table:formula="of:=TRIM(MID([.B719];FIND(&quot;-&quot;;[.B719])+2;LEN([.B719])-FIND(&quot;-&quot;;[.B719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asturba Hospital, Gandhigram</text:p>
          </table:table-cell>
          <table:table-cell/>
          <table:table-cell table:formula="of:=TRIM(MID([.B720];FIND(&quot;-&quot;;[.B720])+2;LEN([.B720])-FIND(&quot;-&quot;;[.B720])+2))" office:value-type="string" office:string-value="Kasturba Hospital, Gandhigram" calcext:value-type="string">
            <text:p>Kasturba Hospital, Gandhig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odaikanal</text:p>
          </table:table-cell>
          <table:table-cell/>
          <table:table-cell table:formula="of:=TRIM(MID([.B721];FIND(&quot;-&quot;;[.B721])+2;LEN([.B721])-FIND(&quot;-&quot;;[.B721])+2))" office:value-type="string" office:string-value="Kodaikanal" calcext:value-type="string">
            <text:p>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OSAVAPATTI CHC</text:p>
          </table:table-cell>
          <table:table-cell/>
          <table:table-cell table:formula="of:=TRIM(MID([.B722];FIND(&quot;-&quot;;[.B722])+2;LEN([.B722])-FIND(&quot;-&quot;;[.B722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OSAVAPATTI CHC</text:p>
          </table:table-cell>
          <table:table-cell/>
          <table:table-cell table:formula="of:=TRIM(MID([.B723];FIND(&quot;-&quot;;[.B723])+2;LEN([.B723])-FIND(&quot;-&quot;;[.B723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Leonard Hospital, Batlagundu</text:p>
          </table:table-cell>
          <table:table-cell/>
          <table:table-cell table:formula="of:=TRIM(MID([.B724];FIND(&quot;-&quot;;[.B724])+2;LEN([.B724])-FIND(&quot;-&quot;;[.B724])+2))" office:value-type="string" office:string-value="Leonard Hospital, Batlagundu" calcext:value-type="string">
            <text:p>Leonard Hospital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annavanur</text:p>
          </table:table-cell>
          <table:table-cell/>
          <table:table-cell table:formula="of:=TRIM(MID([.B725];FIND(&quot;-&quot;;[.B725])+2;LEN([.B725])-FIND(&quot;-&quot;;[.B725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Mannavanur</text:p>
          </table:table-cell>
          <table:table-cell/>
          <table:table-cell table:formula="of:=TRIM(MID([.B726];FIND(&quot;-&quot;;[.B726])+2;LEN([.B726])-FIND(&quot;-&quot;;[.B726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other Therasa University</text:p>
          </table:table-cell>
          <table:table-cell/>
          <table:table-cell table:formula="of:=TRIM(MID([.B727];FIND(&quot;-&quot;;[.B727])+2;LEN([.B727])-FIND(&quot;-&quot;;[.B727])+2))" office:value-type="string" office:string-value="Mother Therasa University" calcext:value-type="string">
            <text:p>Mother Therasa Univers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VM College, dindigul</text:p>
          </table:table-cell>
          <table:table-cell/>
          <table:table-cell table:formula="of:=TRIM(MID([.B728];FIND(&quot;-&quot;;[.B728])+2;LEN([.B728])-FIND(&quot;-&quot;;[.B728])+2))" office:value-type="string" office:string-value="MVM College, dindigul" calcext:value-type="string">
            <text:p>MVM Colleg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atham</text:p>
          </table:table-cell>
          <table:table-cell/>
          <table:table-cell table:formula="of:=TRIM(MID([.B729];FIND(&quot;-&quot;;[.B729])+2;LEN([.B729])-FIND(&quot;-&quot;;[.B729])+2))" office:value-type="string" office:string-value="Natham" calcext:value-type="string">
            <text:p>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ilakottai</text:p>
          </table:table-cell>
          <table:table-cell/>
          <table:table-cell table:formula="of:=TRIM(MID([.B730];FIND(&quot;-&quot;;[.B730])+2;LEN([.B730])-FIND(&quot;-&quot;;[.B730])+2))" office:value-type="string" office:string-value="Nilakottai" calcext:value-type="string">
            <text:p>Ni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O - NMCH -DINDIGUL</text:p>
          </table:table-cell>
          <table:table-cell/>
          <table:table-cell table:formula="of:=TRIM(MID([.B731];FIND(&quot;-&quot;;[.B731])+2;LEN([.B731])-FIND(&quot;-&quot;;[.B731])+2))" office:value-type="string" office:string-value="NMCH -DINDIGUL" calcext:value-type="string">
            <text:p>NMCH 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Oddanchathiram</text:p>
          </table:table-cell>
          <table:table-cell/>
          <table:table-cell table:formula="of:=TRIM(MID([.B732];FIND(&quot;-&quot;;[.B732])+2;LEN([.B732])-FIND(&quot;-&quot;;[.B732])+2))" office:value-type="string" office:string-value="Oddanchathiram" calcext:value-type="string">
            <text:p>Oddanchathi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Palani GH</text:p>
          </table:table-cell>
          <table:table-cell/>
          <table:table-cell table:formula="of:=TRIM(MID([.B733];FIND(&quot;-&quot;;[.B733])+2;LEN([.B733])-FIND(&quot;-&quot;;[.B733])+2))" office:value-type="string" office:string-value="Palani GH" calcext:value-type="string">
            <text:p>Pal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llapatti CCC</text:p>
          </table:table-cell>
          <table:table-cell/>
          <table:table-cell table:formula="of:=TRIM(MID([.B734];FIND(&quot;-&quot;;[.B734])+2;LEN([.B734])-FIND(&quot;-&quot;;[.B734])+2))" office:value-type="string" office:string-value="Pallapatti CCC" calcext:value-type="string">
            <text:p>Pallapatt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PPAMPATTY CHC</text:p>
          </table:table-cell>
          <table:table-cell/>
          <table:table-cell table:formula="of:=TRIM(MID([.B735];FIND(&quot;-&quot;;[.B735])+2;LEN([.B735])-FIND(&quot;-&quot;;[.B735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PAPPAMPATTY CHC</text:p>
          </table:table-cell>
          <table:table-cell/>
          <table:table-cell table:formula="of:=TRIM(MID([.B736];FIND(&quot;-&quot;;[.B736])+2;LEN([.B736])-FIND(&quot;-&quot;;[.B736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aja Rajeswari Hospital, Spencer compound </text:p>
          </table:table-cell>
          <table:table-cell/>
          <table:table-cell table:formula="of:=TRIM(MID([.B737];FIND(&quot;-&quot;;[.B737])+2;LEN([.B737])-FIND(&quot;-&quot;;[.B737])+2))" office:value-type="string" office:string-value="Raja Rajeswari Hospital, Spencer compound" calcext:value-type="string">
            <text:p>Raja Rajeswari Hospital, Spencer comp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Reshma Medical Centre, Dindigul</text:p>
          </table:table-cell>
          <table:table-cell/>
          <table:table-cell table:formula="of:=TRIM(MID([.B738];FIND(&quot;-&quot;;[.B738])+2;LEN([.B738])-FIND(&quot;-&quot;;[.B738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eshma Medical Centre, Dindigul</text:p>
          </table:table-cell>
          <table:table-cell/>
          <table:table-cell table:formula="of:=TRIM(MID([.B739];FIND(&quot;-&quot;;[.B739])+2;LEN([.B739])-FIND(&quot;-&quot;;[.B739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anjay Surgical Hopital, palani</text:p>
          </table:table-cell>
          <table:table-cell/>
          <table:table-cell table:formula="of:=TRIM(MID([.B740];FIND(&quot;-&quot;;[.B740])+2;LEN([.B740])-FIND(&quot;-&quot;;[.B740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anjay Surgical Hopital, palani</text:p>
          </table:table-cell>
          <table:table-cell/>
          <table:table-cell table:formula="of:=TRIM(MID([.B741];FIND(&quot;-&quot;;[.B741])+2;LEN([.B741])-FIND(&quot;-&quot;;[.B741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ifa Hospital-Dindigul</text:p>
          </table:table-cell>
          <table:table-cell/>
          <table:table-cell table:formula="of:=TRIM(MID([.B742];FIND(&quot;-&quot;;[.B742])+2;LEN([.B742])-FIND(&quot;-&quot;;[.B742])+2))" office:value-type="string" office:string-value="Shifa Hospital-Dindigul" calcext:value-type="string">
            <text:p>Shifa Hospital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ree SathyaSubha Hospital, New Agraharam</text:p>
          </table:table-cell>
          <table:table-cell/>
          <table:table-cell table:formula="of:=TRIM(MID([.B743];FIND(&quot;-&quot;;[.B743])+2;LEN([.B743])-FIND(&quot;-&quot;;[.B743])+2))" office:value-type="string" office:string-value="Shree SathyaSubha Hospital, New Agraharam" calcext:value-type="string">
            <text:p>Shree SathyaSubha Hospital, New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DDHA CCC-BC WELFARE HOSTEL</text:p>
          </table:table-cell>
          <table:table-cell/>
          <table:table-cell table:formula="of:=TRIM(MID([.B744];FIND(&quot;-&quot;;[.B744])+2;LEN([.B744])-FIND(&quot;-&quot;;[.B744])+2))" office:value-type="string" office:string-value="SIDDHA CCC-BC WELFARE HOSTEL" calcext:value-type="string">
            <text:p>SIDDHA CCC-BC WELFAR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thayankottai UGPHC</text:p>
          </table:table-cell>
          <table:table-cell/>
          <table:table-cell table:formula="of:=TRIM(MID([.B745];FIND(&quot;-&quot;;[.B745])+2;LEN([.B745])-FIND(&quot;-&quot;;[.B745])+2))" office:value-type="string" office:string-value="Sithayankottai UGPHC" calcext:value-type="string">
            <text:p>Sithayankott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oba <text:s/>General Hospital, Dindigul</text:p>
          </table:table-cell>
          <table:table-cell/>
          <table:table-cell table:formula="of:=TRIM(MID([.B746];FIND(&quot;-&quot;;[.B746])+2;LEN([.B746])-FIND(&quot;-&quot;;[.B746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oba <text:s/>General Hospital, Dindigul</text:p>
          </table:table-cell>
          <table:table-cell/>
          <table:table-cell table:formula="of:=TRIM(MID([.B747];FIND(&quot;-&quot;;[.B747])+2;LEN([.B747])-FIND(&quot;-&quot;;[.B747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ri Sakthi Vinayagar Multispeciality Hospital, Guziliamparai</text:p>
          </table:table-cell>
          <table:table-cell/>
          <table:table-cell table:formula="of:=TRIM(MID([.B748];FIND(&quot;-&quot;;[.B748])+2;LEN([.B748])-FIND(&quot;-&quot;;[.B748])+2))" office:value-type="string" office:string-value="Sri Sakthi Vinayagar Multispeciality Hospital, Guziliamparai" calcext:value-type="string">
            <text:p>Sri Sakthi Vinayagar Multispeciality Hospital, Guziliam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t.Joseph Hospital, Dindigul</text:p>
          </table:table-cell>
          <table:table-cell/>
          <table:table-cell table:formula="of:=TRIM(MID([.B749];FIND(&quot;-&quot;;[.B749])+2;LEN([.B749])-FIND(&quot;-&quot;;[.B749])+2))" office:value-type="string" office:string-value="St.Joseph Hospital, Dindigul" calcext:value-type="string">
            <text:p>St.Joseph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.Keeranur UGPHC</text:p>
          </table:table-cell>
          <table:table-cell/>
          <table:table-cell table:formula="of:=TRIM(MID([.B750];FIND(&quot;-&quot;;[.B750])+2;LEN([.B750])-FIND(&quot;-&quot;;[.B750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.Keeranur UGPHC</text:p>
          </table:table-cell>
          <table:table-cell/>
          <table:table-cell table:formula="of:=TRIM(MID([.B751];FIND(&quot;-&quot;;[.B751])+2;LEN([.B751])-FIND(&quot;-&quot;;[.B751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hadikombhu CHC</text:p>
          </table:table-cell>
          <table:table-cell/>
          <table:table-cell table:formula="of:=TRIM(MID([.B752];FIND(&quot;-&quot;;[.B752])+2;LEN([.B752])-FIND(&quot;-&quot;;[.B752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hadikombhu CHC</text:p>
          </table:table-cell>
          <table:table-cell/>
          <table:table-cell table:formula="of:=TRIM(MID([.B753];FIND(&quot;-&quot;;[.B753])+2;LEN([.B753])-FIND(&quot;-&quot;;[.B753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Uluppakudi CHC</text:p>
          </table:table-cell>
          <table:table-cell/>
          <table:table-cell table:formula="of:=TRIM(MID([.B754];FIND(&quot;-&quot;;[.B754])+2;LEN([.B754])-FIND(&quot;-&quot;;[.B754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Uluppakudi CHC</text:p>
          </table:table-cell>
          <table:table-cell/>
          <table:table-cell table:formula="of:=TRIM(MID([.B755];FIND(&quot;-&quot;;[.B755])+2;LEN([.B755])-FIND(&quot;-&quot;;[.B755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ADAMADURAI CHC</text:p>
          </table:table-cell>
          <table:table-cell/>
          <table:table-cell table:formula="of:=TRIM(MID([.B756];FIND(&quot;-&quot;;[.B756])+2;LEN([.B756])-FIND(&quot;-&quot;;[.B756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ADAMADURAI CHC</text:p>
          </table:table-cell>
          <table:table-cell/>
          <table:table-cell table:formula="of:=TRIM(MID([.B757];FIND(&quot;-&quot;;[.B757])+2;LEN([.B757])-FIND(&quot;-&quot;;[.B757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damalayan Hospital</text:p>
          </table:table-cell>
          <table:table-cell/>
          <table:table-cell table:formula="of:=TRIM(MID([.B758];FIND(&quot;-&quot;;[.B758])+2;LEN([.B758])-FIND(&quot;-&quot;;[.B758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n Allen Hospital, Kodaikanal</text:p>
          </table:table-cell>
          <table:table-cell/>
          <table:table-cell table:formula="of:=TRIM(MID([.B759];FIND(&quot;-&quot;;[.B759])+2;LEN([.B759])-FIND(&quot;-&quot;;[.B759])+2))" office:value-type="string" office:string-value="Van Allen Hospital, Kodaikanal" calcext:value-type="string">
            <text:p>Van Allen Hospital,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dasandur</text:p>
          </table:table-cell>
          <table:table-cell/>
          <table:table-cell table:formula="of:=TRIM(MID([.B760];FIND(&quot;-&quot;;[.B760])+2;LEN([.B760])-FIND(&quot;-&quot;;[.B760])+2))" office:value-type="string" office:string-value="Vedasandur" calcext:value-type="string">
            <text:p>Vedas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l Multispeciality Hospital, Palani</text:p>
          </table:table-cell>
          <table:table-cell/>
          <table:table-cell table:formula="of:=TRIM(MID([.B761];FIND(&quot;-&quot;;[.B761])+2;LEN([.B761])-FIND(&quot;-&quot;;[.B761])+2))" office:value-type="string" office:string-value="Vel Multispeciality Hospital, Palani" calcext:value-type="string">
            <text:p>Vel Multispeciality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iruveedu chc</text:p>
          </table:table-cell>
          <table:table-cell/>
          <table:table-cell table:formula="of:=TRIM(MID([.B762];FIND(&quot;-&quot;;[.B762])+2;LEN([.B762])-FIND(&quot;-&quot;;[.B762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iruveedu chc</text:p>
          </table:table-cell>
          <table:table-cell/>
          <table:table-cell table:formula="of:=TRIM(MID([.B763];FIND(&quot;-&quot;;[.B763])+2;LEN([.B763])-FIND(&quot;-&quot;;[.B763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Abhi SK Hospital,Gobichettipalayam</text:p>
          </table:table-cell>
          <table:table-cell/>
          <table:table-cell table:formula="of:=TRIM(MID([.B764];FIND(&quot;-&quot;;[.B764])+2;LEN([.B764])-FIND(&quot;-&quot;;[.B764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bhi SK Hospital,Gobichettipalayam</text:p>
          </table:table-cell>
          <table:table-cell/>
          <table:table-cell table:formula="of:=TRIM(MID([.B765];FIND(&quot;-&quot;;[.B765])+2;LEN([.B765])-FIND(&quot;-&quot;;[.B765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birami Kidney Care Dr.Thangavelu Hospital, Brough Road</text:p>
          </table:table-cell>
          <table:table-cell/>
          <table:table-cell table:formula="of:=TRIM(MID([.B766];FIND(&quot;-&quot;;[.B766])+2;LEN([.B766])-FIND(&quot;-&quot;;[.B766])+2))" office:value-type="string" office:string-value="Abirami Kidney Care Dr.Thangavelu Hospital, Brough Road" calcext:value-type="string">
            <text:p>Abirami Kidney Care Dr.Thangavelu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l-Ameen Engineering College</text:p>
          </table:table-cell>
          <table:table-cell/>
          <table:table-cell table:formula="of:=TRIM(MID([.B767];FIND(&quot;-&quot;;[.B767])+2;LEN([.B767])-FIND(&quot;-&quot;;[.B767])+2))" office:value-type="string" office:string-value="Al-Ameen Engineering College" calcext:value-type="string">
            <text:p>Al-Ameen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nthiyur GH</text:p>
          </table:table-cell>
          <table:table-cell/>
          <table:table-cell table:formula="of:=TRIM(MID([.B768];FIND(&quot;-&quot;;[.B768])+2;LEN([.B768])-FIND(&quot;-&quot;;[.B768])+2))" office:value-type="string" office:string-value="Anthiyur GH" calcext:value-type="string">
            <text:p>Anthi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rawinth Hospital</text:p>
          </table:table-cell>
          <table:table-cell/>
          <table:table-cell table:formula="of:=TRIM(MID([.B769];FIND(&quot;-&quot;;[.B769])+2;LEN([.B769])-FIND(&quot;-&quot;;[.B769])+2))" office:value-type="string" office:string-value="Arawinth Hospital" calcext:value-type="string">
            <text:p>Araw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thani</text:p>
          </table:table-cell>
          <table:table-cell/>
          <table:table-cell table:formula="of:=TRIM(MID([.B770];FIND(&quot;-&quot;;[.B770])+2;LEN([.B770])-FIND(&quot;-&quot;;[.B770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Athani</text:p>
          </table:table-cell>
          <table:table-cell/>
          <table:table-cell table:formula="of:=TRIM(MID([.B771];FIND(&quot;-&quot;;[.B771])+2;LEN([.B771])-FIND(&quot;-&quot;;[.B771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ewell Hospitals, Gandhiji Road</text:p>
          </table:table-cell>
          <table:table-cell/>
          <table:table-cell table:formula="of:=TRIM(MID([.B772];FIND(&quot;-&quot;;[.B772])+2;LEN([.B772])-FIND(&quot;-&quot;;[.B772])+2))" office:value-type="string" office:string-value="Bewell Hospitals, Gandhiji Road" calcext:value-type="string">
            <text:p>Bewell Hospitals, Gandhi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havani GH</text:p>
          </table:table-cell>
          <table:table-cell/>
          <table:table-cell table:formula="of:=TRIM(MID([.B773];FIND(&quot;-&quot;;[.B773])+2;LEN([.B773])-FIND(&quot;-&quot;;[.B773])+2))" office:value-type="string" office:string-value="Bhavani GH" calcext:value-type="string">
            <text:p>Bhav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.K.Hospital, Balasubbrayalu Street</text:p>
          </table:table-cell>
          <table:table-cell/>
          <table:table-cell table:formula="of:=TRIM(MID([.B774];FIND(&quot;-&quot;;[.B774])+2;LEN([.B774])-FIND(&quot;-&quot;;[.B774])+2))" office:value-type="string" office:string-value="C.K.Hospital, Balasubbrayalu Street" calcext:value-type="string">
            <text:p>C.K.Hospital, Balasubbrayal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CC sathyamangalam</text:p>
          </table:table-cell>
          <table:table-cell/>
          <table:table-cell table:formula="of:=TRIM(MID([.B775];FIND(&quot;-&quot;;[.B775])+2;LEN([.B775])-FIND(&quot;-&quot;;[.B775])+2))" office:value-type="string" office:string-value="CCC sathyamangalam" calcext:value-type="string">
            <text:p>CCC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ennimalai UG PHC</text:p>
          </table:table-cell>
          <table:table-cell/>
          <table:table-cell table:formula="of:=TRIM(MID([.B776];FIND(&quot;-&quot;;[.B776])+2;LEN([.B776])-FIND(&quot;-&quot;;[.B776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ennimalai UG PHC</text:p>
          </table:table-cell>
          <table:table-cell/>
          <table:table-cell table:formula="of:=TRIM(MID([.B777];FIND(&quot;-&quot;;[.B777])+2;LEN([.B777])-FIND(&quot;-&quot;;[.B777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ithode UG PHC</text:p>
          </table:table-cell>
          <table:table-cell/>
          <table:table-cell table:formula="of:=TRIM(MID([.B778];FIND(&quot;-&quot;;[.B778])+2;LEN([.B778])-FIND(&quot;-&quot;;[.B778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ithode UG PHC</text:p>
          </table:table-cell>
          <table:table-cell/>
          <table:table-cell table:formula="of:=TRIM(MID([.B779];FIND(&quot;-&quot;;[.B779])+2;LEN([.B779])-FIND(&quot;-&quot;;[.B779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Christhu Jyothi School</text:p>
          </table:table-cell>
          <table:table-cell/>
          <table:table-cell table:formula="of:=TRIM(MID([.B780];FIND(&quot;-&quot;;[.B780])+2;LEN([.B780])-FIND(&quot;-&quot;;[.B780])+2))" office:value-type="string" office:string-value="Christhu Jyothi School" calcext:value-type="string">
            <text:p>Christhu Jyo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SI Hospital, Brough Road</text:p>
          </table:table-cell>
          <table:table-cell/>
          <table:table-cell table:formula="of:=TRIM(MID([.B781];FIND(&quot;-&quot;;[.B781])+2;LEN([.B781])-FIND(&quot;-&quot;;[.B781])+2))" office:value-type="string" office:string-value="CSI Hospital, Brough Road" calcext:value-type="string">
            <text:p>CSI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Emergency Care Hospital, Veerappampalayam</text:p>
          </table:table-cell>
          <table:table-cell/>
          <table:table-cell table:formula="of:=TRIM(MID([.B782];FIND(&quot;-&quot;;[.B782])+2;LEN([.B782])-FIND(&quot;-&quot;;[.B782])+2))" office:value-type="string" office:string-value="Erode Emergency Care Hospital, Veerappampalayam" calcext:value-type="string">
            <text:p>Erode Emergency Care Hospital, Veerapp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Erode Kaveri Multi Speciality Hospital, Erode</text:p>
          </table:table-cell>
          <table:table-cell/>
          <table:table-cell table:formula="of:=TRIM(MID([.B783];FIND(&quot;-&quot;;[.B783])+2;LEN([.B783])-FIND(&quot;-&quot;;[.B783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Kaveri Multi Speciality Hospital, Erode</text:p>
          </table:table-cell>
          <table:table-cell/>
          <table:table-cell table:formula="of:=TRIM(MID([.B784];FIND(&quot;-&quot;;[.B784])+2;LEN([.B784])-FIND(&quot;-&quot;;[.B784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edical Centre, Perundurai Road, Erode TN.</text:p>
          </table:table-cell>
          <table:table-cell/>
          <table:table-cell table:formula="of:=TRIM(MID([.B785];FIND(&quot;-&quot;;[.B785])+2;LEN([.B785])-FIND(&quot;-&quot;;[.B785])+2))" office:value-type="string" office:string-value="Erode Medical Centre, Perundurai Road, Erode TN." calcext:value-type="string">
            <text:p>Erode Medical Centre,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ultispeciality Hospital, Erode TN.</text:p>
          </table:table-cell>
          <table:table-cell/>
          <table:table-cell table:formula="of:=TRIM(MID([.B786];FIND(&quot;-&quot;;[.B786])+2;LEN([.B786])-FIND(&quot;-&quot;;[.B786])+2))" office:value-type="string" office:string-value="Erode multispeciality Hospital, Erode TN." calcext:value-type="string">
            <text:p>Erode multispeciality Hospital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7];FIND(&quot;-&quot;;[.B787])+2;LEN([.B787])-FIND(&quot;-&quot;;[.B787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8];FIND(&quot;-&quot;;[.B788])+2;LEN([.B788])-FIND(&quot;-&quot;;[.B788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HQH ERODE</text:p>
          </table:table-cell>
          <table:table-cell/>
          <table:table-cell table:formula="of:=TRIM(MID([.B789];FIND(&quot;-&quot;;[.B789])+2;LEN([.B789])-FIND(&quot;-&quot;;[.B789])+2))" office:value-type="string" office:string-value="GHQH ERODE" calcext:value-type="string">
            <text:p>GHQH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Gobi Arts and Science College, Gobi</text:p>
          </table:table-cell>
          <table:table-cell/>
          <table:table-cell table:formula="of:=TRIM(MID([.B790];FIND(&quot;-&quot;;[.B790])+2;LEN([.B790])-FIND(&quot;-&quot;;[.B790])+2))" office:value-type="string" office:string-value="Gobi Arts and Science College, Gobi" calcext:value-type="string">
            <text:p>Gobi Arts and Science College, Gob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obi GH</text:p>
          </table:table-cell>
          <table:table-cell/>
          <table:table-cell table:formula="of:=TRIM(MID([.B791];FIND(&quot;-&quot;;[.B791])+2;LEN([.B791])-FIND(&quot;-&quot;;[.B791])+2))" office:value-type="string" office:string-value="Gobi GH" calcext:value-type="string">
            <text:p>Gob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Guruvareddiyur</text:p>
          </table:table-cell>
          <table:table-cell/>
          <table:table-cell table:formula="of:=TRIM(MID([.B792];FIND(&quot;-&quot;;[.B792])+2;LEN([.B792])-FIND(&quot;-&quot;;[.B792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Guruvareddiyur</text:p>
          </table:table-cell>
          <table:table-cell/>
          <table:table-cell table:formula="of:=TRIM(MID([.B793];FIND(&quot;-&quot;;[.B793])+2;LEN([.B793])-FIND(&quot;-&quot;;[.B793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Ideal School,Anthiyur</text:p>
          </table:table-cell>
          <table:table-cell/>
          <table:table-cell table:formula="of:=TRIM(MID([.B794];FIND(&quot;-&quot;;[.B794])+2;LEN([.B794])-FIND(&quot;-&quot;;[.B794])+2))" office:value-type="string" office:string-value="Ideal School,Anthiyur" calcext:value-type="string">
            <text:p>Ideal Schoo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JKK College,TN Palayam</text:p>
          </table:table-cell>
          <table:table-cell/>
          <table:table-cell table:formula="of:=TRIM(MID([.B795];FIND(&quot;-&quot;;[.B795])+2;LEN([.B795])-FIND(&quot;-&quot;;[.B795])+2))" office:value-type="string" office:string-value="JKK College,TN Palayam" calcext:value-type="string">
            <text:p>JKK College,T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JSS Matriculation School</text:p>
          </table:table-cell>
          <table:table-cell/>
          <table:table-cell table:formula="of:=TRIM(MID([.B796];FIND(&quot;-&quot;;[.B796])+2;LEN([.B796])-FIND(&quot;-&quot;;[.B796])+2))" office:value-type="string" office:string-value="JSS Matriculation School" calcext:value-type="string">
            <text:p>JSS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alingarayan Medical Center, Gandhi Nagar*</text:p>
          </table:table-cell>
          <table:table-cell/>
          <table:table-cell table:formula="of:=TRIM(MID([.B797];FIND(&quot;-&quot;;[.B797])+2;LEN([.B797])-FIND(&quot;-&quot;;[.B797])+2))" office:value-type="string" office:string-value="Kalingarayan Medical Center, Gandhi Nagar*" calcext:value-type="string">
            <text:p>Kalingarayan Medical Center, Gandhi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alyani Kidney Care Centre, Sampath Nagar Main Road</text:p>
          </table:table-cell>
          <table:table-cell/>
          <table:table-cell table:formula="of:=TRIM(MID([.B798];FIND(&quot;-&quot;;[.B798])+2;LEN([.B798])-FIND(&quot;-&quot;;[.B798])+2))" office:value-type="string" office:string-value="Kalyani Kidney Care Centre, Sampath Nagar Main Road" calcext:value-type="string">
            <text:p>Kalyani Kidney Care Centre, Sampath Naga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KMCH Speciality Hospital,Palaniyappa St,Erode </text:p>
          </table:table-cell>
          <table:table-cell/>
          <table:table-cell table:formula="of:=TRIM(MID([.B799];FIND(&quot;-&quot;;[.B799])+2;LEN([.B799])-FIND(&quot;-&quot;;[.B799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MCH Speciality Hospital,Palaniyappa St,Erode </text:p>
          </table:table-cell>
          <table:table-cell/>
          <table:table-cell table:formula="of:=TRIM(MID([.B800];FIND(&quot;-&quot;;[.B800])+2;LEN([.B800])-FIND(&quot;-&quot;;[.B800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ongu arts and Science College</text:p>
          </table:table-cell>
          <table:table-cell/>
          <table:table-cell table:formula="of:=TRIM(MID([.B801];FIND(&quot;-&quot;;[.B801])+2;LEN([.B801])-FIND(&quot;-&quot;;[.B801])+2))" office:value-type="string" office:string-value="Kongu arts and Science College" calcext:value-type="string">
            <text:p>Kongu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ongu Hospital, Perundurai,Erode</text:p>
          </table:table-cell>
          <table:table-cell/>
          <table:table-cell table:formula="of:=TRIM(MID([.B802];FIND(&quot;-&quot;;[.B802])+2;LEN([.B802])-FIND(&quot;-&quot;;[.B802])+2))" office:value-type="string" office:string-value="Kongu Hospital, Perundurai,Erode" calcext:value-type="string">
            <text:p>Kongu Hospital, Perundurai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Kongu Matriculation School, Chennimalai</text:p>
          </table:table-cell>
          <table:table-cell/>
          <table:table-cell table:formula="of:=TRIM(MID([.B803];FIND(&quot;-&quot;;[.B803])+2;LEN([.B803])-FIND(&quot;-&quot;;[.B803])+2))" office:value-type="string" office:string-value="Kongu Matriculation School, Chennimalai" calcext:value-type="string">
            <text:p>Kongu Matriculation School, Chen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ugalur UG PHC</text:p>
          </table:table-cell>
          <table:table-cell/>
          <table:table-cell table:formula="of:=TRIM(MID([.B804];FIND(&quot;-&quot;;[.B804])+2;LEN([.B804])-FIND(&quot;-&quot;;[.B804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Kugalur UG PHC</text:p>
          </table:table-cell>
          <table:table-cell/>
          <table:table-cell table:formula="of:=TRIM(MID([.B805];FIND(&quot;-&quot;;[.B805])+2;LEN([.B805])-FIND(&quot;-&quot;;[.B805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Lotus Hospitals Research Centre Ltd,Erode</text:p>
          </table:table-cell>
          <table:table-cell/>
          <table:table-cell table:formula="of:=TRIM(MID([.B806];FIND(&quot;-&quot;;[.B806])+2;LEN([.B806])-FIND(&quot;-&quot;;[.B806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Lotus Hospitals Research Centre Ltd,Erode</text:p>
          </table:table-cell>
          <table:table-cell/>
          <table:table-cell table:formula="of:=TRIM(MID([.B807];FIND(&quot;-&quot;;[.B807])+2;LEN([.B807])-FIND(&quot;-&quot;;[.B807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M.J Hospital,Anthiyur</text:p>
          </table:table-cell>
          <table:table-cell/>
          <table:table-cell table:formula="of:=TRIM(MID([.B808];FIND(&quot;-&quot;;[.B808])+2;LEN([.B808])-FIND(&quot;-&quot;;[.B808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M.J Hospital,Anthiyur</text:p>
          </table:table-cell>
          <table:table-cell/>
          <table:table-cell table:formula="of:=TRIM(MID([.B809];FIND(&quot;-&quot;;[.B809])+2;LEN([.B809])-FIND(&quot;-&quot;;[.B809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Maaruthi Mediccal Center And Hospitals, Erode TN.</text:p>
          </table:table-cell>
          <table:table-cell/>
          <table:table-cell table:formula="of:=TRIM(MID([.B810];FIND(&quot;-&quot;;[.B810])+2;LEN([.B810])-FIND(&quot;-&quot;;[.B810])+2))" office:value-type="string" office:string-value="Maaruthi Mediccal Center And Hospitals, Erode TN." calcext:value-type="string">
            <text:p>Maaruthi Mediccal Center And Hospitals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odakurichi</text:p>
          </table:table-cell>
          <table:table-cell/>
          <table:table-cell table:formula="of:=TRIM(MID([.B811];FIND(&quot;-&quot;;[.B811])+2;LEN([.B811])-FIND(&quot;-&quot;;[.B811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odakurichi</text:p>
          </table:table-cell>
          <table:table-cell/>
          <table:table-cell table:formula="of:=TRIM(MID([.B812];FIND(&quot;-&quot;;[.B812])+2;LEN([.B812])-FIND(&quot;-&quot;;[.B812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ylampadi</text:p>
          </table:table-cell>
          <table:table-cell/>
          <table:table-cell table:formula="of:=TRIM(MID([.B813];FIND(&quot;-&quot;;[.B813])+2;LEN([.B813])-FIND(&quot;-&quot;;[.B813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ylampadi</text:p>
          </table:table-cell>
          <table:table-cell/>
          <table:table-cell table:formula="of:=TRIM(MID([.B814];FIND(&quot;-&quot;;[.B814])+2;LEN([.B814])-FIND(&quot;-&quot;;[.B814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Nambiyur UG PHC</text:p>
          </table:table-cell>
          <table:table-cell/>
          <table:table-cell table:formula="of:=TRIM(MID([.B815];FIND(&quot;-&quot;;[.B815])+2;LEN([.B815])-FIND(&quot;-&quot;;[.B815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Nambiyur UG PHC</text:p>
          </table:table-cell>
          <table:table-cell/>
          <table:table-cell table:formula="of:=TRIM(MID([.B816];FIND(&quot;-&quot;;[.B816])+2;LEN([.B816])-FIND(&quot;-&quot;;[.B816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Nandha Engineering College,Erode</text:p>
          </table:table-cell>
          <table:table-cell/>
          <table:table-cell table:formula="of:=TRIM(MID([.B817];FIND(&quot;-&quot;;[.B817])+2;LEN([.B817])-FIND(&quot;-&quot;;[.B817])+2))" office:value-type="string" office:string-value="Nandha Engineering College,Erode" calcext:value-type="string">
            <text:p>Nandha Engineering College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Nandha Medical College and Hospital, Pitchandampalayam</text:p>
          </table:table-cell>
          <table:table-cell/>
          <table:table-cell table:formula="of:=TRIM(MID([.B818];FIND(&quot;-&quot;;[.B818])+2;LEN([.B818])-FIND(&quot;-&quot;;[.B818])+2))" office:value-type="string" office:string-value="Nandha Medical College and Hospital, Pitchandampalayam" calcext:value-type="string">
            <text:p>Nandha Medical College and Hospital, Pitchand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Ortho Life Hospital, Anusha Hospital Complex</text:p>
          </table:table-cell>
          <table:table-cell/>
          <table:table-cell table:formula="of:=TRIM(MID([.B819];FIND(&quot;-&quot;;[.B819])+2;LEN([.B819])-FIND(&quot;-&quot;;[.B819])+2))" office:value-type="string" office:string-value="Ortho Life Hospital, Anusha Hospital Complex" calcext:value-type="string">
            <text:p>Ortho Life Hospital, Anusha Hospital Compl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Punjaipuliyampatti</text:p>
          </table:table-cell>
          <table:table-cell/>
          <table:table-cell table:formula="of:=TRIM(MID([.B820];FIND(&quot;-&quot;;[.B820])+2;LEN([.B820])-FIND(&quot;-&quot;;[.B820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Punjaipuliyampatti</text:p>
          </table:table-cell>
          <table:table-cell/>
          <table:table-cell table:formula="of:=TRIM(MID([.B821];FIND(&quot;-&quot;;[.B821])+2;LEN([.B821])-FIND(&quot;-&quot;;[.B821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Ritheesh Hospital, Sathyamangalam</text:p>
          </table:table-cell>
          <table:table-cell/>
          <table:table-cell table:formula="of:=TRIM(MID([.B822];FIND(&quot;-&quot;;[.B822])+2;LEN([.B822])-FIND(&quot;-&quot;;[.B822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Ritheesh Hospital, Sathyamangalam</text:p>
          </table:table-cell>
          <table:table-cell/>
          <table:table-cell table:formula="of:=TRIM(MID([.B823];FIND(&quot;-&quot;;[.B823])+2;LEN([.B823])-FIND(&quot;-&quot;;[.B823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Ritheesh Hospital,Sathyamangalam</text:p>
          </table:table-cell>
          <table:table-cell/>
          <table:table-cell table:formula="of:=TRIM(MID([.B824];FIND(&quot;-&quot;;[.B824])+2;LEN([.B824])-FIND(&quot;-&quot;;[.B824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Ritheesh Hospital,Sathyamangalam</text:p>
          </table:table-cell>
          <table:table-cell/>
          <table:table-cell table:formula="of:=TRIM(MID([.B825];FIND(&quot;-&quot;;[.B825])+2;LEN([.B825])-FIND(&quot;-&quot;;[.B825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S.H.Hospital,Anthiyur</text:p>
          </table:table-cell>
          <table:table-cell/>
          <table:table-cell table:formula="of:=TRIM(MID([.B826];FIND(&quot;-&quot;;[.B826])+2;LEN([.B826])-FIND(&quot;-&quot;;[.B826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S.H.Hospital,Anthiyur</text:p>
          </table:table-cell>
          <table:table-cell/>
          <table:table-cell table:formula="of:=TRIM(MID([.B827];FIND(&quot;-&quot;;[.B827])+2;LEN([.B827])-FIND(&quot;-&quot;;[.B827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.K.Hospital, Gobichettipalayam</text:p>
          </table:table-cell>
          <table:table-cell/>
          <table:table-cell table:formula="of:=TRIM(MID([.B828];FIND(&quot;-&quot;;[.B828])+2;LEN([.B828])-FIND(&quot;-&quot;;[.B828])+2))" office:value-type="string" office:string-value="S.K.Hospital, Gobichettipalayam" calcext:value-type="string">
            <text:p>S.K.Hospital, 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athyamangalam GH</text:p>
          </table:table-cell>
          <table:table-cell/>
          <table:table-cell table:formula="of:=TRIM(MID([.B829];FIND(&quot;-&quot;;[.B829])+2;LEN([.B829])-FIND(&quot;-&quot;;[.B829])+2))" office:value-type="string" office:string-value="Sathyamangalam GH" calcext:value-type="string">
            <text:p>Sathy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engunthar Engineering college </text:p>
          </table:table-cell>
          <table:table-cell/>
          <table:table-cell table:formula="of:=TRIM(MID([.B830];FIND(&quot;-&quot;;[.B830])+2;LEN([.B830])-FIND(&quot;-&quot;;[.B830])+2))" office:value-type="string" office:string-value="Sengunthar Engineering college" calcext:value-type="string">
            <text:p>Sengunthar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enthil Multi Speciality Hospital, Perundurai Road</text:p>
          </table:table-cell>
          <table:table-cell/>
          <table:table-cell table:formula="of:=TRIM(MID([.B831];FIND(&quot;-&quot;;[.B831])+2;LEN([.B831])-FIND(&quot;-&quot;;[.B831])+2))" office:value-type="string" office:string-value="Senthil Multi Speciality Hospital, Perundurai Road" calcext:value-type="string">
            <text:p>Senthil Multi Speciality Hospital, Perundur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hri Mani Hospital, Bhavani</text:p>
          </table:table-cell>
          <table:table-cell/>
          <table:table-cell table:formula="of:=TRIM(MID([.B832];FIND(&quot;-&quot;;[.B832])+2;LEN([.B832])-FIND(&quot;-&quot;;[.B832])+2))" office:value-type="string" office:string-value="Shri Mani Hospital, Bhavani" calcext:value-type="string">
            <text:p>Shri Mani Hospital, Bhav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ivagiri</text:p>
          </table:table-cell>
          <table:table-cell/>
          <table:table-cell table:formula="of:=TRIM(MID([.B833];FIND(&quot;-&quot;;[.B833])+2;LEN([.B833])-FIND(&quot;-&quot;;[.B833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Sivagiri</text:p>
          </table:table-cell>
          <table:table-cell/>
          <table:table-cell table:formula="of:=TRIM(MID([.B834];FIND(&quot;-&quot;;[.B834])+2;LEN([.B834])-FIND(&quot;-&quot;;[.B834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udha Hospitals Perundurai Road, Erode TN.</text:p>
          </table:table-cell>
          <table:table-cell/>
          <table:table-cell table:formula="of:=TRIM(MID([.B835];FIND(&quot;-&quot;;[.B835])+2;LEN([.B835])-FIND(&quot;-&quot;;[.B835])+2))" office:value-type="string" office:string-value="Sudha Hospitals Perundurai Road, Erode TN." calcext:value-type="string">
            <text:p>Sudha Hospitals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Thalavadi</text:p>
          </table:table-cell>
          <table:table-cell/>
          <table:table-cell table:formula="of:=TRIM(MID([.B836];FIND(&quot;-&quot;;[.B836])+2;LEN([.B836])-FIND(&quot;-&quot;;[.B836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alavadi</text:p>
          </table:table-cell>
          <table:table-cell/>
          <table:table-cell table:formula="of:=TRIM(MID([.B837];FIND(&quot;-&quot;;[.B837])+2;LEN([.B837])-FIND(&quot;-&quot;;[.B837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ingalur UG PHC</text:p>
          </table:table-cell>
          <table:table-cell/>
          <table:table-cell table:formula="of:=TRIM(MID([.B838];FIND(&quot;-&quot;;[.B838])+2;LEN([.B838])-FIND(&quot;-&quot;;[.B838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ingalur UG PHC</text:p>
          </table:table-cell>
          <table:table-cell/>
          <table:table-cell table:formula="of:=TRIM(MID([.B839];FIND(&quot;-&quot;;[.B839])+2;LEN([.B839])-FIND(&quot;-&quot;;[.B839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ookkanayakkanpalayam</text:p>
          </table:table-cell>
          <table:table-cell/>
          <table:table-cell table:formula="of:=TRIM(MID([.B840];FIND(&quot;-&quot;;[.B840])+2;LEN([.B840])-FIND(&quot;-&quot;;[.B840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ookkanayakkanpalayam</text:p>
          </table:table-cell>
          <table:table-cell/>
          <table:table-cell table:formula="of:=TRIM(MID([.B841];FIND(&quot;-&quot;;[.B841])+2;LEN([.B841])-FIND(&quot;-&quot;;[.B841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Ukkaram</text:p>
          </table:table-cell>
          <table:table-cell/>
          <table:table-cell table:formula="of:=TRIM(MID([.B842];FIND(&quot;-&quot;;[.B842])+2;LEN([.B842])-FIND(&quot;-&quot;;[.B842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Ukkaram</text:p>
          </table:table-cell>
          <table:table-cell/>
          <table:table-cell table:formula="of:=TRIM(MID([.B843];FIND(&quot;-&quot;;[.B843])+2;LEN([.B843])-FIND(&quot;-&quot;;[.B843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Veena hospital, nasiyanur</text:p>
          </table:table-cell>
          <table:table-cell/>
          <table:table-cell table:formula="of:=TRIM(MID([.B844];FIND(&quot;-&quot;;[.B844])+2;LEN([.B844])-FIND(&quot;-&quot;;[.B844])+2))" office:value-type="string" office:string-value="Veena hospital, nasiyanur" calcext:value-type="string">
            <text:p>Veena hospital, nas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Vellalar College , Thindal</text:p>
          </table:table-cell>
          <table:table-cell/>
          <table:table-cell table:formula="of:=TRIM(MID([.B845];FIND(&quot;-&quot;;[.B845])+2;LEN([.B845])-FIND(&quot;-&quot;;[.B845])+2))" office:value-type="string" office:string-value="Vellalar College , Thindal" calcext:value-type="string">
            <text:p>Vellalar College , Thi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KT School, Kallakurichi</text:p>
          </table:table-cell>
          <table:table-cell/>
          <table:table-cell table:formula="of:=TRIM(MID([.B846];FIND(&quot;-&quot;;[.B846])+2;LEN([.B846])-FIND(&quot;-&quot;;[.B846])+2))" office:value-type="string" office:string-value="AKT School, Kallakurichi" calcext:value-type="string">
            <text:p>AKT School, 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Annai Medical Centre, Villupuram TN.</text:p>
          </table:table-cell>
          <table:table-cell/>
          <table:table-cell table:formula="of:=TRIM(MID([.B847];FIND(&quot;-&quot;;[.B847])+2;LEN([.B847])-FIND(&quot;-&quot;;[.B847])+2))" office:value-type="string" office:string-value="Annai Medical Centre, Villupuram TN." calcext:value-type="string">
            <text:p>Annai Medical Centre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riyur</text:p>
          </table:table-cell>
          <table:table-cell/>
          <table:table-cell table:formula="of:=TRIM(MID([.B848];FIND(&quot;-&quot;;[.B848])+2;LEN([.B848])-FIND(&quot;-&quot;;[.B848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Ariyur</text:p>
          </table:table-cell>
          <table:table-cell/>
          <table:table-cell table:formula="of:=TRIM(MID([.B849];FIND(&quot;-&quot;;[.B849])+2;LEN([.B849])-FIND(&quot;-&quot;;[.B849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<text:s/>CCC - Bharathi Women's Colloge, Thachur</text:p>
          </table:table-cell>
          <table:table-cell/>
          <table:table-cell table:formula="of:=TRIM(MID([.B850];FIND(&quot;-&quot;;[.B850])+2;LEN([.B850])-FIND(&quot;-&quot;;[.B850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Bharathi Women's Colloge, Thachur</text:p>
          </table:table-cell>
          <table:table-cell/>
          <table:table-cell table:formula="of:=TRIM(MID([.B851];FIND(&quot;-&quot;;[.B851])+2;LEN([.B851])-FIND(&quot;-&quot;;[.B851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O - Govt Medical College Hospital,Kallakurichi</text:p>
          </table:table-cell>
          <table:table-cell/>
          <table:table-cell table:formula="of:=TRIM(MID([.B852];FIND(&quot;-&quot;;[.B852])+2;LEN([.B852])-FIND(&quot;-&quot;;[.B852])+2))" office:value-type="string" office:string-value="Govt Medical College Hospital,Kallakurichi" calcext:value-type="string">
            <text:p>Govt Medical College Hospital,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MODEL HR SEC SCHOOL , G ARIYUR</text:p>
          </table:table-cell>
          <table:table-cell/>
          <table:table-cell table:formula="of:=TRIM(MID([.B853];FIND(&quot;-&quot;;[.B853])+2;LEN([.B853])-FIND(&quot;-&quot;;[.B853])+2))" office:value-type="string" office:string-value="GOVT MODEL HR SEC SCHOOL , G ARIYUR" calcext:value-type="string">
            <text:p>GOVT MODEL HR SEC SCHOOL , G 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Polytechnic College, Sankarapuram</text:p>
          </table:table-cell>
          <table:table-cell/>
          <table:table-cell table:formula="of:=TRIM(MID([.B854];FIND(&quot;-&quot;;[.B854])+2;LEN([.B854])-FIND(&quot;-&quot;;[.B854])+2))" office:value-type="string" office:string-value="Govt Polytechnic College, Sankarapuram" calcext:value-type="string">
            <text:p>Govt Polytechnic College, 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Chinnasalem</text:p>
          </table:table-cell>
          <table:table-cell/>
          <table:table-cell table:formula="of:=TRIM(MID([.B855];FIND(&quot;-&quot;;[.B855])+2;LEN([.B855])-FIND(&quot;-&quot;;[.B855])+2))" office:value-type="string" office:string-value="Govt Taluk Hospital,Chinnasalem" calcext:value-type="string">
            <text:p>Govt Taluk Hospital,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Sankarapuram</text:p>
          </table:table-cell>
          <table:table-cell/>
          <table:table-cell table:formula="of:=TRIM(MID([.B856];FIND(&quot;-&quot;;[.B856])+2;LEN([.B856])-FIND(&quot;-&quot;;[.B856])+2))" office:value-type="string" office:string-value="Govt Taluk Hospital,Sankarapuram" calcext:value-type="string">
            <text:p>Govt Taluk Hospital,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Thirukovilur</text:p>
          </table:table-cell>
          <table:table-cell/>
          <table:table-cell table:formula="of:=TRIM(MID([.B857];FIND(&quot;-&quot;;[.B857])+2;LEN([.B857])-FIND(&quot;-&quot;;[.B857])+2))" office:value-type="string" office:string-value="Govt Taluk Hospital,Thirukovilur" calcext:value-type="string">
            <text:p>Govt Taluk Hospital,Thirukovi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Ulunderpettai</text:p>
          </table:table-cell>
          <table:table-cell/>
          <table:table-cell table:formula="of:=TRIM(MID([.B858];FIND(&quot;-&quot;;[.B858])+2;LEN([.B858])-FIND(&quot;-&quot;;[.B858])+2))" office:value-type="string" office:string-value="Govt Taluk Hospital,Ulunderpettai" calcext:value-type="string">
            <text:p>Govt Taluk Hospital,Ulunde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lavanasurkottai</text:p>
          </table:table-cell>
          <table:table-cell/>
          <table:table-cell table:formula="of:=TRIM(MID([.B859];FIND(&quot;-&quot;;[.B859])+2;LEN([.B859])-FIND(&quot;-&quot;;[.B859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Ilavanasurkottai</text:p>
          </table:table-cell>
          <table:table-cell/>
          <table:table-cell table:formula="of:=TRIM(MID([.B860];FIND(&quot;-&quot;;[.B860])+2;LEN([.B860])-FIND(&quot;-&quot;;[.B860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TI Chinnasalem</text:p>
          </table:table-cell>
          <table:table-cell/>
          <table:table-cell table:formula="of:=TRIM(MID([.B861];FIND(&quot;-&quot;;[.B861])+2;LEN([.B861])-FIND(&quot;-&quot;;[.B861])+2))" office:value-type="string" office:string-value="ITI Chinnasalem" calcext:value-type="string">
            <text:p>ITI 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chirapalayam</text:p>
          </table:table-cell>
          <table:table-cell/>
          <table:table-cell table:formula="of:=TRIM(MID([.B862];FIND(&quot;-&quot;;[.B862])+2;LEN([.B862])-FIND(&quot;-&quot;;[.B862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chirapalayam</text:p>
          </table:table-cell>
          <table:table-cell/>
          <table:table-cell table:formula="of:=TRIM(MID([.B863];FIND(&quot;-&quot;;[.B863])+2;LEN([.B863])-FIND(&quot;-&quot;;[.B863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riyalur</text:p>
          </table:table-cell>
          <table:table-cell/>
          <table:table-cell table:formula="of:=TRIM(MID([.B864];FIND(&quot;-&quot;;[.B864])+2;LEN([.B864])-FIND(&quot;-&quot;;[.B864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riyalur</text:p>
          </table:table-cell>
          <table:table-cell/>
          <table:table-cell table:formula="of:=TRIM(MID([.B865];FIND(&quot;-&quot;;[.B865])+2;LEN([.B865])-FIND(&quot;-&quot;;[.B865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Lotus Paediatric Emergency Centre</text:p>
          </table:table-cell>
          <table:table-cell/>
          <table:table-cell table:formula="of:=TRIM(MID([.B866];FIND(&quot;-&quot;;[.B866])+2;LEN([.B866])-FIND(&quot;-&quot;;[.B866])+2))" office:value-type="string" office:string-value="Lotus Paediatric Emergency Centre" calcext:value-type="string">
            <text:p>Lotus Paediatric Emergency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elur</text:p>
          </table:table-cell>
          <table:table-cell/>
          <table:table-cell table:formula="of:=TRIM(MID([.B867];FIND(&quot;-&quot;;[.B867])+2;LEN([.B867])-FIND(&quot;-&quot;;[.B867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Melur</text:p>
          </table:table-cell>
          <table:table-cell/>
          <table:table-cell table:formula="of:=TRIM(MID([.B868];FIND(&quot;-&quot;;[.B868])+2;LEN([.B868])-FIND(&quot;-&quot;;[.B868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 AYANVELLORE</text:p>
          </table:table-cell>
          <table:table-cell/>
          <table:table-cell table:formula="of:=TRIM(MID([.B869];FIND(&quot;-&quot;;[.B869])+2;LEN([.B869])-FIND(&quot;-&quot;;[.B869])+2))" office:value-type="string" office:string-value="MODEL SCHOOL AYANVELLORE" calcext:value-type="string">
            <text:p>MODEL SCHOOL AYAN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, KUMARAMANGALAM</text:p>
          </table:table-cell>
          <table:table-cell/>
          <table:table-cell table:formula="of:=TRIM(MID([.B870];FIND(&quot;-&quot;;[.B870])+2;LEN([.B870])-FIND(&quot;-&quot;;[.B870])+2))" office:value-type="string" office:string-value="MODEL SCHOOL, KUMARAMANGALAM" calcext:value-type="string">
            <text:p>MODEL SCHOOL, KUMAR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Pudupettai</text:p>
          </table:table-cell>
          <table:table-cell/>
          <table:table-cell table:formula="of:=TRIM(MID([.B871];FIND(&quot;-&quot;;[.B871])+2;LEN([.B871])-FIND(&quot;-&quot;;[.B871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Pudupettai</text:p>
          </table:table-cell>
          <table:table-cell/>
          <table:table-cell table:formula="of:=TRIM(MID([.B872];FIND(&quot;-&quot;;[.B872])+2;LEN([.B872])-FIND(&quot;-&quot;;[.B872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Rishivandhiyam</text:p>
          </table:table-cell>
          <table:table-cell/>
          <table:table-cell table:formula="of:=TRIM(MID([.B873];FIND(&quot;-&quot;;[.B873])+2;LEN([.B873])-FIND(&quot;-&quot;;[.B873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Rishivandhiyam</text:p>
          </table:table-cell>
          <table:table-cell/>
          <table:table-cell table:formula="of:=TRIM(MID([.B874];FIND(&quot;-&quot;;[.B874])+2;LEN([.B874])-FIND(&quot;-&quot;;[.B874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 A Hospital, Sankarapuram, Villupuram</text:p>
          </table:table-cell>
          <table:table-cell/>
          <table:table-cell table:formula="of:=TRIM(MID([.B875];FIND(&quot;-&quot;;[.B875])+2;LEN([.B875])-FIND(&quot;-&quot;;[.B875])+2))" office:value-type="string" office:string-value="S A Hospital, Sankarapuram, Villupuram" calcext:value-type="string">
            <text:p>S A Hospital, Sankarapuram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RI SANJEEVI HOSPITAL, VILLUPURAM TN.</text:p>
          </table:table-cell>
          <table:table-cell/>
          <table:table-cell table:formula="of:=TRIM(MID([.B876];FIND(&quot;-&quot;;[.B876])+2;LEN([.B876])-FIND(&quot;-&quot;;[.B876])+2))" office:value-type="string" office:string-value="SRI SANJEEVI HOSPITAL, VILLUPURAM TN." calcext:value-type="string">
            <text:p>SRI SANJEEVI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agadurgam</text:p>
          </table:table-cell>
          <table:table-cell/>
          <table:table-cell table:formula="of:=TRIM(MID([.B877];FIND(&quot;-&quot;;[.B877])+2;LEN([.B877])-FIND(&quot;-&quot;;[.B877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agadurgam</text:p>
          </table:table-cell>
          <table:table-cell/>
          <table:table-cell table:formula="of:=TRIM(MID([.B878];FIND(&quot;-&quot;;[.B878])+2;LEN([.B878])-FIND(&quot;-&quot;;[.B878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runavalur</text:p>
          </table:table-cell>
          <table:table-cell/>
          <table:table-cell table:formula="of:=TRIM(MID([.B879];FIND(&quot;-&quot;;[.B879])+2;LEN([.B879])-FIND(&quot;-&quot;;[.B879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runavalur</text:p>
          </table:table-cell>
          <table:table-cell/>
          <table:table-cell table:formula="of:=TRIM(MID([.B880];FIND(&quot;-&quot;;[.B880])+2;LEN([.B880])-FIND(&quot;-&quot;;[.B880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Aayushmaan Holistic health centre </text:p>
          </table:table-cell>
          <table:table-cell/>
          <table:table-cell table:formula="of:=TRIM(MID([.B881];FIND(&quot;-&quot;;[.B881])+2;LEN([.B881])-FIND(&quot;-&quot;;[.B881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Aayushmaan Holistic health centre </text:p>
          </table:table-cell>
          <table:table-cell/>
          <table:table-cell table:formula="of:=TRIM(MID([.B882];FIND(&quot;-&quot;;[.B882])+2;LEN([.B882])-FIND(&quot;-&quot;;[.B882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Annaii Medical College and Hospital, Sriperumbudur</text:p>
          </table:table-cell>
          <table:table-cell/>
          <table:table-cell table:formula="of:=TRIM(MID([.B883];FIND(&quot;-&quot;;[.B883])+2;LEN([.B883])-FIND(&quot;-&quot;;[.B883])+2))" office:value-type="string" office:string-value="Annaii Medical College and Hospital, Sriperumbudur" calcext:value-type="string">
            <text:p>Annaii Medical College and Hospital, Sriperum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Bon Secours Hospital, Sunguvarchatram</text:p>
          </table:table-cell>
          <table:table-cell/>
          <table:table-cell table:formula="of:=TRIM(MID([.B884];FIND(&quot;-&quot;;[.B884])+2;LEN([.B884])-FIND(&quot;-&quot;;[.B884])+2))" office:value-type="string" office:string-value="Bon Secours Hospital, Sunguvarchatram" calcext:value-type="string">
            <text:p>Bon Secours Hospital, Sunguvar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C-Dot Hospital, Perumbakkam</text:p>
          </table:table-cell>
          <table:table-cell/>
          <table:table-cell table:formula="of:=TRIM(MID([.B885];FIND(&quot;-&quot;;[.B885])+2;LEN([.B885])-FIND(&quot;-&quot;;[.B885])+2))" office:value-type="string" office:string-value="C-Dot Hospital, Perumbakkam" calcext:value-type="string">
            <text:p>C-Dot Hospital, Pe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Elichur</text:p>
          </table:table-cell>
          <table:table-cell/>
          <table:table-cell table:formula="of:=TRIM(MID([.B886];FIND(&quot;-&quot;;[.B886])+2;LEN([.B886])-FIND(&quot;-&quot;;[.B886])+2))" office:value-type="string" office:string-value="CCC - Elichur" calcext:value-type="string">
            <text:p>CCC - El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Pallavan - Kolivakkam</text:p>
          </table:table-cell>
          <table:table-cell/>
          <table:table-cell table:formula="of:=TRIM(MID([.B887];FIND(&quot;-&quot;;[.B887])+2;LEN([.B887])-FIND(&quot;-&quot;;[.B887])+2))" office:value-type="string" office:string-value="CCC - Pallavan - Kolivakkam" calcext:value-type="string">
            <text:p>CCC - Pallavan - Ko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an Bone Joint Neuro and Trauma Centre</text:p>
          </table:table-cell>
          <table:table-cell/>
          <table:table-cell table:formula="of:=TRIM(MID([.B888];FIND(&quot;-&quot;;[.B888])+2;LEN([.B888])-FIND(&quot;-&quot;;[.B888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Dr. Venkatesan Bone Joint Neuro and Trauma Centre</text:p>
          </table:table-cell>
          <table:table-cell/>
          <table:table-cell table:formula="of:=TRIM(MID([.B889];FIND(&quot;-&quot;;[.B889])+2;LEN([.B889])-FIND(&quot;-&quot;;[.B889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h hospital, Kanchipuram</text:p>
          </table:table-cell>
          <table:table-cell/>
          <table:table-cell table:formula="of:=TRIM(MID([.B890];FIND(&quot;-&quot;;[.B890])+2;LEN([.B890])-FIND(&quot;-&quot;;[.B890])+2))" office:value-type="string" office:string-value="Dr. Venkatesh hospital, Kanchipuram" calcext:value-type="string">
            <text:p>Dr. Venkatesh hospital,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Easymom Fertility and Maternity care <text:s/></text:p>
          </table:table-cell>
          <table:table-cell/>
          <table:table-cell table:formula="of:=TRIM(MID([.B891];FIND(&quot;-&quot;;[.B891])+2;LEN([.B891])-FIND(&quot;-&quot;;[.B891])+2))" office:value-type="string" office:string-value="Easymom Fertility and Maternity care" calcext:value-type="string">
            <text:p>Easymom Fertility and Maternit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andhi Hospital, Irungattukottai*</text:p>
          </table:table-cell>
          <table:table-cell/>
          <table:table-cell table:formula="of:=TRIM(MID([.B892];FIND(&quot;-&quot;;[.B892])+2;LEN([.B892])-FIND(&quot;-&quot;;[.B892])+2))" office:value-type="string" office:string-value="Gandhi Hospital, Irungattukottai*" calcext:value-type="string">
            <text:p>Gandhi Hospital, Irungattu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overnment Hospital Kanchipuram</text:p>
          </table:table-cell>
          <table:table-cell/>
          <table:table-cell table:formula="of:=TRIM(MID([.B893];FIND(&quot;-&quot;;[.B893])+2;LEN([.B893])-FIND(&quot;-&quot;;[.B893])+2))" office:value-type="string" office:string-value="Government Hospital Kanchipuram" calcext:value-type="string">
            <text:p>Government Hospital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Hiranandhini parks hospital, oragadam</text:p>
          </table:table-cell>
          <table:table-cell/>
          <table:table-cell table:formula="of:=TRIM(MID([.B894];FIND(&quot;-&quot;;[.B894])+2;LEN([.B894])-FIND(&quot;-&quot;;[.B894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Hiranandhini parks hospital, oragadam</text:p>
          </table:table-cell>
          <table:table-cell/>
          <table:table-cell table:formula="of:=TRIM(MID([.B895];FIND(&quot;-&quot;;[.B895])+2;LEN([.B895])-FIND(&quot;-&quot;;[.B895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Injambakkam covid health centre CCC</text:p>
          </table:table-cell>
          <table:table-cell/>
          <table:table-cell table:formula="of:=TRIM(MID([.B896];FIND(&quot;-&quot;;[.B896])+2;LEN([.B896])-FIND(&quot;-&quot;;[.B896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Injambakkam covid health centre CCC</text:p>
          </table:table-cell>
          <table:table-cell/>
          <table:table-cell table:formula="of:=TRIM(MID([.B897];FIND(&quot;-&quot;;[.B897])+2;LEN([.B897])-FIND(&quot;-&quot;;[.B897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JABBAR HEALTH CENTER</text:p>
          </table:table-cell>
          <table:table-cell/>
          <table:table-cell table:formula="of:=TRIM(MID([.B898];FIND(&quot;-&quot;;[.B898])+2;LEN([.B898])-FIND(&quot;-&quot;;[.B898])+2))" office:value-type="string" office:string-value="JABBAR HEALTH CENTER" calcext:value-type="string">
            <text:p>JABBAR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Janani Nursing Home, Kancheepuram</text:p>
          </table:table-cell>
          <table:table-cell/>
          <table:table-cell table:formula="of:=TRIM(MID([.B899];FIND(&quot;-&quot;;[.B899])+2;LEN([.B899])-FIND(&quot;-&quot;;[.B899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nani Nursing Home, Kancheepuram</text:p>
          </table:table-cell>
          <table:table-cell/>
          <table:table-cell table:formula="of:=TRIM(MID([.B900];FIND(&quot;-&quot;;[.B900])+2;LEN([.B900])-FIND(&quot;-&quot;;[.B900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ya Hospital,Sriperumbudhur</text:p>
          </table:table-cell>
          <table:table-cell/>
          <table:table-cell table:formula="of:=TRIM(MID([.B901];FIND(&quot;-&quot;;[.B901])+2;LEN([.B901])-FIND(&quot;-&quot;;[.B901])+2))" office:value-type="string" office:string-value="Jaya Hospital,Sriperumbudhur" calcext:value-type="string">
            <text:p>Jaya Hospital,Sr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KPP Multispeciality Hospital, Sholinganallur</text:p>
          </table:table-cell>
          <table:table-cell/>
          <table:table-cell table:formula="of:=TRIM(MID([.B902];FIND(&quot;-&quot;;[.B902])+2;LEN([.B902])-FIND(&quot;-&quot;;[.B902])+2))" office:value-type="string" office:string-value="KPP Multispeciality Hospital, Sholinganallur" calcext:value-type="string">
            <text:p>KPP Multi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Kundrathur CHC</text:p>
          </table:table-cell>
          <table:table-cell/>
          <table:table-cell table:formula="of:=TRIM(MID([.B903];FIND(&quot;-&quot;;[.B903])+2;LEN([.B903])-FIND(&quot;-&quot;;[.B903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Kundrathur CHC</text:p>
          </table:table-cell>
          <table:table-cell/>
          <table:table-cell table:formula="of:=TRIM(MID([.B904];FIND(&quot;-&quot;;[.B904])+2;LEN([.B904])-FIND(&quot;-&quot;;[.B904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ha medical college - ccc</text:p>
          </table:table-cell>
          <table:table-cell/>
          <table:table-cell table:formula="of:=TRIM(MID([.B905];FIND(&quot;-&quot;;[.B905])+2;LEN([.B905])-FIND(&quot;-&quot;;[.B905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adha medical college - ccc</text:p>
          </table:table-cell>
          <table:table-cell/>
          <table:table-cell table:formula="of:=TRIM(MID([.B906];FIND(&quot;-&quot;;[.B906])+2;LEN([.B906])-FIND(&quot;-&quot;;[.B906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dha Medical College Hospital</text:p>
          </table:table-cell>
          <table:table-cell/>
          <table:table-cell table:formula="of:=TRIM(MID([.B907];FIND(&quot;-&quot;;[.B907])+2;LEN([.B907])-FIND(&quot;-&quot;;[.B907])+2))" office:value-type="string" office:string-value="Madha Medical College Hospital" calcext:value-type="string">
            <text:p>Ma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uramangalam chc</text:p>
          </table:table-cell>
          <table:table-cell/>
          <table:table-cell table:formula="of:=TRIM(MID([.B908];FIND(&quot;-&quot;;[.B908])+2;LEN([.B908])-FIND(&quot;-&quot;;[.B908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duramangalam chc</text:p>
          </table:table-cell>
          <table:table-cell/>
          <table:table-cell table:formula="of:=TRIM(MID([.B909];FIND(&quot;-&quot;;[.B909])+2;LEN([.B909])-FIND(&quot;-&quot;;[.B909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halakshmi Multispecialty Hospital</text:p>
          </table:table-cell>
          <table:table-cell/>
          <table:table-cell table:formula="of:=TRIM(MID([.B910];FIND(&quot;-&quot;;[.B910])+2;LEN([.B910])-FIND(&quot;-&quot;;[.B910])+2))" office:value-type="string" office:string-value="Mahalakshmi Multispecialty Hospital" calcext:value-type="string">
            <text:p>Mahalakshmi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nampathi CHC</text:p>
          </table:table-cell>
          <table:table-cell/>
          <table:table-cell table:formula="of:=TRIM(MID([.B911];FIND(&quot;-&quot;;[.B911])+2;LEN([.B911])-FIND(&quot;-&quot;;[.B911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nampathi CHC</text:p>
          </table:table-cell>
          <table:table-cell/>
          <table:table-cell table:formula="of:=TRIM(MID([.B912];FIND(&quot;-&quot;;[.B912])+2;LEN([.B912])-FIND(&quot;-&quot;;[.B912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eenakshi Medical college &amp; Research Institute</text:p>
          </table:table-cell>
          <table:table-cell/>
          <table:table-cell table:formula="of:=TRIM(MID([.B913];FIND(&quot;-&quot;;[.B913])+2;LEN([.B913])-FIND(&quot;-&quot;;[.B913])+2))" office:value-type="string" office:string-value="Meenakshi Medical college &amp; Research Institute" calcext:value-type="string">
            <text:p>Meenakshi Medical college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eenatchi Medical college Hospital Private - CCC</text:p>
          </table:table-cell>
          <table:table-cell/>
          <table:table-cell table:formula="of:=TRIM(MID([.B914];FIND(&quot;-&quot;;[.B914])+2;LEN([.B914])-FIND(&quot;-&quot;;[.B914])+2))" office:value-type="string" office:string-value="Meenatchi Medical college Hospital Private - CCC" calcext:value-type="string">
            <text:p>Meenatchi Medical college Hospital Privat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MM Nagar medic center maraimmalai Nagar </text:p>
          </table:table-cell>
          <table:table-cell/>
          <table:table-cell table:formula="of:=TRIM(MID([.B915];FIND(&quot;-&quot;;[.B915])+2;LEN([.B915])-FIND(&quot;-&quot;;[.B915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MM Nagar medic center maraimmalai Nagar </text:p>
          </table:table-cell>
          <table:table-cell/>
          <table:table-cell table:formula="of:=TRIM(MID([.B916];FIND(&quot;-&quot;;[.B916])+2;LEN([.B916])-FIND(&quot;-&quot;;[.B916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uthukumaran Hospital - CCC</text:p>
          </table:table-cell>
          <table:table-cell/>
          <table:table-cell table:formula="of:=TRIM(MID([.B917];FIND(&quot;-&quot;;[.B917])+2;LEN([.B917])-FIND(&quot;-&quot;;[.B917])+2))" office:value-type="string" office:string-value="Muthukumaran Hospital - CCC" calcext:value-type="string">
            <text:p>Muthukumaran Hospital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Nathapettai iccc</text:p>
          </table:table-cell>
          <table:table-cell/>
          <table:table-cell table:formula="of:=TRIM(MID([.B918];FIND(&quot;-&quot;;[.B918])+2;LEN([.B918])-FIND(&quot;-&quot;;[.B918])+2))" office:value-type="string" office:string-value="Nathapettai iccc" calcext:value-type="string">
            <text:p>Nathapett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Parandur chc</text:p>
          </table:table-cell>
          <table:table-cell/>
          <table:table-cell table:formula="of:=TRIM(MID([.B919];FIND(&quot;-&quot;;[.B919])+2;LEN([.B919])-FIND(&quot;-&quot;;[.B919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Parandur chc</text:p>
          </table:table-cell>
          <table:table-cell/>
          <table:table-cell table:formula="of:=TRIM(MID([.B920];FIND(&quot;-&quot;;[.B920])+2;LEN([.B920])-FIND(&quot;-&quot;;[.B920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 B Hospital, Navallur</text:p>
          </table:table-cell>
          <table:table-cell/>
          <table:table-cell table:formula="of:=TRIM(MID([.B921];FIND(&quot;-&quot;;[.B921])+2;LEN([.B921])-FIND(&quot;-&quot;;[.B921])+2))" office:value-type="string" office:string-value="S B Hospital, Navallur" calcext:value-type="string">
            <text:p>S 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kara Multi Speciality <text:s/>Hospital,</text:p>
          </table:table-cell>
          <table:table-cell/>
          <table:table-cell table:formula="of:=TRIM(MID([.B922];FIND(&quot;-&quot;;[.B922])+2;LEN([.B922])-FIND(&quot;-&quot;;[.B922])+2))" office:value-type="string" office:string-value="Sankara Multi Speciality Hospital," calcext:value-type="string">
            <text:p>Sankara Multi Speciality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Santhoshi Hospital, Mudichur</text:p>
          </table:table-cell>
          <table:table-cell/>
          <table:table-cell table:formula="of:=TRIM(MID([.B923];FIND(&quot;-&quot;;[.B923])+2;LEN([.B923])-FIND(&quot;-&quot;;[.B923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thoshi Hospital, Mudichur</text:p>
          </table:table-cell>
          <table:table-cell/>
          <table:table-cell table:formula="of:=TRIM(MID([.B924];FIND(&quot;-&quot;;[.B924])+2;LEN([.B924])-FIND(&quot;-&quot;;[.B924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SAVEETHA MEDICAL COLLEGE</text:p>
          </table:table-cell>
          <table:table-cell/>
          <table:table-cell table:formula="of:=TRIM(MID([.B925];FIND(&quot;-&quot;;[.B925])+2;LEN([.B925])-FIND(&quot;-&quot;;[.B925])+2))" office:value-type="string" office:string-value="SAVEETHA MEDICAL COLLEGE" calcext:value-type="string">
            <text:p>SAVEETH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veetha Medical college, Thandalam</text:p>
          </table:table-cell>
          <table:table-cell/>
          <table:table-cell table:formula="of:=TRIM(MID([.B926];FIND(&quot;-&quot;;[.B926])+2;LEN([.B926])-FIND(&quot;-&quot;;[.B926])+2))" office:value-type="string" office:string-value="Saveetha Medical college, Thandalam" calcext:value-type="string">
            <text:p>Saveetha Medical college, Thand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yee Hospital, Padappai</text:p>
          </table:table-cell>
          <table:table-cell/>
          <table:table-cell table:formula="of:=TRIM(MID([.B927];FIND(&quot;-&quot;;[.B927])+2;LEN([.B927])-FIND(&quot;-&quot;;[.B927])+2))" office:value-type="string" office:string-value="Sayee Hospital, Padappai" calcext:value-type="string">
            <text:p>Sayee Hospital, Pada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B Hospital, Navallur</text:p>
          </table:table-cell>
          <table:table-cell/>
          <table:table-cell table:formula="of:=TRIM(MID([.B928];FIND(&quot;-&quot;;[.B928])+2;LEN([.B928])-FIND(&quot;-&quot;;[.B928])+2))" office:value-type="string" office:string-value="SB Hospital, Navallur" calcext:value-type="string">
            <text:p>S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peed Hospital, Mangadu</text:p>
          </table:table-cell>
          <table:table-cell/>
          <table:table-cell table:formula="of:=TRIM(MID([.B929];FIND(&quot;-&quot;;[.B929])+2;LEN([.B929])-FIND(&quot;-&quot;;[.B929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peed Hospital, Mangadu</text:p>
          </table:table-cell>
          <table:table-cell/>
          <table:table-cell table:formula="of:=TRIM(MID([.B930];FIND(&quot;-&quot;;[.B930])+2;LEN([.B930])-FIND(&quot;-&quot;;[.B930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 Muthukumaran Medical College Hospital</text:p>
          </table:table-cell>
          <table:table-cell/>
          <table:table-cell table:formula="of:=TRIM(MID([.B931];FIND(&quot;-&quot;;[.B931])+2;LEN([.B931])-FIND(&quot;-&quot;;[.B931])+2))" office:value-type="string" office:string-value="Sri Muthukumaran Medical College Hospital" calcext:value-type="string">
            <text:p>Sri Muthukumaran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perumpudur GH</text:p>
          </table:table-cell>
          <table:table-cell/>
          <table:table-cell table:formula="of:=TRIM(MID([.B932];FIND(&quot;-&quot;;[.B932])+2;LEN([.B932])-FIND(&quot;-&quot;;[.B932])+2))" office:value-type="string" office:string-value="Sriperumpudur GH" calcext:value-type="string">
            <text:p>Sriperumpud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usrutha Integrated Fertility, Maternity and Surgical Centre, West Tambaram</text:p>
          </table:table-cell>
          <table:table-cell/>
          <table:table-cell table:formula="of:=TRIM(MID([.B933];FIND(&quot;-&quot;;[.B933])+2;LEN([.B933])-FIND(&quot;-&quot;;[.B933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usrutha Integrated Fertility, Maternity and Surgical Centre, West Tambaram</text:p>
          </table:table-cell>
          <table:table-cell/>
          <table:table-cell table:formula="of:=TRIM(MID([.B934];FIND(&quot;-&quot;;[.B934])+2;LEN([.B934])-FIND(&quot;-&quot;;[.B934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Thiruppukuzhi CHC</text:p>
          </table:table-cell>
          <table:table-cell/>
          <table:table-cell table:formula="of:=TRIM(MID([.B935];FIND(&quot;-&quot;;[.B935])+2;LEN([.B935])-FIND(&quot;-&quot;;[.B935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Thiruppukuzhi CHC</text:p>
          </table:table-cell>
          <table:table-cell/>
          <table:table-cell table:formula="of:=TRIM(MID([.B936];FIND(&quot;-&quot;;[.B936])+2;LEN([.B936])-FIND(&quot;-&quot;;[.B936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TKR Maternity and Children Hospital, Kovilambakkam</text:p>
          </table:table-cell>
          <table:table-cell/>
          <table:table-cell table:formula="of:=TRIM(MID([.B937];FIND(&quot;-&quot;;[.B937])+2;LEN([.B937])-FIND(&quot;-&quot;;[.B937])+2))" office:value-type="string" office:string-value="TKR Maternity and Children Hospital, Kovilambakkam" calcext:value-type="string">
            <text:p>TKR Maternity and Children Hospital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Uthiramerur GH</text:p>
          </table:table-cell>
          <table:table-cell/>
          <table:table-cell table:formula="of:=TRIM(MID([.B938];FIND(&quot;-&quot;;[.B938])+2;LEN([.B938])-FIND(&quot;-&quot;;[.B938])+2))" office:value-type="string" office:string-value="Uthiramerur GH" calcext:value-type="string">
            <text:p>Uthirame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Walajabad GH</text:p>
          </table:table-cell>
          <table:table-cell/>
          <table:table-cell table:formula="of:=TRIM(MID([.B939];FIND(&quot;-&quot;;[.B939])+2;LEN([.B939])-FIND(&quot;-&quot;;[.B939])+2))" office:value-type="string" office:string-value="Walajabad GH" calcext:value-type="string">
            <text:p>Walajabad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A.J.HOSPITAL. <text:s/>Mission compound, Kottaram</text:p>
          </table:table-cell>
          <table:table-cell/>
          <table:table-cell table:formula="of:=TRIM(MID([.B940];FIND(&quot;-&quot;;[.B940])+2;LEN([.B940])-FIND(&quot;-&quot;;[.B940])+2))" office:value-type="string" office:string-value="A.J.HOSPITAL. Mission compound, Kottaram" calcext:value-type="string">
            <text:p>A.J.HOSPITAL. Mission compound, Kott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Aaditya Hospital, Nagercoil</text:p>
          </table:table-cell>
          <table:table-cell/>
          <table:table-cell table:formula="of:=TRIM(MID([.B941];FIND(&quot;-&quot;;[.B941])+2;LEN([.B941])-FIND(&quot;-&quot;;[.B941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aditya Hospital, Nagercoil</text:p>
          </table:table-cell>
          <table:table-cell/>
          <table:table-cell table:formula="of:=TRIM(MID([.B942];FIND(&quot;-&quot;;[.B942])+2;LEN([.B942])-FIND(&quot;-&quot;;[.B942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AGATHEESWARAM CCC</text:p>
          </table:table-cell>
          <table:table-cell/>
          <table:table-cell table:formula="of:=TRIM(MID([.B943];FIND(&quot;-&quot;;[.B943])+2;LEN([.B943])-FIND(&quot;-&quot;;[.B943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AGATHEESWARAM CCC</text:p>
          </table:table-cell>
          <table:table-cell/>
          <table:table-cell table:formula="of:=TRIM(MID([.B944];FIND(&quot;-&quot;;[.B944])+2;LEN([.B944])-FIND(&quot;-&quot;;[.B944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nnammal Hospital, Kuzhithurai</text:p>
          </table:table-cell>
          <table:table-cell/>
          <table:table-cell table:formula="of:=TRIM(MID([.B945];FIND(&quot;-&quot;;[.B945])+2;LEN([.B945])-FIND(&quot;-&quot;;[.B945])+2))" office:value-type="string" office:string-value="Annammal Hospital, Kuzhithurai" calcext:value-type="string">
            <text:p>Annammal Hospital,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nsam Hospital</text:p>
          </table:table-cell>
          <table:table-cell/>
          <table:table-cell table:formula="of:=TRIM(MID([.B946];FIND(&quot;-&quot;;[.B946])+2;LEN([.B946])-FIND(&quot;-&quot;;[.B946])+2))" office:value-type="string" office:string-value="Bensam Hospital" calcext:value-type="string">
            <text:p>Bens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thesda Hospital, Nagercoil</text:p>
          </table:table-cell>
          <table:table-cell/>
          <table:table-cell table:formula="of:=TRIM(MID([.B947];FIND(&quot;-&quot;;[.B947])+2;LEN([.B947])-FIND(&quot;-&quot;;[.B947])+2))" office:value-type="string" office:string-value="Bethesda Hospital, Nagercoil" calcext:value-type="string">
            <text:p>Bethesd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Bewell Hospitals, Nagarkovil</text:p>
          </table:table-cell>
          <table:table-cell/>
          <table:table-cell table:formula="of:=TRIM(MID([.B948];FIND(&quot;-&quot;;[.B948])+2;LEN([.B948])-FIND(&quot;-&quot;;[.B948])+2))" office:value-type="string" office:string-value="Bewell Hospitals, Nagarkovil" calcext:value-type="string">
            <text:p>Bewell Hospitals, Nag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C.R. Puthoor</text:p>
          </table:table-cell>
          <table:table-cell/>
          <table:table-cell table:formula="of:=TRIM(MID([.B949];FIND(&quot;-&quot;;[.B949])+2;LEN([.B949])-FIND(&quot;-&quot;;[.B949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C.R. Puthoor</text:p>
          </table:table-cell>
          <table:table-cell/>
          <table:table-cell table:formula="of:=TRIM(MID([.B950];FIND(&quot;-&quot;;[.B950])+2;LEN([.B950])-FIND(&quot;-&quot;;[.B950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Calwin Hospitals, Nagercoil</text:p>
          </table:table-cell>
          <table:table-cell/>
          <table:table-cell table:formula="of:=TRIM(MID([.B951];FIND(&quot;-&quot;;[.B951])+2;LEN([.B951])-FIND(&quot;-&quot;;[.B951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lwin Hospitals, Nagercoil</text:p>
          </table:table-cell>
          <table:table-cell/>
          <table:table-cell table:formula="of:=TRIM(MID([.B952];FIND(&quot;-&quot;;[.B952])+2;LEN([.B952])-FIND(&quot;-&quot;;[.B952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therine Booth Hospital(CBH),Nagercoil</text:p>
          </table:table-cell>
          <table:table-cell/>
          <table:table-cell table:formula="of:=TRIM(MID([.B953];FIND(&quot;-&quot;;[.B953])+2;LEN([.B953])-FIND(&quot;-&quot;;[.B953])+2))" office:value-type="string" office:string-value="Catherine Booth Hospital(CBH),Nagercoil" calcext:value-type="string">
            <text:p>Catherine Booth Hospital(CBH),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SI Medical Mission Hospital Neyoor</text:p>
          </table:table-cell>
          <table:table-cell/>
          <table:table-cell table:formula="of:=TRIM(MID([.B954];FIND(&quot;-&quot;;[.B954])+2;LEN([.B954])-FIND(&quot;-&quot;;[.B954])+2))" office:value-type="string" office:string-value="CSI Medical Mission Hospital Neyoor" calcext:value-type="string">
            <text:p>CSI Medical Mission Hospital Ne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JEYASEKHARAN HOSPITAL &amp; NURSING HOME</text:p>
          </table:table-cell>
          <table:table-cell/>
          <table:table-cell table:formula="of:=TRIM(MID([.B955];FIND(&quot;-&quot;;[.B955])+2;LEN([.B955])-FIND(&quot;-&quot;;[.B955])+2))" office:value-type="string" office:string-value="DR. JEYASEKHARAN HOSPITAL &amp; NURSING HOME" calcext:value-type="string">
            <text:p>DR. JEYASEKHARAN HOSPITAL &amp;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Kumaraswami Health Centre, Perumalpuram</text:p>
          </table:table-cell>
          <table:table-cell/>
          <table:table-cell table:formula="of:=TRIM(MID([.B956];FIND(&quot;-&quot;;[.B956])+2;LEN([.B956])-FIND(&quot;-&quot;;[.B956])+2))" office:value-type="string" office:string-value="Dr. Kumaraswami Health Centre, Perumalpuram" calcext:value-type="string">
            <text:p>Dr. Kumaraswami Health Centre, 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Edaicode</text:p>
          </table:table-cell>
          <table:table-cell/>
          <table:table-cell table:formula="of:=TRIM(MID([.B957];FIND(&quot;-&quot;;[.B957])+2;LEN([.B957])-FIND(&quot;-&quot;;[.B957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Edaicode</text:p>
          </table:table-cell>
          <table:table-cell/>
          <table:table-cell table:formula="of:=TRIM(MID([.B958];FIND(&quot;-&quot;;[.B958])+2;LEN([.B958])-FIND(&quot;-&quot;;[.B958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Bhoothapandy</text:p>
          </table:table-cell>
          <table:table-cell/>
          <table:table-cell table:formula="of:=TRIM(MID([.B959];FIND(&quot;-&quot;;[.B959])+2;LEN([.B959])-FIND(&quot;-&quot;;[.B959])+2))" office:value-type="string" office:string-value="GH Bhoothapandy" calcext:value-type="string">
            <text:p>GH Bhoothapa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Colachel</text:p>
          </table:table-cell>
          <table:table-cell/>
          <table:table-cell table:formula="of:=TRIM(MID([.B960];FIND(&quot;-&quot;;[.B960])+2;LEN([.B960])-FIND(&quot;-&quot;;[.B960])+2))" office:value-type="string" office:string-value="GH Colachel" calcext:value-type="string">
            <text:p>GH Colach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lasekaram</text:p>
          </table:table-cell>
          <table:table-cell/>
          <table:table-cell table:formula="of:=TRIM(MID([.B961];FIND(&quot;-&quot;;[.B961])+2;LEN([.B961])-FIND(&quot;-&quot;;[.B961])+2))" office:value-type="string" office:string-value="GH Kulasekaram" calcext:value-type="string">
            <text:p>GH Kulase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zhithurai</text:p>
          </table:table-cell>
          <table:table-cell/>
          <table:table-cell table:formula="of:=TRIM(MID([.B962];FIND(&quot;-&quot;;[.B962])+2;LEN([.B962])-FIND(&quot;-&quot;;[.B962])+2))" office:value-type="string" office:string-value="GH Kuzhithurai" calcext:value-type="string">
            <text:p>GH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Padmanabapuram</text:p>
          </table:table-cell>
          <table:table-cell/>
          <table:table-cell table:formula="of:=TRIM(MID([.B963];FIND(&quot;-&quot;;[.B963])+2;LEN([.B963])-FIND(&quot;-&quot;;[.B963])+2))" office:value-type="string" office:string-value="GH Padmanabapuram" calcext:value-type="string">
            <text:p>GH Padmanab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CC - Government polytechnic college, Konam</text:p>
          </table:table-cell>
          <table:table-cell/>
          <table:table-cell table:formula="of:=TRIM(MID([.B964];FIND(&quot;-&quot;;[.B964])+2;LEN([.B964])-FIND(&quot;-&quot;;[.B964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Government polytechnic college, Konam</text:p>
          </table:table-cell>
          <table:table-cell/>
          <table:table-cell table:formula="of:=TRIM(MID([.B965];FIND(&quot;-&quot;;[.B965])+2;LEN([.B965])-FIND(&quot;-&quot;;[.B965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ovt. Ayurveda Hospital</text:p>
          </table:table-cell>
          <table:table-cell/>
          <table:table-cell table:formula="of:=TRIM(MID([.B966];FIND(&quot;-&quot;;[.B966])+2;LEN([.B966])-FIND(&quot;-&quot;;[.B966])+2))" office:value-type="string" office:string-value="Govt. Ayurveda Hospital" calcext:value-type="string">
            <text:p>Govt. Ayurved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RACE HOSPITAL AND NURSING HOME</text:p>
          </table:table-cell>
          <table:table-cell/>
          <table:table-cell table:formula="of:=TRIM(MID([.B967];FIND(&quot;-&quot;;[.B967])+2;LEN([.B967])-FIND(&quot;-&quot;;[.B967])+2))" office:value-type="string" office:string-value="GRACE HOSPITAL AND NURSING HOME" calcext:value-type="string">
            <text:p>GRACE HOSPITAL AN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Holy Cross Hospital</text:p>
          </table:table-cell>
          <table:table-cell/>
          <table:table-cell table:formula="of:=TRIM(MID([.B968];FIND(&quot;-&quot;;[.B968])+2;LEN([.B968])-FIND(&quot;-&quot;;[.B968])+2))" office:value-type="string" office:string-value="Holy Cross Hospital" calcext:value-type="string">
            <text:p>Holy Cros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J.J.Hospital, Nagercoil</text:p>
          </table:table-cell>
          <table:table-cell/>
          <table:table-cell table:formula="of:=TRIM(MID([.B969];FIND(&quot;-&quot;;[.B969])+2;LEN([.B969])-FIND(&quot;-&quot;;[.B969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.J.Hospital, Nagercoil</text:p>
          </table:table-cell>
          <table:table-cell/>
          <table:table-cell table:formula="of:=TRIM(MID([.B970];FIND(&quot;-&quot;;[.B970])+2;LEN([.B970])-FIND(&quot;-&quot;;[.B970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eppiar Remibai Hospital, Vellimalai</text:p>
          </table:table-cell>
          <table:table-cell/>
          <table:table-cell table:formula="of:=TRIM(MID([.B971];FIND(&quot;-&quot;;[.B971])+2;LEN([.B971])-FIND(&quot;-&quot;;[.B971])+2))" office:value-type="string" office:string-value="Jeppiar Remibai Hospital, Vellimalai" calcext:value-type="string">
            <text:p>Jeppiar Remibai Hospital, Vel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oseph Sahayam Speciality Hospital, Nagercoil</text:p>
          </table:table-cell>
          <table:table-cell/>
          <table:table-cell table:formula="of:=TRIM(MID([.B972];FIND(&quot;-&quot;;[.B972])+2;LEN([.B972])-FIND(&quot;-&quot;;[.B972])+2))" office:value-type="string" office:string-value="Joseph Sahayam Speciality Hospital, Nagercoil" calcext:value-type="string">
            <text:p>Joseph Sahayam Speciality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illiyoor</text:p>
          </table:table-cell>
          <table:table-cell/>
          <table:table-cell table:formula="of:=TRIM(MID([.B973];FIND(&quot;-&quot;;[.B973])+2;LEN([.B973])-FIND(&quot;-&quot;;[.B973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illiyoor</text:p>
          </table:table-cell>
          <table:table-cell/>
          <table:table-cell table:formula="of:=TRIM(MID([.B974];FIND(&quot;-&quot;;[.B974])+2;LEN([.B974])-FIND(&quot;-&quot;;[.B974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KKMCH, Asaripallam</text:p>
          </table:table-cell>
          <table:table-cell/>
          <table:table-cell table:formula="of:=TRIM(MID([.B975];FIND(&quot;-&quot;;[.B975])+2;LEN([.B975])-FIND(&quot;-&quot;;[.B975])+2))" office:value-type="string" office:string-value="KKMCH, Asaripallam" calcext:value-type="string">
            <text:p>KKMCH, Asari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othanalloor</text:p>
          </table:table-cell>
          <table:table-cell/>
          <table:table-cell table:formula="of:=TRIM(MID([.B976];FIND(&quot;-&quot;;[.B976])+2;LEN([.B976])-FIND(&quot;-&quot;;[.B976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othanalloor</text:p>
          </table:table-cell>
          <table:table-cell/>
          <table:table-cell table:formula="of:=TRIM(MID([.B977];FIND(&quot;-&quot;;[.B977])+2;LEN([.B977])-FIND(&quot;-&quot;;[.B977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runthencode</text:p>
          </table:table-cell>
          <table:table-cell/>
          <table:table-cell table:formula="of:=TRIM(MID([.B978];FIND(&quot;-&quot;;[.B978])+2;LEN([.B978])-FIND(&quot;-&quot;;[.B978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runthencode</text:p>
          </table:table-cell>
          <table:table-cell/>
          <table:table-cell table:formula="of:=TRIM(MID([.B979];FIND(&quot;-&quot;;[.B979])+2;LEN([.B979])-FIND(&quot;-&quot;;[.B979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TTAKUZHI UPGRADED PRIMARY HEALTH CENTER</text:p>
          </table:table-cell>
          <table:table-cell/>
          <table:table-cell table:formula="of:=TRIM(MID([.B980];FIND(&quot;-&quot;;[.B980])+2;LEN([.B980])-FIND(&quot;-&quot;;[.B980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TTAKUZHI UPGRADED PRIMARY HEALTH CENTER</text:p>
          </table:table-cell>
          <table:table-cell/>
          <table:table-cell table:formula="of:=TRIM(MID([.B981];FIND(&quot;-&quot;;[.B981])+2;LEN([.B981])-FIND(&quot;-&quot;;[.B981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anuel orthopeadic hospital</text:p>
          </table:table-cell>
          <table:table-cell/>
          <table:table-cell table:formula="of:=TRIM(MID([.B982];FIND(&quot;-&quot;;[.B982])+2;LEN([.B982])-FIND(&quot;-&quot;;[.B982])+2))" office:value-type="string" office:string-value="manuel orthopeadic hospital" calcext:value-type="string">
            <text:p>manuel orthopeadic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okambika Medical College</text:p>
          </table:table-cell>
          <table:table-cell/>
          <table:table-cell table:formula="of:=TRIM(MID([.B983];FIND(&quot;-&quot;;[.B983])+2;LEN([.B983])-FIND(&quot;-&quot;;[.B983])+2))" office:value-type="string" office:string-value="Mookambika Medical College" calcext:value-type="string">
            <text:p>Mookambik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rris Mathias Hospital, Nagercoil</text:p>
          </table:table-cell>
          <table:table-cell/>
          <table:table-cell table:formula="of:=TRIM(MID([.B984];FIND(&quot;-&quot;;[.B984])+2;LEN([.B984])-FIND(&quot;-&quot;;[.B984])+2))" office:value-type="string" office:string-value="Morris Mathias Hospital, Nagercoil" calcext:value-type="string">
            <text:p>Morris Mathias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PIONEER KUMARASAMY COLLEGE</text:p>
          </table:table-cell>
          <table:table-cell/>
          <table:table-cell table:formula="of:=TRIM(MID([.B985];FIND(&quot;-&quot;;[.B985])+2;LEN([.B985])-FIND(&quot;-&quot;;[.B985])+2))" office:value-type="string" office:string-value="PIONEER KUMARASAMY COLLEGE" calcext:value-type="string">
            <text:p>PIONEER KUMARAS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PPK Hospital, Marthandam</text:p>
          </table:table-cell>
          <table:table-cell/>
          <table:table-cell table:formula="of:=TRIM(MID([.B986];FIND(&quot;-&quot;;[.B986])+2;LEN([.B986])-FIND(&quot;-&quot;;[.B986])+2))" office:value-type="string" office:string-value="PPK Hospital, Marthandam" calcext:value-type="string">
            <text:p>PPK Hospital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Rajakkamangalam</text:p>
          </table:table-cell>
          <table:table-cell/>
          <table:table-cell table:formula="of:=TRIM(MID([.B987];FIND(&quot;-&quot;;[.B987])+2;LEN([.B987])-FIND(&quot;-&quot;;[.B987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Rajakkamangalam</text:p>
          </table:table-cell>
          <table:table-cell/>
          <table:table-cell table:formula="of:=TRIM(MID([.B988];FIND(&quot;-&quot;;[.B988])+2;LEN([.B988])-FIND(&quot;-&quot;;[.B988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cott christian college, Nagercoil</text:p>
          </table:table-cell>
          <table:table-cell/>
          <table:table-cell table:formula="of:=TRIM(MID([.B989];FIND(&quot;-&quot;;[.B989])+2;LEN([.B989])-FIND(&quot;-&quot;;[.B989])+2))" office:value-type="string" office:string-value="Scott christian college, Nagercoil" calcext:value-type="string">
            <text:p>Scott christian college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iva Hospital, Nagercoil</text:p>
          </table:table-cell>
          <table:table-cell/>
          <table:table-cell table:formula="of:=TRIM(MID([.B990];FIND(&quot;-&quot;;[.B990])+2;LEN([.B990])-FIND(&quot;-&quot;;[.B990])+2))" office:value-type="string" office:string-value="Siva Hospital, Nagercoil" calcext:value-type="string">
            <text:p>Siv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Sivanthi Hospital</text:p>
          </table:table-cell>
          <table:table-cell/>
          <table:table-cell table:formula="of:=TRIM(MID([.B991];FIND(&quot;-&quot;;[.B991])+2;LEN([.B991])-FIND(&quot;-&quot;;[.B991])+2))" office:value-type="string" office:string-value="Sivanthi Hospital" calcext:value-type="string">
            <text:p>Sivan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LB Hr.Sec.School , Nagercoil</text:p>
          </table:table-cell>
          <table:table-cell/>
          <table:table-cell table:formula="of:=TRIM(MID([.B992];FIND(&quot;-&quot;;[.B992])+2;LEN([.B992])-FIND(&quot;-&quot;;[.B992])+2))" office:value-type="string" office:string-value="SLB Hr.Sec.School , Nagercoil" calcext:value-type="string">
            <text:p>SLB Hr.Sec.School 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wamiyarmadam Rathna Memorial Hospital</text:p>
          </table:table-cell>
          <table:table-cell/>
          <table:table-cell table:formula="of:=TRIM(MID([.B993];FIND(&quot;-&quot;;[.B993])+2;LEN([.B993])-FIND(&quot;-&quot;;[.B993])+2))" office:value-type="string" office:string-value="Swamiyarmadam Rathna Memorial Hospital" calcext:value-type="string">
            <text:p>Swamiyarmadam Rathna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adikkarankonam</text:p>
          </table:table-cell>
          <table:table-cell/>
          <table:table-cell table:formula="of:=TRIM(MID([.B994];FIND(&quot;-&quot;;[.B994])+2;LEN([.B994])-FIND(&quot;-&quot;;[.B994])+2))" office:value-type="string" office:string-value="Thadikkarankonam" calcext:value-type="string">
            <text:p>Thadikkaran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Thasiah Medical Centre, Marthandam</text:p>
          </table:table-cell>
          <table:table-cell/>
          <table:table-cell table:formula="of:=TRIM(MID([.B995];FIND(&quot;-&quot;;[.B995])+2;LEN([.B995])-FIND(&quot;-&quot;;[.B995])+2))" office:value-type="string" office:string-value="Thasiah Medical Centre, Marthandam" calcext:value-type="string">
            <text:p>Thasiah Medical Centre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Thilagaram Nursing Home, Nagercoil*</text:p>
          </table:table-cell>
          <table:table-cell/>
          <table:table-cell table:formula="of:=TRIM(MID([.B996];FIND(&quot;-&quot;;[.B996])+2;LEN([.B996])-FIND(&quot;-&quot;;[.B996])+2))" office:value-type="string" office:string-value="Thilagaram Nursing Home, Nagercoil*" calcext:value-type="string">
            <text:p>Thilagaram Nursing Home, Nagercoi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oothoor</text:p>
          </table:table-cell>
          <table:table-cell/>
          <table:table-cell table:formula="of:=TRIM(MID([.B997];FIND(&quot;-&quot;;[.B997])+2;LEN([.B997])-FIND(&quot;-&quot;;[.B997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Thoothoor</text:p>
          </table:table-cell>
          <table:table-cell/>
          <table:table-cell table:formula="of:=TRIM(MID([.B998];FIND(&quot;-&quot;;[.B998])+2;LEN([.B998])-FIND(&quot;-&quot;;[.B998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Vasantham Hospital, Nagercoil</text:p>
          </table:table-cell>
          <table:table-cell/>
          <table:table-cell table:formula="of:=TRIM(MID([.B999];FIND(&quot;-&quot;;[.B999])+2;LEN([.B999])-FIND(&quot;-&quot;;[.B999])+2))" office:value-type="string" office:string-value="Vasantham Hospital, Nagercoil" calcext:value-type="string">
            <text:p>Vasantham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Vijayakumar Hospital,Swamiyarmadam</text:p>
          </table:table-cell>
          <table:table-cell/>
          <table:table-cell table:formula="of:=TRIM(MID([.B1000];FIND(&quot;-&quot;;[.B1000])+2;LEN([.B1000])-FIND(&quot;-&quot;;[.B1000])+2))" office:value-type="string" office:string-value="Vijayakumar Hospital,Swamiyarmadam" calcext:value-type="string">
            <text:p>Vijayakumar Hospital,Swamiyar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William Hospital <text:s text:c="2"/>Nagercoil</text:p>
          </table:table-cell>
          <table:table-cell/>
          <table:table-cell table:formula="of:=TRIM(MID([.B1001];FIND(&quot;-&quot;;[.B1001])+2;LEN([.B1001])-FIND(&quot;-&quot;;[.B1001])+2))" office:value-type="string" office:string-value="William Hospital Nagercoil" calcext:value-type="string">
            <text:p>William Hospital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ishek Ortho Centre</text:p>
          </table:table-cell>
          <table:table-cell/>
          <table:table-cell table:formula="of:=TRIM(MID([.B1002];FIND(&quot;-&quot;;[.B1002])+2;LEN([.B1002])-FIND(&quot;-&quot;;[.B1002])+2))" office:value-type="string" office:string-value="Abishek Ortho Centre" calcext:value-type="string">
            <text:p>Abishek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J <text:s/>Hospital, Thogaimalai</text:p>
          </table:table-cell>
          <table:table-cell/>
          <table:table-cell table:formula="of:=TRIM(MID([.B1003];FIND(&quot;-&quot;;[.B1003])+2;LEN([.B1003])-FIND(&quot;-&quot;;[.B1003])+2))" office:value-type="string" office:string-value="ABJ Hospital, Thogaimalai" calcext:value-type="string">
            <text:p>ABJ Hospital, Thoga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S Hospital, Thanthonimalai</text:p>
          </table:table-cell>
          <table:table-cell/>
          <table:table-cell table:formula="of:=TRIM(MID([.B1004];FIND(&quot;-&quot;;[.B1004])+2;LEN([.B1004])-FIND(&quot;-&quot;;[.B1004])+2))" office:value-type="string" office:string-value="ABS Hospital, Thanthonimalai" calcext:value-type="string">
            <text:p>ABS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maravathi Hospital</text:p>
          </table:table-cell>
          <table:table-cell/>
          <table:table-cell table:formula="of:=TRIM(MID([.B1005];FIND(&quot;-&quot;;[.B1005])+2;LEN([.B1005])-FIND(&quot;-&quot;;[.B1005])+2))" office:value-type="string" office:string-value="Amaravathi Hospital" calcext:value-type="string">
            <text:p>Amarav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Amirthaa Medical Centre and Hospital, Thanthonimalai</text:p>
          </table:table-cell>
          <table:table-cell/>
          <table:table-cell table:formula="of:=TRIM(MID([.B1006];FIND(&quot;-&quot;;[.B1006])+2;LEN([.B1006])-FIND(&quot;-&quot;;[.B1006])+2))" office:value-type="string" office:string-value="Amirthaa Medical Centre and Hospital, Thanthonimalai" calcext:value-type="string">
            <text:p>Amirthaa Medical Centre and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nanya Ortho Care</text:p>
          </table:table-cell>
          <table:table-cell/>
          <table:table-cell table:formula="of:=TRIM(MID([.B1007];FIND(&quot;-&quot;;[.B1007])+2;LEN([.B1007])-FIND(&quot;-&quot;;[.B1007])+2))" office:value-type="string" office:string-value="Ananya Ortho Care" calcext:value-type="string">
            <text:p>Ananya Ortho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pollo Loga Hospital</text:p>
          </table:table-cell>
          <table:table-cell/>
          <table:table-cell table:formula="of:=TRIM(MID([.B1008];FIND(&quot;-&quot;;[.B1008])+2;LEN([.B1008])-FIND(&quot;-&quot;;[.B1008])+2))" office:value-type="string" office:string-value="Apollo Loga Hospital" calcext:value-type="string">
            <text:p>Apollo Lo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ettinad College of Engineering and Technology, Puliyur</text:p>
          </table:table-cell>
          <table:table-cell/>
          <table:table-cell table:formula="of:=TRIM(MID([.B1009];FIND(&quot;-&quot;;[.B1009])+2;LEN([.B1009])-FIND(&quot;-&quot;;[.B1009])+2))" office:value-type="string" office:string-value="Chettinad College of Engineering and Technology, Puliyur" calcext:value-type="string">
            <text:p>Chettinad College of Engineering and Technology, Pu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innadharapuram Upgraded Primary Health Centre</text:p>
          </table:table-cell>
          <table:table-cell/>
          <table:table-cell table:formula="of:=TRIM(MID([.B1010];FIND(&quot;-&quot;;[.B1010])+2;LEN([.B1010])-FIND(&quot;-&quot;;[.B1010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Chinnadharapuram Upgraded Primary Health Centre</text:p>
          </table:table-cell>
          <table:table-cell/>
          <table:table-cell table:formula="of:=TRIM(MID([.B1011];FIND(&quot;-&quot;;[.B1011])+2;LEN([.B1011])-FIND(&quot;-&quot;;[.B1011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eepa Kannan Hospital, Muthu Nagar</text:p>
          </table:table-cell>
          <table:table-cell/>
          <table:table-cell table:formula="of:=TRIM(MID([.B1012];FIND(&quot;-&quot;;[.B1012])+2;LEN([.B1012])-FIND(&quot;-&quot;;[.B1012])+2))" office:value-type="string" office:string-value="Deepa Kannan Hospital, Muthu Nagar" calcext:value-type="string">
            <text:p>Deepa Kannan Hospital, Muth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R. G.C. Hospital</text:p>
          </table:table-cell>
          <table:table-cell/>
          <table:table-cell table:formula="of:=TRIM(MID([.B1013];FIND(&quot;-&quot;;[.B1013])+2;LEN([.B1013])-FIND(&quot;-&quot;;[.B1013])+2))" office:value-type="string" office:string-value="DR. G.C. Hospital" calcext:value-type="string">
            <text:p>DR. G.C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 <text:s/>VELAYUTHAMPALAYAM</text:p>
          </table:table-cell>
          <table:table-cell/>
          <table:table-cell table:formula="of:=TRIM(MID([.B1014];FIND(&quot;-&quot;;[.B1014])+2;LEN([.B1014])-FIND(&quot;-&quot;;[.B1014])+2))" office:value-type="string" office:string-value="GH VELAYUTHAMPALAYAM" calcext:value-type="string">
            <text:p>GH VELAYU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ARAVAKURICHI</text:p>
          </table:table-cell>
          <table:table-cell/>
          <table:table-cell table:formula="of:=TRIM(MID([.B1015];FIND(&quot;-&quot;;[.B1015])+2;LEN([.B1015])-FIND(&quot;-&quot;;[.B1015])+2))" office:value-type="string" office:string-value="GH,ARAVAKURICHI" calcext:value-type="string">
            <text:p>GH,ARAV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RISHNARAYAPURAM</text:p>
          </table:table-cell>
          <table:table-cell/>
          <table:table-cell table:formula="of:=TRIM(MID([.B1016];FIND(&quot;-&quot;;[.B1016])+2;LEN([.B1016])-FIND(&quot;-&quot;;[.B1016])+2))" office:value-type="string" office:string-value="GH,KRISHNARAYAPURAM" calcext:value-type="string">
            <text:p>GH,KRISHNAR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ULITHALAI</text:p>
          </table:table-cell>
          <table:table-cell/>
          <table:table-cell table:formula="of:=TRIM(MID([.B1017];FIND(&quot;-&quot;;[.B1017])+2;LEN([.B1017])-FIND(&quot;-&quot;;[.B1017])+2))" office:value-type="string" office:string-value="GH,KULITHALAI" calcext:value-type="string">
            <text:p>GH,KULITH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ANMANGALAM</text:p>
          </table:table-cell>
          <table:table-cell/>
          <table:table-cell table:formula="of:=TRIM(MID([.B1018];FIND(&quot;-&quot;;[.B1018])+2;LEN([.B1018])-FIND(&quot;-&quot;;[.B1018])+2))" office:value-type="string" office:string-value="GH,MANMANGALAM" calcext:value-type="string">
            <text:p>GH,M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YLAMPATTI</text:p>
          </table:table-cell>
          <table:table-cell/>
          <table:table-cell table:formula="of:=TRIM(MID([.B1019];FIND(&quot;-&quot;;[.B1019])+2;LEN([.B1019])-FIND(&quot;-&quot;;[.B1019])+2))" office:value-type="string" office:string-value="GH,MYLAMPATTI" calcext:value-type="string">
            <text:p>GH,MY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PALLAPATTI</text:p>
          </table:table-cell>
          <table:table-cell/>
          <table:table-cell table:formula="of:=TRIM(MID([.B1020];FIND(&quot;-&quot;;[.B1020])+2;LEN([.B1020])-FIND(&quot;-&quot;;[.B1020])+2))" office:value-type="string" office:string-value="GH,PALLAPATTI" calcext:value-type="string">
            <text:p>GH,PALL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ernment Arts college, Karur</text:p>
          </table:table-cell>
          <table:table-cell/>
          <table:table-cell table:formula="of:=TRIM(MID([.B1021];FIND(&quot;-&quot;;[.B1021])+2;LEN([.B1021])-FIND(&quot;-&quot;;[.B1021])+2))" office:value-type="string" office:string-value="Government Arts college, Karur" calcext:value-type="string">
            <text:p>Government Arts college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t. Politechnic,Kaniyalampatti</text:p>
          </table:table-cell>
          <table:table-cell/>
          <table:table-cell table:formula="of:=TRIM(MID([.B1022];FIND(&quot;-&quot;;[.B1022])+2;LEN([.B1022])-FIND(&quot;-&quot;;[.B1022])+2))" office:value-type="string" office:string-value="Govt. Politechnic,Kaniyalampatti" calcext:value-type="string">
            <text:p>Govt. Politechnic,Kaniya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Inungur UGPHC</text:p>
          </table:table-cell>
          <table:table-cell/>
          <table:table-cell table:formula="of:=TRIM(MID([.B1023];FIND(&quot;-&quot;;[.B1023])+2;LEN([.B1023])-FIND(&quot;-&quot;;[.B1023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Inungur UGPHC</text:p>
          </table:table-cell>
          <table:table-cell/>
          <table:table-cell table:formula="of:=TRIM(MID([.B1024];FIND(&quot;-&quot;;[.B1024])+2;LEN([.B1024])-FIND(&quot;-&quot;;[.B1024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K.G.Hospital,Karur</text:p>
          </table:table-cell>
          <table:table-cell/>
          <table:table-cell table:formula="of:=TRIM(MID([.B1025];FIND(&quot;-&quot;;[.B1025])+2;LEN([.B1025])-FIND(&quot;-&quot;;[.B1025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K.G.Hospital,Karur</text:p>
          </table:table-cell>
          <table:table-cell/>
          <table:table-cell table:formula="of:=TRIM(MID([.B1026];FIND(&quot;-&quot;;[.B1026])+2;LEN([.B1026])-FIND(&quot;-&quot;;[.B1026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bila Hospital</text:p>
          </table:table-cell>
          <table:table-cell/>
          <table:table-cell table:formula="of:=TRIM(MID([.B1027];FIND(&quot;-&quot;;[.B1027])+2;LEN([.B1027])-FIND(&quot;-&quot;;[.B1027])+2))" office:value-type="string" office:string-value="Kabila Hospital" calcext:value-type="string">
            <text:p>Kabi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niyalampatti Upgraded Primary Health Centre</text:p>
          </table:table-cell>
          <table:table-cell/>
          <table:table-cell table:formula="of:=TRIM(MID([.B1028];FIND(&quot;-&quot;;[.B1028])+2;LEN([.B1028])-FIND(&quot;-&quot;;[.B1028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Kaniyalampatti Upgraded Primary Health Centre</text:p>
          </table:table-cell>
          <table:table-cell/>
          <table:table-cell table:formula="of:=TRIM(MID([.B1029];FIND(&quot;-&quot;;[.B1029])+2;LEN([.B1029])-FIND(&quot;-&quot;;[.B1029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GMCH</text:p>
          </table:table-cell>
          <table:table-cell/>
          <table:table-cell table:formula="of:=TRIM(MID([.B1030];FIND(&quot;-&quot;;[.B1030])+2;LEN([.B1030])-FIND(&quot;-&quot;;[.B1030])+2))" office:value-type="string" office:string-value="Karur GMCH" calcext:value-type="string">
            <text:p>Karur G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Nursing Home, Chairman Ramanujam Street</text:p>
          </table:table-cell>
          <table:table-cell/>
          <table:table-cell table:formula="of:=TRIM(MID([.B1031];FIND(&quot;-&quot;;[.B1031])+2;LEN([.B1031])-FIND(&quot;-&quot;;[.B1031])+2))" office:value-type="string" office:string-value="Karur Nursing Home, Chairman Ramanujam Street" calcext:value-type="string">
            <text:p>Karur Nursing Home, Chairman Ramanujam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STHURIBA ULB PHC</text:p>
          </table:table-cell>
          <table:table-cell/>
          <table:table-cell table:formula="of:=TRIM(MID([.B1032];FIND(&quot;-&quot;;[.B1032])+2;LEN([.B1032])-FIND(&quot;-&quot;;[.B1032])+2))" office:value-type="string" office:string-value="KASTHURIBA ULB PHC" calcext:value-type="string">
            <text:p>KASTHURIBA ULB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rishna Medical Centre Hospital, Covai Road</text:p>
          </table:table-cell>
          <table:table-cell/>
          <table:table-cell table:formula="of:=TRIM(MID([.B1033];FIND(&quot;-&quot;;[.B1033])+2;LEN([.B1033])-FIND(&quot;-&quot;;[.B1033])+2))" office:value-type="string" office:string-value="Krishna Medical Centre Hospital, Covai Road" calcext:value-type="string">
            <text:p>Krishna Medical Centre Hospital, Cov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Malaikovilur Upgraded Primary Health Centre</text:p>
          </table:table-cell>
          <table:table-cell/>
          <table:table-cell table:formula="of:=TRIM(MID([.B1034];FIND(&quot;-&quot;;[.B1034])+2;LEN([.B1034])-FIND(&quot;-&quot;;[.B1034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Malaikovilur Upgraded Primary Health Centre</text:p>
          </table:table-cell>
          <table:table-cell/>
          <table:table-cell table:formula="of:=TRIM(MID([.B1035];FIND(&quot;-&quot;;[.B1035])+2;LEN([.B1035])-FIND(&quot;-&quot;;[.B1035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chimuthu Hospital</text:p>
          </table:table-cell>
          <table:table-cell/>
          <table:table-cell table:formula="of:=TRIM(MID([.B1036];FIND(&quot;-&quot;;[.B1036])+2;LEN([.B1036])-FIND(&quot;-&quot;;[.B1036])+2))" office:value-type="string" office:string-value="Nachimuthu Hospital" calcext:value-type="string">
            <text:p>Nachi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than Hospital, Anna Arch</text:p>
          </table:table-cell>
          <table:table-cell/>
          <table:table-cell table:formula="of:=TRIM(MID([.B1037];FIND(&quot;-&quot;;[.B1037])+2;LEN([.B1037])-FIND(&quot;-&quot;;[.B1037])+2))" office:value-type="string" office:string-value="Nathan Hospital, Anna Arch" calcext:value-type="string">
            <text:p>Nathan Hospital, Anna 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Old GH Campus</text:p>
          </table:table-cell>
          <table:table-cell/>
          <table:table-cell table:formula="of:=TRIM(MID([.B1038];FIND(&quot;-&quot;;[.B1038])+2;LEN([.B1038])-FIND(&quot;-&quot;;[.B1038])+2))" office:value-type="string" office:string-value="Old GH Campus" calcext:value-type="string">
            <text:p>Old GH Campu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Panchapatti Upgraded Primary Health Centre</text:p>
          </table:table-cell>
          <table:table-cell/>
          <table:table-cell table:formula="of:=TRIM(MID([.B1039];FIND(&quot;-&quot;;[.B1039])+2;LEN([.B1039])-FIND(&quot;-&quot;;[.B1039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Panchapatti Upgraded Primary Health Centre</text:p>
          </table:table-cell>
          <table:table-cell/>
          <table:table-cell table:formula="of:=TRIM(MID([.B1040];FIND(&quot;-&quot;;[.B1040])+2;LEN([.B1040])-FIND(&quot;-&quot;;[.B1040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Raj ortho Hospital, Karur</text:p>
          </table:table-cell>
          <table:table-cell/>
          <table:table-cell table:formula="of:=TRIM(MID([.B1041];FIND(&quot;-&quot;;[.B1041])+2;LEN([.B1041])-FIND(&quot;-&quot;;[.B1041])+2))" office:value-type="string" office:string-value="Raj ortho Hospital, Karur" calcext:value-type="string">
            <text:p>Raj ortho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enthils Emergency Care Hospital, Karur</text:p>
          </table:table-cell>
          <table:table-cell/>
          <table:table-cell table:formula="of:=TRIM(MID([.B1042];FIND(&quot;-&quot;;[.B1042])+2;LEN([.B1042])-FIND(&quot;-&quot;;[.B1042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enthils Emergency Care Hospital, Karur</text:p>
          </table:table-cell>
          <table:table-cell/>
          <table:table-cell table:formula="of:=TRIM(MID([.B1043];FIND(&quot;-&quot;;[.B1043])+2;LEN([.B1043])-FIND(&quot;-&quot;;[.B1043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hree Sakthi Hospital, Karur</text:p>
          </table:table-cell>
          <table:table-cell/>
          <table:table-cell table:formula="of:=TRIM(MID([.B1044];FIND(&quot;-&quot;;[.B1044])+2;LEN([.B1044])-FIND(&quot;-&quot;;[.B1044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hree Sakthi Hospital, Karur</text:p>
          </table:table-cell>
          <table:table-cell/>
          <table:table-cell table:formula="of:=TRIM(MID([.B1045];FIND(&quot;-&quot;;[.B1045])+2;LEN([.B1045])-FIND(&quot;-&quot;;[.B1045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ri Rathina Hospital</text:p>
          </table:table-cell>
          <table:table-cell/>
          <table:table-cell table:formula="of:=TRIM(MID([.B1046];FIND(&quot;-&quot;;[.B1046])+2;LEN([.B1046])-FIND(&quot;-&quot;;[.B1046])+2))" office:value-type="string" office:string-value="Sri Rathina Hospital" calcext:value-type="string">
            <text:p>Sri Rathi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Thogaimalai , Primary Health Centre</text:p>
          </table:table-cell>
          <table:table-cell/>
          <table:table-cell table:formula="of:=TRIM(MID([.B1047];FIND(&quot;-&quot;;[.B1047])+2;LEN([.B1047])-FIND(&quot;-&quot;;[.B1047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Thogaimalai , Primary Health Centre</text:p>
          </table:table-cell>
          <table:table-cell/>
          <table:table-cell table:formula="of:=TRIM(MID([.B1048];FIND(&quot;-&quot;;[.B1048])+2;LEN([.B1048])-FIND(&quot;-&quot;;[.B1048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angal UGPHC</text:p>
          </table:table-cell>
          <table:table-cell/>
          <table:table-cell table:formula="of:=TRIM(MID([.B1049];FIND(&quot;-&quot;;[.B1049])+2;LEN([.B1049])-FIND(&quot;-&quot;;[.B1049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angal UGPHC</text:p>
          </table:table-cell>
          <table:table-cell/>
          <table:table-cell table:formula="of:=TRIM(MID([.B1050];FIND(&quot;-&quot;;[.B1050])+2;LEN([.B1050])-FIND(&quot;-&quot;;[.B1050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elliyanai UGPHC</text:p>
          </table:table-cell>
          <table:table-cell/>
          <table:table-cell table:formula="of:=TRIM(MID([.B1051];FIND(&quot;-&quot;;[.B1051])+2;LEN([.B1051])-FIND(&quot;-&quot;;[.B1051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elliyanai UGPHC</text:p>
          </table:table-cell>
          <table:table-cell/>
          <table:table-cell table:formula="of:=TRIM(MID([.B1052];FIND(&quot;-&quot;;[.B1052])+2;LEN([.B1052])-FIND(&quot;-&quot;;[.B1052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RK Multi Speciality Hospital, Co-operative Colony</text:p>
          </table:table-cell>
          <table:table-cell/>
          <table:table-cell table:formula="of:=TRIM(MID([.B1053];FIND(&quot;-&quot;;[.B1053])+2;LEN([.B1053])-FIND(&quot;-&quot;;[.B1053])+2))" office:value-type="string" office:string-value="ARK Multi Speciality Hospital, Co-operative Colony" calcext:value-type="string">
            <text:p>ARK Multi Speciality Hospital, Co-operative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shok Hospital, Denkanikottai*</text:p>
          </table:table-cell>
          <table:table-cell/>
          <table:table-cell table:formula="of:=TRIM(MID([.B1054];FIND(&quot;-&quot;;[.B1054])+2;LEN([.B1054])-FIND(&quot;-&quot;;[.B1054])+2))" office:value-type="string" office:string-value="Ashok Hospital, Denkanikottai*" calcext:value-type="string">
            <text:p>Ashok Hospital, Denkani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Chandrasekara Hospital, Hosur, Krishnagiri TN.</text:p>
          </table:table-cell>
          <table:table-cell/>
          <table:table-cell table:formula="of:=TRIM(MID([.B1055];FIND(&quot;-&quot;;[.B1055])+2;LEN([.B1055])-FIND(&quot;-&quot;;[.B1055])+2))" office:value-type="string" office:string-value="Chandrasekara Hospital, Hosur, Krishnagiri TN." calcext:value-type="string">
            <text:p>Chandrasekara Hospital, Hosur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BARGUR</text:p>
          </table:table-cell>
          <table:table-cell/>
          <table:table-cell table:formula="of:=TRIM(MID([.B1056];FIND(&quot;-&quot;;[.B1056])+2;LEN([.B1056])-FIND(&quot;-&quot;;[.B1056])+2))" office:value-type="string" office:string-value="GH BARGUR" calcext:value-type="string">
            <text:p>GH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DENKANIKOTTAI</text:p>
          </table:table-cell>
          <table:table-cell/>
          <table:table-cell table:formula="of:=TRIM(MID([.B1057];FIND(&quot;-&quot;;[.B1057])+2;LEN([.B1057])-FIND(&quot;-&quot;;[.B1057])+2))" office:value-type="string" office:string-value="GH DENKANIKOTTAI" calcext:value-type="string">
            <text:p>GH DEN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HOSUR</text:p>
          </table:table-cell>
          <table:table-cell/>
          <table:table-cell table:formula="of:=TRIM(MID([.B1058];FIND(&quot;-&quot;;[.B1058])+2;LEN([.B1058])-FIND(&quot;-&quot;;[.B1058])+2))" office:value-type="string" office:string-value="GH HOSUR" calcext:value-type="string">
            <text:p>GH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MATHUR</text:p>
          </table:table-cell>
          <table:table-cell/>
          <table:table-cell table:formula="of:=TRIM(MID([.B1059];FIND(&quot;-&quot;;[.B1059])+2;LEN([.B1059])-FIND(&quot;-&quot;;[.B1059])+2))" office:value-type="string" office:string-value="GH MATHUR" calcext:value-type="string">
            <text:p>GH M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POCHAMPALLI</text:p>
          </table:table-cell>
          <table:table-cell/>
          <table:table-cell table:formula="of:=TRIM(MID([.B1060];FIND(&quot;-&quot;;[.B1060])+2;LEN([.B1060])-FIND(&quot;-&quot;;[.B1060])+2))" office:value-type="string" office:string-value="GH POCHAMPALLI" calcext:value-type="string">
            <text:p>GH POCHAM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UTHANGARAI</text:p>
          </table:table-cell>
          <table:table-cell/>
          <table:table-cell table:formula="of:=TRIM(MID([.B1061];FIND(&quot;-&quot;;[.B1061])+2;LEN([.B1061])-FIND(&quot;-&quot;;[.B1061])+2))" office:value-type="string" office:string-value="GH UTHANGARAI" calcext:value-type="string">
            <text:p>GH UTH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Government Engineering College, Bargur</text:p>
          </table:table-cell>
          <table:table-cell/>
          <table:table-cell table:formula="of:=TRIM(MID([.B1062];FIND(&quot;-&quot;;[.B1062])+2;LEN([.B1062])-FIND(&quot;-&quot;;[.B1062])+2))" office:value-type="string" office:string-value="Government Engineering College, Bargur" calcext:value-type="string">
            <text:p>Government Engineering College,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P Multispecialty Hospital,Kaveripattinam*</text:p>
          </table:table-cell>
          <table:table-cell/>
          <table:table-cell table:formula="of:=TRIM(MID([.B1063];FIND(&quot;-&quot;;[.B1063])+2;LEN([.B1063])-FIND(&quot;-&quot;;[.B1063])+2))" office:value-type="string" office:string-value="GP Multispecialty Hospital,Kaveripattinam*" calcext:value-type="string">
            <text:p>GP Multispecialty Hospital,Kaveripattin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unam Speciality Hospitals ,Hosur</text:p>
          </table:table-cell>
          <table:table-cell/>
          <table:table-cell table:formula="of:=TRIM(MID([.B1064];FIND(&quot;-&quot;;[.B1064])+2;LEN([.B1064])-FIND(&quot;-&quot;;[.B1064])+2))" office:value-type="string" office:string-value="Gunam Speciality Hospitals ,Hosur" calcext:value-type="string">
            <text:p>Gunam Speciality Hospitals 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anani Hospital, Hosur</text:p>
          </table:table-cell>
          <table:table-cell/>
          <table:table-cell table:formula="of:=TRIM(MID([.B1065];FIND(&quot;-&quot;;[.B1065])+2;LEN([.B1065])-FIND(&quot;-&quot;;[.B1065])+2))" office:value-type="string" office:string-value="Janani Hospital, Hosur" calcext:value-type="string">
            <text:p>Janan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Janaraksha Multispecialty Hospital,Hosur</text:p>
          </table:table-cell>
          <table:table-cell/>
          <table:table-cell table:formula="of:=TRIM(MID([.B1066];FIND(&quot;-&quot;;[.B1066])+2;LEN([.B1066])-FIND(&quot;-&quot;;[.B1066])+2))" office:value-type="string" office:string-value="Janaraksha Multispecialty Hospital,Hosur" calcext:value-type="string">
            <text:p>Janaraksha Multispecialty Hospital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eevan Hospital, Denakanikottai</text:p>
          </table:table-cell>
          <table:table-cell/>
          <table:table-cell table:formula="of:=TRIM(MID([.B1067];FIND(&quot;-&quot;;[.B1067])+2;LEN([.B1067])-FIND(&quot;-&quot;;[.B1067])+2))" office:value-type="string" office:string-value="Jeevan Hospital, Denakanikottai" calcext:value-type="string">
            <text:p>Jeevan Hospital, Dena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Kallavi</text:p>
          </table:table-cell>
          <table:table-cell/>
          <table:table-cell table:formula="of:=TRIM(MID([.B1068];FIND(&quot;-&quot;;[.B1068])+2;LEN([.B1068])-FIND(&quot;-&quot;;[.B1068])+2))" office:value-type="string" office:string-value="Kallavi" calcext:value-type="string">
            <text:p>Kallav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CC - KAMMANDODDHI( SHOOLAGIRI)</text:p>
          </table:table-cell>
          <table:table-cell/>
          <table:table-cell table:formula="of:=TRIM(MID([.B1069];FIND(&quot;-&quot;;[.B1069])+2;LEN([.B1069])-FIND(&quot;-&quot;;[.B1069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ICCC - KAMMANDODDHI( SHOOLAGIRI)</text:p>
          </table:table-cell>
          <table:table-cell/>
          <table:table-cell table:formula="of:=TRIM(MID([.B1070];FIND(&quot;-&quot;;[.B1070])+2;LEN([.B1070])-FIND(&quot;-&quot;;[.B1070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Kauvery Hospital, Hosur,Krishnagiri TN.</text:p>
          </table:table-cell>
          <table:table-cell/>
          <table:table-cell table:formula="of:=TRIM(MID([.B1071];FIND(&quot;-&quot;;[.B1071])+2;LEN([.B1071])-FIND(&quot;-&quot;;[.B1071])+2))" office:value-type="string" office:string-value="Kauvery Hospital, Hosur,Krishnagiri TN." calcext:value-type="string">
            <text:p>Kauvery Hospital, Hosur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 Super Speciality Hospital, Shoolagiri</text:p>
          </table:table-cell>
          <table:table-cell/>
          <table:table-cell table:formula="of:=TRIM(MID([.B1072];FIND(&quot;-&quot;;[.B1072])+2;LEN([.B1072])-FIND(&quot;-&quot;;[.B1072])+2))" office:value-type="string" office:string-value="Krishna Super Speciality Hospital, Shoolagiri" calcext:value-type="string">
            <text:p>Krishna Super Speciality Hospital, Shool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giri MCH</text:p>
          </table:table-cell>
          <table:table-cell/>
          <table:table-cell table:formula="of:=TRIM(MID([.B1073];FIND(&quot;-&quot;;[.B1073])+2;LEN([.B1073])-FIND(&quot;-&quot;;[.B1073])+2))" office:value-type="string" office:string-value="Krishnagiri MCH" calcext:value-type="string">
            <text:p>Krishnagiri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Lakshmi Hospital,Hosur*</text:p>
          </table:table-cell>
          <table:table-cell/>
          <table:table-cell table:formula="of:=TRIM(MID([.B1074];FIND(&quot;-&quot;;[.B1074])+2;LEN([.B1074])-FIND(&quot;-&quot;;[.B1074])+2))" office:value-type="string" office:string-value="Lakshmi Hospital,Hosur*" calcext:value-type="string">
            <text:p>Lakshmi Hospital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M.G.M Hospital Unit-II, Krishnagiri</text:p>
          </table:table-cell>
          <table:table-cell/>
          <table:table-cell table:formula="of:=TRIM(MID([.B1075];FIND(&quot;-&quot;;[.B1075])+2;LEN([.B1075])-FIND(&quot;-&quot;;[.B1075])+2))" office:value-type="string" office:string-value="M.G.M Hospital Unit-II, Krishnagiri" calcext:value-type="string">
            <text:p>M.G.M Hospital Unit-II, Krish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Nathans Speciality Hospital, Krishnagiri TN.</text:p>
          </table:table-cell>
          <table:table-cell/>
          <table:table-cell table:formula="of:=TRIM(MID([.B1076];FIND(&quot;-&quot;;[.B1076])+2;LEN([.B1076])-FIND(&quot;-&quot;;[.B1076])+2))" office:value-type="string" office:string-value="Nathans Speciality Hospital, Krishnagiri TN." calcext:value-type="string">
            <text:p>Nathans Speciality Hospital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.B.S. Hospital, Hosur</text:p>
          </table:table-cell>
          <table:table-cell/>
          <table:table-cell table:formula="of:=TRIM(MID([.B1077];FIND(&quot;-&quot;;[.B1077])+2;LEN([.B1077])-FIND(&quot;-&quot;;[.B1077])+2))" office:value-type="string" office:string-value="S.B.S. Hospital, Hosur" calcext:value-type="string">
            <text:p>S.B.S.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Santhi Hospital, Hosur</text:p>
          </table:table-cell>
          <table:table-cell/>
          <table:table-cell table:formula="of:=TRIM(MID([.B1078];FIND(&quot;-&quot;;[.B1078])+2;LEN([.B1078])-FIND(&quot;-&quot;;[.B1078])+2))" office:value-type="string" office:string-value="Santhi Hospital, Hosur" calcext:value-type="string">
            <text:p>Santh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hree Arunachala Hospital,Krishnagiri*</text:p>
          </table:table-cell>
          <table:table-cell/>
          <table:table-cell table:formula="of:=TRIM(MID([.B1079];FIND(&quot;-&quot;;[.B1079])+2;LEN([.B1079])-FIND(&quot;-&quot;;[.B1079])+2))" office:value-type="string" office:string-value="Shree Arunachala Hospital,Krishnagiri*" calcext:value-type="string">
            <text:p>Shree Arunachala Hospital,Krishnagir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eeChandraSekara Hospital Unit-II,Krishnagiri TN.</text:p>
          </table:table-cell>
          <table:table-cell/>
          <table:table-cell table:formula="of:=TRIM(MID([.B1080];FIND(&quot;-&quot;;[.B1080])+2;LEN([.B1080])-FIND(&quot;-&quot;;[.B1080])+2))" office:value-type="string" office:string-value="SreeChandraSekara Hospital Unit-II,Krishnagiri TN." calcext:value-type="string">
            <text:p>SreeChandraSekara Hospital Unit-II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ri Saraswathi Hospital&amp; Surgical Centre</text:p>
          </table:table-cell>
          <table:table-cell/>
          <table:table-cell table:formula="of:=TRIM(MID([.B1081];FIND(&quot;-&quot;;[.B1081])+2;LEN([.B1081])-FIND(&quot;-&quot;;[.B1081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i Saraswathi Hospital&amp; Surgical Centre</text:p>
          </table:table-cell>
          <table:table-cell/>
          <table:table-cell table:formula="of:=TRIM(MID([.B1082];FIND(&quot;-&quot;;[.B1082])+2;LEN([.B1082])-FIND(&quot;-&quot;;[.B1082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Louis Hospital</text:p>
          </table:table-cell>
          <table:table-cell/>
          <table:table-cell table:formula="of:=TRIM(MID([.B1083];FIND(&quot;-&quot;;[.B1083])+2;LEN([.B1083])-FIND(&quot;-&quot;;[.B1083])+2))" office:value-type="string" office:string-value="St.Louis Hospital" calcext:value-type="string">
            <text:p>St.Loui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Peter’s Medical College Hospital &amp; Research Institute,Hosur*</text:p>
          </table:table-cell>
          <table:table-cell/>
          <table:table-cell table:formula="of:=TRIM(MID([.B1084];FIND(&quot;-&quot;;[.B1084])+2;LEN([.B1084])-FIND(&quot;-&quot;;[.B1084])+2))" office:value-type="string" office:string-value="St.Peter’s Medical College Hospital &amp; Research Institute,Hosur*" calcext:value-type="string">
            <text:p>St.Peter’s Medical College Hospital &amp; Research Institute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tar <text:s/>A Speciality Hospital, Banglore Road*</text:p>
          </table:table-cell>
          <table:table-cell/>
          <table:table-cell table:formula="of:=TRIM(MID([.B1085];FIND(&quot;-&quot;;[.B1085])+2;LEN([.B1085])-FIND(&quot;-&quot;;[.B1085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ar <text:s/>A Speciality Hospital, Banglore Road*</text:p>
          </table:table-cell>
          <table:table-cell/>
          <table:table-cell table:formula="of:=TRIM(MID([.B1086];FIND(&quot;-&quot;;[.B1086])+2;LEN([.B1086])-FIND(&quot;-&quot;;[.B1086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urya Multispeciality Hospital.S. Ind. Pvt. Ltd., Hosur</text:p>
          </table:table-cell>
          <table:table-cell/>
          <table:table-cell table:formula="of:=TRIM(MID([.B1087];FIND(&quot;-&quot;;[.B1087])+2;LEN([.B1087])-FIND(&quot;-&quot;;[.B1087])+2))" office:value-type="string" office:string-value="Surya Multispeciality Hospital.S. Ind. Pvt. Ltd., Hosur" calcext:value-type="string">
            <text:p>Surya Multispeciality Hospital.S. Ind. Pvt. Ltd.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Tamilnadu Sericulture Training Institute, Hosur</text:p>
          </table:table-cell>
          <table:table-cell/>
          <table:table-cell table:formula="of:=TRIM(MID([.B1088];FIND(&quot;-&quot;;[.B1088])+2;LEN([.B1088])-FIND(&quot;-&quot;;[.B1088])+2))" office:value-type="string" office:string-value="Tamilnadu Sericulture Training Institute, Hosur" calcext:value-type="string">
            <text:p>Tamilnadu Sericulture Training Institute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TCR Multi Speciality Hospital, Avvai Nagar</text:p>
          </table:table-cell>
          <table:table-cell/>
          <table:table-cell table:formula="of:=TRIM(MID([.B1089];FIND(&quot;-&quot;;[.B1089])+2;LEN([.B1089])-FIND(&quot;-&quot;;[.B1089])+2))" office:value-type="string" office:string-value="TCR Multi Speciality Hospital, Avvai Nagar" calcext:value-type="string">
            <text:p>TCR Multi Speciality Hospital, Avv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Uma Kumar Hospital, Hosur</text:p>
          </table:table-cell>
          <table:table-cell/>
          <table:table-cell table:formula="of:=TRIM(MID([.B1090];FIND(&quot;-&quot;;[.B1090])+2;LEN([.B1090])-FIND(&quot;-&quot;;[.B1090])+2))" office:value-type="string" office:string-value="Uma Kumar Hospital, Hosur" calcext:value-type="string">
            <text:p>Uma Kumar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Umarani Hospital, </text:p>
          </table:table-cell>
          <table:table-cell/>
          <table:table-cell table:formula="of:=TRIM(MID([.B1091];FIND(&quot;-&quot;;[.B1091])+2;LEN([.B1091])-FIND(&quot;-&quot;;[.B1091])+2))" office:value-type="string" office:string-value="Umarani Hospital," calcext:value-type="string">
            <text:p>Umarani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Veppanapalli</text:p>
          </table:table-cell>
          <table:table-cell/>
          <table:table-cell table:formula="of:=TRIM(MID([.B1092];FIND(&quot;-&quot;;[.B1092])+2;LEN([.B1092])-FIND(&quot;-&quot;;[.B1092])+2))" office:value-type="string" office:string-value="Veppanapalli" calcext:value-type="string">
            <text:p>Veppana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Vijay Hospital</text:p>
          </table:table-cell>
          <table:table-cell/>
          <table:table-cell table:formula="of:=TRIM(MID([.B1093];FIND(&quot;-&quot;;[.B1093])+2;LEN([.B1093])-FIND(&quot;-&quot;;[.B1093])+2))" office:value-type="string" office:string-value="Vijay Hospital" calcext:value-type="string">
            <text:p>Vij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VJS Hospital, Co-Operative Colony !st Cross,</text:p>
          </table:table-cell>
          <table:table-cell/>
          <table:table-cell table:formula="of:=TRIM(MID([.B1094];FIND(&quot;-&quot;;[.B1094])+2;LEN([.B1094])-FIND(&quot;-&quot;;[.B1094])+2))" office:value-type="string" office:string-value="VJS Hospital, Co-Operative Colony !st Cross," calcext:value-type="string">
            <text:p>VJS Hospital, Co-Operative Colony !st Cros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<text:s/>Upgrade PHC ICCC,Doddappanaickanur</text:p>
          </table:table-cell>
          <table:table-cell/>
          <table:table-cell table:formula="of:=TRIM(MID([.B1095];FIND(&quot;-&quot;;[.B1095])+2;LEN([.B1095])-FIND(&quot;-&quot;;[.B1095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<text:s/>Upgrade PHC ICCC,Doddappanaickanur</text:p>
          </table:table-cell>
          <table:table-cell/>
          <table:table-cell table:formula="of:=TRIM(MID([.B1096];FIND(&quot;-&quot;;[.B1096])+2;LEN([.B1096])-FIND(&quot;-&quot;;[.B1096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ACHI international school, usilampatti</text:p>
          </table:table-cell>
          <table:table-cell/>
          <table:table-cell table:formula="of:=TRIM(MID([.B1097];FIND(&quot;-&quot;;[.B1097])+2;LEN([.B1097])-FIND(&quot;-&quot;;[.B1097])+2))" office:value-type="string" office:string-value="AACHI international school, usilampatti" calcext:value-type="string">
            <text:p>AACHI international schoo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hana Hospitals, Gandhinagar</text:p>
          </table:table-cell>
          <table:table-cell/>
          <table:table-cell table:formula="of:=TRIM(MID([.B1098];FIND(&quot;-&quot;;[.B1098])+2;LEN([.B1098])-FIND(&quot;-&quot;;[.B1098])+2))" office:value-type="string" office:string-value="Ahana Hospitals, Gandhinagar" calcext:value-type="string">
            <text:p>Ahana Hospitals, Gandh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langanallur BLOCK Primary Health Centre</text:p>
          </table:table-cell>
          <table:table-cell/>
          <table:table-cell table:formula="of:=TRIM(MID([.B1099];FIND(&quot;-&quot;;[.B1099])+2;LEN([.B1099])-FIND(&quot;-&quot;;[.B1099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Alanganallur BLOCK Primary Health Centre</text:p>
          </table:table-cell>
          <table:table-cell/>
          <table:table-cell table:formula="of:=TRIM(MID([.B1100];FIND(&quot;-&quot;;[.B1100])+2;LEN([.B1100])-FIND(&quot;-&quot;;[.B1100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Apollo Hospital</text:p>
          </table:table-cell>
          <table:table-cell/>
          <table:table-cell table:formula="of:=TRIM(MID([.B1101];FIND(&quot;-&quot;;[.B1101])+2;LEN([.B1101])-FIND(&quot;-&quot;;[.B1101])+2))" office:value-type="string" office:string-value="Apollo Hospital" calcext:value-type="string">
            <text:p>Apoll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risto Speciality Hospital, Ponmeni</text:p>
          </table:table-cell>
          <table:table-cell/>
          <table:table-cell table:formula="of:=TRIM(MID([.B1102];FIND(&quot;-&quot;;[.B1102])+2;LEN([.B1102])-FIND(&quot;-&quot;;[.B1102])+2))" office:value-type="string" office:string-value="Aristo Speciality Hospital, Ponmeni" calcext:value-type="string">
            <text:p>Aristo Speciality Hospital, Ponm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Aroma Hospital,Madurai</text:p>
          </table:table-cell>
          <table:table-cell/>
          <table:table-cell table:formula="of:=TRIM(MID([.B1103];FIND(&quot;-&quot;;[.B1103])+2;LEN([.B1103])-FIND(&quot;-&quot;;[.B1103])+2))" office:value-type="string" office:string-value="Aroma Hospital,Madurai" calcext:value-type="string">
            <text:p>Aroma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RUL ANANDAR</text:p>
          </table:table-cell>
          <table:table-cell/>
          <table:table-cell table:formula="of:=TRIM(MID([.B1104];FIND(&quot;-&quot;;[.B1104])+2;LEN([.B1104])-FIND(&quot;-&quot;;[.B1104])+2))" office:value-type="string" office:string-value="ARUL ANANDAR" calcext:value-type="string">
            <text:p>ARUL ANAND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 Fed Speciality Hosptal, Anna Nagar</text:p>
          </table:table-cell>
          <table:table-cell/>
          <table:table-cell table:formula="of:=TRIM(MID([.B1105];FIND(&quot;-&quot;;[.B1105])+2;LEN([.B1105])-FIND(&quot;-&quot;;[.B1105])+2))" office:value-type="string" office:string-value="Ashwin Fed Speciality Hosptal, Anna Nagar" calcext:value-type="string">
            <text:p>Ashwin Fed Speciality Hosp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i Hospital, K.Pudur</text:p>
          </table:table-cell>
          <table:table-cell/>
          <table:table-cell table:formula="of:=TRIM(MID([.B1106];FIND(&quot;-&quot;;[.B1106])+2;LEN([.B1106])-FIND(&quot;-&quot;;[.B1106])+2))" office:value-type="string" office:string-value="Ashwini Hospital, K.Pudur" calcext:value-type="string">
            <text:p>Ash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irvatham Speciality Hospital, Gandhi Nagar</text:p>
          </table:table-cell>
          <table:table-cell/>
          <table:table-cell table:formula="of:=TRIM(MID([.B1107];FIND(&quot;-&quot;;[.B1107])+2;LEN([.B1107])-FIND(&quot;-&quot;;[.B1107])+2))" office:value-type="string" office:string-value="Asirvatham Speciality Hospital, Gandhi Nagar" calcext:value-type="string">
            <text:p>Asirvatham Speciality Hospital, Gandh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wini Hospital, K.Pudur</text:p>
          </table:table-cell>
          <table:table-cell/>
          <table:table-cell table:formula="of:=TRIM(MID([.B1108];FIND(&quot;-&quot;;[.B1108])+2;LEN([.B1108])-FIND(&quot;-&quot;;[.B1108])+2))" office:value-type="string" office:string-value="Aswini Hospital, K.Pudur" calcext:value-type="string">
            <text:p>As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ala Hospital, Usilampatti</text:p>
          </table:table-cell>
          <table:table-cell/>
          <table:table-cell table:formula="of:=TRIM(MID([.B1109];FIND(&quot;-&quot;;[.B1109])+2;LEN([.B1109])-FIND(&quot;-&quot;;[.B1109])+2))" office:value-type="string" office:string-value="Bala Hospital, Usilampatti" calcext:value-type="string">
            <text:p>Bala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GM HOSPITAL</text:p>
          </table:table-cell>
          <table:table-cell/>
          <table:table-cell table:formula="of:=TRIM(MID([.B1110];FIND(&quot;-&quot;;[.B1110])+2;LEN([.B1110])-FIND(&quot;-&quot;;[.B1110])+2))" office:value-type="string" office:string-value="BGM HOSPITAL" calcext:value-type="string">
            <text:p>B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harathi Hospital</text:p>
          </table:table-cell>
          <table:table-cell/>
          <table:table-cell table:formula="of:=TRIM(MID([.B1111];FIND(&quot;-&quot;;[.B1111])+2;LEN([.B1111])-FIND(&quot;-&quot;;[.B1111])+2))" office:value-type="string" office:string-value="Bharathi Hospital" calcext:value-type="string">
            <text:p>Bhar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BHARATHIYAR MATRICULATION SCHOOL</text:p>
          </table:table-cell>
          <table:table-cell/>
          <table:table-cell table:formula="of:=TRIM(MID([.B1112];FIND(&quot;-&quot;;[.B1112])+2;LEN([.B1112])-FIND(&quot;-&quot;;[.B1112])+2))" office:value-type="string" office:string-value="BHARATHIYAR MATRICULATION SCHOOL" calcext:value-type="string">
            <text:p>BHARATHIYAR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ooma Nursing Home, Chinna Chokikulam</text:p>
          </table:table-cell>
          <table:table-cell/>
          <table:table-cell table:formula="of:=TRIM(MID([.B1113];FIND(&quot;-&quot;;[.B1113])+2;LEN([.B1113])-FIND(&quot;-&quot;;[.B1113])+2))" office:value-type="string" office:string-value="Booma Nursing Home, Chinna Chokikulam" calcext:value-type="string">
            <text:p>Booma Nursing Home, Chinna Chok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ckanurani Block Primary Health Centre</text:p>
          </table:table-cell>
          <table:table-cell/>
          <table:table-cell table:formula="of:=TRIM(MID([.B1114];FIND(&quot;-&quot;;[.B1114])+2;LEN([.B1114])-FIND(&quot;-&quot;;[.B1114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ckanurani Block Primary Health Centre</text:p>
          </table:table-cell>
          <table:table-cell/>
          <table:table-cell table:formula="of:=TRIM(MID([.B1115];FIND(&quot;-&quot;;[.B1115])+2;LEN([.B1115])-FIND(&quot;-&quot;;[.B1115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llampatti BLOCK Primary health centre</text:p>
          </table:table-cell>
          <table:table-cell/>
          <table:table-cell table:formula="of:=TRIM(MID([.B1116];FIND(&quot;-&quot;;[.B1116])+2;LEN([.B1116])-FIND(&quot;-&quot;;[.B1116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llampatti BLOCK Primary health centre</text:p>
          </table:table-cell>
          <table:table-cell/>
          <table:table-cell table:formula="of:=TRIM(MID([.B1117];FIND(&quot;-&quot;;[.B1117])+2;LEN([.B1117])-FIND(&quot;-&quot;;[.B1117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RESENT ENGG COLLEGE</text:p>
          </table:table-cell>
          <table:table-cell/>
          <table:table-cell table:formula="of:=TRIM(MID([.B1118];FIND(&quot;-&quot;;[.B1118])+2;LEN([.B1118])-FIND(&quot;-&quot;;[.B1118])+2))" office:value-type="string" office:string-value="CRESENT ENGG COLLEGE" calcext:value-type="string">
            <text:p>CRESENT ENG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DOSS MULTISPECIALITY HOSPITAL, Madurai</text:p>
          </table:table-cell>
          <table:table-cell/>
          <table:table-cell table:formula="of:=TRIM(MID([.B1119];FIND(&quot;-&quot;;[.B1119])+2;LEN([.B1119])-FIND(&quot;-&quot;;[.B1119])+2))" office:value-type="string" office:string-value="DEVADOSS MULTISPECIALITY HOSPITAL, Madurai" calcext:value-type="string">
            <text:p>DEVADOSS MULTI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KI SPECIALITY HOSPITAL, MADURAI</text:p>
          </table:table-cell>
          <table:table-cell/>
          <table:table-cell table:formula="of:=TRIM(MID([.B1120];FIND(&quot;-&quot;;[.B1120])+2;LEN([.B1120])-FIND(&quot;-&quot;;[.B1120])+2))" office:value-type="string" office:string-value="DEVAKI SPECIALITY HOSPITAL, MADURAI" calcext:value-type="string">
            <text:p>DEVAKI 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Chidambaram Memorial Hospital, Jai Hind puram</text:p>
          </table:table-cell>
          <table:table-cell/>
          <table:table-cell table:formula="of:=TRIM(MID([.B1121];FIND(&quot;-&quot;;[.B1121])+2;LEN([.B1121])-FIND(&quot;-&quot;;[.B1121])+2))" office:value-type="string" office:string-value="Dr.Chidambaram Memorial Hospital, Jai Hind puram" calcext:value-type="string">
            <text:p>Dr.Chidambaram Memorial Hospital, Jai Hind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SVR Speciality Hospitals, Villapuram</text:p>
          </table:table-cell>
          <table:table-cell/>
          <table:table-cell table:formula="of:=TRIM(MID([.B1122];FIND(&quot;-&quot;;[.B1122])+2;LEN([.B1122])-FIND(&quot;-&quot;;[.B1122])+2))" office:value-type="string" office:string-value="Dr.SVR Speciality Hospitals, Villapuram" calcext:value-type="string">
            <text:p>Dr.SVR Speciality Hospitals, Vil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EASVARA HOSPITAL</text:p>
          </table:table-cell>
          <table:table-cell/>
          <table:table-cell table:formula="of:=TRIM(MID([.B1123];FIND(&quot;-&quot;;[.B1123])+2;LEN([.B1123])-FIND(&quot;-&quot;;[.B1123])+2))" office:value-type="string" office:string-value="EASVARA HOSPITAL" calcext:value-type="string">
            <text:p>EASV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Elumalai</text:p>
          </table:table-cell>
          <table:table-cell/>
          <table:table-cell table:formula="of:=TRIM(MID([.B1124];FIND(&quot;-&quot;;[.B1124])+2;LEN([.B1124])-FIND(&quot;-&quot;;[.B1124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Elumalai</text:p>
          </table:table-cell>
          <table:table-cell/>
          <table:table-cell table:formula="of:=TRIM(MID([.B1125];FIND(&quot;-&quot;;[.B1125])+2;LEN([.B1125])-FIND(&quot;-&quot;;[.B1125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EMG Yadhava College</text:p>
          </table:table-cell>
          <table:table-cell/>
          <table:table-cell table:formula="of:=TRIM(MID([.B1126];FIND(&quot;-&quot;;[.B1126])+2;LEN([.B1126])-FIND(&quot;-&quot;;[.B1126])+2))" office:value-type="string" office:string-value="EMG Yadhava College" calcext:value-type="string">
            <text:p>EMG Yadhava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Fenn Specilaity Hospital</text:p>
          </table:table-cell>
          <table:table-cell/>
          <table:table-cell table:formula="of:=TRIM(MID([.B1127];FIND(&quot;-&quot;;[.B1127])+2;LEN([.B1127])-FIND(&quot;-&quot;;[.B1127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Fenn Specilaity Hospital</text:p>
          </table:table-cell>
          <table:table-cell/>
          <table:table-cell table:formula="of:=TRIM(MID([.B1128];FIND(&quot;-&quot;;[.B1128])+2;LEN([.B1128])-FIND(&quot;-&quot;;[.B1128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.V.HOSPITALS</text:p>
          </table:table-cell>
          <table:table-cell/>
          <table:table-cell table:formula="of:=TRIM(MID([.B1129];FIND(&quot;-&quot;;[.B1129])+2;LEN([.B1129])-FIND(&quot;-&quot;;[.B1129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G.V.HOSPITALS</text:p>
          </table:table-cell>
          <table:table-cell/>
          <table:table-cell table:formula="of:=TRIM(MID([.B1130];FIND(&quot;-&quot;;[.B1130])+2;LEN([.B1130])-FIND(&quot;-&quot;;[.B1130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enezen Indus Hospital,Madurai</text:p>
          </table:table-cell>
          <table:table-cell/>
          <table:table-cell table:formula="of:=TRIM(MID([.B1131];FIND(&quot;-&quot;;[.B1131])+2;LEN([.B1131])-FIND(&quot;-&quot;;[.B1131])+2))" office:value-type="string" office:string-value="Genezen Indus Hospital,Madurai" calcext:value-type="string">
            <text:p>Genezen Indus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Melur</text:p>
          </table:table-cell>
          <table:table-cell/>
          <table:table-cell table:formula="of:=TRIM(MID([.B1132];FIND(&quot;-&quot;;[.B1132])+2;LEN([.B1132])-FIND(&quot;-&quot;;[.B1132])+2))" office:value-type="string" office:string-value="GH Melur" calcext:value-type="string">
            <text:p>GH 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Peraiyur</text:p>
          </table:table-cell>
          <table:table-cell/>
          <table:table-cell table:formula="of:=TRIM(MID([.B1133];FIND(&quot;-&quot;;[.B1133])+2;LEN([.B1133])-FIND(&quot;-&quot;;[.B1133])+2))" office:value-type="string" office:string-value="GH Peraiyur" calcext:value-type="string">
            <text:p>GH 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hiruparankundram</text:p>
          </table:table-cell>
          <table:table-cell/>
          <table:table-cell table:formula="of:=TRIM(MID([.B1134];FIND(&quot;-&quot;;[.B1134])+2;LEN([.B1134])-FIND(&quot;-&quot;;[.B1134])+2))" office:value-type="string" office:string-value="GH Thiruparankundram" calcext:value-type="string">
            <text:p>GH Thiruparankund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irumangalam</text:p>
          </table:table-cell>
          <table:table-cell/>
          <table:table-cell table:formula="of:=TRIM(MID([.B1135];FIND(&quot;-&quot;;[.B1135])+2;LEN([.B1135])-FIND(&quot;-&quot;;[.B1135])+2))" office:value-type="string" office:string-value="GH Tirumangalam" calcext:value-type="string">
            <text:p>GH T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Vadipatti</text:p>
          </table:table-cell>
          <table:table-cell/>
          <table:table-cell table:formula="of:=TRIM(MID([.B1136];FIND(&quot;-&quot;;[.B1136])+2;LEN([.B1136])-FIND(&quot;-&quot;;[.B1136])+2))" office:value-type="string" office:string-value="GH Vadipatti" calcext:value-type="string">
            <text:p>GH Vad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Government Rajaji Medical College Hospital</text:p>
          </table:table-cell>
          <table:table-cell/>
          <table:table-cell table:formula="of:=TRIM(MID([.B1137];FIND(&quot;-&quot;;[.B1137])+2;LEN([.B1137])-FIND(&quot;-&quot;;[.B1137])+2))" office:value-type="string" office:string-value="Government Rajaji Medical College Hospital" calcext:value-type="string">
            <text:p>Government Rajaj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owri Nursing Home, Jeeva Nagar</text:p>
          </table:table-cell>
          <table:table-cell/>
          <table:table-cell table:formula="of:=TRIM(MID([.B1138];FIND(&quot;-&quot;;[.B1138])+2;LEN([.B1138])-FIND(&quot;-&quot;;[.B1138])+2))" office:value-type="string" office:string-value="Gowri Nursing Home, Jeeva Nagar" calcext:value-type="string">
            <text:p>Gowri Nursing Home, Jeev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race Kennett Foundation Hospital, Kennett Road</text:p>
          </table:table-cell>
          <table:table-cell/>
          <table:table-cell table:formula="of:=TRIM(MID([.B1139];FIND(&quot;-&quot;;[.B1139])+2;LEN([.B1139])-FIND(&quot;-&quot;;[.B1139])+2))" office:value-type="string" office:string-value="Grace Kennett Foundation Hospital, Kennett Road" calcext:value-type="string">
            <text:p>Grace Kennett Foundation Hospital, Kennet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Hospital, Usilampatti</text:p>
          </table:table-cell>
          <table:table-cell/>
          <table:table-cell table:formula="of:=TRIM(MID([.B1140];FIND(&quot;-&quot;;[.B1140])+2;LEN([.B1140])-FIND(&quot;-&quot;;[.B1140])+2))" office:value-type="string" office:string-value="Guru Hospital, Usilampatti" calcext:value-type="string">
            <text:p>Guru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uru Hospital, Uthangudi</text:p>
          </table:table-cell>
          <table:table-cell/>
          <table:table-cell table:formula="of:=TRIM(MID([.B1141];FIND(&quot;-&quot;;[.B1141])+2;LEN([.B1141])-FIND(&quot;-&quot;;[.B1141])+2))" office:value-type="string" office:string-value="Guru Hospital, Uthangudi" calcext:value-type="string">
            <text:p>Guru Hospital,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Multispeciality Hospital, Pandikovil Ring Road, Madurai</text:p>
          </table:table-cell>
          <table:table-cell/>
          <table:table-cell table:formula="of:=TRIM(MID([.B1142];FIND(&quot;-&quot;;[.B1142])+2;LEN([.B1142])-FIND(&quot;-&quot;;[.B1142])+2))" office:value-type="string" office:string-value="Guru Multispeciality Hospital, Pandikovil Ring Road, Madurai" calcext:value-type="string">
            <text:p>Guru Multispeciality Hospital, Pandikovil Ring Road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V Hospitals, Kochadai</text:p>
          </table:table-cell>
          <table:table-cell/>
          <table:table-cell table:formula="of:=TRIM(MID([.B1143];FIND(&quot;-&quot;;[.B1143])+2;LEN([.B1143])-FIND(&quot;-&quot;;[.B1143])+2))" office:value-type="string" office:string-value="GV Hospitals, Kochadai" calcext:value-type="string">
            <text:p>GV Hospitals, Koch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nnah Joseph Hospital Pvt Ltd</text:p>
          </table:table-cell>
          <table:table-cell/>
          <table:table-cell table:formula="of:=TRIM(MID([.B1144];FIND(&quot;-&quot;;[.B1144])+2;LEN([.B1144])-FIND(&quot;-&quot;;[.B1144])+2))" office:value-type="string" office:string-value="Hannah Joseph Hospital Pvt Ltd" calcext:value-type="string">
            <text:p>Hannah Joseph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ni Hospital, Sathamangalam</text:p>
          </table:table-cell>
          <table:table-cell/>
          <table:table-cell table:formula="of:=TRIM(MID([.B1145];FIND(&quot;-&quot;;[.B1145])+2;LEN([.B1145])-FIND(&quot;-&quot;;[.B1145])+2))" office:value-type="string" office:string-value="Harshini Hospital, Sathamangalam" calcext:value-type="string">
            <text:p>Harshini Hospital, Sath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 CCC</text:p>
          </table:table-cell>
          <table:table-cell/>
          <table:table-cell table:formula="of:=TRIM(MID([.B1146];FIND(&quot;-&quot;;[.B1146])+2;LEN([.B1146])-FIND(&quot;-&quot;;[.B1146])+2))" office:value-type="string" office:string-value="Harshitha Hospital CCC" calcext:value-type="string">
            <text:p>Harshitha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, Avaniyapuram</text:p>
          </table:table-cell>
          <table:table-cell/>
          <table:table-cell table:formula="of:=TRIM(MID([.B1147];FIND(&quot;-&quot;;[.B1147])+2;LEN([.B1147])-FIND(&quot;-&quot;;[.B1147])+2))" office:value-type="string" office:string-value="Harshitha Hospital, Avaniyapuram" calcext:value-type="string">
            <text:p>Harshitha Hospital, Avani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Iswarya Fertility Services PVT Ltd, Ellis Nagar</text:p>
          </table:table-cell>
          <table:table-cell/>
          <table:table-cell table:formula="of:=TRIM(MID([.B1148];FIND(&quot;-&quot;;[.B1148])+2;LEN([.B1148])-FIND(&quot;-&quot;;[.B1148])+2))" office:value-type="string" office:string-value="Iswarya Fertility Services PVT Ltd, Ellis Nagar" calcext:value-type="string">
            <text:p>Iswarya Fertility Services PVT Ltd,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andri Block Primary Health Centre</text:p>
          </table:table-cell>
          <table:table-cell/>
          <table:table-cell table:formula="of:=TRIM(MID([.B1149];FIND(&quot;-&quot;;[.B1149])+2;LEN([.B1149])-FIND(&quot;-&quot;;[.B1149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andri Block Primary Health Centre</text:p>
          </table:table-cell>
          <table:table-cell/>
          <table:table-cell table:formula="of:=TRIM(MID([.B1150];FIND(&quot;-&quot;;[.B1150])+2;LEN([.B1150])-FIND(&quot;-&quot;;[.B1150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lligudi</text:p>
          </table:table-cell>
          <table:table-cell/>
          <table:table-cell table:formula="of:=TRIM(MID([.B1151];FIND(&quot;-&quot;;[.B1151])+2;LEN([.B1151])-FIND(&quot;-&quot;;[.B1151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igudi</text:p>
          </table:table-cell>
          <table:table-cell/>
          <table:table-cell table:formula="of:=TRIM(MID([.B1152];FIND(&quot;-&quot;;[.B1152])+2;LEN([.B1152])-FIND(&quot;-&quot;;[.B1152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upatti.T Block Primary Health Centre</text:p>
          </table:table-cell>
          <table:table-cell/>
          <table:table-cell table:formula="of:=TRIM(MID([.B1153];FIND(&quot;-&quot;;[.B1153])+2;LEN([.B1153])-FIND(&quot;-&quot;;[.B1153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upatti.T Block Primary Health Centre</text:p>
          </table:table-cell>
          <table:table-cell/>
          <table:table-cell table:formula="of:=TRIM(MID([.B1154];FIND(&quot;-&quot;;[.B1154])+2;LEN([.B1154])-FIND(&quot;-&quot;;[.B1154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MARAJ ENNG COLLEGE KALLIKUDI</text:p>
          </table:table-cell>
          <table:table-cell/>
          <table:table-cell table:formula="of:=TRIM(MID([.B1155];FIND(&quot;-&quot;;[.B1155])+2;LEN([.B1155])-FIND(&quot;-&quot;;[.B1155])+2))" office:value-type="string" office:string-value="KAMARAJ ENNG COLLEGE KALLIKUDI" calcext:value-type="string">
            <text:p>KAMARAJ ENNG COLLEGE KALL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arunai Multispecialty Hospital, B.B Kulam</text:p>
          </table:table-cell>
          <table:table-cell/>
          <table:table-cell table:formula="of:=TRIM(MID([.B1156];FIND(&quot;-&quot;;[.B1156])+2;LEN([.B1156])-FIND(&quot;-&quot;;[.B1156])+2))" office:value-type="string" office:string-value="Karunai Multispecialty Hospital, B.B Kulam" calcext:value-type="string">
            <text:p>Karunai Multispecialty Hospital, B.B 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rungalakudi</text:p>
          </table:table-cell>
          <table:table-cell/>
          <table:table-cell table:formula="of:=TRIM(MID([.B1157];FIND(&quot;-&quot;;[.B1157])+2;LEN([.B1157])-FIND(&quot;-&quot;;[.B1157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rungalakudi</text:p>
          </table:table-cell>
          <table:table-cell/>
          <table:table-cell table:formula="of:=TRIM(MID([.B1158];FIND(&quot;-&quot;;[.B1158])+2;LEN([.B1158])-FIND(&quot;-&quot;;[.B1158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tchakatti Block Primary Health Centre</text:p>
          </table:table-cell>
          <table:table-cell/>
          <table:table-cell table:formula="of:=TRIM(MID([.B1159];FIND(&quot;-&quot;;[.B1159])+2;LEN([.B1159])-FIND(&quot;-&quot;;[.B1159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tchakatti Block Primary Health Centre</text:p>
          </table:table-cell>
          <table:table-cell/>
          <table:table-cell table:formula="of:=TRIM(MID([.B1160];FIND(&quot;-&quot;;[.B1160])+2;LEN([.B1160])-FIND(&quot;-&quot;;[.B1160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JS Speciality Hospital, K.Pudur</text:p>
          </table:table-cell>
          <table:table-cell/>
          <table:table-cell table:formula="of:=TRIM(MID([.B1161];FIND(&quot;-&quot;;[.B1161])+2;LEN([.B1161])-FIND(&quot;-&quot;;[.B1161])+2))" office:value-type="string" office:string-value="KJS Speciality Hospital, K.Pudur" calcext:value-type="string">
            <text:p>KJS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KRS Nulife hospitals, Anna Nagar</text:p>
          </table:table-cell>
          <table:table-cell/>
          <table:table-cell table:formula="of:=TRIM(MID([.B1162];FIND(&quot;-&quot;;[.B1162])+2;LEN([.B1162])-FIND(&quot;-&quot;;[.B1162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RS Nulife hospitals, Anna Nagar</text:p>
          </table:table-cell>
          <table:table-cell/>
          <table:table-cell table:formula="of:=TRIM(MID([.B1163];FIND(&quot;-&quot;;[.B1163])+2;LEN([.B1163])-FIND(&quot;-&quot;;[.B1163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Lady Doak College CCC</text:p>
          </table:table-cell>
          <table:table-cell/>
          <table:table-cell table:formula="of:=TRIM(MID([.B1164];FIND(&quot;-&quot;;[.B1164])+2;LEN([.B1164])-FIND(&quot;-&quot;;[.B1164])+2))" office:value-type="string" office:string-value="Lady Doak College CCC" calcext:value-type="string">
            <text:p>Lady Doak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asumalai, Madurai</text:p>
          </table:table-cell>
          <table:table-cell/>
          <table:table-cell table:formula="of:=TRIM(MID([.B1165];FIND(&quot;-&quot;;[.B1165])+2;LEN([.B1165])-FIND(&quot;-&quot;;[.B1165])+2))" office:value-type="string" office:string-value="Lakshmana Multispeciality Hospital, Pasumalai, Madurai" calcext:value-type="string">
            <text:p>Lakshmana Multispeciality Hospital, Pasumalai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ykara, Madurai</text:p>
          </table:table-cell>
          <table:table-cell/>
          <table:table-cell table:formula="of:=TRIM(MID([.B1166];FIND(&quot;-&quot;;[.B1166])+2;LEN([.B1166])-FIND(&quot;-&quot;;[.B1166])+2))" office:value-type="string" office:string-value="Lakshmana Multispeciality Hospital, Pykara, Madurai" calcext:value-type="string">
            <text:p>Lakshmana Multispeciality Hospital, Pykara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Levin’s Diabetes &amp; Dental Speciality Hospital, K.Pudur</text:p>
          </table:table-cell>
          <table:table-cell/>
          <table:table-cell table:formula="of:=TRIM(MID([.B1167];FIND(&quot;-&quot;;[.B1167])+2;LEN([.B1167])-FIND(&quot;-&quot;;[.B1167])+2))" office:value-type="string" office:string-value="Levin’s Diabetes &amp; Dental Speciality Hospital, K.Pudur" calcext:value-type="string">
            <text:p>Levin’s Diabetes &amp; Dental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ife Care Hospital, New Ellis Nagar</text:p>
          </table:table-cell>
          <table:table-cell/>
          <table:table-cell table:formula="of:=TRIM(MID([.B1168];FIND(&quot;-&quot;;[.B1168])+2;LEN([.B1168])-FIND(&quot;-&quot;;[.B1168])+2))" office:value-type="string" office:string-value="Life Care Hospital, New Ellis Nagar" calcext:value-type="string">
            <text:p>Life Care Hospital, New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adurai Kamaraj University Hostel</text:p>
          </table:table-cell>
          <table:table-cell/>
          <table:table-cell table:formula="of:=TRIM(MID([.B1169];FIND(&quot;-&quot;;[.B1169])+2;LEN([.B1169])-FIND(&quot;-&quot;;[.B1169])+2))" office:value-type="string" office:string-value="Madurai Kamaraj University Hostel" calcext:value-type="string">
            <text:p>Madurai Kamaraj University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anjarie Hospital, Thirunagar</text:p>
          </table:table-cell>
          <table:table-cell/>
          <table:table-cell table:formula="of:=TRIM(MID([.B1170];FIND(&quot;-&quot;;[.B1170])+2;LEN([.B1170])-FIND(&quot;-&quot;;[.B1170])+2))" office:value-type="string" office:string-value="Manjarie Hospital, Thirunagar" calcext:value-type="string">
            <text:p>Manjarie Hospital, Thir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eenakshi Mission hospital &amp; Research Centre</text:p>
          </table:table-cell>
          <table:table-cell/>
          <table:table-cell table:formula="of:=TRIM(MID([.B1171];FIND(&quot;-&quot;;[.B1171])+2;LEN([.B1171])-FIND(&quot;-&quot;;[.B1171])+2))" office:value-type="string" office:string-value="Meenakshi Mission hospital &amp; Research Centre" calcext:value-type="string">
            <text:p>Meenakshi Mission hospital &amp;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KU Constituent College,Kappaloor</text:p>
          </table:table-cell>
          <table:table-cell/>
          <table:table-cell table:formula="of:=TRIM(MID([.B1172];FIND(&quot;-&quot;;[.B1172])+2;LEN([.B1172])-FIND(&quot;-&quot;;[.B1172])+2))" office:value-type="string" office:string-value="MKU Constituent College,Kappaloor" calcext:value-type="string">
            <text:p>MKU Constituent College,Kappa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ohan Medi city CCC</text:p>
          </table:table-cell>
          <table:table-cell/>
          <table:table-cell table:formula="of:=TRIM(MID([.B1173];FIND(&quot;-&quot;;[.B1173])+2;LEN([.B1173])-FIND(&quot;-&quot;;[.B1173])+2))" office:value-type="string" office:string-value="Mohan Medi city CCC" calcext:value-type="string">
            <text:p>Mohan Medi c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uthu Hospital</text:p>
          </table:table-cell>
          <table:table-cell/>
          <table:table-cell table:formula="of:=TRIM(MID([.B1174];FIND(&quot;-&quot;;[.B1174])+2;LEN([.B1174])-FIND(&quot;-&quot;;[.B1174])+2))" office:value-type="string" office:string-value="Muthu Hospital" calcext:value-type="string">
            <text:p>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ithilaa Nursing Home, Palanganatham</text:p>
          </table:table-cell>
          <table:table-cell/>
          <table:table-cell table:formula="of:=TRIM(MID([.B1175];FIND(&quot;-&quot;;[.B1175])+2;LEN([.B1175])-FIND(&quot;-&quot;;[.B1175])+2))" office:value-type="string" office:string-value="Nithilaa Nursing Home, Palanganatham" calcext:value-type="string">
            <text:p>Nithilaa Nursing Home, Palang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NTC Hospitals, Vaithyanathapuram</text:p>
          </table:table-cell>
          <table:table-cell/>
          <table:table-cell table:formula="of:=TRIM(MID([.B1176];FIND(&quot;-&quot;;[.B1176])+2;LEN([.B1176])-FIND(&quot;-&quot;;[.B1176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TC Hospitals, Vaithyanathapuram</text:p>
          </table:table-cell>
          <table:table-cell/>
          <table:table-cell table:formula="of:=TRIM(MID([.B1177];FIND(&quot;-&quot;;[.B1177])+2;LEN([.B1177])-FIND(&quot;-&quot;;[.B1177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OOBATHIAMMAL HOSPITAL</text:p>
          </table:table-cell>
          <table:table-cell/>
          <table:table-cell table:formula="of:=TRIM(MID([.B1178];FIND(&quot;-&quot;;[.B1178])+2;LEN([.B1178])-FIND(&quot;-&quot;;[.B1178])+2))" office:value-type="string" office:string-value="POOBATHIAMMAL HOSPITAL" calcext:value-type="string">
            <text:p>POOBATHIAMM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 Pvt Ltd. Uthangudi</text:p>
          </table:table-cell>
          <table:table-cell/>
          <table:table-cell table:formula="of:=TRIM(MID([.B1179];FIND(&quot;-&quot;;[.B1179])+2;LEN([.B1179])-FIND(&quot;-&quot;;[.B1179])+2))" office:value-type="string" office:string-value="Preethi Hospital Pvt Ltd. Uthangudi" calcext:value-type="string">
            <text:p>Preethi Hospital Pvt Ltd.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s (P) Ltd, K.Pudur</text:p>
          </table:table-cell>
          <table:table-cell/>
          <table:table-cell table:formula="of:=TRIM(MID([.B1180];FIND(&quot;-&quot;;[.B1180])+2;LEN([.B1180])-FIND(&quot;-&quot;;[.B1180])+2))" office:value-type="string" office:string-value="Preethi Hospitals (P) Ltd, K.Pudur" calcext:value-type="string">
            <text:p>Preethi Hospitals (P) Ltd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.R. Hospital, Anna Nagar</text:p>
          </table:table-cell>
          <table:table-cell/>
          <table:table-cell table:formula="of:=TRIM(MID([.B1181];FIND(&quot;-&quot;;[.B1181])+2;LEN([.B1181])-FIND(&quot;-&quot;;[.B1181])+2))" office:value-type="string" office:string-value="R.R. Hospital, Anna Nagar" calcext:value-type="string">
            <text:p>R.R.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HAVENDAR HOSPITAL, 36-E, KURUVIKARAN SALAI, SANTHAIPETTAI, MADURAI (OPP:GANESH THEATRE)</text:p>
          </table:table-cell>
          <table:table-cell/>
          <table:table-cell table:formula="of:=TRIM(MID([.B1182];FIND(&quot;-&quot;;[.B1182])+2;LEN([.B1182])-FIND(&quot;-&quot;;[.B1182])+2))" office:value-type="string" office:string-value="RAHAVENDAR HOSPITAL, 36-E, KURUVIKARAN SALAI, SANTHAIPETTAI, MADURAI (OPP:GANESH THEATRE)" calcext:value-type="string">
            <text:p>RAHAVENDAR HOSPITAL, 36-E, KURUVIKARAN SALAI, SANTHAIPETTAI, MADURAI (OPP:GANESH THEAT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183];FIND(&quot;-&quot;;[.B1183])+2;LEN([.B1183])-FIND(&quot;-&quot;;[.B1183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 Hospital, Anna Nagar</text:p>
          </table:table-cell>
          <table:table-cell/>
          <table:table-cell table:formula="of:=TRIM(MID([.B1184];FIND(&quot;-&quot;;[.B1184])+2;LEN([.B1184])-FIND(&quot;-&quot;;[.B1184])+2))" office:value-type="string" office:string-value="Raks Hospital, Anna Nagar" calcext:value-type="string">
            <text:p>Raks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ha Hospital, Anna Nagar</text:p>
          </table:table-cell>
          <table:table-cell/>
          <table:table-cell table:formula="of:=TRIM(MID([.B1185];FIND(&quot;-&quot;;[.B1185])+2;LEN([.B1185])-FIND(&quot;-&quot;;[.B1185])+2))" office:value-type="string" office:string-value="Raksha Hospital, Anna Nagar" calcext:value-type="string">
            <text:p>Raksh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Ram Priya Multispeciality Hospital, Thiru Nagar</text:p>
          </table:table-cell>
          <table:table-cell/>
          <table:table-cell table:formula="of:=TRIM(MID([.B1186];FIND(&quot;-&quot;;[.B1186])+2;LEN([.B1186])-FIND(&quot;-&quot;;[.B1186])+2))" office:value-type="string" office:string-value="Ram Priya Multispeciality Hospital, Thiru Nagar" calcext:value-type="string">
            <text:p>Ram Priya Multispeciality Hospital, Thir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io Hospital, Vandiyur</text:p>
          </table:table-cell>
          <table:table-cell/>
          <table:table-cell table:formula="of:=TRIM(MID([.B1187];FIND(&quot;-&quot;;[.B1187])+2;LEN([.B1187])-FIND(&quot;-&quot;;[.B1187])+2))" office:value-type="string" office:string-value="Rio Hospital, Vandiyur" calcext:value-type="string">
            <text:p>Rio Hospital, Van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 VELLAICHAMY COLLEGE</text:p>
          </table:table-cell>
          <table:table-cell/>
          <table:table-cell table:formula="of:=TRIM(MID([.B1188];FIND(&quot;-&quot;;[.B1188])+2;LEN([.B1188])-FIND(&quot;-&quot;;[.B1188])+2))" office:value-type="string" office:string-value="S VELLAICHAMY COLLEGE" calcext:value-type="string">
            <text:p>S VELLAICH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ot;-&quot;;[.B1189])+2))" office:value-type="string" office:string-value="SACS MAVMM ENGINEERING COLLEGE CCC" calcext:value-type="string">
            <text:p>SACS MAVMM ENGINEERING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mayanallur Block Primary Health Centre</text:p>
          </table:table-cell>
          <table:table-cell/>
          <table:table-cell table:formula="of:=TRIM(MID([.B1190];FIND(&quot;-&quot;;[.B1190])+2;LEN([.B1190])-FIND(&quot;-&quot;;[.B1190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Samayanallur Block Primary Health Centre</text:p>
          </table:table-cell>
          <table:table-cell/>
          <table:table-cell table:formula="of:=TRIM(MID([.B1191];FIND(&quot;-&quot;;[.B1191])+2;LEN([.B1191])-FIND(&quot;-&quot;;[.B1191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nthya Speciality Hospital, Arappalayam Main Road</text:p>
          </table:table-cell>
          <table:table-cell/>
          <table:table-cell table:formula="of:=TRIM(MID([.B1192];FIND(&quot;-&quot;;[.B1192])+2;LEN([.B1192])-FIND(&quot;-&quot;;[.B1192])+2))" office:value-type="string" office:string-value="Santhya Speciality Hospital, Arappalayam Main Road" calcext:value-type="string">
            <text:p>Santhya Speciality Hospital, Arappalayam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ravana Hospital, Narimedu</text:p>
          </table:table-cell>
          <table:table-cell/>
          <table:table-cell table:formula="of:=TRIM(MID([.B1193];FIND(&quot;-&quot;;[.B1193])+2;LEN([.B1193])-FIND(&quot;-&quot;;[.B1193])+2))" office:value-type="string" office:string-value="Saravana Hospital, Narimedu" calcext:value-type="string">
            <text:p>Saravana Hospital, Nari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hastha Kidney and Multi Specility Hospital, Madurai</text:p>
          </table:table-cell>
          <table:table-cell/>
          <table:table-cell table:formula="of:=TRIM(MID([.B1194];FIND(&quot;-&quot;;[.B1194])+2;LEN([.B1194])-FIND(&quot;-&quot;;[.B1194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astha Kidney and Multi Specility Hospital, Madurai</text:p>
          </table:table-cell>
          <table:table-cell/>
          <table:table-cell table:formula="of:=TRIM(MID([.B1195];FIND(&quot;-&quot;;[.B1195])+2;LEN([.B1195])-FIND(&quot;-&quot;;[.B1195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enbagam Hospitals, Anna Nagar</text:p>
          </table:table-cell>
          <table:table-cell/>
          <table:table-cell table:formula="of:=TRIM(MID([.B1196];FIND(&quot;-&quot;;[.B1196])+2;LEN([.B1196])-FIND(&quot;-&quot;;[.B1196])+2))" office:value-type="string" office:string-value="Shenbagam Hospitals, Anna Nagar" calcext:value-type="string">
            <text:p>Shenbagam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Bhuvaneswari Hospitals, K.Pudur</text:p>
          </table:table-cell>
          <table:table-cell/>
          <table:table-cell table:formula="of:=TRIM(MID([.B1197];FIND(&quot;-&quot;;[.B1197])+2;LEN([.B1197])-FIND(&quot;-&quot;;[.B1197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Bhuvaneswari Hospitals, K.Pudur</text:p>
          </table:table-cell>
          <table:table-cell/>
          <table:table-cell table:formula="of:=TRIM(MID([.B1198];FIND(&quot;-&quot;;[.B1198])+2;LEN([.B1198])-FIND(&quot;-&quot;;[.B1198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Thilaaam Multispecialitv Hospital Alanganallur</text:p>
          </table:table-cell>
          <table:table-cell/>
          <table:table-cell table:formula="of:=TRIM(MID([.B1199];FIND(&quot;-&quot;;[.B1199])+2;LEN([.B1199])-FIND(&quot;-&quot;;[.B1199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Thilaaam Multispecialitv Hospital Alanganallur</text:p>
          </table:table-cell>
          <table:table-cell/>
          <table:table-cell table:formula="of:=TRIM(MID([.B1200];FIND(&quot;-&quot;;[.B1200])+2;LEN([.B1200])-FIND(&quot;-&quot;;[.B1200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bam Hospital, Thirumangalam</text:p>
          </table:table-cell>
          <table:table-cell/>
          <table:table-cell table:formula="of:=TRIM(MID([.B1201];FIND(&quot;-&quot;;[.B1201])+2;LEN([.B1201])-FIND(&quot;-&quot;;[.B1201])+2))" office:value-type="string" office:string-value="Subam Hospital, Thirumangalam" calcext:value-type="string">
            <text:p>Subam Hospital, Th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mathi Hospitals, Anna Nagar</text:p>
          </table:table-cell>
          <table:table-cell/>
          <table:table-cell table:formula="of:=TRIM(MID([.B1202];FIND(&quot;-&quot;;[.B1202])+2;LEN([.B1202])-FIND(&quot;-&quot;;[.B1202])+2))" office:value-type="string" office:string-value="Sumathi Hospitals, Anna Nagar" calcext:value-type="string">
            <text:p>Sumath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Swarnakamalam (SKG) Multispeciality Hospital Pvt Ltd, Thirumanagalam</text:p>
          </table:table-cell>
          <table:table-cell/>
          <table:table-cell table:formula="of:=TRIM(MID([.B1203];FIND(&quot;-&quot;;[.B1203])+2;LEN([.B1203])-FIND(&quot;-&quot;;[.B1203])+2))" office:value-type="string" office:string-value="Swarnakamalam (SKG) Multispeciality Hospital Pvt Ltd, Thirumanagalam" calcext:value-type="string">
            <text:p>Swarnakamalam (SKG) Multispeciality Hospital Pvt Ltd, Thirumana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T KALLUPATTI GOVT HR SEC SCHOOL</text:p>
          </table:table-cell>
          <table:table-cell/>
          <table:table-cell table:formula="of:=TRIM(MID([.B1204];FIND(&quot;-&quot;;[.B1204])+2;LEN([.B1204])-FIND(&quot;-&quot;;[.B1204])+2))" office:value-type="string" office:string-value="T KALLUPATTI GOVT HR SEC SCHOOL" calcext:value-type="string">
            <text:p>T KALLUPATTI GOVT HR SE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Taj Hospital, K K Nagar</text:p>
          </table:table-cell>
          <table:table-cell/>
          <table:table-cell table:formula="of:=TRIM(MID([.B1205];FIND(&quot;-&quot;;[.B1205])+2;LEN([.B1205])-FIND(&quot;-&quot;;[.B1205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aj Hospital, K K Nagar</text:p>
          </table:table-cell>
          <table:table-cell/>
          <table:table-cell table:formula="of:=TRIM(MID([.B1206];FIND(&quot;-&quot;;[.B1206])+2;LEN([.B1206])-FIND(&quot;-&quot;;[.B1206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avam Hospital,K.Pudhur</text:p>
          </table:table-cell>
          <table:table-cell/>
          <table:table-cell table:formula="of:=TRIM(MID([.B1207];FIND(&quot;-&quot;;[.B1207])+2;LEN([.B1207])-FIND(&quot;-&quot;;[.B1207])+2))" office:value-type="string" office:string-value="Thavam Hospital,K.Pudhur" calcext:value-type="string">
            <text:p>Thavam Hospital,K.P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embavani Hospital, Gnanaolipuram</text:p>
          </table:table-cell>
          <table:table-cell/>
          <table:table-cell table:formula="of:=TRIM(MID([.B1208];FIND(&quot;-&quot;;[.B1208])+2;LEN([.B1208])-FIND(&quot;-&quot;;[.B1208])+2))" office:value-type="string" office:string-value="Thembavani Hospital, Gnanaolipuram" calcext:value-type="string">
            <text:p>Thembavani Hospital, Gnanaol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IRU SENTHIL ANDAVAR SPECIALITY HOSPITAL</text:p>
          </table:table-cell>
          <table:table-cell/>
          <table:table-cell table:formula="of:=TRIM(MID([.B1209];FIND(&quot;-&quot;;[.B1209])+2;LEN([.B1209])-FIND(&quot;-&quot;;[.B1209])+2))" office:value-type="string" office:string-value="THIRU SENTHIL ANDAVAR SPECIALITY HOSPITAL" calcext:value-type="string">
            <text:p>THIRU SENTHIL ANDAVA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adamalayan Hospital</text:p>
          </table:table-cell>
          <table:table-cell/>
          <table:table-cell table:formula="of:=TRIM(MID([.B1210];FIND(&quot;-&quot;;[.B1210])+2;LEN([.B1210])-FIND(&quot;-&quot;;[.B1210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alayankulam</text:p>
          </table:table-cell>
          <table:table-cell/>
          <table:table-cell table:formula="of:=TRIM(MID([.B1211];FIND(&quot;-&quot;;[.B1211])+2;LEN([.B1211])-FIND(&quot;-&quot;;[.B1211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alayankulam</text:p>
          </table:table-cell>
          <table:table-cell/>
          <table:table-cell table:formula="of:=TRIM(MID([.B1212];FIND(&quot;-&quot;;[.B1212])+2;LEN([.B1212])-FIND(&quot;-&quot;;[.B1212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lammal Medical college Hospital</text:p>
          </table:table-cell>
          <table:table-cell/>
          <table:table-cell table:formula="of:=TRIM(MID([.B1213];FIND(&quot;-&quot;;[.B1213])+2;LEN([.B1213])-FIND(&quot;-&quot;;[.B1213])+2))" office:value-type="string" office:string-value="Velammal Medical college Hospital" calcext:value-type="string">
            <text:p>Velammal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ellalore</text:p>
          </table:table-cell>
          <table:table-cell/>
          <table:table-cell table:formula="of:=TRIM(MID([.B1214];FIND(&quot;-&quot;;[.B1214])+2;LEN([.B1214])-FIND(&quot;-&quot;;[.B1214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ellalore</text:p>
          </table:table-cell>
          <table:table-cell/>
          <table:table-cell table:formula="of:=TRIM(MID([.B1215];FIND(&quot;-&quot;;[.B1215])+2;LEN([.B1215])-FIND(&quot;-&quot;;[.B1215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VELLAMMAL ENGG COLL</text:p>
          </table:table-cell>
          <table:table-cell/>
          <table:table-cell table:formula="of:=TRIM(MID([.B1216];FIND(&quot;-&quot;;[.B1216])+2;LEN([.B1216])-FIND(&quot;-&quot;;[.B1216])+2))" office:value-type="string" office:string-value="VELLAMMAL ENGG COLL" calcext:value-type="string">
            <text:p>VELLAMMAL ENGG CO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tri Siddha Hospital, Thaniciyam (Siddha)</text:p>
          </table:table-cell>
          <table:table-cell/>
          <table:table-cell table:formula="of:=TRIM(MID([.B1217];FIND(&quot;-&quot;;[.B1217])+2;LEN([.B1217])-FIND(&quot;-&quot;;[.B1217])+2))" office:value-type="string" office:string-value="Vetri Siddha Hospital, Thaniciyam (Siddha)" calcext:value-type="string">
            <text:p>Vetri Siddha Hospital, Thaniciyam (Siddh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ctory Hospital</text:p>
          </table:table-cell>
          <table:table-cell/>
          <table:table-cell table:formula="of:=TRIM(MID([.B1218];FIND(&quot;-&quot;;[.B1218])+2;LEN([.B1218])-FIND(&quot;-&quot;;[.B1218])+2))" office:value-type="string" office:string-value="Victory Hospital" calcext:value-type="string">
            <text:p>Vi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 Hospital</text:p>
          </table:table-cell>
          <table:table-cell/>
          <table:table-cell table:formula="of:=TRIM(MID([.B1219];FIND(&quot;-&quot;;[.B1219])+2;LEN([.B1219])-FIND(&quot;-&quot;;[.B1219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raj Speciality Hospital, Theni Main Road</text:p>
          </table:table-cell>
          <table:table-cell/>
          <table:table-cell table:formula="of:=TRIM(MID([.B1220];FIND(&quot;-&quot;;[.B1220])+2;LEN([.B1220])-FIND(&quot;-&quot;;[.B1220])+2))" office:value-type="string" office:string-value="Vijayaraj Speciality Hospital, Theni Main Road" calcext:value-type="string">
            <text:p>Vijayaraj Speciality Hospital, Theni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kram Multispeciality Hospital,Madurai</text:p>
          </table:table-cell>
          <table:table-cell/>
          <table:table-cell table:formula="of:=TRIM(MID([.B1221];FIND(&quot;-&quot;;[.B1221])+2;LEN([.B1221])-FIND(&quot;-&quot;;[.B1221])+2))" office:value-type="string" office:string-value="Vikram Multispeciality Hospital,Madurai" calcext:value-type="string">
            <text:p>Vikram Multispeciality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MC Speciality Hospital</text:p>
          </table:table-cell>
          <table:table-cell/>
          <table:table-cell table:formula="of:=TRIM(MID([.B1222];FIND(&quot;-&quot;;[.B1222])+2;LEN([.B1222])-FIND(&quot;-&quot;;[.B1222])+2))" office:value-type="string" office:string-value="VMC Speciality Hospital" calcext:value-type="string">
            <text:p>VMC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ARUN PRIYA NURSING HOME</text:p>
          </table:table-cell>
          <table:table-cell/>
          <table:table-cell table:formula="of:=TRIM(MID([.B1223];FIND(&quot;-&quot;;[.B1223])+2;LEN([.B1223])-FIND(&quot;-&quot;;[.B1223])+2))" office:value-type="string" office:string-value="ARUN PRIYA NURSING HOME" calcext:value-type="string">
            <text:p>ARUN PRIY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O - Arunpriya Multispeciality Hospital Mayiladuthurai</text:p>
          </table:table-cell>
          <table:table-cell/>
          <table:table-cell table:formula="of:=TRIM(MID([.B1224];FIND(&quot;-&quot;;[.B1224])+2;LEN([.B1224])-FIND(&quot;-&quot;;[.B1224])+2))" office:value-type="string" office:string-value="Arunpriya Multispeciality Hospital Mayiladuthurai" calcext:value-type="string">
            <text:p>Arunpriya Multispeciality Hospital 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<text:s/>CCC - MGR Arts &amp; science college, Puthur</text:p>
          </table:table-cell>
          <table:table-cell/>
          <table:table-cell table:formula="of:=TRIM(MID([.B1225];FIND(&quot;-&quot;;[.B1225])+2;LEN([.B1225])-FIND(&quot;-&quot;;[.B1225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CC - MGR Arts &amp; science college, Puthur</text:p>
          </table:table-cell>
          <table:table-cell/>
          <table:table-cell table:formula="of:=TRIM(MID([.B1226];FIND(&quot;-&quot;;[.B1226])+2;LEN([.B1226])-FIND(&quot;-&quot;;[.B1226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Ram Bone And Joint Hospial</text:p>
          </table:table-cell>
          <table:table-cell/>
          <table:table-cell table:formula="of:=TRIM(MID([.B1227];FIND(&quot;-&quot;;[.B1227])+2;LEN([.B1227])-FIND(&quot;-&quot;;[.B1227])+2))" office:value-type="string" office:string-value="Ram Bone And Joint Hospial" calcext:value-type="string">
            <text:p>Ram Bone And Joint Hospi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AYAR SUNDARAM LODGE,VELANKANNI</text:p>
          </table:table-cell>
          <table:table-cell/>
          <table:table-cell table:formula="of:=TRIM(MID([.B1228];FIND(&quot;-&quot;;[.B1228])+2;LEN([.B1228])-FIND(&quot;-&quot;;[.B1228])+2))" office:value-type="string" office:string-value="AYAR SUNDARAM LODGE,VELANKANNI" calcext:value-type="string">
            <text:p>AYAR SUNDARAM LODGE,VELANKAN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NAGAPATTINAM</text:p>
          </table:table-cell>
          <table:table-cell/>
          <table:table-cell table:formula="of:=TRIM(MID([.B1229];FIND(&quot;-&quot;;[.B1229])+2;LEN([.B1229])-FIND(&quot;-&quot;;[.B1229])+2))" office:value-type="string" office:string-value="BHARATHIDASAN COLLEGE,NAGAPATTINAM" calcext:value-type="string">
            <text:p>BHARATHIDASAN COLLEGE,NAG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VEDARANYAM</text:p>
          </table:table-cell>
          <table:table-cell/>
          <table:table-cell table:formula="of:=TRIM(MID([.B1230];FIND(&quot;-&quot;;[.B1230])+2;LEN([.B1230])-FIND(&quot;-&quot;;[.B1230])+2))" office:value-type="string" office:string-value="BHARATHIDASAN COLLEGE,VEDARANYAM" calcext:value-type="string">
            <text:p>BHARATHIDASAN COLLEGE,VEDARAN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COHAJ HOSPITAL - SAT UNIT, Nagapattinam TN.</text:p>
          </table:table-cell>
          <table:table-cell/>
          <table:table-cell table:formula="of:=TRIM(MID([.B1231];FIND(&quot;-&quot;;[.B1231])+2;LEN([.B1231])-FIND(&quot;-&quot;;[.B1231])+2))" office:value-type="string" office:string-value="COHAJ HOSPITAL - SAT UNIT, Nagapattinam TN." calcext:value-type="string">
            <text:p>COHAJ HOSPITAL - SAT UNIT, Naga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MAYILADUTHURAI GH</text:p>
          </table:table-cell>
          <table:table-cell/>
          <table:table-cell table:formula="of:=TRIM(MID([.B1232];FIND(&quot;-&quot;;[.B1232])+2;LEN([.B1232])-FIND(&quot;-&quot;;[.B1232])+2))" office:value-type="string" office:string-value="MAYILADUTHURAI GH" calcext:value-type="string">
            <text:p>MAYILADUTHUR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3];FIND(&quot;-&quot;;[.B1233])+2;LEN([.B1233])-FIND(&quot;-&quot;;[.B1233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4];FIND(&quot;-&quot;;[.B1234])+2;LEN([.B1234])-FIND(&quot;-&quot;;[.B1234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Nagai Hospitals, Puthur</text:p>
          </table:table-cell>
          <table:table-cell/>
          <table:table-cell table:formula="of:=TRIM(MID([.B1235];FIND(&quot;-&quot;;[.B1235])+2;LEN([.B1235])-FIND(&quot;-&quot;;[.B1235])+2))" office:value-type="string" office:string-value="Nagai Hospitals, Puthur" calcext:value-type="string">
            <text:p>Nagai Hospitals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NAGAPATTINAM GH</text:p>
          </table:table-cell>
          <table:table-cell/>
          <table:table-cell table:formula="of:=TRIM(MID([.B1236];FIND(&quot;-&quot;;[.B1236])+2;LEN([.B1236])-FIND(&quot;-&quot;;[.B1236])+2))" office:value-type="string" office:string-value="NAGAPATTINAM GH" calcext:value-type="string">
            <text:p>NAGAPATTI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SIRKAZHI GH</text:p>
          </table:table-cell>
          <table:table-cell/>
          <table:table-cell table:formula="of:=TRIM(MID([.B1237];FIND(&quot;-&quot;;[.B1237])+2;LEN([.B1237])-FIND(&quot;-&quot;;[.B1237])+2))" office:value-type="string" office:string-value="SIRKAZHI GH" calcext:value-type="string">
            <text:p>SIRKAZ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Thirumarugal</text:p>
          </table:table-cell>
          <table:table-cell/>
          <table:table-cell table:formula="of:=TRIM(MID([.B1238];FIND(&quot;-&quot;;[.B1238])+2;LEN([.B1238])-FIND(&quot;-&quot;;[.B1238])+2))" office:value-type="string" office:string-value="Thirumarugal" calcext:value-type="string">
            <text:p>Thirumaru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<text:s/>CCC - UPGRADED GOVERNMENT PRIMARY HEALTH CENTRE, KARIYAPATTINAM</text:p>
          </table:table-cell>
          <table:table-cell/>
          <table:table-cell table:formula="of:=TRIM(MID([.B1239];FIND(&quot;-&quot;;[.B1239])+2;LEN([.B1239])-FIND(&quot;-&quot;;[.B1239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KARIYAPATTINAM</text:p>
          </table:table-cell>
          <table:table-cell/>
          <table:table-cell table:formula="of:=TRIM(MID([.B1240];FIND(&quot;-&quot;;[.B1240])+2;LEN([.B1240])-FIND(&quot;-&quot;;[.B1240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MANALMEDU</text:p>
          </table:table-cell>
          <table:table-cell/>
          <table:table-cell table:formula="of:=TRIM(MID([.B1241];FIND(&quot;-&quot;;[.B1241])+2;LEN([.B1241])-FIND(&quot;-&quot;;[.B1241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MANALMEDU</text:p>
          </table:table-cell>
          <table:table-cell/>
          <table:table-cell table:formula="of:=TRIM(MID([.B1242];FIND(&quot;-&quot;;[.B1242])+2;LEN([.B1242])-FIND(&quot;-&quot;;[.B1242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NALLUR</text:p>
          </table:table-cell>
          <table:table-cell/>
          <table:table-cell table:formula="of:=TRIM(MID([.B1243];FIND(&quot;-&quot;;[.B1243])+2;LEN([.B1243])-FIND(&quot;-&quot;;[.B1243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NALLUR</text:p>
          </table:table-cell>
          <table:table-cell/>
          <table:table-cell table:formula="of:=TRIM(MID([.B1244];FIND(&quot;-&quot;;[.B1244])+2;LEN([.B1244])-FIND(&quot;-&quot;;[.B1244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EDHARANYAM GH</text:p>
          </table:table-cell>
          <table:table-cell/>
          <table:table-cell table:formula="of:=TRIM(MID([.B1245];FIND(&quot;-&quot;;[.B1245])+2;LEN([.B1245])-FIND(&quot;-&quot;;[.B1245])+2))" office:value-type="string" office:string-value="VEDHARANYAM GH" calcext:value-type="string">
            <text:p>VEDHARAN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ISHNU HOSPITAL , NAGAPPATTINAM TN.</text:p>
          </table:table-cell>
          <table:table-cell/>
          <table:table-cell table:formula="of:=TRIM(MID([.B1246];FIND(&quot;-&quot;;[.B1246])+2;LEN([.B1246])-FIND(&quot;-&quot;;[.B1246])+2))" office:value-type="string" office:string-value="VISHNU HOSPITAL , NAGAPPATTINAM TN." calcext:value-type="string">
            <text:p>VISHNU HOSPITAL , NAGAP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<text:s/>SRI RAGAVENDRA HOSPITAL </text:p>
          </table:table-cell>
          <table:table-cell/>
          <table:table-cell table:formula="of:=TRIM(MID([.B1247];FIND(&quot;-&quot;;[.B1247])+2;LEN([.B1247])-FIND(&quot;-&quot;;[.B1247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</text:p>
          </table:table-cell>
          <table:table-cell/>
          <table:table-cell table:formula="of:=TRIM(MID([.B1248];FIND(&quot;-&quot;;[.B1248])+2;LEN([.B1248])-FIND(&quot;-&quot;;[.B1248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, Tiruchengode*</text:p>
          </table:table-cell>
          <table:table-cell/>
          <table:table-cell table:formula="of:=TRIM(MID([.B1249];FIND(&quot;-&quot;;[.B1249])+2;LEN([.B1249])-FIND(&quot;-&quot;;[.B1249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ravinth hospital</text:p>
          </table:table-cell>
          <table:table-cell/>
          <table:table-cell table:formula="of:=TRIM(MID([.B1250];FIND(&quot;-&quot;;[.B1250])+2;LEN([.B1250])-FIND(&quot;-&quot;;[.B1250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ARIGNAR ANNA ARTS COLLEGE CCC</text:p>
          </table:table-cell>
          <table:table-cell/>
          <table:table-cell table:formula="of:=TRIM(MID([.B1251];FIND(&quot;-&quot;;[.B1251])+2;LEN([.B1251])-FIND(&quot;-&quot;;[.B1251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<text:s/>CCC - B.Ed College, Kumarapalayam</text:p>
          </table:table-cell>
          <table:table-cell/>
          <table:table-cell table:formula="of:=TRIM(MID([.B1252];FIND(&quot;-&quot;;[.B1252])+2;LEN([.B1252])-FIND(&quot;-&quot;;[.B1252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.Ed College, Kumarapalayam</text:p>
          </table:table-cell>
          <table:table-cell/>
          <table:table-cell table:formula="of:=TRIM(MID([.B1253];FIND(&quot;-&quot;;[.B1253])+2;LEN([.B1253])-FIND(&quot;-&quot;;[.B1253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elukurichi PHC</text:p>
          </table:table-cell>
          <table:table-cell/>
          <table:table-cell table:formula="of:=TRIM(MID([.B1254];FIND(&quot;-&quot;;[.B1254])+2;LEN([.B1254])-FIND(&quot;-&quot;;[.B1254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Belukurichi PHC</text:p>
          </table:table-cell>
          <table:table-cell/>
          <table:table-cell table:formula="of:=TRIM(MID([.B1255];FIND(&quot;-&quot;;[.B1255])+2;LEN([.B1255])-FIND(&quot;-&quot;;[.B1255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ayamangalam PHC</text:p>
          </table:table-cell>
          <table:table-cell/>
          <table:table-cell table:formula="of:=TRIM(MID([.B1256];FIND(&quot;-&quot;;[.B1256])+2;LEN([.B1256])-FIND(&quot;-&quot;;[.B1256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ayamangalam PHC</text:p>
          </table:table-cell>
          <table:table-cell/>
          <table:table-cell table:formula="of:=TRIM(MID([.B1257];FIND(&quot;-&quot;;[.B1257])+2;LEN([.B1257])-FIND(&quot;-&quot;;[.B1257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NAPURAM PRIMARY HEALTH CENTRE</text:p>
          </table:table-cell>
          <table:table-cell/>
          <table:table-cell table:formula="of:=TRIM(MID([.B1258];FIND(&quot;-&quot;;[.B1258])+2;LEN([.B1258])-FIND(&quot;-&quot;;[.B1258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NAPURAM PRIMARY HEALTH CENTRE</text:p>
          </table:table-cell>
          <table:table-cell/>
          <table:table-cell table:formula="of:=TRIM(MID([.B1259];FIND(&quot;-&quot;;[.B1259])+2;LEN([.B1259])-FIND(&quot;-&quot;;[.B1259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umapatty PHC</text:p>
          </table:table-cell>
          <table:table-cell/>
          <table:table-cell table:formula="of:=TRIM(MID([.B1260];FIND(&quot;-&quot;;[.B1260])+2;LEN([.B1260])-FIND(&quot;-&quot;;[.B1260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umapatty PHC</text:p>
          </table:table-cell>
          <table:table-cell/>
          <table:table-cell table:formula="of:=TRIM(MID([.B1261];FIND(&quot;-&quot;;[.B1261])+2;LEN([.B1261])-FIND(&quot;-&quot;;[.B1261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abilarmalai PHC</text:p>
          </table:table-cell>
          <table:table-cell/>
          <table:table-cell table:formula="of:=TRIM(MID([.B1262];FIND(&quot;-&quot;;[.B1262])+2;LEN([.B1262])-FIND(&quot;-&quot;;[.B1262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abilarmalai PHC</text:p>
          </table:table-cell>
          <table:table-cell/>
          <table:table-cell table:formula="of:=TRIM(MID([.B1263];FIND(&quot;-&quot;;[.B1263])+2;LEN([.B1263])-FIND(&quot;-&quot;;[.B1263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KC CCC</text:p>
          </table:table-cell>
          <table:table-cell/>
          <table:table-cell table:formula="of:=TRIM(MID([.B1264];FIND(&quot;-&quot;;[.B1264])+2;LEN([.B1264])-FIND(&quot;-&quot;;[.B1264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okkarayanpettai</text:p>
          </table:table-cell>
          <table:table-cell/>
          <table:table-cell table:formula="of:=TRIM(MID([.B1265];FIND(&quot;-&quot;;[.B1265])+2;LEN([.B1265])-FIND(&quot;-&quot;;[.B1265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okkarayanpettai</text:p>
          </table:table-cell>
          <table:table-cell/>
          <table:table-cell table:formula="of:=TRIM(MID([.B1266];FIND(&quot;-&quot;;[.B1266])+2;LEN([.B1266])-FIND(&quot;-&quot;;[.B1266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LLIHILLS GH</text:p>
          </table:table-cell>
          <table:table-cell/>
          <table:table-cell table:formula="of:=TRIM(MID([.B1267];FIND(&quot;-&quot;;[.B1267])+2;LEN([.B1267])-FIND(&quot;-&quot;;[.B1267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MARAPALAYAM <text:s/>GH</text:p>
          </table:table-cell>
          <table:table-cell/>
          <table:table-cell table:formula="of:=TRIM(MID([.B1268];FIND(&quot;-&quot;;[.B1268])+2;LEN([.B1268])-FIND(&quot;-&quot;;[.B1268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SR CCC</text:p>
          </table:table-cell>
          <table:table-cell/>
          <table:table-cell table:formula="of:=TRIM(MID([.B1269];FIND(&quot;-&quot;;[.B1269])+2;LEN([.B1269])-FIND(&quot;-&quot;;[.B1269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haraja Speciality Hospital , Namakkal</text:p>
          </table:table-cell>
          <table:table-cell/>
          <table:table-cell table:formula="of:=TRIM(MID([.B1270];FIND(&quot;-&quot;;[.B1270])+2;LEN([.B1270])-FIND(&quot;-&quot;;[.B1270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lar Hospital, Rasipuram</text:p>
          </table:table-cell>
          <table:table-cell/>
          <table:table-cell table:formula="of:=TRIM(MID([.B1271];FIND(&quot;-&quot;;[.B1271])+2;LEN([.B1271])-FIND(&quot;-&quot;;[.B1271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llasamudram PHC</text:p>
          </table:table-cell>
          <table:table-cell/>
          <table:table-cell table:formula="of:=TRIM(MID([.B1272];FIND(&quot;-&quot;;[.B1272])+2;LEN([.B1272])-FIND(&quot;-&quot;;[.B1272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llasamudram PHC</text:p>
          </table:table-cell>
          <table:table-cell/>
          <table:table-cell table:formula="of:=TRIM(MID([.B1273];FIND(&quot;-&quot;;[.B1273])+2;LEN([.B1273])-FIND(&quot;-&quot;;[.B1273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nickam hospital</text:p>
          </table:table-cell>
          <table:table-cell/>
          <table:table-cell table:formula="of:=TRIM(MID([.B1274];FIND(&quot;-&quot;;[.B1274])+2;LEN([.B1274])-FIND(&quot;-&quot;;[.B1274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nickampalayam PHC</text:p>
          </table:table-cell>
          <table:table-cell/>
          <table:table-cell table:formula="of:=TRIM(MID([.B1275];FIND(&quot;-&quot;;[.B1275])+2;LEN([.B1275])-FIND(&quot;-&quot;;[.B1275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nickampalayam PHC</text:p>
          </table:table-cell>
          <table:table-cell/>
          <table:table-cell table:formula="of:=TRIM(MID([.B1276];FIND(&quot;-&quot;;[.B1276])+2;LEN([.B1276])-FIND(&quot;-&quot;;[.B1276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M Hospital</text:p>
          </table:table-cell>
          <table:table-cell/>
          <table:table-cell table:formula="of:=TRIM(MID([.B1277];FIND(&quot;-&quot;;[.B1277])+2;LEN([.B1277])-FIND(&quot;-&quot;;[.B1277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llur PHC</text:p>
          </table:table-cell>
          <table:table-cell/>
          <table:table-cell table:formula="of:=TRIM(MID([.B1278];FIND(&quot;-&quot;;[.B1278])+2;LEN([.B1278])-FIND(&quot;-&quot;;[.B1278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llur PHC</text:p>
          </table:table-cell>
          <table:table-cell/>
          <table:table-cell table:formula="of:=TRIM(MID([.B1279];FIND(&quot;-&quot;;[.B1279])+2;LEN([.B1279])-FIND(&quot;-&quot;;[.B1279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MAGIRIPET</text:p>
          </table:table-cell>
          <table:table-cell/>
          <table:table-cell table:formula="of:=TRIM(MID([.B1280];FIND(&quot;-&quot;;[.B1280])+2;LEN([.B1280])-FIND(&quot;-&quot;;[.B1280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MAGIRIPET</text:p>
          </table:table-cell>
          <table:table-cell/>
          <table:table-cell table:formula="of:=TRIM(MID([.B1281];FIND(&quot;-&quot;;[.B1281])+2;LEN([.B1281])-FIND(&quot;-&quot;;[.B1281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GH</text:p>
          </table:table-cell>
          <table:table-cell/>
          <table:table-cell table:formula="of:=TRIM(MID([.B1282];FIND(&quot;-&quot;;[.B1282])+2;LEN([.B1282])-FIND(&quot;-&quot;;[.B1282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MCH</text:p>
          </table:table-cell>
          <table:table-cell/>
          <table:table-cell table:formula="of:=TRIM(MID([.B1283];FIND(&quot;-&quot;;[.B1283])+2;LEN([.B1283])-FIND(&quot;-&quot;;[.B1283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KR CCC</text:p>
          </table:table-cell>
          <table:table-cell/>
          <table:table-cell table:formula="of:=TRIM(MID([.B1284];FIND(&quot;-&quot;;[.B1284])+2;LEN([.B1284])-FIND(&quot;-&quot;;[.B1284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O.Sowdapuram</text:p>
          </table:table-cell>
          <table:table-cell/>
          <table:table-cell table:formula="of:=TRIM(MID([.B1285];FIND(&quot;-&quot;;[.B1285])+2;LEN([.B1285])-FIND(&quot;-&quot;;[.B1285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O.Sowdapuram</text:p>
          </table:table-cell>
          <table:table-cell/>
          <table:table-cell table:formula="of:=TRIM(MID([.B1286];FIND(&quot;-&quot;;[.B1286])+2;LEN([.B1286])-FIND(&quot;-&quot;;[.B1286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LLIPALAYAM GH</text:p>
          </table:table-cell>
          <table:table-cell/>
          <table:table-cell table:formula="of:=TRIM(MID([.B1287];FIND(&quot;-&quot;;[.B1287])+2;LEN([.B1287])-FIND(&quot;-&quot;;[.B1287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RAMATHI VELUR GH</text:p>
          </table:table-cell>
          <table:table-cell/>
          <table:table-cell table:formula="of:=TRIM(MID([.B1288];FIND(&quot;-&quot;;[.B1288])+2;LEN([.B1288])-FIND(&quot;-&quot;;[.B1288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illanallur PHC</text:p>
          </table:table-cell>
          <table:table-cell/>
          <table:table-cell table:formula="of:=TRIM(MID([.B1289];FIND(&quot;-&quot;;[.B1289])+2;LEN([.B1289])-FIND(&quot;-&quot;;[.B1289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illanallur PHC</text:p>
          </table:table-cell>
          <table:table-cell/>
          <table:table-cell table:formula="of:=TRIM(MID([.B1290];FIND(&quot;-&quot;;[.B1290])+2;LEN([.B1290])-FIND(&quot;-&quot;;[.B1290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OWEKADU KOLLI HILLS</text:p>
          </table:table-cell>
          <table:table-cell/>
          <table:table-cell table:formula="of:=TRIM(MID([.B1291];FIND(&quot;-&quot;;[.B1291])+2;LEN([.B1291])-FIND(&quot;-&quot;;[.B1291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OWEKADU KOLLI HILLS</text:p>
          </table:table-cell>
          <table:table-cell/>
          <table:table-cell table:formula="of:=TRIM(MID([.B1292];FIND(&quot;-&quot;;[.B1292])+2;LEN([.B1292])-FIND(&quot;-&quot;;[.B1292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RASIPURAM GH</text:p>
          </table:table-cell>
          <table:table-cell/>
          <table:table-cell table:formula="of:=TRIM(MID([.B1293];FIND(&quot;-&quot;;[.B1293])+2;LEN([.B1293])-FIND(&quot;-&quot;;[.B1293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AKTHI CCC</text:p>
          </table:table-cell>
          <table:table-cell/>
          <table:table-cell table:formula="of:=TRIM(MID([.B1294];FIND(&quot;-&quot;;[.B1294])+2;LEN([.B1294])-FIND(&quot;-&quot;;[.B1294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AKTHI HOSPITAL</text:p>
          </table:table-cell>
          <table:table-cell/>
          <table:table-cell table:formula="of:=TRIM(MID([.B1295];FIND(&quot;-&quot;;[.B1295])+2;LEN([.B1295])-FIND(&quot;-&quot;;[.B1295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ENDAMANGALAM GH</text:p>
          </table:table-cell>
          <table:table-cell/>
          <table:table-cell table:formula="of:=TRIM(MID([.B1296];FIND(&quot;-&quot;;[.B1296])+2;LEN([.B1296])-FIND(&quot;-&quot;;[.B1296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</text:p>
          </table:table-cell>
          <table:table-cell/>
          <table:table-cell table:formula="of:=TRIM(MID([.B1297];FIND(&quot;-&quot;;[.B1297])+2;LEN([.B1297])-FIND(&quot;-&quot;;[.B1297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, Unit-2, Salem A Road</text:p>
          </table:table-cell>
          <table:table-cell/>
          <table:table-cell table:formula="of:=TRIM(MID([.B1298];FIND(&quot;-&quot;;[.B1298])+2;LEN([.B1298])-FIND(&quot;-&quot;;[.B1298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ivasakthi Hospital</text:p>
          </table:table-cell>
          <table:table-cell/>
          <table:table-cell table:formula="of:=TRIM(MID([.B1299];FIND(&quot;-&quot;;[.B1299])+2;LEN([.B1299])-FIND(&quot;-&quot;;[.B1299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oorya Multispeciality Hospital, Thiruchengode</text:p>
          </table:table-cell>
          <table:table-cell/>
          <table:table-cell table:formula="of:=TRIM(MID([.B1300];FIND(&quot;-&quot;;[.B1300])+2;LEN([.B1300])-FIND(&quot;-&quot;;[.B1300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RI BALAJI HOSPITAL </text:p>
          </table:table-cell>
          <table:table-cell/>
          <table:table-cell table:formula="of:=TRIM(MID([.B1301];FIND(&quot;-&quot;;[.B1301])+2;LEN([.B1301])-FIND(&quot;-&quot;;[.B1301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RV CCC</text:p>
          </table:table-cell>
          <table:table-cell/>
          <table:table-cell table:formula="of:=TRIM(MID([.B1302];FIND(&quot;-&quot;;[.B1302])+2;LEN([.B1302])-FIND(&quot;-&quot;;[.B1302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mathi Childcare center &amp; Hospital</text:p>
          </table:table-cell>
          <table:table-cell/>
          <table:table-cell table:formula="of:=TRIM(MID([.B1303];FIND(&quot;-&quot;;[.B1303])+2;LEN([.B1303])-FIND(&quot;-&quot;;[.B1303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uriya CCC</text:p>
          </table:table-cell>
          <table:table-cell/>
          <table:table-cell table:formula="of:=TRIM(MID([.B1304];FIND(&quot;-&quot;;[.B1304])+2;LEN([.B1304])-FIND(&quot;-&quot;;[.B1304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rya Hospital, Rasipuram</text:p>
          </table:table-cell>
          <table:table-cell/>
          <table:table-cell table:formula="of:=TRIM(MID([.B1305];FIND(&quot;-&quot;;[.B1305])+2;LEN([.B1305])-FIND(&quot;-&quot;;[.B1305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wami Vivekanandha Medical College Hospital and R.I., Elayampalayam</text:p>
          </table:table-cell>
          <table:table-cell/>
          <table:table-cell table:formula="of:=TRIM(MID([.B1306];FIND(&quot;-&quot;;[.B1306])+2;LEN([.B1306])-FIND(&quot;-&quot;;[.B1306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angam Hospital</text:p>
          </table:table-cell>
          <table:table-cell/>
          <table:table-cell table:formula="of:=TRIM(MID([.B1307];FIND(&quot;-&quot;;[.B1307])+2;LEN([.B1307])-FIND(&quot;-&quot;;[.B1307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IRUKUMARAN HOSPITAL</text:p>
          </table:table-cell>
          <table:table-cell/>
          <table:table-cell table:formula="of:=TRIM(MID([.B1308];FIND(&quot;-&quot;;[.B1308])+2;LEN([.B1308])-FIND(&quot;-&quot;;[.B1308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IRUCHENGODE GH</text:p>
          </table:table-cell>
          <table:table-cell/>
          <table:table-cell table:formula="of:=TRIM(MID([.B1309];FIND(&quot;-&quot;;[.B1309])+2;LEN([.B1309])-FIND(&quot;-&quot;;[.B1309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arun Hospital</text:p>
          </table:table-cell>
          <table:table-cell/>
          <table:table-cell table:formula="of:=TRIM(MID([.B1310];FIND(&quot;-&quot;;[.B1310])+2;LEN([.B1310])-FIND(&quot;-&quot;;[.B131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ENNANDHUR GH</text:p>
          </table:table-cell>
          <table:table-cell/>
          <table:table-cell table:formula="of:=TRIM(MID([.B1311];FIND(&quot;-&quot;;[.B1311])+2;LEN([.B1311])-FIND(&quot;-&quot;;[.B131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saalam Hospital</text:p>
          </table:table-cell>
          <table:table-cell/>
          <table:table-cell table:formula="of:=TRIM(MID([.B1312];FIND(&quot;-&quot;;[.B1312])+2;LEN([.B1312])-FIND(&quot;-&quot;;[.B131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vekananda Medical Care Hospital, Tiruchengode</text:p>
          </table:table-cell>
          <table:table-cell/>
          <table:table-cell table:formula="of:=TRIM(MID([.B1313];FIND(&quot;-&quot;;[.B1313])+2;LEN([.B1313])-FIND(&quot;-&quot;;[.B131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VT Puram PHC</text:p>
          </table:table-cell>
          <table:table-cell/>
          <table:table-cell table:formula="of:=TRIM(MID([.B1314];FIND(&quot;-&quot;;[.B1314])+2;LEN([.B1314])-FIND(&quot;-&quot;;[.B1314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VT Puram PHC</text:p>
          </table:table-cell>
          <table:table-cell/>
          <table:table-cell table:formula="of:=TRIM(MID([.B1315];FIND(&quot;-&quot;;[.B1315])+2;LEN([.B1315])-FIND(&quot;-&quot;;[.B131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Ashwini Gudalur Tribal Hospital,Nilgiris TN.</text:p>
          </table:table-cell>
          <table:table-cell/>
          <table:table-cell table:formula="of:=TRIM(MID([.B1316];FIND(&quot;-&quot;;[.B1316])+2;LEN([.B1316])-FIND(&quot;-&quot;;[.B1316])+2))" office:value-type="string" office:string-value="Ashwini Gudalur Tribal Hospital,Nilgiris TN." calcext:value-type="string">
            <text:p>Ashwini Gudalur Tribal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1317];FIND(&quot;-&quot;;[.B1317])+2;LEN([.B1317])-FIND(&quot;-&quot;;[.B1317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Cordite factory Hospital</text:p>
          </table:table-cell>
          <table:table-cell/>
          <table:table-cell table:formula="of:=TRIM(MID([.B1318];FIND(&quot;-&quot;;[.B1318])+2;LEN([.B1318])-FIND(&quot;-&quot;;[.B1318])+2))" office:value-type="string" office:string-value="Cordite factory Hospital" calcext:value-type="string">
            <text:p>Cordite fa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arden Hospital</text:p>
          </table:table-cell>
          <table:table-cell/>
          <table:table-cell table:formula="of:=TRIM(MID([.B1319];FIND(&quot;-&quot;;[.B1319])+2;LEN([.B1319])-FIND(&quot;-&quot;;[.B1319])+2))" office:value-type="string" office:string-value="Garden Hospital" calcext:value-type="string">
            <text:p>Gard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Coonoor</text:p>
          </table:table-cell>
          <table:table-cell/>
          <table:table-cell table:formula="of:=TRIM(MID([.B1320];FIND(&quot;-&quot;;[.B1320])+2;LEN([.B1320])-FIND(&quot;-&quot;;[.B1320])+2))" office:value-type="string" office:string-value="GH Coonoor" calcext:value-type="string">
            <text:p>GH Coon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Gudalur</text:p>
          </table:table-cell>
          <table:table-cell/>
          <table:table-cell table:formula="of:=TRIM(MID([.B1321];FIND(&quot;-&quot;;[.B1321])+2;LEN([.B1321])-FIND(&quot;-&quot;;[.B1321])+2))" office:value-type="string" office:string-value="GH Gudalur" calcext:value-type="string">
            <text:p>GH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Kotagiri</text:p>
          </table:table-cell>
          <table:table-cell/>
          <table:table-cell table:formula="of:=TRIM(MID([.B1322];FIND(&quot;-&quot;;[.B1322])+2;LEN([.B1322])-FIND(&quot;-&quot;;[.B1322])+2))" office:value-type="string" office:string-value="GH Kotagiri" calcext:value-type="string">
            <text:p>GH Kot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Pandalur</text:p>
          </table:table-cell>
          <table:table-cell/>
          <table:table-cell table:formula="of:=TRIM(MID([.B1323];FIND(&quot;-&quot;;[.B1323])+2;LEN([.B1323])-FIND(&quot;-&quot;;[.B1323])+2))" office:value-type="string" office:string-value="GH Pandalur" calcext:value-type="string">
            <text:p>GH P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GHQH Ooty</text:p>
          </table:table-cell>
          <table:table-cell/>
          <table:table-cell table:formula="of:=TRIM(MID([.B1324];FIND(&quot;-&quot;;[.B1324])+2;LEN([.B1324])-FIND(&quot;-&quot;;[.B1324])+2))" office:value-type="string" office:string-value="GHQH Ooty" calcext:value-type="string">
            <text:p>GHQH Oo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ood Shepherd School</text:p>
          </table:table-cell>
          <table:table-cell/>
          <table:table-cell table:formula="of:=TRIM(MID([.B1325];FIND(&quot;-&quot;;[.B1325])+2;LEN([.B1325])-FIND(&quot;-&quot;;[.B1325])+2))" office:value-type="string" office:string-value="Good Shepherd School" calcext:value-type="string">
            <text:p>Good Shepherd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<text:s/>CCC - Govt Arts College CCC</text:p>
          </table:table-cell>
          <table:table-cell/>
          <table:table-cell table:formula="of:=TRIM(MID([.B1326];FIND(&quot;-&quot;;[.B1326])+2;LEN([.B1326])-FIND(&quot;-&quot;;[.B1326])+2))" office:value-type="string" office:string-value="Govt Arts College CCC" calcext:value-type="string">
            <text:p>Govt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TMO SCHOOL</text:p>
          </table:table-cell>
          <table:table-cell/>
          <table:table-cell table:formula="of:=TRIM(MID([.B1327];FIND(&quot;-&quot;;[.B1327])+2;LEN([.B1327])-FIND(&quot;-&quot;;[.B1327])+2))" office:value-type="string" office:string-value="GTMO SCHOOL" calcext:value-type="string">
            <text:p>GTM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JSS College CCC</text:p>
          </table:table-cell>
          <table:table-cell/>
          <table:table-cell table:formula="of:=TRIM(MID([.B1328];FIND(&quot;-&quot;;[.B1328])+2;LEN([.B1328])-FIND(&quot;-&quot;;[.B1328])+2))" office:value-type="string" office:string-value="JSS College CCC" calcext:value-type="string">
            <text:p>JS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aradamattam</text:p>
          </table:table-cell>
          <table:table-cell/>
          <table:table-cell table:formula="of:=TRIM(MID([.B1329];FIND(&quot;-&quot;;[.B1329])+2;LEN([.B1329])-FIND(&quot;-&quot;;[.B1329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aradamattam</text:p>
          </table:table-cell>
          <table:table-cell/>
          <table:table-cell table:formula="of:=TRIM(MID([.B1330];FIND(&quot;-&quot;;[.B1330])+2;LEN([.B1330])-FIND(&quot;-&quot;;[.B1330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ETTY UGPHC</text:p>
          </table:table-cell>
          <table:table-cell/>
          <table:table-cell table:formula="of:=TRIM(MID([.B1331];FIND(&quot;-&quot;;[.B1331])+2;LEN([.B1331])-FIND(&quot;-&quot;;[.B1331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ETTY UGPHC</text:p>
          </table:table-cell>
          <table:table-cell/>
          <table:table-cell table:formula="of:=TRIM(MID([.B1332];FIND(&quot;-&quot;;[.B1332])+2;LEN([.B1332])-FIND(&quot;-&quot;;[.B1332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KMF HOSPITAL</text:p>
          </table:table-cell>
          <table:table-cell/>
          <table:table-cell table:formula="of:=TRIM(MID([.B1333];FIND(&quot;-&quot;;[.B1333])+2;LEN([.B1333])-FIND(&quot;-&quot;;[.B1333])+2))" office:value-type="string" office:string-value="KMF HOSPITAL" calcext:value-type="string">
            <text:p>KM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Laid Law School</text:p>
          </table:table-cell>
          <table:table-cell/>
          <table:table-cell table:formula="of:=TRIM(MID([.B1334];FIND(&quot;-&quot;;[.B1334])+2;LEN([.B1334])-FIND(&quot;-&quot;;[.B1334])+2))" office:value-type="string" office:string-value="Laid Law School" calcext:value-type="string">
            <text:p>Laid Law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Nankem Hospital,Nilgiris TN.</text:p>
          </table:table-cell>
          <table:table-cell/>
          <table:table-cell table:formula="of:=TRIM(MID([.B1335];FIND(&quot;-&quot;;[.B1335])+2;LEN([.B1335])-FIND(&quot;-&quot;;[.B1335])+2))" office:value-type="string" office:string-value="Nankem Hospital,Nilgiris TN." calcext:value-type="string">
            <text:p>Nankem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Nellakottai</text:p>
          </table:table-cell>
          <table:table-cell/>
          <table:table-cell table:formula="of:=TRIM(MID([.B1336];FIND(&quot;-&quot;;[.B1336])+2;LEN([.B1336])-FIND(&quot;-&quot;;[.B1336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Nellakottai</text:p>
          </table:table-cell>
          <table:table-cell/>
          <table:table-cell table:formula="of:=TRIM(MID([.B1337];FIND(&quot;-&quot;;[.B1337])+2;LEN([.B1337])-FIND(&quot;-&quot;;[.B1337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Pushpagiri hospital, Gudalur</text:p>
          </table:table-cell>
          <table:table-cell/>
          <table:table-cell table:formula="of:=TRIM(MID([.B1338];FIND(&quot;-&quot;;[.B1338])+2;LEN([.B1338])-FIND(&quot;-&quot;;[.B1338])+2))" office:value-type="string" office:string-value="Pushpagiri hospital, Gudalur" calcext:value-type="string">
            <text:p>Pushpagiri hospital,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Riverside Public School</text:p>
          </table:table-cell>
          <table:table-cell/>
          <table:table-cell table:formula="of:=TRIM(MID([.B1339];FIND(&quot;-&quot;;[.B1339])+2;LEN([.B1339])-FIND(&quot;-&quot;;[.B1339])+2))" office:value-type="string" office:string-value="Riverside Public School" calcext:value-type="string">
            <text:p>Riverside Publi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agayamatha Hospital</text:p>
          </table:table-cell>
          <table:table-cell/>
          <table:table-cell table:formula="of:=TRIM(MID([.B1340];FIND(&quot;-&quot;;[.B1340])+2;LEN([.B1340])-FIND(&quot;-&quot;;[.B1340])+2))" office:value-type="string" office:string-value="Sagayamatha Hospital" calcext:value-type="string">
            <text:p>Sagayama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HIVASHAKTHI HOSPITAL</text:p>
          </table:table-cell>
          <table:table-cell/>
          <table:table-cell table:formula="of:=TRIM(MID([.B1341];FIND(&quot;-&quot;;[.B1341])+2;LEN([.B1341])-FIND(&quot;-&quot;;[.B1341])+2))" office:value-type="string" office:string-value="SHIVASHAKTHI HOSPITAL" calcext:value-type="string">
            <text:p>SHIVASH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SIVASAKTHI HOSPITAL</text:p>
          </table:table-cell>
          <table:table-cell/>
          <table:table-cell table:formula="of:=TRIM(MID([.B1342];FIND(&quot;-&quot;;[.B1342])+2;LEN([.B1342])-FIND(&quot;-&quot;;[.B1342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SM Hospital</text:p>
          </table:table-cell>
          <table:table-cell/>
          <table:table-cell table:formula="of:=TRIM(MID([.B1343];FIND(&quot;-&quot;;[.B1343])+2;LEN([.B1343])-FIND(&quot;-&quot;;[.B1343])+2))" office:value-type="string" office:string-value="SM Hospital" calcext:value-type="string">
            <text:p>S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T.Oranally</text:p>
          </table:table-cell>
          <table:table-cell/>
          <table:table-cell table:formula="of:=TRIM(MID([.B1344];FIND(&quot;-&quot;;[.B1344])+2;LEN([.B1344])-FIND(&quot;-&quot;;[.B1344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T.Oranally</text:p>
          </table:table-cell>
          <table:table-cell/>
          <table:table-cell table:formula="of:=TRIM(MID([.B1345];FIND(&quot;-&quot;;[.B1345])+2;LEN([.B1345])-FIND(&quot;-&quot;;[.B1345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Youth Hostel</text:p>
          </table:table-cell>
          <table:table-cell/>
          <table:table-cell table:formula="of:=TRIM(MID([.B1346];FIND(&quot;-&quot;;[.B1346])+2;LEN([.B1346])-FIND(&quot;-&quot;;[.B1346])+2))" office:value-type="string" office:string-value="Youth Hostel" calcext:value-type="string">
            <text:p>Youth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 Hospital, Perambalur</text:p>
          </table:table-cell>
          <table:table-cell/>
          <table:table-cell table:formula="of:=TRIM(MID([.B1347];FIND(&quot;-&quot;;[.B1347])+2;LEN([.B1347])-FIND(&quot;-&quot;;[.B1347])+2))" office:value-type="string" office:string-value="Amma Hospital, Perambalur" calcext:value-type="string">
            <text:p>Amma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palayam upgraded primary health center</text:p>
          </table:table-cell>
          <table:table-cell/>
          <table:table-cell table:formula="of:=TRIM(MID([.B1348];FIND(&quot;-&quot;;[.B1348])+2;LEN([.B1348])-FIND(&quot;-&quot;;[.B1348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Ammapalayam upgraded primary health center</text:p>
          </table:table-cell>
          <table:table-cell/>
          <table:table-cell table:formula="of:=TRIM(MID([.B1349];FIND(&quot;-&quot;;[.B1349])+2;LEN([.B1349])-FIND(&quot;-&quot;;[.B1349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Arputha MULTISPECIALITY MEDICAL CARE HOSPITAL,PERAI</text:p>
          </table:table-cell>
          <table:table-cell/>
          <table:table-cell table:formula="of:=TRIM(MID([.B1350];FIND(&quot;-&quot;;[.B1350])+2;LEN([.B1350])-FIND(&quot;-&quot;;[.B1350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rputha MULTISPECIALITY MEDICAL CARE HOSPITAL,PERAI</text:p>
          </table:table-cell>
          <table:table-cell/>
          <table:table-cell table:formula="of:=TRIM(MID([.B1351];FIND(&quot;-&quot;;[.B1351])+2;LEN([.B1351])-FIND(&quot;-&quot;;[.B1351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evi Hospital, Perambalur</text:p>
          </table:table-cell>
          <table:table-cell/>
          <table:table-cell table:formula="of:=TRIM(MID([.B1352];FIND(&quot;-&quot;;[.B1352])+2;LEN([.B1352])-FIND(&quot;-&quot;;[.B1352])+2))" office:value-type="string" office:string-value="Devi Hospital, Perambalur" calcext:value-type="string">
            <text:p>Devi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hmi Dental college</text:p>
          </table:table-cell>
          <table:table-cell/>
          <table:table-cell table:formula="of:=TRIM(MID([.B1353];FIND(&quot;-&quot;;[.B1353])+2;LEN([.B1353])-FIND(&quot;-&quot;;[.B1353])+2))" office:value-type="string" office:string-value="Dhanalakshmi Dental college" calcext:value-type="string">
            <text:p>Dhanalakshmi Dent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DHANALAKSHMI SRINIVASAN MEDICAL COLLEGE AND HOSPITAL, SIRUVACHUR, PERAMBALUR, TAMIL NADU, INDIA-621 113.</text:p>
          </table:table-cell>
          <table:table-cell/>
          <table:table-cell table:formula="of:=TRIM(MID([.B1354];FIND(&quot;-&quot;;[.B1354])+2;LEN([.B1354])-FIND(&quot;-&quot;;[.B1354])+2))" office:value-type="string" office:string-value="DHANALAKSHMI SRINIVASAN MEDICAL COLLEGE AND HOSPITAL, SIRUVACHUR, PERAMBALUR, TAMIL NADU, INDIA-621 113." calcext:value-type="string">
            <text:p>DHANALAKSHMI SRINIVASAN MEDICAL COLLEGE AND HOSPITAL, SIRUVACHUR, PERAMBALUR, TAMIL NADU, INDIA-621 113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MI R.H.C CCC</text:p>
          </table:table-cell>
          <table:table-cell/>
          <table:table-cell table:formula="of:=TRIM(MID([.B1355];FIND(&quot;-&quot;;[.B1355])+2;LEN([.B1355])-FIND(&quot;-&quot;;[.B1355])+2))" office:value-type="string" office:string-value="DHANALAKSMI R.H.C CCC" calcext:value-type="string">
            <text:p>DHANALAKSMI R.H.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r.Vengatesan Hospital, Perambalur</text:p>
          </table:table-cell>
          <table:table-cell/>
          <table:table-cell table:formula="of:=TRIM(MID([.B1356];FIND(&quot;-&quot;;[.B1356])+2;LEN([.B1356])-FIND(&quot;-&quot;;[.B1356])+2))" office:value-type="string" office:string-value="Dr.Vengatesan Hospital, Perambalur" calcext:value-type="string">
            <text:p>Dr.Vengatesan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Govt.Scout Training School</text:p>
          </table:table-cell>
          <table:table-cell/>
          <table:table-cell table:formula="of:=TRIM(MID([.B1357];FIND(&quot;-&quot;;[.B1357])+2;LEN([.B1357])-FIND(&quot;-&quot;;[.B1357])+2))" office:value-type="string" office:string-value="Govt.Scout Training School" calcext:value-type="string">
            <text:p>Govt.Scout Training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arai SDH</text:p>
          </table:table-cell>
          <table:table-cell/>
          <table:table-cell table:formula="of:=TRIM(MID([.B1358];FIND(&quot;-&quot;;[.B1358])+2;LEN([.B1358])-FIND(&quot;-&quot;;[.B1358])+2))" office:value-type="string" office:string-value="Karai SDH" calcext:value-type="string">
            <text:p>Karai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olakkanatham UGPHC</text:p>
          </table:table-cell>
          <table:table-cell/>
          <table:table-cell table:formula="of:=TRIM(MID([.B1359];FIND(&quot;-&quot;;[.B1359])+2;LEN([.B1359])-FIND(&quot;-&quot;;[.B1359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Kolakkanatham UGPHC</text:p>
          </table:table-cell>
          <table:table-cell/>
          <table:table-cell table:formula="of:=TRIM(MID([.B1360];FIND(&quot;-&quot;;[.B1360])+2;LEN([.B1360])-FIND(&quot;-&quot;;[.B1360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rishnapuram SDH</text:p>
          </table:table-cell>
          <table:table-cell/>
          <table:table-cell table:formula="of:=TRIM(MID([.B1361];FIND(&quot;-&quot;;[.B1361])+2;LEN([.B1361])-FIND(&quot;-&quot;;[.B1361])+2))" office:value-type="string" office:string-value="Krishnapuram SDH" calcext:value-type="string">
            <text:p>Krishnapuram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bbaikudikadu UGPHC</text:p>
          </table:table-cell>
          <table:table-cell/>
          <table:table-cell table:formula="of:=TRIM(MID([.B1362];FIND(&quot;-&quot;;[.B1362])+2;LEN([.B1362])-FIND(&quot;-&quot;;[.B1362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Labbaikudikadu UGPHC</text:p>
          </table:table-cell>
          <table:table-cell/>
          <table:table-cell table:formula="of:=TRIM(MID([.B1363];FIND(&quot;-&quot;;[.B1363])+2;LEN([.B1363])-FIND(&quot;-&quot;;[.B1363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kshmi HOSPITAL</text:p>
          </table:table-cell>
          <table:table-cell/>
          <table:table-cell table:formula="of:=TRIM(MID([.B1364];FIND(&quot;-&quot;;[.B1364])+2;LEN([.B1364])-FIND(&quot;-&quot;;[.B1364])+2))" office:value-type="string" office:string-value="Lakshmi HOSPITAL" calcext:value-type="string">
            <text:p>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LAKSHMI NURSING HOME,PERAMBALUR TN.</text:p>
          </table:table-cell>
          <table:table-cell/>
          <table:table-cell table:formula="of:=TRIM(MID([.B1365];FIND(&quot;-&quot;;[.B1365])+2;LEN([.B1365])-FIND(&quot;-&quot;;[.B1365])+2))" office:value-type="string" office:string-value="LAKSHMI NURSING HOME,PERAMBALUR TN." calcext:value-type="string">
            <text:p>LAKSHMI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Nirangan NURSING HOME</text:p>
          </table:table-cell>
          <table:table-cell/>
          <table:table-cell table:formula="of:=TRIM(MID([.B1366];FIND(&quot;-&quot;;[.B1366])+2;LEN([.B1366])-FIND(&quot;-&quot;;[.B1366])+2))" office:value-type="string" office:string-value="Nirangan NURSING HOME" calcext:value-type="string">
            <text:p>Nirangan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NIRANJAN NURSING HOME,PERAMBALUR TN.</text:p>
          </table:table-cell>
          <table:table-cell/>
          <table:table-cell table:formula="of:=TRIM(MID([.B1367];FIND(&quot;-&quot;;[.B1367])+2;LEN([.B1367])-FIND(&quot;-&quot;;[.B1367])+2))" office:value-type="string" office:string-value="NIRANJAN NURSING HOME,PERAMBALUR TN." calcext:value-type="string">
            <text:p>NIRANJAN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Perambalur GH</text:p>
          </table:table-cell>
          <table:table-cell/>
          <table:table-cell table:formula="of:=TRIM(MID([.B1368];FIND(&quot;-&quot;;[.B1368])+2;LEN([.B1368])-FIND(&quot;-&quot;;[.B1368])+2))" office:value-type="string" office:string-value="Perambalur GH" calcext:value-type="string">
            <text:p>Peramb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Poolambadi UGPHC</text:p>
          </table:table-cell>
          <table:table-cell/>
          <table:table-cell table:formula="of:=TRIM(MID([.B1369];FIND(&quot;-&quot;;[.B1369])+2;LEN([.B1369])-FIND(&quot;-&quot;;[.B1369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Poolambadi UGPHC</text:p>
          </table:table-cell>
          <table:table-cell/>
          <table:table-cell table:formula="of:=TRIM(MID([.B1370];FIND(&quot;-&quot;;[.B1370])+2;LEN([.B1370])-FIND(&quot;-&quot;;[.B1370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Ramasamy HOSPITAL</text:p>
          </table:table-cell>
          <table:table-cell/>
          <table:table-cell table:formula="of:=TRIM(MID([.B1371];FIND(&quot;-&quot;;[.B1371])+2;LEN([.B1371])-FIND(&quot;-&quot;;[.B1371])+2))" office:value-type="string" office:string-value="Ramasamy HOSPITAL" calcext:value-type="string">
            <text:p>Ramasam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eev Hospital,Venkatesapuram</text:p>
          </table:table-cell>
          <table:table-cell/>
          <table:table-cell table:formula="of:=TRIM(MID([.B1372];FIND(&quot;-&quot;;[.B1372])+2;LEN([.B1372])-FIND(&quot;-&quot;;[.B1372])+2))" office:value-type="string" office:string-value="Sanjeev Hospital,Venkatesapuram" calcext:value-type="string">
            <text:p>San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Sanjjeev Hospital,Venkatesapuram</text:p>
          </table:table-cell>
          <table:table-cell/>
          <table:table-cell table:formula="of:=TRIM(MID([.B1373];FIND(&quot;-&quot;;[.B1373])+2;LEN([.B1373])-FIND(&quot;-&quot;;[.B1373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jeev Hospital,Venkatesapuram</text:p>
          </table:table-cell>
          <table:table-cell/>
          <table:table-cell table:formula="of:=TRIM(MID([.B1374];FIND(&quot;-&quot;;[.B1374])+2;LEN([.B1374])-FIND(&quot;-&quot;;[.B1374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<text:s/>CCC - Senjeri Boys Hostel</text:p>
          </table:table-cell>
          <table:table-cell/>
          <table:table-cell table:formula="of:=TRIM(MID([.B1375];FIND(&quot;-&quot;;[.B1375])+2;LEN([.B1375])-FIND(&quot;-&quot;;[.B1375])+2))" office:value-type="string" office:string-value="Senjeri Boys Hostel" calcext:value-type="string">
            <text:p>Senjeri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iva Hospital</text:p>
          </table:table-cell>
          <table:table-cell/>
          <table:table-cell table:formula="of:=TRIM(MID([.B1376];FIND(&quot;-&quot;;[.B1376])+2;LEN([.B1376])-FIND(&quot;-&quot;;[.B1376])+2))" office:value-type="string" office:string-value="Siva Hospital" calcext:value-type="string">
            <text:p>Siv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PT HOSPITAL,PERAMBALUR</text:p>
          </table:table-cell>
          <table:table-cell/>
          <table:table-cell table:formula="of:=TRIM(MID([.B1377];FIND(&quot;-&quot;;[.B1377])+2;LEN([.B1377])-FIND(&quot;-&quot;;[.B1377])+2))" office:value-type="string" office:string-value="SPT HOSPITAL,PERAMBALUR" calcext:value-type="string">
            <text:p>SPT HOSPITAL,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Urban Primary Health Centre CCC</text:p>
          </table:table-cell>
          <table:table-cell/>
          <table:table-cell table:formula="of:=TRIM(MID([.B1378];FIND(&quot;-&quot;;[.B1378])+2;LEN([.B1378])-FIND(&quot;-&quot;;[.B1378])+2))" office:value-type="string" office:string-value="Urban Primary Health Centre CCC" calcext:value-type="string">
            <text:p>Urban Primary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Veppur SDH</text:p>
          </table:table-cell>
          <table:table-cell/>
          <table:table-cell table:formula="of:=TRIM(MID([.B1379];FIND(&quot;-&quot;;[.B1379])+2;LEN([.B1379])-FIND(&quot;-&quot;;[.B1379])+2))" office:value-type="string" office:string-value="Veppur SDH" calcext:value-type="string">
            <text:p>Veppur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AGRI UNIVERSITY KUDUMIYANMALAI</text:p>
          </table:table-cell>
          <table:table-cell/>
          <table:table-cell table:formula="of:=TRIM(MID([.B1380];FIND(&quot;-&quot;;[.B1380])+2;LEN([.B1380])-FIND(&quot;-&quot;;[.B1380])+2))" office:value-type="string" office:string-value="AGRI UNIVERSITY KUDUMIYANMALAI" calcext:value-type="string">
            <text:p>AGRI UNIVERSITY KUDUMIY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ndakulam UGPHC</text:p>
          </table:table-cell>
          <table:table-cell/>
          <table:table-cell table:formula="of:=TRIM(MID([.B1381];FIND(&quot;-&quot;;[.B1381])+2;LEN([.B1381])-FIND(&quot;-&quot;;[.B1381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ndakulam UGPHC</text:p>
          </table:table-cell>
          <table:table-cell/>
          <table:table-cell table:formula="of:=TRIM(MID([.B1382];FIND(&quot;-&quot;;[.B1382])+2;LEN([.B1382])-FIND(&quot;-&quot;;[.B1382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Aranthangi GH</text:p>
          </table:table-cell>
          <table:table-cell/>
          <table:table-cell table:formula="of:=TRIM(MID([.B1383];FIND(&quot;-&quot;;[.B1383])+2;LEN([.B1383])-FIND(&quot;-&quot;;[.B1383])+2))" office:value-type="string" office:string-value="Aranthangi GH" calcext:value-type="string">
            <text:p>Aranthang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rimalam</text:p>
          </table:table-cell>
          <table:table-cell/>
          <table:table-cell table:formula="of:=TRIM(MID([.B1384];FIND(&quot;-&quot;;[.B1384])+2;LEN([.B1384])-FIND(&quot;-&quot;;[.B1384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rimalam</text:p>
          </table:table-cell>
          <table:table-cell/>
          <table:table-cell table:formula="of:=TRIM(MID([.B1385];FIND(&quot;-&quot;;[.B1385])+2;LEN([.B1385])-FIND(&quot;-&quot;;[.B1385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thanakottai</text:p>
          </table:table-cell>
          <table:table-cell/>
          <table:table-cell table:formula="of:=TRIM(MID([.B1386];FIND(&quot;-&quot;;[.B1386])+2;LEN([.B1386])-FIND(&quot;-&quot;;[.B1386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thanakottai</text:p>
          </table:table-cell>
          <table:table-cell/>
          <table:table-cell table:formula="of:=TRIM(MID([.B1387];FIND(&quot;-&quot;;[.B1387])+2;LEN([.B1387])-FIND(&quot;-&quot;;[.B1387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Be Well Hositals Pvt.Ltd., Pudukottai</text:p>
          </table:table-cell>
          <table:table-cell/>
          <table:table-cell table:formula="of:=TRIM(MID([.B1388];FIND(&quot;-&quot;;[.B1388])+2;LEN([.B1388])-FIND(&quot;-&quot;;[.B1388])+2))" office:value-type="string" office:string-value="Be Well Hositals Pvt.Ltd., Pudukottai" calcext:value-type="string">
            <text:p>Be Well Hositals Pvt.Ltd.,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CCC - GOVT BC WOMEN'S HOSTEL</text:p>
          </table:table-cell>
          <table:table-cell/>
          <table:table-cell table:formula="of:=TRIM(MID([.B1389];FIND(&quot;-&quot;;[.B1389])+2;LEN([.B1389])-FIND(&quot;-&quot;;[.B1389])+2))" office:value-type="string" office:string-value="CCC - GOVT BC WOMEN'S HOSTEL" calcext:value-type="string">
            <text:p>CCC - GOVT BC WOMEN'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langudi</text:p>
          </table:table-cell>
          <table:table-cell/>
          <table:table-cell table:formula="of:=TRIM(MID([.B1390];FIND(&quot;-&quot;;[.B1390])+2;LEN([.B1390])-FIND(&quot;-&quot;;[.B1390])+2))" office:value-type="string" office:string-value="GH Alangudi" calcext:value-type="string">
            <text:p>GH Al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nnavasal</text:p>
          </table:table-cell>
          <table:table-cell/>
          <table:table-cell table:formula="of:=TRIM(MID([.B1391];FIND(&quot;-&quot;;[.B1391])+2;LEN([.B1391])-FIND(&quot;-&quot;;[.B1391])+2))" office:value-type="string" office:string-value="GH Annavasal" calcext:value-type="string">
            <text:p>GH Annavas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vudaiyarkoil</text:p>
          </table:table-cell>
          <table:table-cell/>
          <table:table-cell table:formula="of:=TRIM(MID([.B1392];FIND(&quot;-&quot;;[.B1392])+2;LEN([.B1392])-FIND(&quot;-&quot;;[.B1392])+2))" office:value-type="string" office:string-value="GH Avudaiyarkoil" calcext:value-type="string">
            <text:p>GH Avud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Gandarvakottai</text:p>
          </table:table-cell>
          <table:table-cell/>
          <table:table-cell table:formula="of:=TRIM(MID([.B1393];FIND(&quot;-&quot;;[.B1393])+2;LEN([.B1393])-FIND(&quot;-&quot;;[.B1393])+2))" office:value-type="string" office:string-value="GH Gandarvakottai" calcext:value-type="string">
            <text:p>GH Gandar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Illuppur</text:p>
          </table:table-cell>
          <table:table-cell/>
          <table:table-cell table:formula="of:=TRIM(MID([.B1394];FIND(&quot;-&quot;;[.B1394])+2;LEN([.B1394])-FIND(&quot;-&quot;;[.B1394])+2))" office:value-type="string" office:string-value="GH Illuppur" calcext:value-type="string">
            <text:p>GH Ill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aramabakudi</text:p>
          </table:table-cell>
          <table:table-cell/>
          <table:table-cell table:formula="of:=TRIM(MID([.B1395];FIND(&quot;-&quot;;[.B1395])+2;LEN([.B1395])-FIND(&quot;-&quot;;[.B1395])+2))" office:value-type="string" office:string-value="GH Karamabakudi" calcext:value-type="string">
            <text:p>GH Karamab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eeranur</text:p>
          </table:table-cell>
          <table:table-cell/>
          <table:table-cell table:formula="of:=TRIM(MID([.B1396];FIND(&quot;-&quot;;[.B1396])+2;LEN([.B1396])-FIND(&quot;-&quot;;[.B1396])+2))" office:value-type="string" office:string-value="GH Keeranur" calcext:value-type="string">
            <text:p>GH Keer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Manamelkudi</text:p>
          </table:table-cell>
          <table:table-cell/>
          <table:table-cell table:formula="of:=TRIM(MID([.B1397];FIND(&quot;-&quot;;[.B1397])+2;LEN([.B1397])-FIND(&quot;-&quot;;[.B1397])+2))" office:value-type="string" office:string-value="GH Manamelkudi" calcext:value-type="string">
            <text:p>GH Mana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Subramaniapuram</text:p>
          </table:table-cell>
          <table:table-cell/>
          <table:table-cell table:formula="of:=TRIM(MID([.B1398];FIND(&quot;-&quot;;[.B1398])+2;LEN([.B1398])-FIND(&quot;-&quot;;[.B1398])+2))" office:value-type="string" office:string-value="GH Subramaniapuram" calcext:value-type="string">
            <text:p>GH Subraman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Thirumayam</text:p>
          </table:table-cell>
          <table:table-cell/>
          <table:table-cell table:formula="of:=TRIM(MID([.B1399];FIND(&quot;-&quot;;[.B1399])+2;LEN([.B1399])-FIND(&quot;-&quot;;[.B1399])+2))" office:value-type="string" office:string-value="GH Thirumayam" calcext:value-type="string">
            <text:p>GH Thirum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ALAYAPATTI</text:p>
          </table:table-cell>
          <table:table-cell/>
          <table:table-cell table:formula="of:=TRIM(MID([.B1400];FIND(&quot;-&quot;;[.B1400])+2;LEN([.B1400])-FIND(&quot;-&quot;;[.B1400])+2))" office:value-type="string" office:string-value="GH VALAYAPATTI" calcext:value-type="string">
            <text:p>GH V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iralimalai</text:p>
          </table:table-cell>
          <table:table-cell/>
          <table:table-cell table:formula="of:=TRIM(MID([.B1401];FIND(&quot;-&quot;;[.B1401])+2;LEN([.B1401])-FIND(&quot;-&quot;;[.B1401])+2))" office:value-type="string" office:string-value="GH Viralimalai" calcext:value-type="string">
            <text:p>GH Vira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Govt.Polytechnic College,Boys Hostel-Aranthangi</text:p>
          </table:table-cell>
          <table:table-cell/>
          <table:table-cell table:formula="of:=TRIM(MID([.B1402];FIND(&quot;-&quot;;[.B1402])+2;LEN([.B1402])-FIND(&quot;-&quot;;[.B1402])+2))" office:value-type="string" office:string-value="Govt.Polytechnic College,Boys Hostel-Aranthangi" calcext:value-type="string">
            <text:p>Govt.Polytechnic College,Boys Hostel-Aranthan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Keeramangalam UGPHC</text:p>
          </table:table-cell>
          <table:table-cell/>
          <table:table-cell table:formula="of:=TRIM(MID([.B1403];FIND(&quot;-&quot;;[.B1403])+2;LEN([.B1403])-FIND(&quot;-&quot;;[.B1403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Keeramangalam UGPHC</text:p>
          </table:table-cell>
          <table:table-cell/>
          <table:table-cell table:formula="of:=TRIM(MID([.B1404];FIND(&quot;-&quot;;[.B1404])+2;LEN([.B1404])-FIND(&quot;-&quot;;[.B1404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Malayur UGPHC</text:p>
          </table:table-cell>
          <table:table-cell/>
          <table:table-cell table:formula="of:=TRIM(MID([.B1405];FIND(&quot;-&quot;;[.B1405])+2;LEN([.B1405])-FIND(&quot;-&quot;;[.B1405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Malayur UGPHC</text:p>
          </table:table-cell>
          <table:table-cell/>
          <table:table-cell table:formula="of:=TRIM(MID([.B1406];FIND(&quot;-&quot;;[.B1406])+2;LEN([.B1406])-FIND(&quot;-&quot;;[.B1406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Muthu Meenakshi Hospitals</text:p>
          </table:table-cell>
          <table:table-cell/>
          <table:table-cell table:formula="of:=TRIM(MID([.B1407];FIND(&quot;-&quot;;[.B1407])+2;LEN([.B1407])-FIND(&quot;-&quot;;[.B1407])+2))" office:value-type="string" office:string-value="Muthu Meenakshi Hospitals" calcext:value-type="string">
            <text:p>Muthu Meenaksh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gudi UGPHC</text:p>
          </table:table-cell>
          <table:table-cell/>
          <table:table-cell table:formula="of:=TRIM(MID([.B1408];FIND(&quot;-&quot;;[.B1408])+2;LEN([.B1408])-FIND(&quot;-&quot;;[.B1408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gudi UGPHC</text:p>
          </table:table-cell>
          <table:table-cell/>
          <table:table-cell table:formula="of:=TRIM(MID([.B1409];FIND(&quot;-&quot;;[.B1409])+2;LEN([.B1409])-FIND(&quot;-&quot;;[.B1409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tchandhupatty UGPHC</text:p>
          </table:table-cell>
          <table:table-cell/>
          <table:table-cell table:formula="of:=TRIM(MID([.B1410];FIND(&quot;-&quot;;[.B1410])+2;LEN([.B1410])-FIND(&quot;-&quot;;[.B1410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tchandhupatty UGPHC</text:p>
          </table:table-cell>
          <table:table-cell/>
          <table:table-cell table:formula="of:=TRIM(MID([.B1411];FIND(&quot;-&quot;;[.B1411])+2;LEN([.B1411])-FIND(&quot;-&quot;;[.B1411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eerpalani UGPHC</text:p>
          </table:table-cell>
          <table:table-cell/>
          <table:table-cell table:formula="of:=TRIM(MID([.B1412];FIND(&quot;-&quot;;[.B1412])+2;LEN([.B1412])-FIND(&quot;-&quot;;[.B1412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eerpalani UGPHC</text:p>
          </table:table-cell>
          <table:table-cell/>
          <table:table-cell table:formula="of:=TRIM(MID([.B1413];FIND(&quot;-&quot;;[.B1413])+2;LEN([.B1413])-FIND(&quot;-&quot;;[.B1413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Old GH Pudukottai</text:p>
          </table:table-cell>
          <table:table-cell/>
          <table:table-cell table:formula="of:=TRIM(MID([.B1414];FIND(&quot;-&quot;;[.B1414])+2;LEN([.B1414])-FIND(&quot;-&quot;;[.B1414])+2))" office:value-type="string" office:string-value="Old GH Pudukottai" calcext:value-type="string">
            <text:p>Old GH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arambur UGPHC</text:p>
          </table:table-cell>
          <table:table-cell/>
          <table:table-cell table:formula="of:=TRIM(MID([.B1415];FIND(&quot;-&quot;;[.B1415])+2;LEN([.B1415])-FIND(&quot;-&quot;;[.B1415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arambur UGPHC</text:p>
          </table:table-cell>
          <table:table-cell/>
          <table:table-cell table:formula="of:=TRIM(MID([.B1416];FIND(&quot;-&quot;;[.B1416])+2;LEN([.B1416])-FIND(&quot;-&quot;;[.B1416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Polytechnic college pudupatti</text:p>
          </table:table-cell>
          <table:table-cell/>
          <table:table-cell table:formula="of:=TRIM(MID([.B1417];FIND(&quot;-&quot;;[.B1417])+2;LEN([.B1417])-FIND(&quot;-&quot;;[.B1417])+2))" office:value-type="string" office:string-value="Polytechnic college pudupatti" calcext:value-type="string">
            <text:p>Polytechnic college pud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bethi UGPHC</text:p>
          </table:table-cell>
          <table:table-cell/>
          <table:table-cell table:formula="of:=TRIM(MID([.B1418];FIND(&quot;-&quot;;[.B1418])+2;LEN([.B1418])-FIND(&quot;-&quot;;[.B1418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bethi UGPHC</text:p>
          </table:table-cell>
          <table:table-cell/>
          <table:table-cell table:formula="of:=TRIM(MID([.B1419];FIND(&quot;-&quot;;[.B1419])+2;LEN([.B1419])-FIND(&quot;-&quot;;[.B1419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namaravathy UGPHC</text:p>
          </table:table-cell>
          <table:table-cell/>
          <table:table-cell table:formula="of:=TRIM(MID([.B1420];FIND(&quot;-&quot;;[.B1420])+2;LEN([.B1420])-FIND(&quot;-&quot;;[.B1420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namaravathy UGPHC</text:p>
          </table:table-cell>
          <table:table-cell/>
          <table:table-cell table:formula="of:=TRIM(MID([.B1421];FIND(&quot;-&quot;;[.B1421])+2;LEN([.B1421])-FIND(&quot;-&quot;;[.B1421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PUDHUGAI STAR HOSPITAL</text:p>
          </table:table-cell>
          <table:table-cell/>
          <table:table-cell table:formula="of:=TRIM(MID([.B1422];FIND(&quot;-&quot;;[.B1422])+2;LEN([.B1422])-FIND(&quot;-&quot;;[.B1422])+2))" office:value-type="string" office:string-value="PUDHUGAI STAR HOSPITAL" calcext:value-type="string">
            <text:p>PUDHUGAI ST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Pudukkkottai Medical College Hospital</text:p>
          </table:table-cell>
          <table:table-cell/>
          <table:table-cell table:formula="of:=TRIM(MID([.B1423];FIND(&quot;-&quot;;[.B1423])+2;LEN([.B1423])-FIND(&quot;-&quot;;[.B1423])+2))" office:value-type="string" office:string-value="Pudukkkottai Medical College Hospital" calcext:value-type="string">
            <text:p>Pudukkkott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udunagar UGPHC</text:p>
          </table:table-cell>
          <table:table-cell/>
          <table:table-cell table:formula="of:=TRIM(MID([.B1424];FIND(&quot;-&quot;;[.B1424])+2;LEN([.B1424])-FIND(&quot;-&quot;;[.B1424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udunagar UGPHC</text:p>
          </table:table-cell>
          <table:table-cell/>
          <table:table-cell table:formula="of:=TRIM(MID([.B1425];FIND(&quot;-&quot;;[.B1425])+2;LEN([.B1425])-FIND(&quot;-&quot;;[.B1425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siddha covid centre, kkc</text:p>
          </table:table-cell>
          <table:table-cell/>
          <table:table-cell table:formula="of:=TRIM(MID([.B1426];FIND(&quot;-&quot;;[.B1426])+2;LEN([.B1426])-FIND(&quot;-&quot;;[.B1426])+2))" office:value-type="string" office:string-value="siddha covid centre, kkc" calcext:value-type="string">
            <text:p>siddha covid centre, kk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Durga Surgical Clinic &amp; Research Center, Ponnamaravathy</text:p>
          </table:table-cell>
          <table:table-cell/>
          <table:table-cell table:formula="of:=TRIM(MID([.B1427];FIND(&quot;-&quot;;[.B1427])+2;LEN([.B1427])-FIND(&quot;-&quot;;[.B1427])+2))" office:value-type="string" office:string-value="Sree Durga Surgical Clinic &amp; Research Center, Ponnamaravathy" calcext:value-type="string">
            <text:p>Sree Durga Surgical Clinic &amp; Research Center, Ponnamarav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Vijay Hospital, <text:s/>Manalmelkudi</text:p>
          </table:table-cell>
          <table:table-cell/>
          <table:table-cell table:formula="of:=TRIM(MID([.B1428];FIND(&quot;-&quot;;[.B1428])+2;LEN([.B1428])-FIND(&quot;-&quot;;[.B1428])+2))" office:value-type="string" office:string-value="Sree Vijay Hospital, Manalmelkudi" calcext:value-type="string">
            <text:p>Sree Vijay Hospital, Manal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STAMIN Agri institute</text:p>
          </table:table-cell>
          <table:table-cell/>
          <table:table-cell table:formula="of:=TRIM(MID([.B1429];FIND(&quot;-&quot;;[.B1429])+2;LEN([.B1429])-FIND(&quot;-&quot;;[.B1429])+2))" office:value-type="string" office:string-value="STAMIN Agri institute" calcext:value-type="string">
            <text:p>STAMIN Agri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Team Super Speciality Hospital</text:p>
          </table:table-cell>
          <table:table-cell/>
          <table:table-cell table:formula="of:=TRIM(MID([.B1430];FIND(&quot;-&quot;;[.B1430])+2;LEN([.B1430])-FIND(&quot;-&quot;;[.B1430])+2))" office:value-type="string" office:string-value="Team Super Speciality Hospital" calcext:value-type="string">
            <text:p>Team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Vadakadu UGPHC</text:p>
          </table:table-cell>
          <table:table-cell/>
          <table:table-cell table:formula="of:=TRIM(MID([.B1431];FIND(&quot;-&quot;;[.B1431])+2;LEN([.B1431])-FIND(&quot;-&quot;;[.B1431])+2))" office:value-type="string" office:string-value="Vadakadu UGPHC" calcext:value-type="string">
            <text:p>Vada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.R Hospital,Ramanathapuram</text:p>
          </table:table-cell>
          <table:table-cell/>
          <table:table-cell table:formula="of:=TRIM(MID([.B1432];FIND(&quot;-&quot;;[.B1432])+2;LEN([.B1432])-FIND(&quot;-&quot;;[.B1432])+2))" office:value-type="string" office:string-value="A.R Hospital,Ramanathapuram" calcext:value-type="string">
            <text:p>A.R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asi Hospital</text:p>
          </table:table-cell>
          <table:table-cell/>
          <table:table-cell table:formula="of:=TRIM(MID([.B1433];FIND(&quot;-&quot;;[.B1433])+2;LEN([.B1433])-FIND(&quot;-&quot;;[.B1433])+2))" office:value-type="string" office:string-value="Aasi Hospital" calcext:value-type="string">
            <text:p>A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lagappa College of Arts and Science, Paramakudi</text:p>
          </table:table-cell>
          <table:table-cell/>
          <table:table-cell table:formula="of:=TRIM(MID([.B1434];FIND(&quot;-&quot;;[.B1434])+2;LEN([.B1434])-FIND(&quot;-&quot;;[.B1434])+2))" office:value-type="string" office:string-value="Alagappa College of Arts and Science, Paramakudi" calcext:value-type="string">
            <text:p>Alagappa College of Arts and Scienc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nna University, Ramnad</text:p>
          </table:table-cell>
          <table:table-cell/>
          <table:table-cell table:formula="of:=TRIM(MID([.B1435];FIND(&quot;-&quot;;[.B1435])+2;LEN([.B1435])-FIND(&quot;-&quot;;[.B1435])+2))" office:value-type="string" office:string-value="Anna University, Ramnad" calcext:value-type="string">
            <text:p>Anna University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rogya Hospital, Kenikarai</text:p>
          </table:table-cell>
          <table:table-cell/>
          <table:table-cell table:formula="of:=TRIM(MID([.B1436];FIND(&quot;-&quot;;[.B1436])+2;LEN([.B1436])-FIND(&quot;-&quot;;[.B1436])+2))" office:value-type="string" office:string-value="Arogya Hospital, Kenikarai" calcext:value-type="string">
            <text:p>Arogya Hospital, Ken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Baba JJ Hospital, Ramanathapuram TN.</text:p>
          </table:table-cell>
          <table:table-cell/>
          <table:table-cell table:formula="of:=TRIM(MID([.B1437];FIND(&quot;-&quot;;[.B1437])+2;LEN([.B1437])-FIND(&quot;-&quot;;[.B1437])+2))" office:value-type="string" office:string-value="Baba JJ Hospital, Ramanathapuram TN." calcext:value-type="string">
            <text:p>Baba JJ Hospital, 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Bogalur</text:p>
          </table:table-cell>
          <table:table-cell/>
          <table:table-cell table:formula="of:=TRIM(MID([.B1438];FIND(&quot;-&quot;;[.B1438])+2;LEN([.B1438])-FIND(&quot;-&quot;;[.B1438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Bogalur</text:p>
          </table:table-cell>
          <table:table-cell/>
          <table:table-cell table:formula="of:=TRIM(MID([.B1439];FIND(&quot;-&quot;;[.B1439])+2;LEN([.B1439])-FIND(&quot;-&quot;;[.B1439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Devipattinam</text:p>
          </table:table-cell>
          <table:table-cell/>
          <table:table-cell table:formula="of:=TRIM(MID([.B1440];FIND(&quot;-&quot;;[.B1440])+2;LEN([.B1440])-FIND(&quot;-&quot;;[.B1440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Devipattinam</text:p>
          </table:table-cell>
          <table:table-cell/>
          <table:table-cell table:formula="of:=TRIM(MID([.B1441];FIND(&quot;-&quot;;[.B1441])+2;LEN([.B1441])-FIND(&quot;-&quot;;[.B1441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Ervadi</text:p>
          </table:table-cell>
          <table:table-cell/>
          <table:table-cell table:formula="of:=TRIM(MID([.B1442];FIND(&quot;-&quot;;[.B1442])+2;LEN([.B1442])-FIND(&quot;-&quot;;[.B1442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Ervadi</text:p>
          </table:table-cell>
          <table:table-cell/>
          <table:table-cell table:formula="of:=TRIM(MID([.B1443];FIND(&quot;-&quot;;[.B1443])+2;LEN([.B1443])-FIND(&quot;-&quot;;[.B1443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GH Paramakudi</text:p>
          </table:table-cell>
          <table:table-cell/>
          <table:table-cell table:formula="of:=TRIM(MID([.B1444];FIND(&quot;-&quot;;[.B1444])+2;LEN([.B1444])-FIND(&quot;-&quot;;[.B1444])+2))" office:value-type="string" office:string-value="GH Paramakudi" calcext:value-type="string">
            <text:p>GH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O - GHQH Ramanathapuram</text:p>
          </table:table-cell>
          <table:table-cell/>
          <table:table-cell table:formula="of:=TRIM(MID([.B1445];FIND(&quot;-&quot;;[.B1445])+2;LEN([.B1445])-FIND(&quot;-&quot;;[.B1445])+2))" office:value-type="string" office:string-value="GHQH Ramanathapuram" calcext:value-type="string">
            <text:p>GHQH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Govt Arts College, Paramakudi</text:p>
          </table:table-cell>
          <table:table-cell/>
          <table:table-cell table:formula="of:=TRIM(MID([.B1446];FIND(&quot;-&quot;;[.B1446])+2;LEN([.B1446])-FIND(&quot;-&quot;;[.B1446])+2))" office:value-type="string" office:string-value="Govt Arts College, Paramakudi" calcext:value-type="string">
            <text:p>Govt Arts Colleg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Jeevan Hospital, Paramakudi</text:p>
          </table:table-cell>
          <table:table-cell/>
          <table:table-cell table:formula="of:=TRIM(MID([.B1447];FIND(&quot;-&quot;;[.B1447])+2;LEN([.B1447])-FIND(&quot;-&quot;;[.B1447])+2))" office:value-type="string" office:string-value="Jeevan Hospital, Paramakudi" calcext:value-type="string">
            <text:p>Jeevan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<text:s/>CCC - KADALADI GOVT. ARTS COLLEGE</text:p>
          </table:table-cell>
          <table:table-cell/>
          <table:table-cell table:formula="of:=TRIM(MID([.B1448];FIND(&quot;-&quot;;[.B1448])+2;LEN([.B1448])-FIND(&quot;-&quot;;[.B1448])+2))" office:value-type="string" office:string-value="KADALADI GOVT. ARTS COLLEGE" calcext:value-type="string">
            <text:p>KADALADI GOVT.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Keelathooval</text:p>
          </table:table-cell>
          <table:table-cell/>
          <table:table-cell table:formula="of:=TRIM(MID([.B1449];FIND(&quot;-&quot;;[.B1449])+2;LEN([.B1449])-FIND(&quot;-&quot;;[.B1449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Keelathooval</text:p>
          </table:table-cell>
          <table:table-cell/>
          <table:table-cell table:formula="of:=TRIM(MID([.B1450];FIND(&quot;-&quot;;[.B1450])+2;LEN([.B1450])-FIND(&quot;-&quot;;[.B1450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Mandapam</text:p>
          </table:table-cell>
          <table:table-cell/>
          <table:table-cell table:formula="of:=TRIM(MID([.B1451];FIND(&quot;-&quot;;[.B1451])+2;LEN([.B1451])-FIND(&quot;-&quot;;[.B1451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Mandapam</text:p>
          </table:table-cell>
          <table:table-cell/>
          <table:table-cell table:formula="of:=TRIM(MID([.B1452];FIND(&quot;-&quot;;[.B1452])+2;LEN([.B1452])-FIND(&quot;-&quot;;[.B1452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Meera Clinic</text:p>
          </table:table-cell>
          <table:table-cell/>
          <table:table-cell table:formula="of:=TRIM(MID([.B1453];FIND(&quot;-&quot;;[.B1453])+2;LEN([.B1453])-FIND(&quot;-&quot;;[.B1453])+2))" office:value-type="string" office:string-value="Meera Clinic" calcext:value-type="string">
            <text:p>Meer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Naianarkoil</text:p>
          </table:table-cell>
          <table:table-cell/>
          <table:table-cell table:formula="of:=TRIM(MID([.B1454];FIND(&quot;-&quot;;[.B1454])+2;LEN([.B1454])-FIND(&quot;-&quot;;[.B1454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Naianarkoil</text:p>
          </table:table-cell>
          <table:table-cell/>
          <table:table-cell table:formula="of:=TRIM(MID([.B1455];FIND(&quot;-&quot;;[.B1455])+2;LEN([.B1455])-FIND(&quot;-&quot;;[.B1455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Natraj Cardiac Care Centre, Ramanathapuram</text:p>
          </table:table-cell>
          <table:table-cell/>
          <table:table-cell table:formula="of:=TRIM(MID([.B1456];FIND(&quot;-&quot;;[.B1456])+2;LEN([.B1456])-FIND(&quot;-&quot;;[.B1456])+2))" office:value-type="string" office:string-value="Natraj Cardiac Care Centre, Ramanathapuram" calcext:value-type="string">
            <text:p>Natraj Cardiac Care Centre,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arthibanur</text:p>
          </table:table-cell>
          <table:table-cell/>
          <table:table-cell table:formula="of:=TRIM(MID([.B1457];FIND(&quot;-&quot;;[.B1457])+2;LEN([.B1457])-FIND(&quot;-&quot;;[.B1457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arthibanur</text:p>
          </table:table-cell>
          <table:table-cell/>
          <table:table-cell table:formula="of:=TRIM(MID([.B1458];FIND(&quot;-&quot;;[.B1458])+2;LEN([.B1458])-FIND(&quot;-&quot;;[.B1458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aiyur</text:p>
          </table:table-cell>
          <table:table-cell/>
          <table:table-cell table:formula="of:=TRIM(MID([.B1459];FIND(&quot;-&quot;;[.B1459])+2;LEN([.B1459])-FIND(&quot;-&quot;;[.B1459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0];FIND(&quot;-&quot;;[.B1460])+2;LEN([.B1460])-FIND(&quot;-&quot;;[.B1460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1];FIND(&quot;-&quot;;[.B1461])+2;LEN([.B1461])-FIND(&quot;-&quot;;[.B1461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iyapattinam</text:p>
          </table:table-cell>
          <table:table-cell/>
          <table:table-cell table:formula="of:=TRIM(MID([.B1462];FIND(&quot;-&quot;;[.B1462])+2;LEN([.B1462])-FIND(&quot;-&quot;;[.B1462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iyapattinam</text:p>
          </table:table-cell>
          <table:table-cell/>
          <table:table-cell table:formula="of:=TRIM(MID([.B1463];FIND(&quot;-&quot;;[.B1463])+2;LEN([.B1463])-FIND(&quot;-&quot;;[.B1463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PS Hospital</text:p>
          </table:table-cell>
          <table:table-cell/>
          <table:table-cell table:formula="of:=TRIM(MID([.B1464];FIND(&quot;-&quot;;[.B1464])+2;LEN([.B1464])-FIND(&quot;-&quot;;[.B1464])+2))" office:value-type="string" office:string-value="PPS Hospital" calcext:value-type="string">
            <text:p>PP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rema Clinic</text:p>
          </table:table-cell>
          <table:table-cell/>
          <table:table-cell table:formula="of:=TRIM(MID([.B1465];FIND(&quot;-&quot;;[.B1465])+2;LEN([.B1465])-FIND(&quot;-&quot;;[.B1465])+2))" office:value-type="string" office:string-value="Prema Clinic" calcext:value-type="string">
            <text:p>Prem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R.S.Mangalam</text:p>
          </table:table-cell>
          <table:table-cell/>
          <table:table-cell table:formula="of:=TRIM(MID([.B1466];FIND(&quot;-&quot;;[.B1466])+2;LEN([.B1466])-FIND(&quot;-&quot;;[.B1466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R.S.Mangalam</text:p>
          </table:table-cell>
          <table:table-cell/>
          <table:table-cell table:formula="of:=TRIM(MID([.B1467];FIND(&quot;-&quot;;[.B1467])+2;LEN([.B1467])-FIND(&quot;-&quot;;[.B1467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elva Hospital,Ramanathapuram TN.</text:p>
          </table:table-cell>
          <table:table-cell/>
          <table:table-cell table:formula="of:=TRIM(MID([.B1468];FIND(&quot;-&quot;;[.B1468])+2;LEN([.B1468])-FIND(&quot;-&quot;;[.B1468])+2))" office:value-type="string" office:string-value="Selva Hospital,Ramanathapuram TN." calcext:value-type="string">
            <text:p>Selva Hospital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ethupathi Govt Arts College, Ramnad</text:p>
          </table:table-cell>
          <table:table-cell/>
          <table:table-cell table:formula="of:=TRIM(MID([.B1469];FIND(&quot;-&quot;;[.B1469])+2;LEN([.B1469])-FIND(&quot;-&quot;;[.B1469])+2))" office:value-type="string" office:string-value="Sethupathi Govt Arts College, Ramnad" calcext:value-type="string">
            <text:p>Sethupathi Govt Arts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ck Medical Center &amp; Hospital, Paramakudi</text:p>
          </table:table-cell>
          <table:table-cell/>
          <table:table-cell table:formula="of:=TRIM(MID([.B1470];FIND(&quot;-&quot;;[.B1470])+2;LEN([.B1470])-FIND(&quot;-&quot;;[.B1470])+2))" office:value-type="string" office:string-value="Shri Karthick Medical Center &amp; Hospital, Paramakudi" calcext:value-type="string">
            <text:p>Shri Karthick Medical Center &amp;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k Medical Centre,Ramanathapuram TN.</text:p>
          </table:table-cell>
          <table:table-cell/>
          <table:table-cell table:formula="of:=TRIM(MID([.B1471];FIND(&quot;-&quot;;[.B1471])+2;LEN([.B1471])-FIND(&quot;-&quot;;[.B1471])+2))" office:value-type="string" office:string-value="Shri Karthik Medical Centre,Ramanathapuram TN." calcext:value-type="string">
            <text:p>Shri Karthik Medical Centre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yed Ammal Engineering College, Ramnad</text:p>
          </table:table-cell>
          <table:table-cell/>
          <table:table-cell table:formula="of:=TRIM(MID([.B1472];FIND(&quot;-&quot;;[.B1472])+2;LEN([.B1472])-FIND(&quot;-&quot;;[.B1472])+2))" office:value-type="string" office:string-value="Syed Ammal Engineering College, Ramnad" calcext:value-type="string">
            <text:p>Syed Ammal Engineering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yed Ammal Trust Hospital,Ramanathapuram</text:p>
          </table:table-cell>
          <table:table-cell/>
          <table:table-cell table:formula="of:=TRIM(MID([.B1473];FIND(&quot;-&quot;;[.B1473])+2;LEN([.B1473])-FIND(&quot;-&quot;;[.B1473])+2))" office:value-type="string" office:string-value="Syed Ammal Trust Hospital,Ramanathapuram" calcext:value-type="string">
            <text:p>Syed Ammal Trust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Thondi</text:p>
          </table:table-cell>
          <table:table-cell/>
          <table:table-cell table:formula="of:=TRIM(MID([.B1474];FIND(&quot;-&quot;;[.B1474])+2;LEN([.B1474])-FIND(&quot;-&quot;;[.B1474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Thondi</text:p>
          </table:table-cell>
          <table:table-cell/>
          <table:table-cell table:formula="of:=TRIM(MID([.B1475];FIND(&quot;-&quot;;[.B1475])+2;LEN([.B1475])-FIND(&quot;-&quot;;[.B1475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Vel Hospital</text:p>
          </table:table-cell>
          <table:table-cell/>
          <table:table-cell table:formula="of:=TRIM(MID([.B1476];FIND(&quot;-&quot;;[.B1476])+2;LEN([.B1476])-FIND(&quot;-&quot;;[.B1476])+2))" office:value-type="string" office:string-value="Vel Hospital" calcext:value-type="string">
            <text:p>Ve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A College Hostel, Walaja</text:p>
          </table:table-cell>
          <table:table-cell/>
          <table:table-cell table:formula="of:=TRIM(MID([.B1477];FIND(&quot;-&quot;;[.B1477])+2;LEN([.B1477])-FIND(&quot;-&quot;;[.B1477])+2))" office:value-type="string" office:string-value="AAA College Hostel, Walaja" calcext:value-type="string">
            <text:p>AAA College Hostel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thiparasakthi Arts College,Kalavi(CCC)</text:p>
          </table:table-cell>
          <table:table-cell/>
          <table:table-cell table:formula="of:=TRIM(MID([.B1478];FIND(&quot;-&quot;;[.B1478])+2;LEN([.B1478])-FIND(&quot;-&quot;;[.B1478])+2))" office:value-type="string" office:string-value="Aathiparasakthi Arts College,Kalavi(CCC)" calcext:value-type="string">
            <text:p>Aathiparasakthi Arts College,Kalavi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Apollo KH Hospital, Melvisharam TN.</text:p>
          </table:table-cell>
          <table:table-cell/>
          <table:table-cell table:formula="of:=TRIM(MID([.B1479];FIND(&quot;-&quot;;[.B1479])+2;LEN([.B1479])-FIND(&quot;-&quot;;[.B1479])+2))" office:value-type="string" office:string-value="Apollo KH Hospital, Melvisharam TN." calcext:value-type="string">
            <text:p>Apollo KH Hospital, Melvisha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Banavaram ICCC</text:p>
          </table:table-cell>
          <table:table-cell/>
          <table:table-cell table:formula="of:=TRIM(MID([.B1480];FIND(&quot;-&quot;;[.B1480])+2;LEN([.B1480])-FIND(&quot;-&quot;;[.B1480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Banavaram ICCC</text:p>
          </table:table-cell>
          <table:table-cell/>
          <table:table-cell table:formula="of:=TRIM(MID([.B1481];FIND(&quot;-&quot;;[.B1481])+2;LEN([.B1481])-FIND(&quot;-&quot;;[.B1481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CM Annamalai arts and scienceCollege, Sholinghur</text:p>
          </table:table-cell>
          <table:table-cell/>
          <table:table-cell table:formula="of:=TRIM(MID([.B1482];FIND(&quot;-&quot;;[.B1482])+2;LEN([.B1482])-FIND(&quot;-&quot;;[.B1482])+2))" office:value-type="string" office:string-value="CM Annamalai arts and scienceCollege, Sholinghur" calcext:value-type="string">
            <text:p>CM Annamalai arts and scienceCollege, Sholing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CMC Covid Center Kannigapuram,Ranipet, Vellore TN.</text:p>
          </table:table-cell>
          <table:table-cell/>
          <table:table-cell table:formula="of:=TRIM(MID([.B1483];FIND(&quot;-&quot;;[.B1483])+2;LEN([.B1483])-FIND(&quot;-&quot;;[.B1483])+2))" office:value-type="string" office:string-value="CMC Covid Center Kannigapuram,Ranipet, Vellore TN." calcext:value-type="string">
            <text:p>CMC Covid Center Kannigapuram,Ranipet, Vell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DHQH, Walaja</text:p>
          </table:table-cell>
          <table:table-cell/>
          <table:table-cell table:formula="of:=TRIM(MID([.B1484];FIND(&quot;-&quot;;[.B1484])+2;LEN([.B1484])-FIND(&quot;-&quot;;[.B1484])+2))" office:value-type="string" office:string-value="DHQH, Walaja" calcext:value-type="string">
            <text:p>DHQH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Don Bosco Agriculture College, Sagayathottam (CCC)</text:p>
          </table:table-cell>
          <table:table-cell/>
          <table:table-cell table:formula="of:=TRIM(MID([.B1485];FIND(&quot;-&quot;;[.B1485])+2;LEN([.B1485])-FIND(&quot;-&quot;;[.B1485])+2))" office:value-type="string" office:string-value="Don Bosco Agriculture College, Sagayathottam (CCC)" calcext:value-type="string">
            <text:p>Don Bosco Agriculture College, Sagayathottam 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akonam</text:p>
          </table:table-cell>
          <table:table-cell/>
          <table:table-cell table:formula="of:=TRIM(MID([.B1486];FIND(&quot;-&quot;;[.B1486])+2;LEN([.B1486])-FIND(&quot;-&quot;;[.B1486])+2))" office:value-type="string" office:string-value="GH Arakonam" calcext:value-type="string">
            <text:p>GH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cot</text:p>
          </table:table-cell>
          <table:table-cell/>
          <table:table-cell table:formula="of:=TRIM(MID([.B1487];FIND(&quot;-&quot;;[.B1487])+2;LEN([.B1487])-FIND(&quot;-&quot;;[.B1487])+2))" office:value-type="string" office:string-value="GH Arcot" calcext:value-type="string">
            <text:p>GH Arc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Kalavai</text:p>
          </table:table-cell>
          <table:table-cell/>
          <table:table-cell table:formula="of:=TRIM(MID([.B1488];FIND(&quot;-&quot;;[.B1488])+2;LEN([.B1488])-FIND(&quot;-&quot;;[.B1488])+2))" office:value-type="string" office:string-value="GH Kalavai" calcext:value-type="string">
            <text:p>GH Kala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Sholingur</text:p>
          </table:table-cell>
          <table:table-cell/>
          <table:table-cell table:formula="of:=TRIM(MID([.B1489];FIND(&quot;-&quot;;[.B1489])+2;LEN([.B1489])-FIND(&quot;-&quot;;[.B1489])+2))" office:value-type="string" office:string-value="GH Sholingur" calcext:value-type="string">
            <text:p>GH Sholi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aradikuppam ICCC</text:p>
          </table:table-cell>
          <table:table-cell/>
          <table:table-cell table:formula="of:=TRIM(MID([.B1490];FIND(&quot;-&quot;;[.B1490])+2;LEN([.B1490])-FIND(&quot;-&quot;;[.B1490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Karadikuppam ICCC</text:p>
          </table:table-cell>
          <table:table-cell/>
          <table:table-cell table:formula="of:=TRIM(MID([.B1491];FIND(&quot;-&quot;;[.B1491])+2;LEN([.B1491])-FIND(&quot;-&quot;;[.B1491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 Mudhur ICCC, Arakonam</text:p>
          </table:table-cell>
          <table:table-cell/>
          <table:table-cell table:formula="of:=TRIM(MID([.B1492];FIND(&quot;-&quot;;[.B1492])+2;LEN([.B1492])-FIND(&quot;-&quot;;[.B1492])+2))" office:value-type="string" office:string-value="Krishna Polytechnic College Mudhur ICCC, Arakonam" calcext:value-type="string">
            <text:p>Krishna Polytechnic College Mudhur ICCC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, Arakonam</text:p>
          </table:table-cell>
          <table:table-cell/>
          <table:table-cell table:formula="of:=TRIM(MID([.B1493];FIND(&quot;-&quot;;[.B1493])+2;LEN([.B1493])-FIND(&quot;-&quot;;[.B1493])+2))" office:value-type="string" office:string-value="Krishna Polytechnic College, Arakonam" calcext:value-type="string">
            <text:p>Krishna Polytechnic College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Lalapet ICCC</text:p>
          </table:table-cell>
          <table:table-cell/>
          <table:table-cell table:formula="of:=TRIM(MID([.B1494];FIND(&quot;-&quot;;[.B1494])+2;LEN([.B1494])-FIND(&quot;-&quot;;[.B1494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Lalapet ICCC</text:p>
          </table:table-cell>
          <table:table-cell/>
          <table:table-cell table:formula="of:=TRIM(MID([.B1495];FIND(&quot;-&quot;;[.B1495])+2;LEN([.B1495])-FIND(&quot;-&quot;;[.B1495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ahalakshmi Arts College,Vilapakkam(CCC)</text:p>
          </table:table-cell>
          <table:table-cell/>
          <table:table-cell table:formula="of:=TRIM(MID([.B1496];FIND(&quot;-&quot;;[.B1496])+2;LEN([.B1496])-FIND(&quot;-&quot;;[.B1496])+2))" office:value-type="string" office:string-value="Mahalakshmi Arts College,Vilapakkam(CCC)" calcext:value-type="string">
            <text:p>Mahalakshmi Arts College,Vilapakkam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udhur ICCC</text:p>
          </table:table-cell>
          <table:table-cell/>
          <table:table-cell table:formula="of:=TRIM(MID([.B1497];FIND(&quot;-&quot;;[.B1497])+2;LEN([.B1497])-FIND(&quot;-&quot;;[.B1497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Mudhur ICCC</text:p>
          </table:table-cell>
          <table:table-cell/>
          <table:table-cell table:formula="of:=TRIM(MID([.B1498];FIND(&quot;-&quot;;[.B1498])+2;LEN([.B1498])-FIND(&quot;-&quot;;[.B1498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ANAPAKKAM ANC CCC</text:p>
          </table:table-cell>
          <table:table-cell/>
          <table:table-cell table:formula="of:=TRIM(MID([.B1499];FIND(&quot;-&quot;;[.B1499])+2;LEN([.B1499])-FIND(&quot;-&quot;;[.B1499])+2))" office:value-type="string" office:string-value="PANAPAKKAM ANC CCC" calcext:value-type="string">
            <text:p>PANAPAKKAM AN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unnai ICCC</text:p>
          </table:table-cell>
          <table:table-cell/>
          <table:table-cell table:formula="of:=TRIM(MID([.B1500];FIND(&quot;-&quot;;[.B1500])+2;LEN([.B1500])-FIND(&quot;-&quot;;[.B1500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Punnai ICCC</text:p>
          </table:table-cell>
          <table:table-cell/>
          <table:table-cell table:formula="of:=TRIM(MID([.B1501];FIND(&quot;-&quot;;[.B1501])+2;LEN([.B1501])-FIND(&quot;-&quot;;[.B1501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RANIPET URBAN ICCC</text:p>
          </table:table-cell>
          <table:table-cell/>
          <table:table-cell table:formula="of:=TRIM(MID([.B1502];FIND(&quot;-&quot;;[.B1502])+2;LEN([.B1502])-FIND(&quot;-&quot;;[.B1502])+2))" office:value-type="string" office:string-value="RANIPET URBAN ICCC" calcext:value-type="string">
            <text:p>RANIPET URBAN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Sapthagiri College, Kaveripakkam</text:p>
          </table:table-cell>
          <table:table-cell/>
          <table:table-cell table:formula="of:=TRIM(MID([.B1503];FIND(&quot;-&quot;;[.B1503])+2;LEN([.B1503])-FIND(&quot;-&quot;;[.B1503])+2))" office:value-type="string" office:string-value="Sapthagiri College, Kaveripakkam" calcext:value-type="string">
            <text:p>Sapthagiri College, Kaver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Scudder Memorial Hospital Vellore TN</text:p>
          </table:table-cell>
          <table:table-cell/>
          <table:table-cell table:formula="of:=TRIM(MID([.B1504];FIND(&quot;-&quot;;[.B1504])+2;LEN([.B1504])-FIND(&quot;-&quot;;[.B1504])+2))" office:value-type="string" office:string-value="Scudder Memorial Hospital Vellore TN" calcext:value-type="string">
            <text:p>Scudder Memorial Hospital Vellore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Thimiri ICCC</text:p>
          </table:table-cell>
          <table:table-cell/>
          <table:table-cell table:formula="of:=TRIM(MID([.B1505];FIND(&quot;-&quot;;[.B1505])+2;LEN([.B1505])-FIND(&quot;-&quot;;[.B1505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Thimiri ICCC</text:p>
          </table:table-cell>
          <table:table-cell/>
          <table:table-cell table:formula="of:=TRIM(MID([.B1506];FIND(&quot;-&quot;;[.B1506])+2;LEN([.B1506])-FIND(&quot;-&quot;;[.B1506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Thirumalai Mission Hospital, Ranipet</text:p>
          </table:table-cell>
          <table:table-cell/>
          <table:table-cell table:formula="of:=TRIM(MID([.B1507];FIND(&quot;-&quot;;[.B1507])+2;LEN([.B1507])-FIND(&quot;-&quot;;[.B1507])+2))" office:value-type="string" office:string-value="Thirumalai Mission Hospital, Ranipet" calcext:value-type="string">
            <text:p>Thirumalai Mission Hospital, Ran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Thiruvallur University,Attupakkam</text:p>
          </table:table-cell>
          <table:table-cell/>
          <table:table-cell table:formula="of:=TRIM(MID([.B1508];FIND(&quot;-&quot;;[.B1508])+2;LEN([.B1508])-FIND(&quot;-&quot;;[.B1508])+2))" office:value-type="string" office:string-value="Thiruvallur University,Attupakkam" calcext:value-type="string">
            <text:p>Thiruvallur University,Attu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Upgraded PHC, Pudupadi ICCC</text:p>
          </table:table-cell>
          <table:table-cell/>
          <table:table-cell table:formula="of:=TRIM(MID([.B1509];FIND(&quot;-&quot;;[.B1509])+2;LEN([.B1509])-FIND(&quot;-&quot;;[.B1509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Upgraded PHC, Pudupadi ICCC</text:p>
          </table:table-cell>
          <table:table-cell/>
          <table:table-cell table:formula="of:=TRIM(MID([.B1510];FIND(&quot;-&quot;;[.B1510])+2;LEN([.B1510])-FIND(&quot;-&quot;;[.B1510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ishwaryam Speciality Hospital</text:p>
          </table:table-cell>
          <table:table-cell/>
          <table:table-cell table:formula="of:=TRIM(MID([.B1511];FIND(&quot;-&quot;;[.B1511])+2;LEN([.B1511])-FIND(&quot;-&quot;;[.B1511])+2))" office:value-type="string" office:string-value="Aishwaryam Speciality Hospital" calcext:value-type="string">
            <text:p>Aishwaryam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mmani Hospital, Hasthampatty</text:p>
          </table:table-cell>
          <table:table-cell/>
          <table:table-cell table:formula="of:=TRIM(MID([.B1512];FIND(&quot;-&quot;;[.B1512])+2;LEN([.B1512])-FIND(&quot;-&quot;;[.B1512])+2))" office:value-type="string" office:string-value="Ammani Hospital, Hasthampatty" calcext:value-type="string">
            <text:p>Ammani Hospital, Hasth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nnapoorana Medical College Hospitals, Salem TN.</text:p>
          </table:table-cell>
          <table:table-cell/>
          <table:table-cell table:formula="of:=TRIM(MID([.B1513];FIND(&quot;-&quot;;[.B1513])+2;LEN([.B1513])-FIND(&quot;-&quot;;[.B1513])+2))" office:value-type="string" office:string-value="Annapoorana Medical College Hospitals, Salem TN." calcext:value-type="string">
            <text:p>Annapoorana Medical College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 Medical Centre, Saradha College Road</text:p>
          </table:table-cell>
          <table:table-cell/>
          <table:table-cell table:formula="of:=TRIM(MID([.B1514];FIND(&quot;-&quot;;[.B1514])+2;LEN([.B1514])-FIND(&quot;-&quot;;[.B1514])+2))" office:value-type="string" office:string-value="AP Medical Centre, Saradha College Road" calcext:value-type="string">
            <text:p>AP Medical Centre, Saradha College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pu Venkatachalam Medical Research Centre (P) Ltd, Kattur</text:p>
          </table:table-cell>
          <table:table-cell/>
          <table:table-cell table:formula="of:=TRIM(MID([.B1515];FIND(&quot;-&quot;;[.B1515])+2;LEN([.B1515])-FIND(&quot;-&quot;;[.B1515])+2))" office:value-type="string" office:string-value="Appu Venkatachalam Medical Research Centre (P) Ltd, Kattur" calcext:value-type="string">
            <text:p>Appu Venkatachalam Medical Research Centre (P) Ltd, K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ngar Anna Arts college,kattukottai</text:p>
          </table:table-cell>
          <table:table-cell/>
          <table:table-cell table:formula="of:=TRIM(MID([.B1516];FIND(&quot;-&quot;;[.B1516])+2;LEN([.B1516])-FIND(&quot;-&quot;;[.B1516])+2))" office:value-type="string" office:string-value="Aringar Anna Arts college,kattukottai" calcext:value-type="string">
            <text:p>Aringar Anna Arts college,k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yapalayam ANC Covid Care Centre</text:p>
          </table:table-cell>
          <table:table-cell/>
          <table:table-cell table:formula="of:=TRIM(MID([.B1517];FIND(&quot;-&quot;;[.B1517])+2;LEN([.B1517])-FIND(&quot;-&quot;;[.B1517])+2))" office:value-type="string" office:string-value="Ariyapalayam ANC Covid Care Centre" calcext:value-type="string">
            <text:p>Ariyapalayam ANC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ttur boys hr.sec.school</text:p>
          </table:table-cell>
          <table:table-cell/>
          <table:table-cell table:formula="of:=TRIM(MID([.B1518];FIND(&quot;-&quot;;[.B1518])+2;LEN([.B1518])-FIND(&quot;-&quot;;[.B1518])+2))" office:value-type="string" office:string-value="Attur boys hr.sec.school" calcext:value-type="string">
            <text:p>Attur boys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TTUR GH</text:p>
          </table:table-cell>
          <table:table-cell/>
          <table:table-cell table:formula="of:=TRIM(MID([.B1519];FIND(&quot;-&quot;;[.B1519])+2;LEN([.B1519])-FIND(&quot;-&quot;;[.B1519])+2))" office:value-type="string" office:string-value="ATTUR GH" calcext:value-type="string">
            <text:p>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Bhavani Hospital five Road, Salem</text:p>
          </table:table-cell>
          <table:table-cell/>
          <table:table-cell table:formula="of:=TRIM(MID([.B1520];FIND(&quot;-&quot;;[.B1520])+2;LEN([.B1520])-FIND(&quot;-&quot;;[.B1520])+2))" office:value-type="string" office:string-value="Bhavani Hospital five Road, Salem" calcext:value-type="string">
            <text:p>Bhavani Hospital five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 Speciality,Salem</text:p>
          </table:table-cell>
          <table:table-cell/>
          <table:table-cell table:formula="of:=TRIM(MID([.B1521];FIND(&quot;-&quot;;[.B1521])+2;LEN([.B1521])-FIND(&quot;-&quot;;[.B1521])+2))" office:value-type="string" office:string-value="Deepam Speciality,Salem" calcext:value-type="string">
            <text:p>Deepam Speciality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Multispecilaity Hospital, Vazhapady</text:p>
          </table:table-cell>
          <table:table-cell/>
          <table:table-cell table:formula="of:=TRIM(MID([.B1522];FIND(&quot;-&quot;;[.B1522])+2;LEN([.B1522])-FIND(&quot;-&quot;;[.B1522])+2))" office:value-type="string" office:string-value="DeepamMultispecilaity Hospital, Vazhapady" calcext:value-type="string">
            <text:p>DeepamMultispecilaity Hospital, Vazhap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haran Hospital,Salem TN.</text:p>
          </table:table-cell>
          <table:table-cell/>
          <table:table-cell table:formula="of:=TRIM(MID([.B1523];FIND(&quot;-&quot;;[.B1523])+2;LEN([.B1523])-FIND(&quot;-&quot;;[.B1523])+2))" office:value-type="string" office:string-value="Dharan Hospital,Salem TN." calcext:value-type="string">
            <text:p>Dharan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ivine Hospital, Alagapuram</text:p>
          </table:table-cell>
          <table:table-cell/>
          <table:table-cell table:formula="of:=TRIM(MID([.B1524];FIND(&quot;-&quot;;[.B1524])+2;LEN([.B1524])-FIND(&quot;-&quot;;[.B1524])+2))" office:value-type="string" office:string-value="Divine Hospital, Alagapuram" calcext:value-type="string">
            <text:p>Divine Hospital, Alag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 Thiru Neuro Multi Speclty,Ahragaram,Salem TN.</text:p>
          </table:table-cell>
          <table:table-cell/>
          <table:table-cell table:formula="of:=TRIM(MID([.B1525];FIND(&quot;-&quot;;[.B1525])+2;LEN([.B1525])-FIND(&quot;-&quot;;[.B1525])+2))" office:value-type="string" office:string-value="Dr. Thiru Neuro Multi Speclty,Ahragaram,Salem TN." calcext:value-type="string">
            <text:p>Dr. Thiru Neuro Multi Speclty,Ahrag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Nalini Sridhar Hospital, Salai Road, Manal Medu.</text:p>
          </table:table-cell>
          <table:table-cell/>
          <table:table-cell table:formula="of:=TRIM(MID([.B1526];FIND(&quot;-&quot;;[.B1526])+2;LEN([.B1526])-FIND(&quot;-&quot;;[.B1526])+2))" office:value-type="string" office:string-value="Dr.Nalini Sridhar Hospital, Salai Road, Manal Medu." calcext:value-type="string">
            <text:p>Dr.Nalini Sridhar Hospital, Salai Road, Manal Medu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Dr.Sundararajan Neuro Hospital Pvt Ltd, RamaKrishna Rd</text:p>
          </table:table-cell>
          <table:table-cell/>
          <table:table-cell table:formula="of:=TRIM(MID([.B1527];FIND(&quot;-&quot;;[.B1527])+2;LEN([.B1527])-FIND(&quot;-&quot;;[.B1527])+2))" office:value-type="string" office:string-value="Dr.Sundararajan Neuro Hospital Pvt Ltd, RamaKrishna Rd" calcext:value-type="string">
            <text:p>Dr.Sundararajan Neuro Hospital Pvt Ltd, RamaKrishna 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<text:s/>CHC - Dr.Thiru Neuro &amp; Multi speciality Hospital, Agraharam</text:p>
          </table:table-cell>
          <table:table-cell/>
          <table:table-cell table:formula="of:=TRIM(MID([.B1528];FIND(&quot;-&quot;;[.B1528])+2;LEN([.B1528])-FIND(&quot;-&quot;;[.B1528])+2))" office:value-type="string" office:string-value="Dr.Thiru Neuro &amp; Multi speciality Hospital, Agraharam" calcext:value-type="string">
            <text:p>Dr.Thiru Neuro &amp; Multi speciality Hospital,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EDAPADDI GH</text:p>
          </table:table-cell>
          <table:table-cell/>
          <table:table-cell table:formula="of:=TRIM(MID([.B1529];FIND(&quot;-&quot;;[.B1529])+2;LEN([.B1529])-FIND(&quot;-&quot;;[.B1529])+2))" office:value-type="string" office:string-value="EDAPADDI GH" calcext:value-type="string">
            <text:p>EDAPAD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Gandhi Stadium Covid Care Centre</text:p>
          </table:table-cell>
          <table:table-cell/>
          <table:table-cell table:formula="of:=TRIM(MID([.B1530];FIND(&quot;-&quot;;[.B1530])+2;LEN([.B1530])-FIND(&quot;-&quot;;[.B1530])+2))" office:value-type="string" office:string-value="Gandhi Stadium Covid Care Centre" calcext:value-type="string">
            <text:p>Gandhi Stadium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eeth Raghunath Hospital, Attur TN.</text:p>
          </table:table-cell>
          <table:table-cell/>
          <table:table-cell table:formula="of:=TRIM(MID([.B1531];FIND(&quot;-&quot;;[.B1531])+2;LEN([.B1531])-FIND(&quot;-&quot;;[.B1531])+2))" office:value-type="string" office:string-value="Geeth Raghunath Hospital, Attur TN." calcext:value-type="string">
            <text:p>Geeth Raghunath Hospital, Att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L Hospital, Swarnapuri</text:p>
          </table:table-cell>
          <table:table-cell/>
          <table:table-cell table:formula="of:=TRIM(MID([.B1532];FIND(&quot;-&quot;;[.B1532])+2;LEN([.B1532])-FIND(&quot;-&quot;;[.B1532])+2))" office:value-type="string" office:string-value="GL Hospital, Swarnapuri" calcext:value-type="string">
            <text:p>GL Hospital, Swarn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GMKMCH, SALEM</text:p>
          </table:table-cell>
          <table:table-cell/>
          <table:table-cell table:formula="of:=TRIM(MID([.B1533];FIND(&quot;-&quot;;[.B1533])+2;LEN([.B1533])-FIND(&quot;-&quot;;[.B1533])+2))" office:value-type="string" office:string-value="GMKMCH, SALEM" calcext:value-type="string">
            <text:p>GMKMCH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HOTEL KARPAGAM SHRI HOSPITAL COVID CARE CENTRE</text:p>
          </table:table-cell>
          <table:table-cell/>
          <table:table-cell table:formula="of:=TRIM(MID([.B1534];FIND(&quot;-&quot;;[.B1534])+2;LEN([.B1534])-FIND(&quot;-&quot;;[.B1534])+2))" office:value-type="string" office:string-value="HOTEL KARPAGAM SHRI HOSPITAL COVID CARE CENTRE" calcext:value-type="string">
            <text:p>HOTEL KARPAGAM SHRI HOSPITA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iTECH MULTISPECIALITY HOSPITALS</text:p>
          </table:table-cell>
          <table:table-cell/>
          <table:table-cell table:formula="of:=TRIM(MID([.B1535];FIND(&quot;-&quot;;[.B1535])+2;LEN([.B1535])-FIND(&quot;-&quot;;[.B1535])+2))" office:value-type="string" office:string-value="iTECH MULTISPECIALITY HOSPITALS" calcext:value-type="string">
            <text:p>iTECH MULTI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.M Natraj's Nursing Home</text:p>
          </table:table-cell>
          <table:table-cell/>
          <table:table-cell table:formula="of:=TRIM(MID([.B1536];FIND(&quot;-&quot;;[.B1536])+2;LEN([.B1536])-FIND(&quot;-&quot;;[.B1536])+2))" office:value-type="string" office:string-value="K.M Natraj's Nursing Home" calcext:value-type="string">
            <text:p>K.M Natraj'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mala Hospital Agraharam,Salem TN.</text:p>
          </table:table-cell>
          <table:table-cell/>
          <table:table-cell table:formula="of:=TRIM(MID([.B1537];FIND(&quot;-&quot;;[.B1537])+2;LEN([.B1537])-FIND(&quot;-&quot;;[.B1537])+2))" office:value-type="string" office:string-value="Kamala Hospital Agraharam,Salem TN." calcext:value-type="string">
            <text:p>Kamala Hospital Agrah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rthic Medical Centre Idappadi,Salem TN.</text:p>
          </table:table-cell>
          <table:table-cell/>
          <table:table-cell table:formula="of:=TRIM(MID([.B1538];FIND(&quot;-&quot;;[.B1538])+2;LEN([.B1538])-FIND(&quot;-&quot;;[.B1538])+2))" office:value-type="string" office:string-value="Karthic Medical Centre Idappadi,Salem TN." calcext:value-type="string">
            <text:p>Karthic Medical Centre Idappadi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RUPPUR BOYS HOSTEL</text:p>
          </table:table-cell>
          <table:table-cell/>
          <table:table-cell table:formula="of:=TRIM(MID([.B1539];FIND(&quot;-&quot;;[.B1539])+2;LEN([.B1539])-FIND(&quot;-&quot;;[.B1539])+2))" office:value-type="string" office:string-value="KARUPPUR BOYS HOSTEL" calcext:value-type="string">
            <text:p>KARUPPUR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uvery Hospital, Seelanaickenpatti, Salem TN.</text:p>
          </table:table-cell>
          <table:table-cell/>
          <table:table-cell table:formula="of:=TRIM(MID([.B1540];FIND(&quot;-&quot;;[.B1540])+2;LEN([.B1540])-FIND(&quot;-&quot;;[.B1540])+2))" office:value-type="string" office:string-value="Kauvery Hospital, Seelanaickenpatti, Salem TN." calcext:value-type="string">
            <text:p>Kauvery Hospital, Seelanaickenpatti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uvery Vedha Covid Care Center</text:p>
          </table:table-cell>
          <table:table-cell/>
          <table:table-cell table:formula="of:=TRIM(MID([.B1541];FIND(&quot;-&quot;;[.B1541])+2;LEN([.B1541])-FIND(&quot;-&quot;;[.B1541])+2))" office:value-type="string" office:string-value="Kauvery Vedha Covid Care Center" calcext:value-type="string">
            <text:p>Kauvery Vedh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VERY ENG COLLEGE</text:p>
          </table:table-cell>
          <table:table-cell/>
          <table:table-cell table:formula="of:=TRIM(MID([.B1542];FIND(&quot;-&quot;;[.B1542])+2;LEN([.B1542])-FIND(&quot;-&quot;;[.B1542])+2))" office:value-type="string" office:string-value="KAVERY ENG COLLEGE" calcext:value-type="string">
            <text:p>KAVERY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vin Hospital,Omalur</text:p>
          </table:table-cell>
          <table:table-cell/>
          <table:table-cell table:formula="of:=TRIM(MID([.B1543];FIND(&quot;-&quot;;[.B1543])+2;LEN([.B1543])-FIND(&quot;-&quot;;[.B1543])+2))" office:value-type="string" office:string-value="Kavin Hospital,Omalur" calcext:value-type="string">
            <text:p>Kavin Hospital,Om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NOWLEDGE INSTITUTE</text:p>
          </table:table-cell>
          <table:table-cell/>
          <table:table-cell table:formula="of:=TRIM(MID([.B1544];FIND(&quot;-&quot;;[.B1544])+2;LEN([.B1544])-FIND(&quot;-&quot;;[.B1544])+2))" office:value-type="string" office:string-value="KNOWLEDGE INSTITUTE" calcext:value-type="string">
            <text:p>KNOWLEDGE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URINJI SUPER SPECIALITY HOSPITAL/KURINJI COVID CARE</text:p>
          </table:table-cell>
          <table:table-cell/>
          <table:table-cell table:formula="of:=TRIM(MID([.B1545];FIND(&quot;-&quot;;[.B1545])+2;LEN([.B1545])-FIND(&quot;-&quot;;[.B1545])+2))" office:value-type="string" office:string-value="KURINJI SUPER SPECIALITY HOSPITAL/KURINJI COVID CARE" calcext:value-type="string">
            <text:p>KURINJI SUPER SPECIALITY HOSPITAL/KURINJ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lar Hospital,Vazhapadi</text:p>
          </table:table-cell>
          <table:table-cell/>
          <table:table-cell table:formula="of:=TRIM(MID([.B1546];FIND(&quot;-&quot;;[.B1546])+2;LEN([.B1546])-FIND(&quot;-&quot;;[.B1546])+2))" office:value-type="string" office:string-value="Malar Hospital,Vazhapadi" calcext:value-type="string">
            <text:p>Malar Hospital,Vazh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nipal Hospital Dalmia Brd,Salem TN.</text:p>
          </table:table-cell>
          <table:table-cell/>
          <table:table-cell table:formula="of:=TRIM(MID([.B1547];FIND(&quot;-&quot;;[.B1547])+2;LEN([.B1547])-FIND(&quot;-&quot;;[.B1547])+2))" office:value-type="string" office:string-value="Manipal Hospital Dalmia Brd,Salem TN." calcext:value-type="string">
            <text:p>Manipal Hospital Dalmia Brd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MANIYANUR</text:p>
          </table:table-cell>
          <table:table-cell/>
          <table:table-cell table:formula="of:=TRIM(MID([.B1548];FIND(&quot;-&quot;;[.B1548])+2;LEN([.B1548])-FIND(&quot;-&quot;;[.B1548])+2))" office:value-type="string" office:string-value="MANIYANUR" calcext:value-type="string">
            <text:p>MAN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dical Centre Hospital, Hasthampatti</text:p>
          </table:table-cell>
          <table:table-cell/>
          <table:table-cell table:formula="of:=TRIM(MID([.B1549];FIND(&quot;-&quot;;[.B1549])+2;LEN([.B1549])-FIND(&quot;-&quot;;[.B1549])+2))" office:value-type="string" office:string-value="Medical Centre Hospital, Hasthampatti" calcext:value-type="string">
            <text:p>Medical Centre Hospital, Hast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ttur GH</text:p>
          </table:table-cell>
          <table:table-cell/>
          <table:table-cell table:formula="of:=TRIM(MID([.B1550];FIND(&quot;-&quot;;[.B1550])+2;LEN([.B1550])-FIND(&quot;-&quot;;[.B1550])+2))" office:value-type="string" office:string-value="Mettur GH" calcext:value-type="string">
            <text:p>Me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Nathan Super Speciaty Hospt Holy Flr Sch,Salem TN.</text:p>
          </table:table-cell>
          <table:table-cell/>
          <table:table-cell table:formula="of:=TRIM(MID([.B1551];FIND(&quot;-&quot;;[.B1551])+2;LEN([.B1551])-FIND(&quot;-&quot;;[.B1551])+2))" office:value-type="string" office:string-value="Nathan Super Speciaty Hospt Holy Flr Sch,Salem TN." calcext:value-type="string">
            <text:p>Nathan Super Speciaty Hospt Holy Flr Sch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Omalur GH</text:p>
          </table:table-cell>
          <table:table-cell/>
          <table:table-cell table:formula="of:=TRIM(MID([.B1552];FIND(&quot;-&quot;;[.B1552])+2;LEN([.B1552])-FIND(&quot;-&quot;;[.B1552])+2))" office:value-type="string" office:string-value="Omalur GH" calcext:value-type="string">
            <text:p>Om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 KRISHNAPURAM</text:p>
          </table:table-cell>
          <table:table-cell/>
          <table:table-cell table:formula="of:=TRIM(MID([.B1553];FIND(&quot;-&quot;;[.B1553])+2;LEN([.B1553])-FIND(&quot;-&quot;;[.B1553])+2))" office:value-type="string" office:string-value="PERIYA KRISHNAPURAM" calcext:value-type="string">
            <text:p>PERIYA 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R UNIVERSITY OMALUR COVID CARE CENTRE</text:p>
          </table:table-cell>
          <table:table-cell/>
          <table:table-cell table:formula="of:=TRIM(MID([.B1554];FIND(&quot;-&quot;;[.B1554])+2;LEN([.B1554])-FIND(&quot;-&quot;;[.B1554])+2))" office:value-type="string" office:string-value="PERIYAR UNIVERSITY OMALUR COVID CARE CENTRE" calcext:value-type="string">
            <text:p>PERIYAR UNIVERSITY OMALUR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thanaickenpalayam GH</text:p>
          </table:table-cell>
          <table:table-cell/>
          <table:table-cell table:formula="of:=TRIM(MID([.B1555];FIND(&quot;-&quot;;[.B1555])+2;LEN([.B1555])-FIND(&quot;-&quot;;[.B1555])+2))" office:value-type="string" office:string-value="Pethanaickenpalayam GH" calcext:value-type="string">
            <text:p>Pethanaicken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Priyam Speciality Hospitals, Salem TN.</text:p>
          </table:table-cell>
          <table:table-cell/>
          <table:table-cell table:formula="of:=TRIM(MID([.B1556];FIND(&quot;-&quot;;[.B1556])+2;LEN([.B1556])-FIND(&quot;-&quot;;[.B1556])+2))" office:value-type="string" office:string-value="Priyam Speciality Hospitals, Salem TN." calcext:value-type="string">
            <text:p>Priyam Speciality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.P.S Hospital, Seelanaickenpatti</text:p>
          </table:table-cell>
          <table:table-cell/>
          <table:table-cell table:formula="of:=TRIM(MID([.B1557];FIND(&quot;-&quot;;[.B1557])+2;LEN([.B1557])-FIND(&quot;-&quot;;[.B1557])+2))" office:value-type="string" office:string-value="R.P.S Hospital, Seelanaickenpatti" calcext:value-type="string">
            <text:p>R.P.S Hospital, Seelanaicke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K Hospital,Salem</text:p>
          </table:table-cell>
          <table:table-cell/>
          <table:table-cell table:formula="of:=TRIM(MID([.B1558];FIND(&quot;-&quot;;[.B1558])+2;LEN([.B1558])-FIND(&quot;-&quot;;[.B1558])+2))" office:value-type="string" office:string-value="RK Hospital,Salem" calcext:value-type="string">
            <text:p>RK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alem Polyclinic, Omalur Main Road</text:p>
          </table:table-cell>
          <table:table-cell/>
          <table:table-cell table:formula="of:=TRIM(MID([.B1559];FIND(&quot;-&quot;;[.B1559])+2;LEN([.B1559])-FIND(&quot;-&quot;;[.B1559])+2))" office:value-type="string" office:string-value="Salem Polyclinic, Omalur Main Road" calcext:value-type="string">
            <text:p>Salem Polyclinic, Omalu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ARAVANA HOSPITAL PVT LTD, SALEM.</text:p>
          </table:table-cell>
          <table:table-cell/>
          <table:table-cell table:formula="of:=TRIM(MID([.B1560];FIND(&quot;-&quot;;[.B1560])+2;LEN([.B1560])-FIND(&quot;-&quot;;[.B1560])+2))" office:value-type="string" office:string-value="SARAVANA HOSPITAL PVT LTD, SALEM." calcext:value-type="string">
            <text:p>SARAVANA HOSPITAL PVT LTD, SALE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endharapatty High School Covid Care Centre</text:p>
          </table:table-cell>
          <table:table-cell/>
          <table:table-cell table:formula="of:=TRIM(MID([.B1561];FIND(&quot;-&quot;;[.B1561])+2;LEN([.B1561])-FIND(&quot;-&quot;;[.B1561])+2))" office:value-type="string" office:string-value="Sendharapatty High School Covid Care Centre" calcext:value-type="string">
            <text:p>Sendharapatty High Schoo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llege Pullipalayam</text:p>
          </table:table-cell>
          <table:table-cell/>
          <table:table-cell table:formula="of:=TRIM(MID([.B1562];FIND(&quot;-&quot;;[.B1562])+2;LEN([.B1562])-FIND(&quot;-&quot;;[.B1562])+2))" office:value-type="string" office:string-value="Shanmuga College Pullipalayam" calcext:value-type="string">
            <text:p>Shanmuga College Pull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vid Care Center</text:p>
          </table:table-cell>
          <table:table-cell/>
          <table:table-cell table:formula="of:=TRIM(MID([.B1563];FIND(&quot;-&quot;;[.B1563])+2;LEN([.B1563])-FIND(&quot;-&quot;;[.B1563])+2))" office:value-type="string" office:string-value="Shanmuga Covid Care Center" calcext:value-type="string">
            <text:p>Shanmug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nmuga Hospital &amp; Salem Cancer Institute</text:p>
          </table:table-cell>
          <table:table-cell/>
          <table:table-cell table:formula="of:=TRIM(MID([.B1564];FIND(&quot;-&quot;;[.B1564])+2;LEN([.B1564])-FIND(&quot;-&quot;;[.B1564])+2))" office:value-type="string" office:string-value="Shanmuga Hospital &amp; Salem Cancer Institute" calcext:value-type="string">
            <text:p>Shanmuga Hospital &amp; Salem Cancer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araon Cancer Centre and General Hospital</text:p>
          </table:table-cell>
          <table:table-cell/>
          <table:table-cell table:formula="of:=TRIM(MID([.B1565];FIND(&quot;-&quot;;[.B1565])+2;LEN([.B1565])-FIND(&quot;-&quot;;[.B1565])+2))" office:value-type="string" office:string-value="Sharaon Cancer Centre and General Hospital" calcext:value-type="string">
            <text:p>Sharaon Cancer Centre and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RON AUDITORIUM</text:p>
          </table:table-cell>
          <table:table-cell/>
          <table:table-cell table:formula="of:=TRIM(MID([.B1566];FIND(&quot;-&quot;;[.B1566])+2;LEN([.B1566])-FIND(&quot;-&quot;;[.B1566])+2))" office:value-type="string" office:string-value="SHARON AUDITORIUM" calcext:value-type="string">
            <text:p>SHARON AUD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ron Cancer Centre and General Hospital, Vinayagampatti</text:p>
          </table:table-cell>
          <table:table-cell/>
          <table:table-cell table:formula="of:=TRIM(MID([.B1567];FIND(&quot;-&quot;;[.B1567])+2;LEN([.B1567])-FIND(&quot;-&quot;;[.B1567])+2))" office:value-type="string" office:string-value="Sharon Cancer Centre and General Hospital, Vinayagampatti" calcext:value-type="string">
            <text:p>Sharon Cancer Centre and General Hospital, Vinayag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ivasuria Polyclinic, Salem TN.</text:p>
          </table:table-cell>
          <table:table-cell/>
          <table:table-cell table:formula="of:=TRIM(MID([.B1568];FIND(&quot;-&quot;;[.B1568])+2;LEN([.B1568])-FIND(&quot;-&quot;;[.B1568])+2))" office:value-type="string" office:string-value="Shivasuria Polyclinic, Salem TN." calcext:value-type="string">
            <text:p>Shivasuria Polyclinic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HOSPITALS</text:p>
          </table:table-cell>
          <table:table-cell/>
          <table:table-cell table:formula="of:=TRIM(MID([.B1569];FIND(&quot;-&quot;;[.B1569])+2;LEN([.B1569])-FIND(&quot;-&quot;;[.B1569])+2))" office:value-type="string" office:string-value="SHRI HOSPITALS" calcext:value-type="string">
            <text:p>SHR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Suraksha Speciality Medical Centre Pvt.Ltd, Cherry Road</text:p>
          </table:table-cell>
          <table:table-cell/>
          <table:table-cell table:formula="of:=TRIM(MID([.B1570];FIND(&quot;-&quot;;[.B1570])+2;LEN([.B1570])-FIND(&quot;-&quot;;[.B1570])+2))" office:value-type="string" office:string-value="Shri Suraksha Speciality Medical Centre Pvt.Ltd, Cherry Road" calcext:value-type="string">
            <text:p>Shri Suraksha Speciality Medical Centre Pvt.Ltd, Cherry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iddha CCC</text:p>
          </table:table-cell>
          <table:table-cell/>
          <table:table-cell table:formula="of:=TRIM(MID([.B1571];FIND(&quot;-&quot;;[.B1571])+2;LEN([.B1571])-FIND(&quot;-&quot;;[.B1571])+2))" office:value-type="string" office:string-value="siddha CCC" calcext:value-type="string">
            <text:p>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KS Hospital,Salem TN.</text:p>
          </table:table-cell>
          <table:table-cell/>
          <table:table-cell table:formula="of:=TRIM(MID([.B1572];FIND(&quot;-&quot;;[.B1572])+2;LEN([.B1572])-FIND(&quot;-&quot;;[.B1572])+2))" office:value-type="string" office:string-value="SKS Hospital,Salem TN." calcext:value-type="string">
            <text:p>SKS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PMM HOSPITAL </text:p>
          </table:table-cell>
          <table:table-cell/>
          <table:table-cell table:formula="of:=TRIM(MID([.B1573];FIND(&quot;-&quot;;[.B1573])+2;LEN([.B1573])-FIND(&quot;-&quot;;[.B1573])+2))" office:value-type="string" office:string-value="SPMM HOSPITAL" calcext:value-type="string">
            <text:p>SP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JAYAM ORTHO AND MULTI SPECIALITY HOSPITAL</text:p>
          </table:table-cell>
          <table:table-cell/>
          <table:table-cell table:formula="of:=TRIM(MID([.B1574];FIND(&quot;-&quot;;[.B1574])+2;LEN([.B1574])-FIND(&quot;-&quot;;[.B1574])+2))" office:value-type="string" office:string-value="SREE JAYAM ORTHO AND MULTI SPECIALITY HOSPITAL" calcext:value-type="string">
            <text:p>SREE JAYAM ORTHO AND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Vasantham Hospital, Salem TN.</text:p>
          </table:table-cell>
          <table:table-cell/>
          <table:table-cell table:formula="of:=TRIM(MID([.B1575];FIND(&quot;-&quot;;[.B1575])+2;LEN([.B1575])-FIND(&quot;-&quot;;[.B1575])+2))" office:value-type="string" office:string-value="Sree Vasantham Hospital, Salem TN." calcext:value-type="string">
            <text:p>Sree Vasantham Hospital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Gokulam Hospital,Salem TN.</text:p>
          </table:table-cell>
          <table:table-cell/>
          <table:table-cell table:formula="of:=TRIM(MID([.B1576];FIND(&quot;-&quot;;[.B1576])+2;LEN([.B1576])-FIND(&quot;-&quot;;[.B1576])+2))" office:value-type="string" office:string-value="Sri Gokulam Hospital,Salem TN." calcext:value-type="string">
            <text:p>Sri Gokulam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Ragavendra Neuro Care Pvt Ltd (Neuro Foundation),Meyyanur Main Road, Salem</text:p>
          </table:table-cell>
          <table:table-cell/>
          <table:table-cell table:formula="of:=TRIM(MID([.B1577];FIND(&quot;-&quot;;[.B1577])+2;LEN([.B1577])-FIND(&quot;-&quot;;[.B1577])+2))" office:value-type="string" office:string-value="Sri Ragavendra Neuro Care Pvt Ltd (Neuro Foundation),Meyyanur Main Road, Salem" calcext:value-type="string">
            <text:p>Sri Ragavendra Neuro Care Pvt Ltd (Neuro Foundation),Meyyanur Main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Shellappa Hospital Rajaram Nagar,Salem TN.</text:p>
          </table:table-cell>
          <table:table-cell/>
          <table:table-cell table:formula="of:=TRIM(MID([.B1578];FIND(&quot;-&quot;;[.B1578])+2;LEN([.B1578])-FIND(&quot;-&quot;;[.B1578])+2))" office:value-type="string" office:string-value="Sri Shellappa Hospital Rajaram Nagar,Salem TN." calcext:value-type="string">
            <text:p>Sri Shellappa Hospital Rajaram Nagar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undaram Multispecialty Hospital,Salem</text:p>
          </table:table-cell>
          <table:table-cell/>
          <table:table-cell table:formula="of:=TRIM(MID([.B1579];FIND(&quot;-&quot;;[.B1579])+2;LEN([.B1579])-FIND(&quot;-&quot;;[.B1579])+2))" office:value-type="string" office:string-value="Sundaram Multispecialty Hospital,Salem" calcext:value-type="string">
            <text:p>Sundaram Multispecialty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THONGUM POONGA</text:p>
          </table:table-cell>
          <table:table-cell/>
          <table:table-cell table:formula="of:=TRIM(MID([.B1580];FIND(&quot;-&quot;;[.B1580])+2;LEN([.B1580])-FIND(&quot;-&quot;;[.B1580])+2))" office:value-type="string" office:string-value="THONGUM POONGA" calcext:value-type="string">
            <text:p>THONGUM POONG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Universal Cancer Hospital Limited, Salem TN.</text:p>
          </table:table-cell>
          <table:table-cell/>
          <table:table-cell table:formula="of:=TRIM(MID([.B1581];FIND(&quot;-&quot;;[.B1581])+2;LEN([.B1581])-FIND(&quot;-&quot;;[.B1581])+2))" office:value-type="string" office:string-value="Universal Cancer Hospital Limited, Salem TN." calcext:value-type="string">
            <text:p>Universal Cancer Hospital Limited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adugapatti</text:p>
          </table:table-cell>
          <table:table-cell/>
          <table:table-cell table:formula="of:=TRIM(MID([.B1582];FIND(&quot;-&quot;;[.B1582])+2;LEN([.B1582])-FIND(&quot;-&quot;;[.B1582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CCC - Vadugapatti</text:p>
          </table:table-cell>
          <table:table-cell/>
          <table:table-cell table:formula="of:=TRIM(MID([.B1583];FIND(&quot;-&quot;;[.B1583])+2;LEN([.B1583])-FIND(&quot;-&quot;;[.B1583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edhavikas School, Mallur</text:p>
          </table:table-cell>
          <table:table-cell/>
          <table:table-cell table:formula="of:=TRIM(MID([.B1584];FIND(&quot;-&quot;;[.B1584])+2;LEN([.B1584])-FIND(&quot;-&quot;;[.B1584])+2))" office:value-type="string" office:string-value="Vedhavikas School, Mallur" calcext:value-type="string">
            <text:p>Vedhavikas School, M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ga Mission Kirubananda Med Colg Hp,Salem TN.</text:p>
          </table:table-cell>
          <table:table-cell/>
          <table:table-cell table:formula="of:=TRIM(MID([.B1585];FIND(&quot;-&quot;;[.B1585])+2;LEN([.B1585])-FIND(&quot;-&quot;;[.B1585])+2))" office:value-type="string" office:string-value="Vinayaga Mission Kirubananda Med Colg Hp,Salem TN." calcext:value-type="string">
            <text:p>Vinayaga Mission Kirubananda Med Colg Hp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ka Mission SuperSpecialty Hospital,Salem TN.</text:p>
          </table:table-cell>
          <table:table-cell/>
          <table:table-cell table:formula="of:=TRIM(MID([.B1586];FIND(&quot;-&quot;;[.B1586])+2;LEN([.B1586])-FIND(&quot;-&quot;;[.B1586])+2))" office:value-type="string" office:string-value="Vinayaka Mission SuperSpecialty Hospital,Salem TN." calcext:value-type="string">
            <text:p>Vinayaka Mission SuperSpecialty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7];FIND(&quot;-&quot;;[.B1587])+2;LEN([.B1587])-FIND(&quot;-&quot;;[.B1587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8];FIND(&quot;-&quot;;[.B1588])+2;LEN([.B1588])-FIND(&quot;-&quot;;[.B1588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Apollo Reach Hospitals,Karaikudi</text:p>
          </table:table-cell>
          <table:table-cell/>
          <table:table-cell table:formula="of:=TRIM(MID([.B1589];FIND(&quot;-&quot;;[.B1589])+2;LEN([.B1589])-FIND(&quot;-&quot;;[.B1589])+2))" office:value-type="string" office:string-value="Apollo Reach Hospitals,Karaikudi" calcext:value-type="string">
            <text:p>Apollo Reach Hospitals,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Benny Hospital, Karaikudi</text:p>
          </table:table-cell>
          <table:table-cell/>
          <table:table-cell table:formula="of:=TRIM(MID([.B1590];FIND(&quot;-&quot;;[.B1590])+2;LEN([.B1590])-FIND(&quot;-&quot;;[.B1590])+2))" office:value-type="string" office:string-value="Benny Hospital, Karaikudi" calcext:value-type="string">
            <text:p>Benny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DEVAKI MULTISPECIALITY HOSPITAL</text:p>
          </table:table-cell>
          <table:table-cell/>
          <table:table-cell table:formula="of:=TRIM(MID([.B1591];FIND(&quot;-&quot;;[.B1591])+2;LEN([.B1591])-FIND(&quot;-&quot;;[.B1591])+2))" office:value-type="string" office:string-value="DEVAKI MULTISPECIALITY HOSPITAL" calcext:value-type="string">
            <text:p>DEVAKI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KALAYARKOVIL</text:p>
          </table:table-cell>
          <table:table-cell/>
          <table:table-cell table:formula="of:=TRIM(MID([.B1592];FIND(&quot;-&quot;;[.B1592])+2;LEN([.B1592])-FIND(&quot;-&quot;;[.B1592])+2))" office:value-type="string" office:string-value="GH KALAYARKOVIL" calcext:value-type="string">
            <text:p>GH KALAY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MANAMADURAI</text:p>
          </table:table-cell>
          <table:table-cell/>
          <table:table-cell table:formula="of:=TRIM(MID([.B1593];FIND(&quot;-&quot;;[.B1593])+2;LEN([.B1593])-FIND(&quot;-&quot;;[.B1593])+2))" office:value-type="string" office:string-value="GH MANAMADURAI" calcext:value-type="string">
            <text:p>GH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ATHUR</text:p>
          </table:table-cell>
          <table:table-cell/>
          <table:table-cell table:formula="of:=TRIM(MID([.B1594];FIND(&quot;-&quot;;[.B1594])+2;LEN([.B1594])-FIND(&quot;-&quot;;[.B1594])+2))" office:value-type="string" office:string-value="GH THIRUPPATHUR" calcext:value-type="string">
            <text:p>GH 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UVANAM</text:p>
          </table:table-cell>
          <table:table-cell/>
          <table:table-cell table:formula="of:=TRIM(MID([.B1595];FIND(&quot;-&quot;;[.B1595])+2;LEN([.B1595])-FIND(&quot;-&quot;;[.B1595])+2))" office:value-type="string" office:string-value="GH THIRUPPUVANAM" calcext:value-type="string">
            <text:p>GH THIRUPPU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 Singampunari</text:p>
          </table:table-cell>
          <table:table-cell/>
          <table:table-cell table:formula="of:=TRIM(MID([.B1596];FIND(&quot;-&quot;;[.B1596])+2;LEN([.B1596])-FIND(&quot;-&quot;;[.B1596])+2))" office:value-type="string" office:string-value="GH, Singampunari" calcext:value-type="string">
            <text:p>GH, Singampun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DEVAKOTTAI</text:p>
          </table:table-cell>
          <table:table-cell/>
          <table:table-cell table:formula="of:=TRIM(MID([.B1597];FIND(&quot;-&quot;;[.B1597])+2;LEN([.B1597])-FIND(&quot;-&quot;;[.B1597])+2))" office:value-type="string" office:string-value="GH,DEVAKOTTAI" calcext:value-type="string">
            <text:p>GH,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Ilayangudi</text:p>
          </table:table-cell>
          <table:table-cell/>
          <table:table-cell table:formula="of:=TRIM(MID([.B1598];FIND(&quot;-&quot;;[.B1598])+2;LEN([.B1598])-FIND(&quot;-&quot;;[.B1598])+2))" office:value-type="string" office:string-value="GH,Ilayangudi" calcext:value-type="string">
            <text:p>GH,Ilay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Kanadukathan</text:p>
          </table:table-cell>
          <table:table-cell/>
          <table:table-cell table:formula="of:=TRIM(MID([.B1599];FIND(&quot;-&quot;;[.B1599])+2;LEN([.B1599])-FIND(&quot;-&quot;;[.B1599])+2))" office:value-type="string" office:string-value="GH,Kanadukathan" calcext:value-type="string">
            <text:p>GH,Kanadukath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HEAD QUARTERS HOSPITAL , KARAIKUDI</text:p>
          </table:table-cell>
          <table:table-cell/>
          <table:table-cell table:formula="of:=TRIM(MID([.B1600];FIND(&quot;-&quot;;[.B1600])+2;LEN([.B1600])-FIND(&quot;-&quot;;[.B1600])+2))" office:value-type="string" office:string-value="GOVERNMENT HEAD QUARTERS HOSPITAL , KARAIKUDI" calcext:value-type="string">
            <text:p>GOVERNMENT HEAD QUARTERS HOSPITAL 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Medical College , Sivagangai</text:p>
          </table:table-cell>
          <table:table-cell/>
          <table:table-cell table:formula="of:=TRIM(MID([.B1601];FIND(&quot;-&quot;;[.B1601])+2;LEN([.B1601])-FIND(&quot;-&quot;;[.B1601])+2))" office:value-type="string" office:string-value="Government Medical College , Sivagangai" calcext:value-type="string">
            <text:p>Government Medical College , Sivagan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Jedaiah Steve Hospital,Karaikudai,Sivagangai TN</text:p>
          </table:table-cell>
          <table:table-cell/>
          <table:table-cell table:formula="of:=TRIM(MID([.B1602];FIND(&quot;-&quot;;[.B1602])+2;LEN([.B1602])-FIND(&quot;-&quot;;[.B1602])+2))" office:value-type="string" office:string-value="Jedaiah Steve Hospital,Karaikudai,Sivagangai TN" calcext:value-type="string">
            <text:p>Jedaiah Steve Hospital,Karaikudai,Sivagangai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annankudi phc</text:p>
          </table:table-cell>
          <table:table-cell/>
          <table:table-cell table:formula="of:=TRIM(MID([.B1603];FIND(&quot;-&quot;;[.B1603])+2;LEN([.B1603])-FIND(&quot;-&quot;;[.B1603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annankudi phc</text:p>
          </table:table-cell>
          <table:table-cell/>
          <table:table-cell table:formula="of:=TRIM(MID([.B1604];FIND(&quot;-&quot;;[.B1604])+2;LEN([.B1604])-FIND(&quot;-&quot;;[.B1604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rthiK Multispeciality Hospital</text:p>
          </table:table-cell>
          <table:table-cell/>
          <table:table-cell table:formula="of:=TRIM(MID([.B1605];FIND(&quot;-&quot;;[.B1605])+2;LEN([.B1605])-FIND(&quot;-&quot;;[.B1605])+2))" office:value-type="string" office:string-value="KarthiK Multispeciality Hospital" calcext:value-type="string">
            <text:p>KarthiK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uvery Hospital</text:p>
          </table:table-cell>
          <table:table-cell/>
          <table:table-cell table:formula="of:=TRIM(MID([.B1606];FIND(&quot;-&quot;;[.B1606])+2;LEN([.B1606])-FIND(&quot;-&quot;;[.B1606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eelapoongudi</text:p>
          </table:table-cell>
          <table:table-cell/>
          <table:table-cell table:formula="of:=TRIM(MID([.B1607];FIND(&quot;-&quot;;[.B1607])+2;LEN([.B1607])-FIND(&quot;-&quot;;[.B1607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eelapoongudi</text:p>
          </table:table-cell>
          <table:table-cell/>
          <table:table-cell table:formula="of:=TRIM(MID([.B1608];FIND(&quot;-&quot;;[.B1608])+2;LEN([.B1608])-FIND(&quot;-&quot;;[.B1608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aravamangalam</text:p>
          </table:table-cell>
          <table:table-cell/>
          <table:table-cell table:formula="of:=TRIM(MID([.B1609];FIND(&quot;-&quot;;[.B1609])+2;LEN([.B1609])-FIND(&quot;-&quot;;[.B1609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aravamangalam</text:p>
          </table:table-cell>
          <table:table-cell/>
          <table:table-cell table:formula="of:=TRIM(MID([.B1610];FIND(&quot;-&quot;;[.B1610])+2;LEN([.B1610])-FIND(&quot;-&quot;;[.B1610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Matha Mission Hospital, Manamadurai</text:p>
          </table:table-cell>
          <table:table-cell/>
          <table:table-cell table:formula="of:=TRIM(MID([.B1611];FIND(&quot;-&quot;;[.B1611])+2;LEN([.B1611])-FIND(&quot;-&quot;;[.B1611])+2))" office:value-type="string" office:string-value="Matha Mission Hospital, Manamadurai" calcext:value-type="string">
            <text:p>Matha Mission Hospital,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uthanandal</text:p>
          </table:table-cell>
          <table:table-cell/>
          <table:table-cell table:formula="of:=TRIM(MID([.B1612];FIND(&quot;-&quot;;[.B1612])+2;LEN([.B1612])-FIND(&quot;-&quot;;[.B1612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uthanandal</text:p>
          </table:table-cell>
          <table:table-cell/>
          <table:table-cell table:formula="of:=TRIM(MID([.B1613];FIND(&quot;-&quot;;[.B1613])+2;LEN([.B1613])-FIND(&quot;-&quot;;[.B1613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Nerkuppai</text:p>
          </table:table-cell>
          <table:table-cell/>
          <table:table-cell table:formula="of:=TRIM(MID([.B1614];FIND(&quot;-&quot;;[.B1614])+2;LEN([.B1614])-FIND(&quot;-&quot;;[.B1614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Nerkuppai</text:p>
          </table:table-cell>
          <table:table-cell/>
          <table:table-cell table:formula="of:=TRIM(MID([.B1615];FIND(&quot;-&quot;;[.B1615])+2;LEN([.B1615])-FIND(&quot;-&quot;;[.B1615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Padmini Urology Clinic, Karaikudi</text:p>
          </table:table-cell>
          <table:table-cell/>
          <table:table-cell table:formula="of:=TRIM(MID([.B1616];FIND(&quot;-&quot;;[.B1616])+2;LEN([.B1616])-FIND(&quot;-&quot;;[.B1616])+2))" office:value-type="string" office:string-value="Padmini Urology Clinic, Karaikudi" calcext:value-type="string">
            <text:p>Padmini Urology Clinic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annai Engineering College</text:p>
          </table:table-cell>
          <table:table-cell/>
          <table:table-cell table:formula="of:=TRIM(MID([.B1617];FIND(&quot;-&quot;;[.B1617])+2;LEN([.B1617])-FIND(&quot;-&quot;;[.B1617])+2))" office:value-type="string" office:string-value="Pannai Engineering College" calcext:value-type="string">
            <text:p>Panna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iranmalai</text:p>
          </table:table-cell>
          <table:table-cell/>
          <table:table-cell table:formula="of:=TRIM(MID([.B1618];FIND(&quot;-&quot;;[.B1618])+2;LEN([.B1618])-FIND(&quot;-&quot;;[.B1618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iranmalai</text:p>
          </table:table-cell>
          <table:table-cell/>
          <table:table-cell table:formula="of:=TRIM(MID([.B1619];FIND(&quot;-&quot;;[.B1619])+2;LEN([.B1619])-FIND(&quot;-&quot;;[.B1619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oovanthi Government Primary Health Centre</text:p>
          </table:table-cell>
          <table:table-cell/>
          <table:table-cell table:formula="of:=TRIM(MID([.B1620];FIND(&quot;-&quot;;[.B1620])+2;LEN([.B1620])-FIND(&quot;-&quot;;[.B1620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oovanthi Government Primary Health Centre</text:p>
          </table:table-cell>
          <table:table-cell/>
          <table:table-cell table:formula="of:=TRIM(MID([.B1621];FIND(&quot;-&quot;;[.B1621])+2;LEN([.B1621])-FIND(&quot;-&quot;;[.B1621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r.V</text:p>
          </table:table-cell>
          <table:table-cell/>
          <table:table-cell table:formula="of:=TRIM(MID([.B1622];FIND(&quot;-&quot;;[.B1622])+2;LEN([.B1622])-FIND(&quot;-&quot;;[.B1622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r.V</text:p>
          </table:table-cell>
          <table:table-cell/>
          <table:table-cell table:formula="of:=TRIM(MID([.B1623];FIND(&quot;-&quot;;[.B1623])+2;LEN([.B1623])-FIND(&quot;-&quot;;[.B1623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vayal block phc</text:p>
          </table:table-cell>
          <table:table-cell/>
          <table:table-cell table:formula="of:=TRIM(MID([.B1624];FIND(&quot;-&quot;;[.B1624])+2;LEN([.B1624])-FIND(&quot;-&quot;;[.B1624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vayal block phc</text:p>
          </table:table-cell>
          <table:table-cell/>
          <table:table-cell table:formula="of:=TRIM(MID([.B1625];FIND(&quot;-&quot;;[.B1625])+2;LEN([.B1625])-FIND(&quot;-&quot;;[.B1625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.M.Hospitals, Devakottai</text:p>
          </table:table-cell>
          <table:table-cell/>
          <table:table-cell table:formula="of:=TRIM(MID([.B1626];FIND(&quot;-&quot;;[.B1626])+2;LEN([.B1626])-FIND(&quot;-&quot;;[.B1626])+2))" office:value-type="string" office:string-value="S.M.Hospitals, Devakottai" calcext:value-type="string">
            <text:p>S.M.Hospitals, 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ahayarani Hospital, Kalaiyarkoil</text:p>
          </table:table-cell>
          <table:table-cell/>
          <table:table-cell table:formula="of:=TRIM(MID([.B1627];FIND(&quot;-&quot;;[.B1627])+2;LEN([.B1627])-FIND(&quot;-&quot;;[.B1627])+2))" office:value-type="string" office:string-value="Sahayarani Hospital, Kalaiyarkoil" calcext:value-type="string">
            <text:p>Sahayarani Hospital, Kal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alaigramam phc</text:p>
          </table:table-cell>
          <table:table-cell/>
          <table:table-cell table:formula="of:=TRIM(MID([.B1628];FIND(&quot;-&quot;;[.B1628])+2;LEN([.B1628])-FIND(&quot;-&quot;;[.B1628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alaigramam phc</text:p>
          </table:table-cell>
          <table:table-cell/>
          <table:table-cell table:formula="of:=TRIM(MID([.B1629];FIND(&quot;-&quot;;[.B1629])+2;LEN([.B1629])-FIND(&quot;-&quot;;[.B1629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embanur phc</text:p>
          </table:table-cell>
          <table:table-cell/>
          <table:table-cell table:formula="of:=TRIM(MID([.B1630];FIND(&quot;-&quot;;[.B1630])+2;LEN([.B1630])-FIND(&quot;-&quot;;[.B1630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embanur phc</text:p>
          </table:table-cell>
          <table:table-cell/>
          <table:table-cell table:formula="of:=TRIM(MID([.B1631];FIND(&quot;-&quot;;[.B1631])+2;LEN([.B1631])-FIND(&quot;-&quot;;[.B1631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enthil Hospital</text:p>
          </table:table-cell>
          <table:table-cell/>
          <table:table-cell table:formula="of:=TRIM(MID([.B1632];FIND(&quot;-&quot;;[.B1632])+2;LEN([.B1632])-FIND(&quot;-&quot;;[.B1632])+2))" office:value-type="string" office:string-value="Senthil Hospital" calcext:value-type="string">
            <text:p>Senthi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ri Kumaran Hospital, Karaikudi</text:p>
          </table:table-cell>
          <table:table-cell/>
          <table:table-cell table:formula="of:=TRIM(MID([.B1633];FIND(&quot;-&quot;;[.B1633])+2;LEN([.B1633])-FIND(&quot;-&quot;;[.B1633])+2))" office:value-type="string" office:string-value="Sri Kumaran Hospital, Karaikudi" calcext:value-type="string">
            <text:p>Sri Kumaran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wedish Mission Hospital ,Thiruppathur</text:p>
          </table:table-cell>
          <table:table-cell/>
          <table:table-cell table:formula="of:=TRIM(MID([.B1634];FIND(&quot;-&quot;;[.B1634])+2;LEN([.B1634])-FIND(&quot;-&quot;;[.B1634])+2))" office:value-type="string" office:string-value="Swedish Mission Hospital ,Thiruppathur" calcext:value-type="string">
            <text:p>Swedish Mission Hospital ,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TB SANATORIUM ,SOMANATHAPURAM</text:p>
          </table:table-cell>
          <table:table-cell/>
          <table:table-cell table:formula="of:=TRIM(MID([.B1635];FIND(&quot;-&quot;;[.B1635])+2;LEN([.B1635])-FIND(&quot;-&quot;;[.B1635])+2))" office:value-type="string" office:string-value="TB SANATORIUM ,SOMANATHAPURAM" calcext:value-type="string">
            <text:p>TB SANATORIUM ,SO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Thiruvegampattu</text:p>
          </table:table-cell>
          <table:table-cell/>
          <table:table-cell table:formula="of:=TRIM(MID([.B1636];FIND(&quot;-&quot;;[.B1636])+2;LEN([.B1636])-FIND(&quot;-&quot;;[.B1636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Thiruvegampattu</text:p>
          </table:table-cell>
          <table:table-cell/>
          <table:table-cell table:formula="of:=TRIM(MID([.B1637];FIND(&quot;-&quot;;[.B1637])+2;LEN([.B1637])-FIND(&quot;-&quot;;[.B1637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Ariyappapuram</text:p>
          </table:table-cell>
          <table:table-cell/>
          <table:table-cell table:formula="of:=TRIM(MID([.B1638];FIND(&quot;-&quot;;[.B1638])+2;LEN([.B1638])-FIND(&quot;-&quot;;[.B1638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Ariyappapuram</text:p>
          </table:table-cell>
          <table:table-cell/>
          <table:table-cell table:formula="of:=TRIM(MID([.B1639];FIND(&quot;-&quot;;[.B1639])+2;LEN([.B1639])-FIND(&quot;-&quot;;[.B1639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CC KARIVALAMANDHANALLUR UPHC</text:p>
          </table:table-cell>
          <table:table-cell/>
          <table:table-cell table:formula="of:=TRIM(MID([.B1640];FIND(&quot;-&quot;;[.B1640])+2;LEN([.B1640])-FIND(&quot;-&quot;;[.B1640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CC KARIVALAMANDHANALLUR UPHC</text:p>
          </table:table-cell>
          <table:table-cell/>
          <table:table-cell table:formula="of:=TRIM(MID([.B1641];FIND(&quot;-&quot;;[.B1641])+2;LEN([.B1641])-FIND(&quot;-&quot;;[.B1641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hokkampatti</text:p>
          </table:table-cell>
          <table:table-cell/>
          <table:table-cell table:formula="of:=TRIM(MID([.B1642];FIND(&quot;-&quot;;[.B1642])+2;LEN([.B1642])-FIND(&quot;-&quot;;[.B1642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hokkampatti</text:p>
          </table:table-cell>
          <table:table-cell/>
          <table:table-cell table:formula="of:=TRIM(MID([.B1643];FIND(&quot;-&quot;;[.B1643])+2;LEN([.B1643])-FIND(&quot;-&quot;;[.B1643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Elathur</text:p>
          </table:table-cell>
          <table:table-cell/>
          <table:table-cell table:formula="of:=TRIM(MID([.B1644];FIND(&quot;-&quot;;[.B1644])+2;LEN([.B1644])-FIND(&quot;-&quot;;[.B1644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Elathur</text:p>
          </table:table-cell>
          <table:table-cell/>
          <table:table-cell table:formula="of:=TRIM(MID([.B1645];FIND(&quot;-&quot;;[.B1645])+2;LEN([.B1645])-FIND(&quot;-&quot;;[.B1645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JP COLLEGE CCC</text:p>
          </table:table-cell>
          <table:table-cell/>
          <table:table-cell table:formula="of:=TRIM(MID([.B1646];FIND(&quot;-&quot;;[.B1646])+2;LEN([.B1646])-FIND(&quot;-&quot;;[.B1646])+2))" office:value-type="string" office:string-value="JP COLLEGE CCC" calcext:value-type="string">
            <text:p>JP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M</text:p>
          </table:table-cell>
          <table:table-cell/>
          <table:table-cell table:formula="of:=TRIM(MID([.B1647];FIND(&quot;-&quot;;[.B1647])+2;LEN([.B1647])-FIND(&quot;-&quot;;[.B1647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ADAYAM</text:p>
          </table:table-cell>
          <table:table-cell/>
          <table:table-cell table:formula="of:=TRIM(MID([.B1648];FIND(&quot;-&quot;;[.B1648])+2;LEN([.B1648])-FIND(&quot;-&quot;;[.B1648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NALLUR</text:p>
          </table:table-cell>
          <table:table-cell/>
          <table:table-cell table:formula="of:=TRIM(MID([.B1649];FIND(&quot;-&quot;;[.B1649])+2;LEN([.B1649])-FIND(&quot;-&quot;;[.B1649])+2))" office:value-type="string" office:string-value="KADAYANALLUR" calcext:value-type="string">
            <text:p>KADAY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EELAPAVOOR</text:p>
          </table:table-cell>
          <table:table-cell/>
          <table:table-cell table:formula="of:=TRIM(MID([.B1650];FIND(&quot;-&quot;;[.B1650])+2;LEN([.B1650])-FIND(&quot;-&quot;;[.B1650])+2))" office:value-type="string" office:string-value="KEELAPAVOOR" calcext:value-type="string">
            <text:p>KEELAPAV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URUVIKULAM</text:p>
          </table:table-cell>
          <table:table-cell/>
          <table:table-cell table:formula="of:=TRIM(MID([.B1651];FIND(&quot;-&quot;;[.B1651])+2;LEN([.B1651])-FIND(&quot;-&quot;;[.B1651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URUVIKULAM</text:p>
          </table:table-cell>
          <table:table-cell/>
          <table:table-cell table:formula="of:=TRIM(MID([.B1652];FIND(&quot;-&quot;;[.B1652])+2;LEN([.B1652])-FIND(&quot;-&quot;;[.B1652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athura Hospital,Surandai</text:p>
          </table:table-cell>
          <table:table-cell/>
          <table:table-cell table:formula="of:=TRIM(MID([.B1653];FIND(&quot;-&quot;;[.B1653])+2;LEN([.B1653])-FIND(&quot;-&quot;;[.B1653])+2))" office:value-type="string" office:string-value="Mathura Hospital,Surandai" calcext:value-type="string">
            <text:p>Mathura Hospital,Suran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eeran Hospital, Tenkasi</text:p>
          </table:table-cell>
          <table:table-cell/>
          <table:table-cell table:formula="of:=TRIM(MID([.B1654];FIND(&quot;-&quot;;[.B1654])+2;LEN([.B1654])-FIND(&quot;-&quot;;[.B1654])+2))" office:value-type="string" office:string-value="Meeran Hospital, Tenkasi" calcext:value-type="string">
            <text:p>Meeran Hospital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allamani yadav college CCC</text:p>
          </table:table-cell>
          <table:table-cell/>
          <table:table-cell table:formula="of:=TRIM(MID([.B1655];FIND(&quot;-&quot;;[.B1655])+2;LEN([.B1655])-FIND(&quot;-&quot;;[.B1655])+2))" office:value-type="string" office:string-value="Nallamani yadav college CCC" calcext:value-type="string">
            <text:p>Nallamani yadav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ettur</text:p>
          </table:table-cell>
          <table:table-cell/>
          <table:table-cell table:formula="of:=TRIM(MID([.B1656];FIND(&quot;-&quot;;[.B1656])+2;LEN([.B1656])-FIND(&quot;-&quot;;[.B1656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Nettur</text:p>
          </table:table-cell>
          <table:table-cell/>
          <table:table-cell table:formula="of:=TRIM(MID([.B1657];FIND(&quot;-&quot;;[.B1657])+2;LEN([.B1657])-FIND(&quot;-&quot;;[.B1657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PARASAKTHI CCC</text:p>
          </table:table-cell>
          <table:table-cell/>
          <table:table-cell table:formula="of:=TRIM(MID([.B1658];FIND(&quot;-&quot;;[.B1658])+2;LEN([.B1658])-FIND(&quot;-&quot;;[.B1658])+2))" office:value-type="string" office:string-value="PARASAKTHI CCC" calcext:value-type="string">
            <text:p>PARA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PULIYANKUDI</text:p>
          </table:table-cell>
          <table:table-cell/>
          <table:table-cell table:formula="of:=TRIM(MID([.B1659];FIND(&quot;-&quot;;[.B1659])+2;LEN([.B1659])-FIND(&quot;-&quot;;[.B1659])+2))" office:value-type="string" office:string-value="PULIYANKUDI" calcext:value-type="string">
            <text:p>PULIYAN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KARANKOIL GH</text:p>
          </table:table-cell>
          <table:table-cell/>
          <table:table-cell table:formula="of:=TRIM(MID([.B1660];FIND(&quot;-&quot;;[.B1660])+2;LEN([.B1660])-FIND(&quot;-&quot;;[.B1660])+2))" office:value-type="string" office:string-value="SANKARANKOIL GH" calcext:value-type="string">
            <text:p>SANKARANKOI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thi Hospital, Vaikkalpalam, Tenkasi</text:p>
          </table:table-cell>
          <table:table-cell/>
          <table:table-cell table:formula="of:=TRIM(MID([.B1661];FIND(&quot;-&quot;;[.B1661])+2;LEN([.B1661])-FIND(&quot;-&quot;;[.B1661])+2))" office:value-type="string" office:string-value="Santhi Hospital, Vaikkalpalam, Tenkasi" calcext:value-type="string">
            <text:p>Santhi Hospital, Vaikkalpalam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ARDAR RAJA CCC</text:p>
          </table:table-cell>
          <table:table-cell/>
          <table:table-cell table:formula="of:=TRIM(MID([.B1662];FIND(&quot;-&quot;;[.B1662])+2;LEN([.B1662])-FIND(&quot;-&quot;;[.B1662])+2))" office:value-type="string" office:string-value="SARDAR RAJA CCC" calcext:value-type="string">
            <text:p>SARDAR RAJ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enthamaram</text:p>
          </table:table-cell>
          <table:table-cell/>
          <table:table-cell table:formula="of:=TRIM(MID([.B1663];FIND(&quot;-&quot;;[.B1663])+2;LEN([.B1663])-FIND(&quot;-&quot;;[.B1663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Senthamaram</text:p>
          </table:table-cell>
          <table:table-cell/>
          <table:table-cell table:formula="of:=TRIM(MID([.B1664];FIND(&quot;-&quot;;[.B1664])+2;LEN([.B1664])-FIND(&quot;-&quot;;[.B1664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IVAGIRI</text:p>
          </table:table-cell>
          <table:table-cell/>
          <table:table-cell table:formula="of:=TRIM(MID([.B1665];FIND(&quot;-&quot;;[.B1665])+2;LEN([.B1665])-FIND(&quot;-&quot;;[.B1665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O - TENKASI</text:p>
          </table:table-cell>
          <table:table-cell/>
          <table:table-cell table:formula="of:=TRIM(MID([.B1666];FIND(&quot;-&quot;;[.B1666])+2;LEN([.B1666])-FIND(&quot;-&quot;;[.B1666])+2))" office:value-type="string" office:string-value="TENKASI" calcext:value-type="string">
            <text:p>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THANGAPAZHAM </text:p>
          </table:table-cell>
          <table:table-cell/>
          <table:table-cell table:formula="of:=TRIM(MID([.B1667];FIND(&quot;-&quot;;[.B1667])+2;LEN([.B1667])-FIND(&quot;-&quot;;[.B1667])+2))" office:value-type="string" office:string-value="THANGAPAZHAM" calcext:value-type="string">
            <text:p>THANGAPAZ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ASUDEVANALLUR</text:p>
          </table:table-cell>
          <table:table-cell/>
          <table:table-cell table:formula="of:=TRIM(MID([.B1668];FIND(&quot;-&quot;;[.B1668])+2;LEN([.B1668])-FIND(&quot;-&quot;;[.B1668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ASUDEVANALLUR</text:p>
          </table:table-cell>
          <table:table-cell/>
          <table:table-cell table:formula="of:=TRIM(MID([.B1669];FIND(&quot;-&quot;;[.B1669])+2;LEN([.B1669])-FIND(&quot;-&quot;;[.B1669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ELS CCC</text:p>
          </table:table-cell>
          <table:table-cell/>
          <table:table-cell table:formula="of:=TRIM(MID([.B1670];FIND(&quot;-&quot;;[.B1670])+2;LEN([.B1670])-FIND(&quot;-&quot;;[.B1670])+2))" office:value-type="string" office:string-value="VELS CCC" calcext:value-type="string">
            <text:p>VEL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KPIDAGAI</text:p>
          </table:table-cell>
          <table:table-cell/>
          <table:table-cell table:formula="of:=TRIM(MID([.B1671];FIND(&quot;-&quot;;[.B1671])+2;LEN([.B1671])-FIND(&quot;-&quot;;[.B1671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KPIDAGAI</text:p>
          </table:table-cell>
          <table:table-cell/>
          <table:table-cell table:formula="of:=TRIM(MID([.B1672];FIND(&quot;-&quot;;[.B1672])+2;LEN([.B1672])-FIND(&quot;-&quot;;[.B1672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bi&amp;Abi Hospitals, South Rampart</text:p>
          </table:table-cell>
          <table:table-cell/>
          <table:table-cell table:formula="of:=TRIM(MID([.B1673];FIND(&quot;-&quot;;[.B1673])+2;LEN([.B1673])-FIND(&quot;-&quot;;[.B1673])+2))" office:value-type="string" office:string-value="Abi&amp;Abi Hospitals, South Rampart" calcext:value-type="string">
            <text:p>Abi&amp;Abi Hospitals, South Ram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DHITHYA MEDICAL CENTER</text:p>
          </table:table-cell>
          <table:table-cell/>
          <table:table-cell table:formula="of:=TRIM(MID([.B1674];FIND(&quot;-&quot;;[.B1674])+2;LEN([.B1674])-FIND(&quot;-&quot;;[.B1674])+2))" office:value-type="string" office:string-value="ADHITHYA MEDICAL CENTER" calcext:value-type="string">
            <text:p>ADHITHY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 ,Pattukkottai taluk.</text:p>
          </table:table-cell>
          <table:table-cell/>
          <table:table-cell table:formula="of:=TRIM(MID([.B1675];FIND(&quot;-&quot;;[.B1675])+2;LEN([.B1675])-FIND(&quot;-&quot;;[.B1675])+2))" office:value-type="string" office:string-value="Aishwarya clinic ,Pattukkottai taluk." calcext:value-type="string">
            <text:p>Aishwarya clinic ,Pattukkottai taluk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, Pattukkottai</text:p>
          </table:table-cell>
          <table:table-cell/>
          <table:table-cell table:formula="of:=TRIM(MID([.B1676];FIND(&quot;-&quot;;[.B1676])+2;LEN([.B1676])-FIND(&quot;-&quot;;[.B1676])+2))" office:value-type="string" office:string-value="Aishwarya Clinic, Pattukkottai" calcext:value-type="string">
            <text:p>Aishwarya Clinic, Pattuk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laginayagipuram</text:p>
          </table:table-cell>
          <table:table-cell/>
          <table:table-cell table:formula="of:=TRIM(MID([.B1677];FIND(&quot;-&quot;;[.B1677])+2;LEN([.B1677])-FIND(&quot;-&quot;;[.B1677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Alaginayagipuram</text:p>
          </table:table-cell>
          <table:table-cell/>
          <table:table-cell table:formula="of:=TRIM(MID([.B1678];FIND(&quot;-&quot;;[.B1678])+2;LEN([.B1678])-FIND(&quot;-&quot;;[.B1678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NNAI CCC KUMBAKONAM</text:p>
          </table:table-cell>
          <table:table-cell/>
          <table:table-cell table:formula="of:=TRIM(MID([.B1679];FIND(&quot;-&quot;;[.B1679])+2;LEN([.B1679])-FIND(&quot;-&quot;;[.B1679])+2))" office:value-type="string" office:string-value="ANNAI CCC KUMBAKONAM" calcext:value-type="string">
            <text:p>ANNAI CCC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ANU HOSPITAL</text:p>
          </table:table-cell>
          <table:table-cell/>
          <table:table-cell table:formula="of:=TRIM(MID([.B1680];FIND(&quot;-&quot;;[.B1680])+2;LEN([.B1680])-FIND(&quot;-&quot;;[.B1680])+2))" office:value-type="string" office:string-value="ANU HOSPITAL" calcext:value-type="string">
            <text:p>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VR Ramani Poly Clinic, Kumbakonam</text:p>
          </table:table-cell>
          <table:table-cell/>
          <table:table-cell table:formula="of:=TRIM(MID([.B1681];FIND(&quot;-&quot;;[.B1681])+2;LEN([.B1681])-FIND(&quot;-&quot;;[.B1681])+2))" office:value-type="string" office:string-value="AVR Ramani Poly Clinic, Kumbakonam" calcext:value-type="string">
            <text:p>AVR Ramani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Delta Care Hospital*</text:p>
          </table:table-cell>
          <table:table-cell/>
          <table:table-cell table:formula="of:=TRIM(MID([.B1682];FIND(&quot;-&quot;;[.B1682])+2;LEN([.B1682])-FIND(&quot;-&quot;;[.B1682])+2))" office:value-type="string" office:string-value="Delta Care Hospital*" calcext:value-type="string">
            <text:p>Delta Care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istrict headquarters hospital, Kumbakonam</text:p>
          </table:table-cell>
          <table:table-cell/>
          <table:table-cell table:formula="of:=TRIM(MID([.B1683];FIND(&quot;-&quot;;[.B1683])+2;LEN([.B1683])-FIND(&quot;-&quot;;[.B1683])+2))" office:value-type="string" office:string-value="District headquarters hospital, Kumbakonam" calcext:value-type="string">
            <text:p>District headquarters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.Vanchilingam Hospital Pvt Ltd,K.S Nagar</text:p>
          </table:table-cell>
          <table:table-cell/>
          <table:table-cell table:formula="of:=TRIM(MID([.B1684];FIND(&quot;-&quot;;[.B1684])+2;LEN([.B1684])-FIND(&quot;-&quot;;[.B1684])+2))" office:value-type="string" office:string-value="Dr.Vanchilingam Hospital Pvt Ltd,K.S Nagar" calcext:value-type="string">
            <text:p>Dr.Vanchilingam Hospital Pvt Ltd,K.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avidian Speciality <text:s/>Hospital, Pattukottai</text:p>
          </table:table-cell>
          <table:table-cell/>
          <table:table-cell table:formula="of:=TRIM(MID([.B1685];FIND(&quot;-&quot;;[.B1685])+2;LEN([.B1685])-FIND(&quot;-&quot;;[.B1685])+2))" office:value-type="string" office:string-value="Dravidian Speciality Hospital, Pattukottai" calcext:value-type="string">
            <text:p>Dravidian Speciality Hospital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Green Palace(Meenakshi hospital)</text:p>
          </table:table-cell>
          <table:table-cell/>
          <table:table-cell table:formula="of:=TRIM(MID([.B1686];FIND(&quot;-&quot;;[.B1686])+2;LEN([.B1686])-FIND(&quot;-&quot;;[.B1686])+2))" office:value-type="string" office:string-value="Green Palace(Meenakshi hospital)" calcext:value-type="string">
            <text:p>Green Palace(Meenakshi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Jayam Residency</text:p>
          </table:table-cell>
          <table:table-cell/>
          <table:table-cell table:formula="of:=TRIM(MID([.B1687];FIND(&quot;-&quot;;[.B1687])+2;LEN([.B1687])-FIND(&quot;-&quot;;[.B1687])+2))" office:value-type="string" office:string-value="Jayam Residency" calcext:value-type="string">
            <text:p>Jayam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.S.Hospital</text:p>
          </table:table-cell>
          <table:table-cell/>
          <table:table-cell table:formula="of:=TRIM(MID([.B1688];FIND(&quot;-&quot;;[.B1688])+2;LEN([.B1688])-FIND(&quot;-&quot;;[.B1688])+2))" office:value-type="string" office:string-value="K.S.Hospital" calcext:value-type="string">
            <text:p>K.S.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bisthalam</text:p>
          </table:table-cell>
          <table:table-cell/>
          <table:table-cell table:formula="of:=TRIM(MID([.B1689];FIND(&quot;-&quot;;[.B1689])+2;LEN([.B1689])-FIND(&quot;-&quot;;[.B1689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abisthalam</text:p>
          </table:table-cell>
          <table:table-cell/>
          <table:table-cell table:formula="of:=TRIM(MID([.B1690];FIND(&quot;-&quot;;[.B1690])+2;LEN([.B1690])-FIND(&quot;-&quot;;[.B1690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LPANA HOSPITAL </text:p>
          </table:table-cell>
          <table:table-cell/>
          <table:table-cell table:formula="of:=TRIM(MID([.B1691];FIND(&quot;-&quot;;[.B1691])+2;LEN([.B1691])-FIND(&quot;-&quot;;[.B1691])+2))" office:value-type="string" office:string-value="KALPANA HOSPITAL" calcext:value-type="string">
            <text:p>KALP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lpana Hospital, Thanjavur</text:p>
          </table:table-cell>
          <table:table-cell/>
          <table:table-cell table:formula="of:=TRIM(MID([.B1692];FIND(&quot;-&quot;;[.B1692])+2;LEN([.B1692])-FIND(&quot;-&quot;;[.B1692])+2))" office:value-type="string" office:string-value="Kalpana Hospital, Thanjavur" calcext:value-type="string">
            <text:p>Kalpana Hospital,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akesa Thevar Memorial Hospital</text:p>
          </table:table-cell>
          <table:table-cell/>
          <table:table-cell table:formula="of:=TRIM(MID([.B1693];FIND(&quot;-&quot;;[.B1693])+2;LEN([.B1693])-FIND(&quot;-&quot;;[.B1693])+2))" office:value-type="string" office:string-value="Kanakesa Thevar Memorial Hospital" calcext:value-type="string">
            <text:p>Kanakesa Thevar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nan Hospital,Thanjavur</text:p>
          </table:table-cell>
          <table:table-cell/>
          <table:table-cell table:formula="of:=TRIM(MID([.B1694];FIND(&quot;-&quot;;[.B1694])+2;LEN([.B1694])-FIND(&quot;-&quot;;[.B1694])+2))" office:value-type="string" office:string-value="Kannan Hospital,Thanjavur" calcext:value-type="string">
            <text:p>Kannan Hospital,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runya Sugalaya Covid Care Centre @ Hotel Le Garden Inn</text:p>
          </table:table-cell>
          <table:table-cell/>
          <table:table-cell table:formula="of:=TRIM(MID([.B1695];FIND(&quot;-&quot;;[.B1695])+2;LEN([.B1695])-FIND(&quot;-&quot;;[.B1695])+2))" office:value-type="string" office:string-value="Karunya Sugalaya Covid Care Centre @ Hotel Le Garden Inn" calcext:value-type="string">
            <text:p>Karunya Sugalaya Covid Care Centre @ Hotel Le Garden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runya Sugalaya Diabetes Care &amp; Research Centre Pvt Ltd</text:p>
          </table:table-cell>
          <table:table-cell/>
          <table:table-cell table:formula="of:=TRIM(MID([.B1696];FIND(&quot;-&quot;;[.B1696])+2;LEN([.B1696])-FIND(&quot;-&quot;;[.B1696])+2))" office:value-type="string" office:string-value="Karunya Sugalaya Diabetes Care &amp; Research Centre Pvt Ltd" calcext:value-type="string">
            <text:p>Karunya Sugalaya Diabetes Care &amp; Research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<text:s/>CHC - Karunya Sugalaya Diabetes Care Research Centre Pvt., Ltd., Kumbakonam</text:p>
          </table:table-cell>
          <table:table-cell/>
          <table:table-cell table:formula="of:=TRIM(MID([.B1697];FIND(&quot;-&quot;;[.B1697])+2;LEN([.B1697])-FIND(&quot;-&quot;;[.B1697])+2))" office:value-type="string" office:string-value="Karunya Sugalaya Diabetes Care Research Centre Pvt., Ltd., Kumbakonam" calcext:value-type="string">
            <text:p>Karunya Sugalaya Diabetes Care Research Centre Pvt., Ltd.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G Hospital</text:p>
          </table:table-cell>
          <table:table-cell/>
          <table:table-cell table:formula="of:=TRIM(MID([.B1698];FIND(&quot;-&quot;;[.B1698])+2;LEN([.B1698])-FIND(&quot;-&quot;;[.B1698])+2))" office:value-type="string" office:string-value="KG Hospital" calcext:value-type="string">
            <text:p>K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onnulampallam</text:p>
          </table:table-cell>
          <table:table-cell/>
          <table:table-cell table:formula="of:=TRIM(MID([.B1699];FIND(&quot;-&quot;;[.B1699])+2;LEN([.B1699])-FIND(&quot;-&quot;;[.B1699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onnulampallam</text:p>
          </table:table-cell>
          <table:table-cell/>
          <table:table-cell table:formula="of:=TRIM(MID([.B1700];FIND(&quot;-&quot;;[.B1700])+2;LEN([.B1700])-FIND(&quot;-&quot;;[.B1700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adukkur</text:p>
          </table:table-cell>
          <table:table-cell/>
          <table:table-cell table:formula="of:=TRIM(MID([.B1701];FIND(&quot;-&quot;;[.B1701])+2;LEN([.B1701])-FIND(&quot;-&quot;;[.B1701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adukkur</text:p>
          </table:table-cell>
          <table:table-cell/>
          <table:table-cell table:formula="of:=TRIM(MID([.B1702];FIND(&quot;-&quot;;[.B1702])+2;LEN([.B1702])-FIND(&quot;-&quot;;[.B1702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edway hospital</text:p>
          </table:table-cell>
          <table:table-cell/>
          <table:table-cell table:formula="of:=TRIM(MID([.B1703];FIND(&quot;-&quot;;[.B1703])+2;LEN([.B1703])-FIND(&quot;-&quot;;[.B1703])+2))" office:value-type="string" office:string-value="Medway hospital" calcext:value-type="string">
            <text:p>Med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Meenakshi Hospital</text:p>
          </table:table-cell>
          <table:table-cell/>
          <table:table-cell table:formula="of:=TRIM(MID([.B1704];FIND(&quot;-&quot;;[.B1704])+2;LEN([.B1704])-FIND(&quot;-&quot;;[.B1704])+2))" office:value-type="string" office:string-value="Meenakshi Hospital" calcext:value-type="string">
            <text:p>Meenaks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elattur</text:p>
          </table:table-cell>
          <table:table-cell/>
          <table:table-cell table:formula="of:=TRIM(MID([.B1705];FIND(&quot;-&quot;;[.B1705])+2;LEN([.B1705])-FIND(&quot;-&quot;;[.B1705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elattur</text:p>
          </table:table-cell>
          <table:table-cell/>
          <table:table-cell table:formula="of:=TRIM(MID([.B1706];FIND(&quot;-&quot;;[.B1706])+2;LEN([.B1706])-FIND(&quot;-&quot;;[.B1706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urukkangudi</text:p>
          </table:table-cell>
          <table:table-cell/>
          <table:table-cell table:formula="of:=TRIM(MID([.B1707];FIND(&quot;-&quot;;[.B1707])+2;LEN([.B1707])-FIND(&quot;-&quot;;[.B1707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urukkangudi</text:p>
          </table:table-cell>
          <table:table-cell/>
          <table:table-cell table:formula="of:=TRIM(MID([.B1708];FIND(&quot;-&quot;;[.B1708])+2;LEN([.B1708])-FIND(&quot;-&quot;;[.B1708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VK Hospital*</text:p>
          </table:table-cell>
          <table:table-cell/>
          <table:table-cell table:formula="of:=TRIM(MID([.B1709];FIND(&quot;-&quot;;[.B1709])+2;LEN([.B1709])-FIND(&quot;-&quot;;[.B1709])+2))" office:value-type="string" office:string-value="MVK Hospital*" calcext:value-type="string">
            <text:p>MVK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Nadukaveri</text:p>
          </table:table-cell>
          <table:table-cell/>
          <table:table-cell table:formula="of:=TRIM(MID([.B1710];FIND(&quot;-&quot;;[.B1710])+2;LEN([.B1710])-FIND(&quot;-&quot;;[.B1710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Nadukaveri</text:p>
          </table:table-cell>
          <table:table-cell/>
          <table:table-cell table:formula="of:=TRIM(MID([.B1711];FIND(&quot;-&quot;;[.B1711])+2;LEN([.B1711])-FIND(&quot;-&quot;;[.B1711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National Pharma Hospital</text:p>
          </table:table-cell>
          <table:table-cell/>
          <table:table-cell table:formula="of:=TRIM(MID([.B1712];FIND(&quot;-&quot;;[.B1712])+2;LEN([.B1712])-FIND(&quot;-&quot;;[.B1712])+2))" office:value-type="string" office:string-value="National Pharma Hospital" calcext:value-type="string">
            <text:p>National Phar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New Sugam Medical Centre, Ramakrishnapuram</text:p>
          </table:table-cell>
          <table:table-cell/>
          <table:table-cell table:formula="of:=TRIM(MID([.B1713];FIND(&quot;-&quot;;[.B1713])+2;LEN([.B1713])-FIND(&quot;-&quot;;[.B1713])+2))" office:value-type="string" office:string-value="New Sugam Medical Centre, Ramakrishnapuram" calcext:value-type="string">
            <text:p>New Sugam Medical Centre, Rama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Old RK Nursing Home CCC(KG hospital)</text:p>
          </table:table-cell>
          <table:table-cell/>
          <table:table-cell table:formula="of:=TRIM(MID([.B1714];FIND(&quot;-&quot;;[.B1714])+2;LEN([.B1714])-FIND(&quot;-&quot;;[.B1714])+2))" office:value-type="string" office:string-value="Old RK Nursing Home CCC(KG hospital)" calcext:value-type="string">
            <text:p>Old RK Nursing Home CCC(K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rathanadu GH</text:p>
          </table:table-cell>
          <table:table-cell/>
          <table:table-cell table:formula="of:=TRIM(MID([.B1715];FIND(&quot;-&quot;;[.B1715])+2;LEN([.B1715])-FIND(&quot;-&quot;;[.B1715])+2))" office:value-type="string" office:string-value="Orathanadu GH" calcext:value-type="string">
            <text:p>Orathan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ur Lady Hospital</text:p>
          </table:table-cell>
          <table:table-cell/>
          <table:table-cell table:formula="of:=TRIM(MID([.B1716];FIND(&quot;-&quot;;[.B1716])+2;LEN([.B1716])-FIND(&quot;-&quot;;[.B1716])+2))" office:value-type="string" office:string-value="Our Lady Hospital" calcext:value-type="string">
            <text:p>Our Lad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layapatti</text:p>
          </table:table-cell>
          <table:table-cell/>
          <table:table-cell table:formula="of:=TRIM(MID([.B1717];FIND(&quot;-&quot;;[.B1717])+2;LEN([.B1717])-FIND(&quot;-&quot;;[.B1717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layapatti</text:p>
          </table:table-cell>
          <table:table-cell/>
          <table:table-cell table:formula="of:=TRIM(MID([.B1718];FIND(&quot;-&quot;;[.B1718])+2;LEN([.B1718])-FIND(&quot;-&quot;;[.B1718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panasam GH</text:p>
          </table:table-cell>
          <table:table-cell/>
          <table:table-cell table:formula="of:=TRIM(MID([.B1719];FIND(&quot;-&quot;;[.B1719])+2;LEN([.B1719])-FIND(&quot;-&quot;;[.B1719])+2))" office:value-type="string" office:string-value="Papanasam GH" calcext:value-type="string">
            <text:p>Papanas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eeswaram</text:p>
          </table:table-cell>
          <table:table-cell/>
          <table:table-cell table:formula="of:=TRIM(MID([.B1720];FIND(&quot;-&quot;;[.B1720])+2;LEN([.B1720])-FIND(&quot;-&quot;;[.B1720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tteeswaram</text:p>
          </table:table-cell>
          <table:table-cell/>
          <table:table-cell table:formula="of:=TRIM(MID([.B1721];FIND(&quot;-&quot;;[.B1721])+2;LEN([.B1721])-FIND(&quot;-&quot;;[.B1721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ttukottai GH</text:p>
          </table:table-cell>
          <table:table-cell/>
          <table:table-cell table:formula="of:=TRIM(MID([.B1722];FIND(&quot;-&quot;;[.B1722])+2;LEN([.B1722])-FIND(&quot;-&quot;;[.B1722])+2))" office:value-type="string" office:string-value="Pattukottai GH" calcext:value-type="string">
            <text:p>Patt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ukottai Slum Clearance Board</text:p>
          </table:table-cell>
          <table:table-cell/>
          <table:table-cell table:formula="of:=TRIM(MID([.B1723];FIND(&quot;-&quot;;[.B1723])+2;LEN([.B1723])-FIND(&quot;-&quot;;[.B1723])+2))" office:value-type="string" office:string-value="Pattukottai Slum Clearance Board" calcext:value-type="string">
            <text:p>Pattukottai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eriyar Maniammai Eng College</text:p>
          </table:table-cell>
          <table:table-cell/>
          <table:table-cell table:formula="of:=TRIM(MID([.B1724];FIND(&quot;-&quot;;[.B1724])+2;LEN([.B1724])-FIND(&quot;-&quot;;[.B1724])+2))" office:value-type="string" office:string-value="Periyar Maniammai Eng College" calcext:value-type="string">
            <text:p>Periyar Maniammai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R.K. Hospital*</text:p>
          </table:table-cell>
          <table:table-cell/>
          <table:table-cell table:formula="of:=TRIM(MID([.B1725];FIND(&quot;-&quot;;[.B1725])+2;LEN([.B1725])-FIND(&quot;-&quot;;[.B1725])+2))" office:value-type="string" office:string-value="R.K. Hospital*" calcext:value-type="string">
            <text:p>R.K.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hini Hospital*</text:p>
          </table:table-cell>
          <table:table-cell/>
          <table:table-cell table:formula="of:=TRIM(MID([.B1726];FIND(&quot;-&quot;;[.B1726])+2;LEN([.B1726])-FIND(&quot;-&quot;;[.B1726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ohini Hospital*</text:p>
          </table:table-cell>
          <table:table-cell/>
          <table:table-cell table:formula="of:=TRIM(MID([.B1727];FIND(&quot;-&quot;;[.B1727])+2;LEN([.B1727])-FIND(&quot;-&quot;;[.B1727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ya Garden</text:p>
          </table:table-cell>
          <table:table-cell/>
          <table:table-cell table:formula="of:=TRIM(MID([.B1728];FIND(&quot;-&quot;;[.B1728])+2;LEN([.B1728])-FIND(&quot;-&quot;;[.B1728])+2))" office:value-type="string" office:string-value="Roya Garden" calcext:value-type="string">
            <text:p>Roya Gard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SS Hospital, Cauvery Nagar</text:p>
          </table:table-cell>
          <table:table-cell/>
          <table:table-cell table:formula="of:=TRIM(MID([.B1729];FIND(&quot;-&quot;;[.B1729])+2;LEN([.B1729])-FIND(&quot;-&quot;;[.B1729])+2))" office:value-type="string" office:string-value="RSS Hospital, Cauvery Nagar" calcext:value-type="string">
            <text:p>RSS Hospital, Cauver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.T hospital</text:p>
          </table:table-cell>
          <table:table-cell/>
          <table:table-cell table:formula="of:=TRIM(MID([.B1730];FIND(&quot;-&quot;;[.B1730])+2;LEN([.B1730])-FIND(&quot;-&quot;;[.B1730])+2))" office:value-type="string" office:string-value="S.T hospital" calcext:value-type="string">
            <text:p>S.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Saravana Speciality Hospital*</text:p>
          </table:table-cell>
          <table:table-cell/>
          <table:table-cell table:formula="of:=TRIM(MID([.B1731];FIND(&quot;-&quot;;[.B1731])+2;LEN([.B1731])-FIND(&quot;-&quot;;[.B1731])+2))" office:value-type="string" office:string-value="Saravana Speciality Hospital*" calcext:value-type="string">
            <text:p>Saravana Speciality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ENGIPATTI GOVT ENG COLLEGE GIRLS HOSTEL</text:p>
          </table:table-cell>
          <table:table-cell/>
          <table:table-cell table:formula="of:=TRIM(MID([.B1732];FIND(&quot;-&quot;;[.B1732])+2;LEN([.B1732])-FIND(&quot;-&quot;;[.B1732])+2))" office:value-type="string" office:string-value="SENGIPATTI GOVT ENG COLLEGE GIRLS HOSTEL" calcext:value-type="string">
            <text:p>SENGIPATTI GOVT ENG COLLEGE GIRL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fa Hospital, Athiramapattinam</text:p>
          </table:table-cell>
          <table:table-cell/>
          <table:table-cell table:formula="of:=TRIM(MID([.B1733];FIND(&quot;-&quot;;[.B1733])+2;LEN([.B1733])-FIND(&quot;-&quot;;[.B1733])+2))" office:value-type="string" office:string-value="Shifa Hospital, Athiramapattinam" calcext:value-type="string">
            <text:p>Shifa Hospital, Athiram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VAM NURSING HOME</text:p>
          </table:table-cell>
          <table:table-cell/>
          <table:table-cell table:formula="of:=TRIM(MID([.B1734];FIND(&quot;-&quot;;[.B1734])+2;LEN([.B1734])-FIND(&quot;-&quot;;[.B1734])+2))" office:value-type="string" office:string-value="SHIVAM NURSING HOME" calcext:value-type="string">
            <text:p>SHIV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iruvaviduthi</text:p>
          </table:table-cell>
          <table:table-cell/>
          <table:table-cell table:formula="of:=TRIM(MID([.B1735];FIND(&quot;-&quot;;[.B1735])+2;LEN([.B1735])-FIND(&quot;-&quot;;[.B1735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Siruvaviduthi</text:p>
          </table:table-cell>
          <table:table-cell/>
          <table:table-cell table:formula="of:=TRIM(MID([.B1736];FIND(&quot;-&quot;;[.B1736])+2;LEN([.B1736])-FIND(&quot;-&quot;;[.B1736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ivam Nursing Home, Pattukottai</text:p>
          </table:table-cell>
          <table:table-cell/>
          <table:table-cell table:formula="of:=TRIM(MID([.B1737];FIND(&quot;-&quot;;[.B1737])+2;LEN([.B1737])-FIND(&quot;-&quot;;[.B1737])+2))" office:value-type="string" office:string-value="Sivam Nursing Home, Pattukottai" calcext:value-type="string">
            <text:p>Sivam Nursing Home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Kumaran Gastro (p) Ltd Hospital Thanjavur</text:p>
          </table:table-cell>
          <table:table-cell/>
          <table:table-cell table:formula="of:=TRIM(MID([.B1738];FIND(&quot;-&quot;;[.B1738])+2;LEN([.B1738])-FIND(&quot;-&quot;;[.B1738])+2))" office:value-type="string" office:string-value="Sri Kumaran Gastro (p) Ltd Hospital Thanjavur" calcext:value-type="string">
            <text:p>Sri Kumaran Gastro (p) Ltd Hospital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NAADI HOSPITAL</text:p>
          </table:table-cell>
          <table:table-cell/>
          <table:table-cell table:formula="of:=TRIM(MID([.B1739];FIND(&quot;-&quot;;[.B1739])+2;LEN([.B1739])-FIND(&quot;-&quot;;[.B1739])+2))" office:value-type="string" office:string-value="SRI NAADI HOSPITAL" calcext:value-type="string">
            <text:p>SRI NAA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dar Hospital, Maharnombuchavady</text:p>
          </table:table-cell>
          <table:table-cell/>
          <table:table-cell table:formula="of:=TRIM(MID([.B1740];FIND(&quot;-&quot;;[.B1740])+2;LEN([.B1740])-FIND(&quot;-&quot;;[.B1740])+2))" office:value-type="string" office:string-value="Sudar Hospital, Maharnombuchavady" calcext:value-type="string">
            <text:p>Sudar Hospital, Maharnombuchav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gam Hospital, kumbakonam</text:p>
          </table:table-cell>
          <table:table-cell/>
          <table:table-cell table:formula="of:=TRIM(MID([.B1741];FIND(&quot;-&quot;;[.B1741])+2;LEN([.B1741])-FIND(&quot;-&quot;;[.B1741])+2))" office:value-type="string" office:string-value="Sugam Hospital, kumbakonam" calcext:value-type="string">
            <text:p>Sugam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amarankottai</text:p>
          </table:table-cell>
          <table:table-cell/>
          <table:table-cell table:formula="of:=TRIM(MID([.B1742];FIND(&quot;-&quot;;[.B1742])+2;LEN([.B1742])-FIND(&quot;-&quot;;[.B1742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amarankottai</text:p>
          </table:table-cell>
          <table:table-cell/>
          <table:table-cell table:formula="of:=TRIM(MID([.B1743];FIND(&quot;-&quot;;[.B1743])+2;LEN([.B1743])-FIND(&quot;-&quot;;[.B1743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ga Saradha Nursing Home, South Main Street</text:p>
          </table:table-cell>
          <table:table-cell/>
          <table:table-cell table:formula="of:=TRIM(MID([.B1744];FIND(&quot;-&quot;;[.B1744])+2;LEN([.B1744])-FIND(&quot;-&quot;;[.B1744])+2))" office:value-type="string" office:string-value="Thanga Saradha Nursing Home, South Main Street" calcext:value-type="string">
            <text:p>Thanga Saradha Nursing Home, South Main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javur Medical College</text:p>
          </table:table-cell>
          <table:table-cell/>
          <table:table-cell table:formula="of:=TRIM(MID([.B1745];FIND(&quot;-&quot;;[.B1745])+2;LEN([.B1745])-FIND(&quot;-&quot;;[.B1745])+2))" office:value-type="string" office:string-value="Thanjavur Medical College" calcext:value-type="string">
            <text:p>Thanjav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Thiruvaiyaru GH</text:p>
          </table:table-cell>
          <table:table-cell/>
          <table:table-cell table:formula="of:=TRIM(MID([.B1746];FIND(&quot;-&quot;;[.B1746])+2;LEN([.B1746])-FIND(&quot;-&quot;;[.B1746])+2))" office:value-type="string" office:string-value="Thiruvaiyaru GH" calcext:value-type="string">
            <text:p>Thiruvaiyar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iruvonam</text:p>
          </table:table-cell>
          <table:table-cell/>
          <table:table-cell table:formula="of:=TRIM(MID([.B1747];FIND(&quot;-&quot;;[.B1747])+2;LEN([.B1747])-FIND(&quot;-&quot;;[.B1747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iruvonam</text:p>
          </table:table-cell>
          <table:table-cell/>
          <table:table-cell table:formula="of:=TRIM(MID([.B1748];FIND(&quot;-&quot;;[.B1748])+2;LEN([.B1748])-FIND(&quot;-&quot;;[.B1748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ondarampattu</text:p>
          </table:table-cell>
          <table:table-cell/>
          <table:table-cell table:formula="of:=TRIM(MID([.B1749];FIND(&quot;-&quot;;[.B1749])+2;LEN([.B1749])-FIND(&quot;-&quot;;[.B1749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ondarampattu</text:p>
          </table:table-cell>
          <table:table-cell/>
          <table:table-cell table:formula="of:=TRIM(MID([.B1750];FIND(&quot;-&quot;;[.B1750])+2;LEN([.B1750])-FIND(&quot;-&quot;;[.B1750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</text:p>
          </table:table-cell>
          <table:table-cell/>
          <table:table-cell table:formula="of:=TRIM(MID([.B1751];FIND(&quot;-&quot;;[.B1751])+2;LEN([.B1751])-FIND(&quot;-&quot;;[.B1751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Vallam</text:p>
          </table:table-cell>
          <table:table-cell/>
          <table:table-cell table:formula="of:=TRIM(MID([.B1752];FIND(&quot;-&quot;;[.B1752])+2;LEN([.B1752])-FIND(&quot;-&quot;;[.B1752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 Slum Clearance Board</text:p>
          </table:table-cell>
          <table:table-cell/>
          <table:table-cell table:formula="of:=TRIM(MID([.B1753];FIND(&quot;-&quot;;[.B1753])+2;LEN([.B1753])-FIND(&quot;-&quot;;[.B1753])+2))" office:value-type="string" office:string-value="Vallam Slum Clearance Board" calcext:value-type="string">
            <text:p>Vallam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jay Poly Clinic, Kumbakonam</text:p>
          </table:table-cell>
          <table:table-cell/>
          <table:table-cell table:formula="of:=TRIM(MID([.B1754];FIND(&quot;-&quot;;[.B1754])+2;LEN([.B1754])-FIND(&quot;-&quot;;[.B1754])+2))" office:value-type="string" office:string-value="Vijay Poly Clinic, Kumbakonam" calcext:value-type="string">
            <text:p>Vijay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nodhagan Memorial Hospital</text:p>
          </table:table-cell>
          <table:table-cell/>
          <table:table-cell table:formula="of:=TRIM(MID([.B1755];FIND(&quot;-&quot;;[.B1755])+2;LEN([.B1755])-FIND(&quot;-&quot;;[.B1755])+2))" office:value-type="string" office:string-value="Vinodhagan Memorial Hospital" calcext:value-type="string">
            <text:p>Vinodhagan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1756];FIND(&quot;-&quot;;[.B1756])+2;LEN([.B1756])-FIND(&quot;-&quot;;[.B1756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Bodinaickannur TK</text:p>
          </table:table-cell>
          <table:table-cell/>
          <table:table-cell table:formula="of:=TRIM(MID([.B1757];FIND(&quot;-&quot;;[.B1757])+2;LEN([.B1757])-FIND(&quot;-&quot;;[.B1757])+2))" office:value-type="string" office:string-value="Bodinaickannur TK" calcext:value-type="string">
            <text:p>Bodinaickannur 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CCC Theni (Old GH )</text:p>
          </table:table-cell>
          <table:table-cell/>
          <table:table-cell table:formula="of:=TRIM(MID([.B1758];FIND(&quot;-&quot;;[.B1758])+2;LEN([.B1758])-FIND(&quot;-&quot;;[.B1758])+2))" office:value-type="string" office:string-value="CCC Theni (Old GH )" calcext:value-type="string">
            <text:p>CCC Theni (Old GH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Cumbum NTK</text:p>
          </table:table-cell>
          <table:table-cell/>
          <table:table-cell table:formula="of:=TRIM(MID([.B1759];FIND(&quot;-&quot;;[.B1759])+2;LEN([.B1759])-FIND(&quot;-&quot;;[.B1759])+2))" office:value-type="string" office:string-value="Cumbum NTK" calcext:value-type="string">
            <text:p>Cumbum N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evadanapatti</text:p>
          </table:table-cell>
          <table:table-cell/>
          <table:table-cell table:formula="of:=TRIM(MID([.B1760];FIND(&quot;-&quot;;[.B1760])+2;LEN([.B1760])-FIND(&quot;-&quot;;[.B1760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evadanapatti</text:p>
          </table:table-cell>
          <table:table-cell/>
          <table:table-cell table:formula="of:=TRIM(MID([.B1761];FIND(&quot;-&quot;;[.B1761])+2;LEN([.B1761])-FIND(&quot;-&quot;;[.B1761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ombucherry UGPHC</text:p>
          </table:table-cell>
          <table:table-cell/>
          <table:table-cell table:formula="of:=TRIM(MID([.B1762];FIND(&quot;-&quot;;[.B1762])+2;LEN([.B1762])-FIND(&quot;-&quot;;[.B1762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ombucherry UGPHC</text:p>
          </table:table-cell>
          <table:table-cell/>
          <table:table-cell table:formula="of:=TRIM(MID([.B1763];FIND(&quot;-&quot;;[.B1763])+2;LEN([.B1763])-FIND(&quot;-&quot;;[.B1763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GHQH PERIYAKULAM</text:p>
          </table:table-cell>
          <table:table-cell/>
          <table:table-cell table:formula="of:=TRIM(MID([.B1764];FIND(&quot;-&quot;;[.B1764])+2;LEN([.B1764])-FIND(&quot;-&quot;;[.B1764])+2))" office:value-type="string" office:string-value="GHQH PERIYAKULAM" calcext:value-type="string">
            <text:p>GHQH PERIY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Goverment Medical college Theni</text:p>
          </table:table-cell>
          <table:table-cell/>
          <table:table-cell table:formula="of:=TRIM(MID([.B1765];FIND(&quot;-&quot;;[.B1765])+2;LEN([.B1765])-FIND(&quot;-&quot;;[.B1765])+2))" office:value-type="string" office:string-value="Goverment Medical college Theni" calcext:value-type="string">
            <text:p>Goverment Medical college Th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Mens Hostel</text:p>
          </table:table-cell>
          <table:table-cell/>
          <table:table-cell table:formula="of:=TRIM(MID([.B1766];FIND(&quot;-&quot;;[.B1766])+2;LEN([.B1766])-FIND(&quot;-&quot;;[.B1766])+2))" office:value-type="string" office:string-value="Government College of Engineering Bodinayakanur Mens Hostel" calcext:value-type="string">
            <text:p>Government College of Engineering Bodinayakanur 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Womens Hostel</text:p>
          </table:table-cell>
          <table:table-cell/>
          <table:table-cell table:formula="of:=TRIM(MID([.B1767];FIND(&quot;-&quot;;[.B1767])+2;LEN([.B1767])-FIND(&quot;-&quot;;[.B1767])+2))" office:value-type="string" office:string-value="Government College of Engineering Bodinayakanur Womens Hostel" calcext:value-type="string">
            <text:p>Government College of Engineering Bodinayakanur Wo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T Poly Tech Boys Hostal-Thekkampatti</text:p>
          </table:table-cell>
          <table:table-cell/>
          <table:table-cell table:formula="of:=TRIM(MID([.B1768];FIND(&quot;-&quot;;[.B1768])+2;LEN([.B1768])-FIND(&quot;-&quot;;[.B1768])+2))" office:value-type="string" office:string-value="GOVT Poly Tech Boys Hostal-Thekkampatti" calcext:value-type="string">
            <text:p>GOVT Poly Tech Boys Hostal-The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udalur</text:p>
          </table:table-cell>
          <table:table-cell/>
          <table:table-cell table:formula="of:=TRIM(MID([.B1769];FIND(&quot;-&quot;;[.B1769])+2;LEN([.B1769])-FIND(&quot;-&quot;;[.B1769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Gudalur</text:p>
          </table:table-cell>
          <table:table-cell/>
          <table:table-cell table:formula="of:=TRIM(MID([.B1770];FIND(&quot;-&quot;;[.B1770])+2;LEN([.B1770])-FIND(&quot;-&quot;;[.B1770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Kadamalai Gundu</text:p>
          </table:table-cell>
          <table:table-cell/>
          <table:table-cell table:formula="of:=TRIM(MID([.B1771];FIND(&quot;-&quot;;[.B1771])+2;LEN([.B1771])-FIND(&quot;-&quot;;[.B1771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Kadamalai Gundu</text:p>
          </table:table-cell>
          <table:table-cell/>
          <table:table-cell table:formula="of:=TRIM(MID([.B1772];FIND(&quot;-&quot;;[.B1772])+2;LEN([.B1772])-FIND(&quot;-&quot;;[.B1772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Krishnammal Memorial <text:s/>Hospital</text:p>
          </table:table-cell>
          <table:table-cell/>
          <table:table-cell table:formula="of:=TRIM(MID([.B1773];FIND(&quot;-&quot;;[.B1773])+2;LEN([.B1773])-FIND(&quot;-&quot;;[.B1773])+2))" office:value-type="string" office:string-value="Krishnammal Memorial Hospital" calcext:value-type="string">
            <text:p>Krishnammal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Nalam Hospital</text:p>
          </table:table-cell>
          <table:table-cell/>
          <table:table-cell table:formula="of:=TRIM(MID([.B1774];FIND(&quot;-&quot;;[.B1774])+2;LEN([.B1774])-FIND(&quot;-&quot;;[.B1774])+2))" office:value-type="string" office:string-value="Nalam Hospital" calcext:value-type="string">
            <text:p>N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NRT Hospitals</text:p>
          </table:table-cell>
          <table:table-cell/>
          <table:table-cell table:formula="of:=TRIM(MID([.B1775];FIND(&quot;-&quot;;[.B1775])+2;LEN([.B1775])-FIND(&quot;-&quot;;[.B1775])+2))" office:value-type="string" office:string-value="NRT Hospitals" calcext:value-type="string">
            <text:p>NRT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Odaipatti UGPHC</text:p>
          </table:table-cell>
          <table:table-cell/>
          <table:table-cell table:formula="of:=TRIM(MID([.B1776];FIND(&quot;-&quot;;[.B1776])+2;LEN([.B1776])-FIND(&quot;-&quot;;[.B1776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Odaipatti UGPHC</text:p>
          </table:table-cell>
          <table:table-cell/>
          <table:table-cell table:formula="of:=TRIM(MID([.B1777];FIND(&quot;-&quot;;[.B1777])+2;LEN([.B1777])-FIND(&quot;-&quot;;[.B1777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Rajathani</text:p>
          </table:table-cell>
          <table:table-cell/>
          <table:table-cell table:formula="of:=TRIM(MID([.B1778];FIND(&quot;-&quot;;[.B1778])+2;LEN([.B1778])-FIND(&quot;-&quot;;[.B1778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Rajathani</text:p>
          </table:table-cell>
          <table:table-cell/>
          <table:table-cell table:formula="of:=TRIM(MID([.B1779];FIND(&quot;-&quot;;[.B1779])+2;LEN([.B1779])-FIND(&quot;-&quot;;[.B1779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Ramapandyan Hospital</text:p>
          </table:table-cell>
          <table:table-cell/>
          <table:table-cell table:formula="of:=TRIM(MID([.B1780];FIND(&quot;-&quot;;[.B1780])+2;LEN([.B1780])-FIND(&quot;-&quot;;[.B1780])+2))" office:value-type="string" office:string-value="Ramapandyan Hospital" calcext:value-type="string">
            <text:p>Ramapand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thappakundu</text:p>
          </table:table-cell>
          <table:table-cell/>
          <table:table-cell table:formula="of:=TRIM(MID([.B1781];FIND(&quot;-&quot;;[.B1781])+2;LEN([.B1781])-FIND(&quot;-&quot;;[.B1781])+2))" office:value-type="string" office:string-value="Slum clearance Tenements-thappakundu" calcext:value-type="string">
            <text:p>Slum clearance Tenements-thappak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Vadaveeranayakannpatttii</text:p>
          </table:table-cell>
          <table:table-cell/>
          <table:table-cell table:formula="of:=TRIM(MID([.B1782];FIND(&quot;-&quot;;[.B1782])+2;LEN([.B1782])-FIND(&quot;-&quot;;[.B1782])+2))" office:value-type="string" office:string-value="Slum clearance Tenements-Vadaveeranayakannpatttii" calcext:value-type="string">
            <text:p>Slum clearance Tenements-Vadaveeranayakannpattti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Theni Medical Centre, Nehruji Road</text:p>
          </table:table-cell>
          <table:table-cell/>
          <table:table-cell table:formula="of:=TRIM(MID([.B1783];FIND(&quot;-&quot;;[.B1783])+2;LEN([.B1783])-FIND(&quot;-&quot;;[.B1783])+2))" office:value-type="string" office:string-value="Theni Medical Centre, Nehruji Road" calcext:value-type="string">
            <text:p>Theni Medical Centre, Nehru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Thevaram</text:p>
          </table:table-cell>
          <table:table-cell/>
          <table:table-cell table:formula="of:=TRIM(MID([.B1784];FIND(&quot;-&quot;;[.B1784])+2;LEN([.B1784])-FIND(&quot;-&quot;;[.B1784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Thevaram</text:p>
          </table:table-cell>
          <table:table-cell/>
          <table:table-cell table:formula="of:=TRIM(MID([.B1785];FIND(&quot;-&quot;;[.B1785])+2;LEN([.B1785])-FIND(&quot;-&quot;;[.B1785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Veerapandi</text:p>
          </table:table-cell>
          <table:table-cell/>
          <table:table-cell table:formula="of:=TRIM(MID([.B1786];FIND(&quot;-&quot;;[.B1786])+2;LEN([.B1786])-FIND(&quot;-&quot;;[.B1786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Veerapandi</text:p>
          </table:table-cell>
          <table:table-cell/>
          <table:table-cell table:formula="of:=TRIM(MID([.B1787];FIND(&quot;-&quot;;[.B1787])+2;LEN([.B1787])-FIND(&quot;-&quot;;[.B1787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Viyasini MultiSpeciality Hospital,Sillamarathupatti</text:p>
          </table:table-cell>
          <table:table-cell/>
          <table:table-cell table:formula="of:=TRIM(MID([.B1788];FIND(&quot;-&quot;;[.B1788])+2;LEN([.B1788])-FIND(&quot;-&quot;;[.B1788])+2))" office:value-type="string" office:string-value="Viyasini MultiSpeciality Hospital,Sillamarathupatti" calcext:value-type="string">
            <text:p>Viyasini MultiSpeciality Hospital,Sillamarath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Agricultural University, Kumulur</text:p>
          </table:table-cell>
          <table:table-cell/>
          <table:table-cell table:formula="of:=TRIM(MID([.B1789];FIND(&quot;-&quot;;[.B1789])+2;LEN([.B1789])-FIND(&quot;-&quot;;[.B1789])+2))" office:value-type="string" office:string-value="Agricultural University, Kumulur" calcext:value-type="string">
            <text:p>Agricultural University, Kum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iyshwariya Hospital, Woraiyur</text:p>
          </table:table-cell>
          <table:table-cell/>
          <table:table-cell table:formula="of:=TRIM(MID([.B1790];FIND(&quot;-&quot;;[.B1790])+2;LEN([.B1790])-FIND(&quot;-&quot;;[.B1790])+2))" office:value-type="string" office:string-value="Aiyshwariya Hospital, Woraiyur" calcext:value-type="string">
            <text:p>Aiyshwariya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J Hospital, Manapparai</text:p>
          </table:table-cell>
          <table:table-cell/>
          <table:table-cell table:formula="of:=TRIM(MID([.B1791];FIND(&quot;-&quot;;[.B1791])+2;LEN([.B1791])-FIND(&quot;-&quot;;[.B1791])+2))" office:value-type="string" office:string-value="AJ Hospital, Manapparai" calcext:value-type="string">
            <text:p>AJ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ANNAI HOSPITAL, THURAIYUR</text:p>
          </table:table-cell>
          <table:table-cell/>
          <table:table-cell table:formula="of:=TRIM(MID([.B1792];FIND(&quot;-&quot;;[.B1792])+2;LEN([.B1792])-FIND(&quot;-&quot;;[.B1792])+2))" office:value-type="string" office:string-value="ANNAI HOSPITAL, THURAIYUR" calcext:value-type="string">
            <text:p>ANNAI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pollo Hospital, Trichy</text:p>
          </table:table-cell>
          <table:table-cell/>
          <table:table-cell table:formula="of:=TRIM(MID([.B1793];FIND(&quot;-&quot;;[.B1793])+2;LEN([.B1793])-FIND(&quot;-&quot;;[.B1793])+2))" office:value-type="string" office:string-value="Apollo Hospital, Trichy" calcext:value-type="string">
            <text:p>Apollo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794];FIND(&quot;-&quot;;[.B1794])+2;LEN([.B1794])-FIND(&quot;-&quot;;[.B1794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ssured Best Care Hospital(P) Ltd (ABC Hospital) Annamalai Nagar</text:p>
          </table:table-cell>
          <table:table-cell/>
          <table:table-cell table:formula="of:=TRIM(MID([.B1795];FIND(&quot;-&quot;;[.B1795])+2;LEN([.B1795])-FIND(&quot;-&quot;;[.B1795])+2))" office:value-type="string" office:string-value="Assured Best Care Hospital(P) Ltd (ABC Hospital) Annamalai Nagar" calcext:value-type="string">
            <text:p>Assured Best Care Hospital(P) Ltd (ABC Hospital) Anna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hma Hospitals, Thillai Nagar</text:p>
          </table:table-cell>
          <table:table-cell/>
          <table:table-cell table:formula="of:=TRIM(MID([.B1796];FIND(&quot;-&quot;;[.B1796])+2;LEN([.B1796])-FIND(&quot;-&quot;;[.B1796])+2))" office:value-type="string" office:string-value="Athma Hospitals, Thillai Nagar" calcext:value-type="string">
            <text:p>Athma Hospitals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LAS HOSPITALS</text:p>
          </table:table-cell>
          <table:table-cell/>
          <table:table-cell table:formula="of:=TRIM(MID([.B1797];FIND(&quot;-&quot;;[.B1797])+2;LEN([.B1797])-FIND(&quot;-&quot;;[.B1797])+2))" office:value-type="string" office:string-value="ATLAS HOSPITALS" calcext:value-type="string">
            <text:p>ATLAS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B.G.Hospital,Veeapandianpatnam</text:p>
          </table:table-cell>
          <table:table-cell/>
          <table:table-cell table:formula="of:=TRIM(MID([.B1798];FIND(&quot;-&quot;;[.B1798])+2;LEN([.B1798])-FIND(&quot;-&quot;;[.B1798])+2))" office:value-type="string" office:string-value="B.G.Hospital,Veeapandianpatnam" calcext:value-type="string">
            <text:p>B.G.Hospital,Veeapandian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Bishop Heber College, Trichy</text:p>
          </table:table-cell>
          <table:table-cell/>
          <table:table-cell table:formula="of:=TRIM(MID([.B1799];FIND(&quot;-&quot;;[.B1799])+2;LEN([.B1799])-FIND(&quot;-&quot;;[.B1799])+2))" office:value-type="string" office:string-value="Bishop Heber College, Trichy" calcext:value-type="string">
            <text:p>Bishop Heber Colleg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ETHAR HOSPITALS LIVER AND KIDNEY TRANSPLANTATION CENTRE</text:p>
          </table:table-cell>
          <table:table-cell/>
          <table:table-cell table:formula="of:=TRIM(MID([.B1800];FIND(&quot;-&quot;;[.B1800])+2;LEN([.B1800])-FIND(&quot;-&quot;;[.B1800])+2))" office:value-type="string" office:string-value="CETHAR HOSPITALS LIVER AND KIDNEY TRANSPLANTATION CENTRE" calcext:value-type="string">
            <text:p>CETHAR HOSPITALS LIVER AND KIDNEY TRANSPLANTATION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City Medical Center, Thennur</text:p>
          </table:table-cell>
          <table:table-cell/>
          <table:table-cell table:formula="of:=TRIM(MID([.B1801];FIND(&quot;-&quot;;[.B1801])+2;LEN([.B1801])-FIND(&quot;-&quot;;[.B1801])+2))" office:value-type="string" office:string-value="City Medical Center, Thennur" calcext:value-type="string">
            <text:p>City Medical Center, 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SI Mission Hospital Trichy</text:p>
          </table:table-cell>
          <table:table-cell/>
          <table:table-cell table:formula="of:=TRIM(MID([.B1802];FIND(&quot;-&quot;;[.B1802])+2;LEN([.B1802])-FIND(&quot;-&quot;;[.B1802])+2))" office:value-type="string" office:string-value="CSI Mission Hospital Trichy" calcext:value-type="string">
            <text:p>CSI Mission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CCA HOSPITAL</text:p>
          </table:table-cell>
          <table:table-cell/>
          <table:table-cell table:formula="of:=TRIM(MID([.B1803];FIND(&quot;-&quot;;[.B1803])+2;LEN([.B1803])-FIND(&quot;-&quot;;[.B1803])+2))" office:value-type="string" office:string-value="DECCA HOSPITAL" calcext:value-type="string">
            <text:p>DECC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epan Hospital, Trichy.</text:p>
          </table:table-cell>
          <table:table-cell/>
          <table:table-cell table:formula="of:=TRIM(MID([.B1804];FIND(&quot;-&quot;;[.B1804])+2;LEN([.B1804])-FIND(&quot;-&quot;;[.B1804])+2))" office:value-type="string" office:string-value="Deepan Hospital, Trichy." calcext:value-type="string">
            <text:p>Deepan Hospital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E.Palvanann</text:p>
          </table:table-cell>
          <table:table-cell/>
          <table:table-cell table:formula="of:=TRIM(MID([.B1805];FIND(&quot;-&quot;;[.B1805])+2;LEN([.B1805])-FIND(&quot;-&quot;;[.B1805])+2))" office:value-type="string" office:string-value="Dr.E.Palvanann" calcext:value-type="string">
            <text:p>Dr.E.Palvana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G.Viswanathan Hospital, Mambalasalai</text:p>
          </table:table-cell>
          <table:table-cell/>
          <table:table-cell table:formula="of:=TRIM(MID([.B1806];FIND(&quot;-&quot;;[.B1806])+2;LEN([.B1806])-FIND(&quot;-&quot;;[.B1806])+2))" office:value-type="string" office:string-value="Dr.G.Viswanathan Hospital, Mambalasalai" calcext:value-type="string">
            <text:p>Dr.G.Viswanathan Hospital, Mambalas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Jeyaraman Hospital </text:p>
          </table:table-cell>
          <table:table-cell/>
          <table:table-cell table:formula="of:=TRIM(MID([.B1807];FIND(&quot;-&quot;;[.B1807])+2;LEN([.B1807])-FIND(&quot;-&quot;;[.B1807])+2))" office:value-type="string" office:string-value="Dr.Jeyaraman Hospital" calcext:value-type="string">
            <text:p>Dr.Jeyara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r.Sri Ramya Multispeciality hospital, Trichy</text:p>
          </table:table-cell>
          <table:table-cell/>
          <table:table-cell table:formula="of:=TRIM(MID([.B1808];FIND(&quot;-&quot;;[.B1808])+2;LEN([.B1808])-FIND(&quot;-&quot;;[.B1808])+2))" office:value-type="string" office:string-value="Dr.Sri Ramya Multispeciality hospital, Trichy" calcext:value-type="string">
            <text:p>Dr.Sri Ramya Multispecialit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Ebenezer Hospital, Thoothukudi</text:p>
          </table:table-cell>
          <table:table-cell/>
          <table:table-cell table:formula="of:=TRIM(MID([.B1809];FIND(&quot;-&quot;;[.B1809])+2;LEN([.B1809])-FIND(&quot;-&quot;;[.B1809])+2))" office:value-type="string" office:string-value="Ebenezer Hospital, Thoothukudi" calcext:value-type="string">
            <text:p>Ebenezer Hospital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Fathima Maternity Home, Trichy</text:p>
          </table:table-cell>
          <table:table-cell/>
          <table:table-cell table:formula="of:=TRIM(MID([.B1810];FIND(&quot;-&quot;;[.B1810])+2;LEN([.B1810])-FIND(&quot;-&quot;;[.B1810])+2))" office:value-type="string" office:string-value="Fathima Maternity Home, Trichy" calcext:value-type="string">
            <text:p>Fathima Maternity Hom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 V N Hospital Pvt Ltd, Devathanam</text:p>
          </table:table-cell>
          <table:table-cell/>
          <table:table-cell table:formula="of:=TRIM(MID([.B1811];FIND(&quot;-&quot;;[.B1811])+2;LEN([.B1811])-FIND(&quot;-&quot;;[.B1811])+2))" office:value-type="string" office:string-value="G V N Hospital Pvt Ltd, Devathanam" calcext:value-type="string">
            <text:p>G V N Hospital Pvt Ltd, Devath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itanjali Medical Center (P) Ltd, Puthur</text:p>
          </table:table-cell>
          <table:table-cell/>
          <table:table-cell table:formula="of:=TRIM(MID([.B1812];FIND(&quot;-&quot;;[.B1812])+2;LEN([.B1812])-FIND(&quot;-&quot;;[.B1812])+2))" office:value-type="string" office:string-value="Gitanjali Medical Center (P) Ltd, Puthur" calcext:value-type="string">
            <text:p>Gitanjali Medical Center (P) Ltd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itanjali Medical Centre, Trichy.</text:p>
          </table:table-cell>
          <table:table-cell/>
          <table:table-cell table:formula="of:=TRIM(MID([.B1813];FIND(&quot;-&quot;;[.B1813])+2;LEN([.B1813])-FIND(&quot;-&quot;;[.B1813])+2))" office:value-type="string" office:string-value="Gitanjali Medical Centre, Trichy." calcext:value-type="string">
            <text:p>Gitanjali Medical Centr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KM Hospital Manaparai Trichy</text:p>
          </table:table-cell>
          <table:table-cell/>
          <table:table-cell table:formula="of:=TRIM(MID([.B1814];FIND(&quot;-&quot;;[.B1814])+2;LEN([.B1814])-FIND(&quot;-&quot;;[.B1814])+2))" office:value-type="string" office:string-value="GKM Hospital Manaparai Trichy" calcext:value-type="string">
            <text:p>GKM Hospital Manaparai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Govt Engg College Sethurapatty</text:p>
          </table:table-cell>
          <table:table-cell/>
          <table:table-cell table:formula="of:=TRIM(MID([.B1815];FIND(&quot;-&quot;;[.B1815])+2;LEN([.B1815])-FIND(&quot;-&quot;;[.B1815])+2))" office:value-type="string" office:string-value="Govt Engg College Sethurapatty" calcext:value-type="string">
            <text:p>Govt Engg College Sethura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Lalgudi</text:p>
          </table:table-cell>
          <table:table-cell/>
          <table:table-cell table:formula="of:=TRIM(MID([.B1816];FIND(&quot;-&quot;;[.B1816])+2;LEN([.B1816])-FIND(&quot;-&quot;;[.B1816])+2))" office:value-type="string" office:string-value="Govt. Hospital, Lalgudi" calcext:value-type="string">
            <text:p>Govt. Hospital, Lal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anachanallur</text:p>
          </table:table-cell>
          <table:table-cell/>
          <table:table-cell table:formula="of:=TRIM(MID([.B1817];FIND(&quot;-&quot;;[.B1817])+2;LEN([.B1817])-FIND(&quot;-&quot;;[.B1817])+2))" office:value-type="string" office:string-value="Govt. Hospital, Manachanallur" calcext:value-type="string">
            <text:p>Govt. Hospital, Manach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usiri</text:p>
          </table:table-cell>
          <table:table-cell/>
          <table:table-cell table:formula="of:=TRIM(MID([.B1818];FIND(&quot;-&quot;;[.B1818])+2;LEN([.B1818])-FIND(&quot;-&quot;;[.B1818])+2))" office:value-type="string" office:string-value="Govt. Hospital, Musiri" calcext:value-type="string">
            <text:p>Govt.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Omandhr</text:p>
          </table:table-cell>
          <table:table-cell/>
          <table:table-cell table:formula="of:=TRIM(MID([.B1819];FIND(&quot;-&quot;;[.B1819])+2;LEN([.B1819])-FIND(&quot;-&quot;;[.B1819])+2))" office:value-type="string" office:string-value="Govt. Hospital, Omandhr" calcext:value-type="string">
            <text:p>Govt. Hospital, Omandh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iruverumbur @ Thuvakudi</text:p>
          </table:table-cell>
          <table:table-cell/>
          <table:table-cell table:formula="of:=TRIM(MID([.B1820];FIND(&quot;-&quot;;[.B1820])+2;LEN([.B1820])-FIND(&quot;-&quot;;[.B1820])+2))" office:value-type="string" office:string-value="Govt. Hospital, Thiruverumbur @ Thuvakudi" calcext:value-type="string">
            <text:p>Govt. Hospital, Thiruverumbur @ Thuv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ottiam</text:p>
          </table:table-cell>
          <table:table-cell/>
          <table:table-cell table:formula="of:=TRIM(MID([.B1821];FIND(&quot;-&quot;;[.B1821])+2;LEN([.B1821])-FIND(&quot;-&quot;;[.B1821])+2))" office:value-type="string" office:string-value="Govt. Hospital, Thottiam" calcext:value-type="string">
            <text:p>Govt. Hospital, Thotti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raiyur</text:p>
          </table:table-cell>
          <table:table-cell/>
          <table:table-cell table:formula="of:=TRIM(MID([.B1822];FIND(&quot;-&quot;;[.B1822])+2;LEN([.B1822])-FIND(&quot;-&quot;;[.B1822])+2))" office:value-type="string" office:string-value="Govt. Hospital, Thuraiyur" calcext:value-type="string">
            <text:p>Govt.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varankurichi</text:p>
          </table:table-cell>
          <table:table-cell/>
          <table:table-cell table:formula="of:=TRIM(MID([.B1823];FIND(&quot;-&quot;;[.B1823])+2;LEN([.B1823])-FIND(&quot;-&quot;;[.B1823])+2))" office:value-type="string" office:string-value="Govt. Hospital, Thuvarankurichi" calcext:value-type="string">
            <text:p>Govt. Hospital, Thuvar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Harshmitra Oncology Pvt Ltd, Nagamangalam</text:p>
          </table:table-cell>
          <table:table-cell/>
          <table:table-cell table:formula="of:=TRIM(MID([.B1824];FIND(&quot;-&quot;;[.B1824])+2;LEN([.B1824])-FIND(&quot;-&quot;;[.B1824])+2))" office:value-type="string" office:string-value="Harshmitra Oncology Pvt Ltd, Nagamangalam" calcext:value-type="string">
            <text:p>Harshmitra Oncology Pvt Ltd, Nag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Inamkolathur</text:p>
          </table:table-cell>
          <table:table-cell/>
          <table:table-cell table:formula="of:=TRIM(MID([.B1825];FIND(&quot;-&quot;;[.B1825])+2;LEN([.B1825])-FIND(&quot;-&quot;;[.B1825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Inamkolathur</text:p>
          </table:table-cell>
          <table:table-cell/>
          <table:table-cell table:formula="of:=TRIM(MID([.B1826];FIND(&quot;-&quot;;[.B1826])+2;LEN([.B1826])-FIND(&quot;-&quot;;[.B1826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Indiraa Seshadri Nursing Home</text:p>
          </table:table-cell>
          <table:table-cell/>
          <table:table-cell table:formula="of:=TRIM(MID([.B1827];FIND(&quot;-&quot;;[.B1827])+2;LEN([.B1827])-FIND(&quot;-&quot;;[.B1827])+2))" office:value-type="string" office:string-value="Indiraa Seshadri Nursing Home" calcext:value-type="string">
            <text:p>Indiraa Seshadr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Indiraa Seshadri Nursing Home, Raja Colony</text:p>
          </table:table-cell>
          <table:table-cell/>
          <table:table-cell table:formula="of:=TRIM(MID([.B1828];FIND(&quot;-&quot;;[.B1828])+2;LEN([.B1828])-FIND(&quot;-&quot;;[.B1828])+2))" office:value-type="string" office:string-value="Indiraa Seshadri Nursing Home, Raja Colony" calcext:value-type="string">
            <text:p>Indiraa Seshadri Nursing Home, Raja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JAGADHA HOSPITAL</text:p>
          </table:table-cell>
          <table:table-cell/>
          <table:table-cell table:formula="of:=TRIM(MID([.B1829];FIND(&quot;-&quot;;[.B1829])+2;LEN([.B1829])-FIND(&quot;-&quot;;[.B1829])+2))" office:value-type="string" office:string-value="JAGADHA HOSPITAL" calcext:value-type="string">
            <text:p>JAGA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gadha Hospital,Thillai Nagar</text:p>
          </table:table-cell>
          <table:table-cell/>
          <table:table-cell table:formula="of:=TRIM(MID([.B1830];FIND(&quot;-&quot;;[.B1830])+2;LEN([.B1830])-FIND(&quot;-&quot;;[.B1830])+2))" office:value-type="string" office:string-value="Jagadha Hospital,Thillai Nagar" calcext:value-type="string">
            <text:p>Jagadha Hospital,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i Hospital,Kovilpatti</text:p>
          </table:table-cell>
          <table:table-cell/>
          <table:table-cell table:formula="of:=TRIM(MID([.B1831];FIND(&quot;-&quot;;[.B1831])+2;LEN([.B1831])-FIND(&quot;-&quot;;[.B1831])+2))" office:value-type="string" office:string-value="Jai Hospital,Kovilpatti" calcext:value-type="string">
            <text:p>Jai Hospital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napathy Memorial Hospital, Musiri</text:p>
          </table:table-cell>
          <table:table-cell/>
          <table:table-cell table:formula="of:=TRIM(MID([.B1832];FIND(&quot;-&quot;;[.B1832])+2;LEN([.B1832])-FIND(&quot;-&quot;;[.B1832])+2))" office:value-type="string" office:string-value="Kanapathy Memorial Hospital, Musiri" calcext:value-type="string">
            <text:p>Kanapathy Memorial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thir Hospital, Woraiyur</text:p>
          </table:table-cell>
          <table:table-cell/>
          <table:table-cell table:formula="of:=TRIM(MID([.B1833];FIND(&quot;-&quot;;[.B1833])+2;LEN([.B1833])-FIND(&quot;-&quot;;[.B1833])+2))" office:value-type="string" office:string-value="Kathir Hospital, Woraiyur" calcext:value-type="string">
            <text:p>Kathir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attuputhur</text:p>
          </table:table-cell>
          <table:table-cell/>
          <table:table-cell table:formula="of:=TRIM(MID([.B1834];FIND(&quot;-&quot;;[.B1834])+2;LEN([.B1834])-FIND(&quot;-&quot;;[.B1834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attuputhur</text:p>
          </table:table-cell>
          <table:table-cell/>
          <table:table-cell table:formula="of:=TRIM(MID([.B1835];FIND(&quot;-&quot;;[.B1835])+2;LEN([.B1835])-FIND(&quot;-&quot;;[.B1835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uvery Hospital (Heart City), Cantonment</text:p>
          </table:table-cell>
          <table:table-cell/>
          <table:table-cell table:formula="of:=TRIM(MID([.B1836];FIND(&quot;-&quot;;[.B1836])+2;LEN([.B1836])-FIND(&quot;-&quot;;[.B1836])+2))" office:value-type="string" office:string-value="Kauvery Hospital (Heart City), Cantonment" calcext:value-type="string">
            <text:p>Kauvery Hospital (Heart City), Cantonm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 Heartcity(A Unit of Sri Kauvery Medical Care India Ltd)</text:p>
          </table:table-cell>
          <table:table-cell/>
          <table:table-cell table:formula="of:=TRIM(MID([.B1837];FIND(&quot;-&quot;;[.B1837])+2;LEN([.B1837])-FIND(&quot;-&quot;;[.B1837])+2))" office:value-type="string" office:string-value="Kauvery Hospital Heartcity(A Unit of Sri Kauvery Medical Care India Ltd)" calcext:value-type="string">
            <text:p>Kauvery Hospital Heartcity(A Unit of Sri Kauvery Medical Care India Lt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, Tennur, Thiruchirappalli</text:p>
          </table:table-cell>
          <table:table-cell/>
          <table:table-cell table:formula="of:=TRIM(MID([.B1838];FIND(&quot;-&quot;;[.B1838])+2;LEN([.B1838])-FIND(&quot;-&quot;;[.B1838])+2))" office:value-type="string" office:string-value="Kauvery Hospital, Tennur, Thiruchirappalli" calcext:value-type="string">
            <text:p>Kauvery Hospital, Tennur, Thiruchirap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vi Hospital &amp; Neuro Foundation</text:p>
          </table:table-cell>
          <table:table-cell/>
          <table:table-cell table:formula="of:=TRIM(MID([.B1839];FIND(&quot;-&quot;;[.B1839])+2;LEN([.B1839])-FIND(&quot;-&quot;;[.B1839])+2))" office:value-type="string" office:string-value="Kavi Hospital &amp; Neuro Foundation" calcext:value-type="string">
            <text:p>Kavi Hospital &amp; Neuro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MC specialty Hospital trichy</text:p>
          </table:table-cell>
          <table:table-cell/>
          <table:table-cell table:formula="of:=TRIM(MID([.B1840];FIND(&quot;-&quot;;[.B1840])+2;LEN([.B1840])-FIND(&quot;-&quot;;[.B1840])+2))" office:value-type="string" office:string-value="KMC specialty Hospital trichy" calcext:value-type="string">
            <text:p>KMC specialty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lumani</text:p>
          </table:table-cell>
          <table:table-cell/>
          <table:table-cell table:formula="of:=TRIM(MID([.B1841];FIND(&quot;-&quot;;[.B1841])+2;LEN([.B1841])-FIND(&quot;-&quot;;[.B1841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ulumani</text:p>
          </table:table-cell>
          <table:table-cell/>
          <table:table-cell table:formula="of:=TRIM(MID([.B1842];FIND(&quot;-&quot;;[.B1842])+2;LEN([.B1842])-FIND(&quot;-&quot;;[.B1842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rinji College of Enginnerring, <text:s/>Karattupatty</text:p>
          </table:table-cell>
          <table:table-cell/>
          <table:table-cell table:formula="of:=TRIM(MID([.B1843];FIND(&quot;-&quot;;[.B1843])+2;LEN([.B1843])-FIND(&quot;-&quot;;[.B1843])+2))" office:value-type="string" office:string-value="Kurinji College of Enginnerring, Karattupatty" calcext:value-type="string">
            <text:p>Kurinji College of Enginnerring, Karattu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 G NURSING HOME</text:p>
          </table:table-cell>
          <table:table-cell/>
          <table:table-cell table:formula="of:=TRIM(MID([.B1844];FIND(&quot;-&quot;;[.B1844])+2;LEN([.B1844])-FIND(&quot;-&quot;;[.B1844])+2))" office:value-type="string" office:string-value="L G NURSING HOME" calcext:value-type="string">
            <text:p>L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M Hospital Thuraiyur Trichy</text:p>
          </table:table-cell>
          <table:table-cell/>
          <table:table-cell table:formula="of:=TRIM(MID([.B1845];FIND(&quot;-&quot;;[.B1845])+2;LEN([.B1845])-FIND(&quot;-&quot;;[.B1845])+2))" office:value-type="string" office:string-value="LM Hospital Thuraiyur Trichy" calcext:value-type="string">
            <text:p>LM Hospital Thuraiyur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napparai HQH</text:p>
          </table:table-cell>
          <table:table-cell/>
          <table:table-cell table:formula="of:=TRIM(MID([.B1846];FIND(&quot;-&quot;;[.B1846])+2;LEN([.B1846])-FIND(&quot;-&quot;;[.B1846])+2))" office:value-type="string" office:string-value="Manapparai HQH" calcext:value-type="string">
            <text:p>Manapparai HQ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ngalam Hospital</text:p>
          </table:table-cell>
          <table:table-cell/>
          <table:table-cell table:formula="of:=TRIM(MID([.B1847];FIND(&quot;-&quot;;[.B1847])+2;LEN([.B1847])-FIND(&quot;-&quot;;[.B1847])+2))" office:value-type="string" office:string-value="Mangalam Hospital" calcext:value-type="string">
            <text:p>Mang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rudhu hospital Thuraiyur</text:p>
          </table:table-cell>
          <table:table-cell/>
          <table:table-cell table:formula="of:=TRIM(MID([.B1848];FIND(&quot;-&quot;;[.B1848])+2;LEN([.B1848])-FIND(&quot;-&quot;;[.B1848])+2))" office:value-type="string" office:string-value="Marudhu hospital Thuraiyur" calcext:value-type="string">
            <text:p>Marudhu hospital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dhu Hospital, Thuraiyur</text:p>
          </table:table-cell>
          <table:table-cell/>
          <table:table-cell table:formula="of:=TRIM(MID([.B1849];FIND(&quot;-&quot;;[.B1849])+2;LEN([.B1849])-FIND(&quot;-&quot;;[.B1849])+2))" office:value-type="string" office:string-value="Marudhu Hospital, Thuraiyur" calcext:value-type="string">
            <text:p>Marudhu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ti Hospital,Thennur</text:p>
          </table:table-cell>
          <table:table-cell/>
          <table:table-cell table:formula="of:=TRIM(MID([.B1850];FIND(&quot;-&quot;;[.B1850])+2;LEN([.B1850])-FIND(&quot;-&quot;;[.B1850])+2))" office:value-type="string" office:string-value="Maruti Hospital,Thennur" calcext:value-type="string">
            <text:p>Maruti Hospital,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thuram Hospital </text:p>
          </table:table-cell>
          <table:table-cell/>
          <table:table-cell table:formula="of:=TRIM(MID([.B1851];FIND(&quot;-&quot;;[.B1851])+2;LEN([.B1851])-FIND(&quot;-&quot;;[.B1851])+2))" office:value-type="string" office:string-value="Mathuram Hospital" calcext:value-type="string">
            <text:p>Mathu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thuram Hospital, Puthur</text:p>
          </table:table-cell>
          <table:table-cell/>
          <table:table-cell table:formula="of:=TRIM(MID([.B1852];FIND(&quot;-&quot;;[.B1852])+2;LEN([.B1852])-FIND(&quot;-&quot;;[.B1852])+2))" office:value-type="string" office:string-value="Mathuram Hospital, Puthur" calcext:value-type="string">
            <text:p>Mathuram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X CARE <text:s/>HOSPITAL</text:p>
          </table:table-cell>
          <table:table-cell/>
          <table:table-cell table:formula="of:=TRIM(MID([.B1853];FIND(&quot;-&quot;;[.B1853])+2;LEN([.B1853])-FIND(&quot;-&quot;;[.B1853])+2))" office:value-type="string" office:string-value="MAX CARE HOSPITAL" calcext:value-type="string">
            <text:p>MAX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GM GH Trichy</text:p>
          </table:table-cell>
          <table:table-cell/>
          <table:table-cell table:formula="of:=TRIM(MID([.B1854];FIND(&quot;-&quot;;[.B1854])+2;LEN([.B1854])-FIND(&quot;-&quot;;[.B1854])+2))" office:value-type="string" office:string-value="MGM GH Trichy" calcext:value-type="string">
            <text:p>MGM GH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MM Multi Speciality Hospital</text:p>
          </table:table-cell>
          <table:table-cell/>
          <table:table-cell table:formula="of:=TRIM(MID([.B1855];FIND(&quot;-&quot;;[.B1855])+2;LEN([.B1855])-FIND(&quot;-&quot;;[.B1855])+2))" office:value-type="string" office:string-value="MMM Multi Speciality Hospital" calcext:value-type="string">
            <text:p>MMM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avalpattu</text:p>
          </table:table-cell>
          <table:table-cell/>
          <table:table-cell table:formula="of:=TRIM(MID([.B1856];FIND(&quot;-&quot;;[.B1856])+2;LEN([.B1856])-FIND(&quot;-&quot;;[.B1856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Navalpattu</text:p>
          </table:table-cell>
          <table:table-cell/>
          <table:table-cell table:formula="of:=TRIM(MID([.B1857];FIND(&quot;-&quot;;[.B1857])+2;LEN([.B1857])-FIND(&quot;-&quot;;[.B1857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ehru Memorial Arts and Science College , Puthanampatti</text:p>
          </table:table-cell>
          <table:table-cell/>
          <table:table-cell table:formula="of:=TRIM(MID([.B1858];FIND(&quot;-&quot;;[.B1858])+2;LEN([.B1858])-FIND(&quot;-&quot;;[.B1858])+2))" office:value-type="string" office:string-value="Nehru Memorial Arts and Science College , Puthanampatti" calcext:value-type="string">
            <text:p>Nehru Memorial Arts and Science College , Putha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Neuro One Hospital, Karur Bye Pass Road</text:p>
          </table:table-cell>
          <table:table-cell/>
          <table:table-cell table:formula="of:=TRIM(MID([.B1859];FIND(&quot;-&quot;;[.B1859])+2;LEN([.B1859])-FIND(&quot;-&quot;;[.B1859])+2))" office:value-type="string" office:string-value="Neuro One Hospital, Karur Bye Pass Road" calcext:value-type="string">
            <text:p>Neuro One Hospital, Karur Bye Pas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OFT, Thiruverumbur</text:p>
          </table:table-cell>
          <table:table-cell/>
          <table:table-cell table:formula="of:=TRIM(MID([.B1860];FIND(&quot;-&quot;;[.B1860])+2;LEN([.B1860])-FIND(&quot;-&quot;;[.B1860])+2))" office:value-type="string" office:string-value="OFT, Thiruverumbur" calcext:value-type="string">
            <text:p>OFT, Thiruveru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Pankajam Sitaram Nursing Home, (Unit of GVN Hospitals), Sri Rangam</text:p>
          </table:table-cell>
          <table:table-cell/>
          <table:table-cell table:formula="of:=TRIM(MID([.B1861];FIND(&quot;-&quot;;[.B1861])+2;LEN([.B1861])-FIND(&quot;-&quot;;[.B1861])+2))" office:value-type="string" office:string-value="Pankajam Sitaram Nursing Home, (Unit of GVN Hospitals), Sri Rangam" calcext:value-type="string">
            <text:p>Pankajam Sitaram Nursing Home, (Unit of GVN Hospitals), Sri 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Prabhu Nursing Home</text:p>
          </table:table-cell>
          <table:table-cell/>
          <table:table-cell table:formula="of:=TRIM(MID([.B1862];FIND(&quot;-&quot;;[.B1862])+2;LEN([.B1862])-FIND(&quot;-&quot;;[.B1862])+2))" office:value-type="string" office:string-value="Prabhu Nursing Home" calcext:value-type="string">
            <text:p>Prabhu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duruthamnur</text:p>
          </table:table-cell>
          <table:table-cell/>
          <table:table-cell table:formula="of:=TRIM(MID([.B1863];FIND(&quot;-&quot;;[.B1863])+2;LEN([.B1863])-FIND(&quot;-&quot;;[.B1863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duruthamnur</text:p>
          </table:table-cell>
          <table:table-cell/>
          <table:table-cell table:formula="of:=TRIM(MID([.B1864];FIND(&quot;-&quot;;[.B1864])+2;LEN([.B1864])-FIND(&quot;-&quot;;[.B1864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llambadi</text:p>
          </table:table-cell>
          <table:table-cell/>
          <table:table-cell table:formula="of:=TRIM(MID([.B1865];FIND(&quot;-&quot;;[.B1865])+2;LEN([.B1865])-FIND(&quot;-&quot;;[.B1865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llambadi</text:p>
          </table:table-cell>
          <table:table-cell/>
          <table:table-cell table:formula="of:=TRIM(MID([.B1866];FIND(&quot;-&quot;;[.B1866])+2;LEN([.B1866])-FIND(&quot;-&quot;;[.B1866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thanatham</text:p>
          </table:table-cell>
          <table:table-cell/>
          <table:table-cell table:formula="of:=TRIM(MID([.B1867];FIND(&quot;-&quot;;[.B1867])+2;LEN([.B1867])-FIND(&quot;-&quot;;[.B1867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thanatham</text:p>
          </table:table-cell>
          <table:table-cell/>
          <table:table-cell table:formula="of:=TRIM(MID([.B1868];FIND(&quot;-&quot;;[.B1868])+2;LEN([.B1868])-FIND(&quot;-&quot;;[.B1868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Q Med Hospital trichy</text:p>
          </table:table-cell>
          <table:table-cell/>
          <table:table-cell table:formula="of:=TRIM(MID([.B1869];FIND(&quot;-&quot;;[.B1869])+2;LEN([.B1869])-FIND(&quot;-&quot;;[.B1869])+2))" office:value-type="string" office:string-value="Q Med Hospital trichy" calcext:value-type="string">
            <text:p>Q Med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Q Med Hospital, Puthur</text:p>
          </table:table-cell>
          <table:table-cell/>
          <table:table-cell table:formula="of:=TRIM(MID([.B1870];FIND(&quot;-&quot;;[.B1870])+2;LEN([.B1870])-FIND(&quot;-&quot;;[.B1870])+2))" office:value-type="string" office:string-value="Q Med Hospital, Puthur" calcext:value-type="string">
            <text:p>Q Med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871];FIND(&quot;-&quot;;[.B1871])+2;LEN([.B1871])-FIND(&quot;-&quot;;[.B1871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jendhira Hospital, Thiruvanaikovil</text:p>
          </table:table-cell>
          <table:table-cell/>
          <table:table-cell table:formula="of:=TRIM(MID([.B1872];FIND(&quot;-&quot;;[.B1872])+2;LEN([.B1872])-FIND(&quot;-&quot;;[.B1872])+2))" office:value-type="string" office:string-value="Rajendhira Hospital, Thiruvanaikovil" calcext:value-type="string">
            <text:p>Rajendhira Hospital, Thiruvanai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etna Global Hospital, Tennur</text:p>
          </table:table-cell>
          <table:table-cell/>
          <table:table-cell table:formula="of:=TRIM(MID([.B1873];FIND(&quot;-&quot;;[.B1873])+2;LEN([.B1873])-FIND(&quot;-&quot;;[.B1873])+2))" office:value-type="string" office:string-value="Retna Global Hospital, Tennur" calcext:value-type="string">
            <text:p>Retna Global Hospital, T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RNR <text:s/>hospital</text:p>
          </table:table-cell>
          <table:table-cell/>
          <table:table-cell table:formula="of:=TRIM(MID([.B1874];FIND(&quot;-&quot;;[.B1874])+2;LEN([.B1874])-FIND(&quot;-&quot;;[.B1874])+2))" office:value-type="string" office:string-value="RNR hospital" calcext:value-type="string">
            <text:p>RN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OYAL PEARL HOSPITAL</text:p>
          </table:table-cell>
          <table:table-cell/>
          <table:table-cell table:formula="of:=TRIM(MID([.B1875];FIND(&quot;-&quot;;[.B1875])+2;LEN([.B1875])-FIND(&quot;-&quot;;[.B1875])+2))" office:value-type="string" office:string-value="ROYAL PEARL HOSPITAL" calcext:value-type="string">
            <text:p>ROYAL PEAR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ethu ENT Research Centre, Thilainagar</text:p>
          </table:table-cell>
          <table:table-cell/>
          <table:table-cell table:formula="of:=TRIM(MID([.B1876];FIND(&quot;-&quot;;[.B1876])+2;LEN([.B1876])-FIND(&quot;-&quot;;[.B1876])+2))" office:value-type="string" office:string-value="Sethu ENT Research Centre, Thilainagar" calcext:value-type="string">
            <text:p>Sethu ENT Research Centre, Thila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iyamala Nursing Home, Trichy.</text:p>
          </table:table-cell>
          <table:table-cell/>
          <table:table-cell table:formula="of:=TRIM(MID([.B1877];FIND(&quot;-&quot;;[.B1877])+2;LEN([.B1877])-FIND(&quot;-&quot;;[.B1877])+2))" office:value-type="string" office:string-value="Shiyamala Nursing Home, Trichy." calcext:value-type="string">
            <text:p>Shiyamala Nursing Hom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ree Akhshaya Hospital,thottiyam</text:p>
          </table:table-cell>
          <table:table-cell/>
          <table:table-cell table:formula="of:=TRIM(MID([.B1878];FIND(&quot;-&quot;;[.B1878])+2;LEN([.B1878])-FIND(&quot;-&quot;;[.B1878])+2))" office:value-type="string" office:string-value="Shree Akhshaya Hospital,thottiyam" calcext:value-type="string">
            <text:p>Shree Akhshaya Hospital,thott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ilverline speciality hospital</text:p>
          </table:table-cell>
          <table:table-cell/>
          <table:table-cell table:formula="of:=TRIM(MID([.B1879];FIND(&quot;-&quot;;[.B1879])+2;LEN([.B1879])-FIND(&quot;-&quot;;[.B1879])+2))" office:value-type="string" office:string-value="Silverline speciality hospital" calcext:value-type="string">
            <text:p>Silverline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INDUJA HOSPITAL, MADURAI ROAD, MANAPPARAI</text:p>
          </table:table-cell>
          <table:table-cell/>
          <table:table-cell table:formula="of:=TRIM(MID([.B1880];FIND(&quot;-&quot;;[.B1880])+2;LEN([.B1880])-FIND(&quot;-&quot;;[.B1880])+2))" office:value-type="string" office:string-value="SINDUJA HOSPITAL, MADURAI ROAD, MANAPPARAI" calcext:value-type="string">
            <text:p>SINDUJA HOSPITAL, MADURAI ROAD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Sirukambur</text:p>
          </table:table-cell>
          <table:table-cell/>
          <table:table-cell table:formula="of:=TRIM(MID([.B1881];FIND(&quot;-&quot;;[.B1881])+2;LEN([.B1881])-FIND(&quot;-&quot;;[.B1881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Sirukambur</text:p>
          </table:table-cell>
          <table:table-cell/>
          <table:table-cell table:formula="of:=TRIM(MID([.B1882];FIND(&quot;-&quot;;[.B1882])+2;LEN([.B1882])-FIND(&quot;-&quot;;[.B1882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MS HOSPITAL </text:p>
          </table:table-cell>
          <table:table-cell/>
          <table:table-cell table:formula="of:=TRIM(MID([.B1883];FIND(&quot;-&quot;;[.B1883])+2;LEN([.B1883])-FIND(&quot;-&quot;;[.B1883])+2))" office:value-type="string" office:string-value="SMS HOSPITAL" calcext:value-type="string">
            <text:p>S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AUROMA HOSPITAL AND TAKE CARE HOME</text:p>
          </table:table-cell>
          <table:table-cell/>
          <table:table-cell table:formula="of:=TRIM(MID([.B1884];FIND(&quot;-&quot;;[.B1884])+2;LEN([.B1884])-FIND(&quot;-&quot;;[.B1884])+2))" office:value-type="string" office:string-value="SRI AUROMA HOSPITAL AND TAKE CARE HOME" calcext:value-type="string">
            <text:p>SRI AUROMA HOSPITAL AND TAKE CARE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<text:s/>CHO - SRI Hospitals, Mannaparai</text:p>
          </table:table-cell>
          <table:table-cell/>
          <table:table-cell table:formula="of:=TRIM(MID([.B1885];FIND(&quot;-&quot;;[.B1885])+2;LEN([.B1885])-FIND(&quot;-&quot;;[.B1885])+2))" office:value-type="string" office:string-value="SRI Hospitals, Mannaparai" calcext:value-type="string">
            <text:p>SRI Hospitals, Manna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KUMARAN HOSPITAL</text:p>
          </table:table-cell>
          <table:table-cell/>
          <table:table-cell table:formula="of:=TRIM(MID([.B1886];FIND(&quot;-&quot;;[.B1886])+2;LEN([.B1886])-FIND(&quot;-&quot;;[.B1886])+2))" office:value-type="string" office:string-value="SRI KUMARAN HOSPITAL" calcext:value-type="string">
            <text:p>SRI 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 Vekateswara Hospitals</text:p>
          </table:table-cell>
          <table:table-cell/>
          <table:table-cell table:formula="of:=TRIM(MID([.B1887];FIND(&quot;-&quot;;[.B1887])+2;LEN([.B1887])-FIND(&quot;-&quot;;[.B1887])+2))" office:value-type="string" office:string-value="Sri Vekateswara Hospitals" calcext:value-type="string">
            <text:p>Sri Vekateswar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nivasa Medical college and hospital,Trichy</text:p>
          </table:table-cell>
          <table:table-cell/>
          <table:table-cell table:formula="of:=TRIM(MID([.B1888];FIND(&quot;-&quot;;[.B1888])+2;LEN([.B1888])-FIND(&quot;-&quot;;[.B1888])+2))" office:value-type="string" office:string-value="Srinivasa Medical college and hospital,Trichy" calcext:value-type="string">
            <text:p>Srinivasa Medical college and hospital,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nivasan Medical College &amp; Hospital,Samayapuram</text:p>
          </table:table-cell>
          <table:table-cell/>
          <table:table-cell table:formula="of:=TRIM(MID([.B1889];FIND(&quot;-&quot;;[.B1889])+2;LEN([.B1889])-FIND(&quot;-&quot;;[.B1889])+2))" office:value-type="string" office:string-value="Srinivasan Medical College &amp; Hospital,Samayapuram" calcext:value-type="string">
            <text:p>Srinivasan Medical College &amp; Hospital,Sam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rangam</text:p>
          </table:table-cell>
          <table:table-cell/>
          <table:table-cell table:formula="of:=TRIM(MID([.B1890];FIND(&quot;-&quot;;[.B1890])+2;LEN([.B1890])-FIND(&quot;-&quot;;[.B1890])+2))" office:value-type="string" office:string-value="Srirangam" calcext:value-type="string">
            <text:p>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tar KIMS Hospital, Thillai Nagar</text:p>
          </table:table-cell>
          <table:table-cell/>
          <table:table-cell table:formula="of:=TRIM(MID([.B1891];FIND(&quot;-&quot;;[.B1891])+2;LEN([.B1891])-FIND(&quot;-&quot;;[.B1891])+2))" office:value-type="string" office:string-value="Star KIMS Hospital, Thillai Nagar" calcext:value-type="string">
            <text:p>Star KIMS Hospital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gam Hospital, Manapparai</text:p>
          </table:table-cell>
          <table:table-cell/>
          <table:table-cell table:formula="of:=TRIM(MID([.B1892];FIND(&quot;-&quot;;[.B1892])+2;LEN([.B1892])-FIND(&quot;-&quot;;[.B1892])+2))" office:value-type="string" office:string-value="Sugam Hospital, Manapparai" calcext:value-type="string">
            <text:p>Sugam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ndaram Hospital</text:p>
          </table:table-cell>
          <table:table-cell/>
          <table:table-cell table:formula="of:=TRIM(MID([.B1893];FIND(&quot;-&quot;;[.B1893])+2;LEN([.B1893])-FIND(&quot;-&quot;;[.B1893])+2))" office:value-type="string" office:string-value="Sundaram Hospital" calcext:value-type="string">
            <text:p>Sund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.Puthur</text:p>
          </table:table-cell>
          <table:table-cell/>
          <table:table-cell table:formula="of:=TRIM(MID([.B1894];FIND(&quot;-&quot;;[.B1894])+2;LEN([.B1894])-FIND(&quot;-&quot;;[.B1894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.Puthur</text:p>
          </table:table-cell>
          <table:table-cell/>
          <table:table-cell table:formula="of:=TRIM(MID([.B1895];FIND(&quot;-&quot;;[.B1895])+2;LEN([.B1895])-FIND(&quot;-&quot;;[.B1895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hathaiangarpet</text:p>
          </table:table-cell>
          <table:table-cell/>
          <table:table-cell table:formula="of:=TRIM(MID([.B1896];FIND(&quot;-&quot;;[.B1896])+2;LEN([.B1896])-FIND(&quot;-&quot;;[.B1896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hathaiangarpet</text:p>
          </table:table-cell>
          <table:table-cell/>
          <table:table-cell table:formula="of:=TRIM(MID([.B1897];FIND(&quot;-&quot;;[.B1897])+2;LEN([.B1897])-FIND(&quot;-&quot;;[.B1897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hilagavathy Hospital, Airport</text:p>
          </table:table-cell>
          <table:table-cell/>
          <table:table-cell table:formula="of:=TRIM(MID([.B1898];FIND(&quot;-&quot;;[.B1898])+2;LEN([.B1898])-FIND(&quot;-&quot;;[.B1898])+2))" office:value-type="string" office:string-value="Thilagavathy Hospital, Airport" calcext:value-type="string">
            <text:p>Thilagavathy Hospital, Airp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Thilagavathy Hospital, Trichy</text:p>
          </table:table-cell>
          <table:table-cell/>
          <table:table-cell table:formula="of:=TRIM(MID([.B1899];FIND(&quot;-&quot;;[.B1899])+2;LEN([.B1899])-FIND(&quot;-&quot;;[.B1899])+2))" office:value-type="string" office:string-value="Thilagavathy Hospital, Trichy" calcext:value-type="string">
            <text:p>Thilagavath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iruchy Medical Centre and Hospitals PVT LTD, </text:p>
          </table:table-cell>
          <table:table-cell/>
          <table:table-cell table:formula="of:=TRIM(MID([.B1900];FIND(&quot;-&quot;;[.B1900])+2;LEN([.B1900])-FIND(&quot;-&quot;;[.B1900])+2))" office:value-type="string" office:string-value="Tiruchy Medical Centre and Hospitals PVT LTD," calcext:value-type="string">
            <text:p>Tiruchy Medical Centre and Hospitals PVT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richy SRM Medical College Hospital And Research Centre</text:p>
          </table:table-cell>
          <table:table-cell/>
          <table:table-cell table:formula="of:=TRIM(MID([.B1901];FIND(&quot;-&quot;;[.B1901])+2;LEN([.B1901])-FIND(&quot;-&quot;;[.B1901])+2))" office:value-type="string" office:string-value="Trichy SRM Medical College Hospital And Research Centre" calcext:value-type="string">
            <text:p>Trichy SRM Medical College Hospital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Uppiliapuram</text:p>
          </table:table-cell>
          <table:table-cell/>
          <table:table-cell table:formula="of:=TRIM(MID([.B1902];FIND(&quot;-&quot;;[.B1902])+2;LEN([.B1902])-FIND(&quot;-&quot;;[.B1902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Uppiliapuram</text:p>
          </table:table-cell>
          <table:table-cell/>
          <table:table-cell table:formula="of:=TRIM(MID([.B1903];FIND(&quot;-&quot;;[.B1903])+2;LEN([.B1903])-FIND(&quot;-&quot;;[.B1903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iyampatti</text:p>
          </table:table-cell>
          <table:table-cell/>
          <table:table-cell table:formula="of:=TRIM(MID([.B1904];FIND(&quot;-&quot;;[.B1904])+2;LEN([.B1904])-FIND(&quot;-&quot;;[.B1904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iyampatti</text:p>
          </table:table-cell>
          <table:table-cell/>
          <table:table-cell table:formula="of:=TRIM(MID([.B1905];FIND(&quot;-&quot;;[.B1905])+2;LEN([.B1905])-FIND(&quot;-&quot;;[.B1905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lanadu</text:p>
          </table:table-cell>
          <table:table-cell/>
          <table:table-cell table:formula="of:=TRIM(MID([.B1906];FIND(&quot;-&quot;;[.B1906])+2;LEN([.B1906])-FIND(&quot;-&quot;;[.B1906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lanadu</text:p>
          </table:table-cell>
          <table:table-cell/>
          <table:table-cell table:formula="of:=TRIM(MID([.B1907];FIND(&quot;-&quot;;[.B1907])+2;LEN([.B1907])-FIND(&quot;-&quot;;[.B1907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eeramachanpatti</text:p>
          </table:table-cell>
          <table:table-cell/>
          <table:table-cell table:formula="of:=TRIM(MID([.B1908];FIND(&quot;-&quot;;[.B1908])+2;LEN([.B1908])-FIND(&quot;-&quot;;[.B1908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eeramachanpatti</text:p>
          </table:table-cell>
          <table:table-cell/>
          <table:table-cell table:formula="of:=TRIM(MID([.B1909];FIND(&quot;-&quot;;[.B1909])+2;LEN([.B1909])-FIND(&quot;-&quot;;[.B1909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Velan Speciality Hospitals, Highways Colony</text:p>
          </table:table-cell>
          <table:table-cell/>
          <table:table-cell table:formula="of:=TRIM(MID([.B1910];FIND(&quot;-&quot;;[.B1910])+2;LEN([.B1910])-FIND(&quot;-&quot;;[.B1910])+2))" office:value-type="string" office:string-value="Velan Speciality Hospitals, Highways Colony" calcext:value-type="string">
            <text:p>Velan Speciality Hospitals, Highways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Wellcare hospital, Trichy </text:p>
          </table:table-cell>
          <table:table-cell/>
          <table:table-cell table:formula="of:=TRIM(MID([.B1911];FIND(&quot;-&quot;;[.B1911])+2;LEN([.B1911])-FIND(&quot;-&quot;;[.B1911])+2))" office:value-type="string" office:string-value="Wellcare hospital, Trichy" calcext:value-type="string">
            <text:p>Wellcare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Yathiri Nivas , Srirangam</text:p>
          </table:table-cell>
          <table:table-cell/>
          <table:table-cell table:formula="of:=TRIM(MID([.B1912];FIND(&quot;-&quot;;[.B1912])+2;LEN([.B1912])-FIND(&quot;-&quot;;[.B1912])+2))" office:value-type="string" office:string-value="Yathiri Nivas , Srirangam" calcext:value-type="string">
            <text:p>Yathiri Nivas , 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ZONAL RAILWAY TRAINING INSTITUTE, TRICHY</text:p>
          </table:table-cell>
          <table:table-cell/>
          <table:table-cell table:formula="of:=TRIM(MID([.B1913];FIND(&quot;-&quot;;[.B1913])+2;LEN([.B1913])-FIND(&quot;-&quot;;[.B1913])+2))" office:value-type="string" office:string-value="ZONAL RAILWAY TRAINING INSTITUTE, TRICHY" calcext:value-type="string">
            <text:p>ZONAL RAILWAY TRAINING INSTITUT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Allopathy CCC</text:p>
          </table:table-cell>
          <table:table-cell/>
          <table:table-cell table:formula="of:=TRIM(MID([.B1914];FIND(&quot;-&quot;;[.B1914])+2;LEN([.B1914])-FIND(&quot;-&quot;;[.B1914])+2))" office:value-type="string" office:string-value="Agraharam Allopathy CCC" calcext:value-type="string">
            <text:p>Agraharam Allopath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Siddha,</text:p>
          </table:table-cell>
          <table:table-cell/>
          <table:table-cell table:formula="of:=TRIM(MID([.B1915];FIND(&quot;-&quot;;[.B1915])+2;LEN([.B1915])-FIND(&quot;-&quot;;[.B1915])+2))" office:value-type="string" office:string-value="Agraharam Siddha," calcext:value-type="string">
            <text:p>Agraharam Siddha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langayam CCC</text:p>
          </table:table-cell>
          <table:table-cell/>
          <table:table-cell table:formula="of:=TRIM(MID([.B1916];FIND(&quot;-&quot;;[.B1916])+2;LEN([.B1916])-FIND(&quot;-&quot;;[.B1916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CC</text:p>
          </table:table-cell>
          <table:table-cell/>
          <table:table-cell table:formula="of:=TRIM(MID([.B1917];FIND(&quot;-&quot;;[.B1917])+2;LEN([.B1917])-FIND(&quot;-&quot;;[.B1917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ommunity Health Centre</text:p>
          </table:table-cell>
          <table:table-cell/>
          <table:table-cell table:formula="of:=TRIM(MID([.B1918];FIND(&quot;-&quot;;[.B1918])+2;LEN([.B1918])-FIND(&quot;-&quot;;[.B1918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Alangayam Community Health Centre</text:p>
          </table:table-cell>
          <table:table-cell/>
          <table:table-cell table:formula="of:=TRIM(MID([.B1919];FIND(&quot;-&quot;;[.B1919])+2;LEN([.B1919])-FIND(&quot;-&quot;;[.B1919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AMBUR GH</text:p>
          </table:table-cell>
          <table:table-cell/>
          <table:table-cell table:formula="of:=TRIM(MID([.B1920];FIND(&quot;-&quot;;[.B1920])+2;LEN([.B1920])-FIND(&quot;-&quot;;[.B1920])+2))" office:value-type="string" office:string-value="AMBUR GH" calcext:value-type="string">
            <text:p>AMB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MBUR TRADE CENTRE</text:p>
          </table:table-cell>
          <table:table-cell/>
          <table:table-cell table:formula="of:=TRIM(MID([.B1921];FIND(&quot;-&quot;;[.B1921])+2;LEN([.B1921])-FIND(&quot;-&quot;;[.B1921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MBUR TRADE CENTRE</text:p>
          </table:table-cell>
          <table:table-cell/>
          <table:table-cell table:formula="of:=TRIM(MID([.B1922];FIND(&quot;-&quot;;[.B1922])+2;LEN([.B1922])-FIND(&quot;-&quot;;[.B1922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ndiyappanur Community Health Centre</text:p>
          </table:table-cell>
          <table:table-cell/>
          <table:table-cell table:formula="of:=TRIM(MID([.B1923];FIND(&quot;-&quot;;[.B1923])+2;LEN([.B1923])-FIND(&quot;-&quot;;[.B1923])+2))" office:value-type="string" office:string-value="Andiyappanur Community Health Centre" calcext:value-type="string">
            <text:p>Andiyapp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DB Centre Siddha</text:p>
          </table:table-cell>
          <table:table-cell/>
          <table:table-cell table:formula="of:=TRIM(MID([.B1924];FIND(&quot;-&quot;;[.B1924])+2;LEN([.B1924])-FIND(&quot;-&quot;;[.B1924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DB Centre Siddha</text:p>
          </table:table-cell>
          <table:table-cell/>
          <table:table-cell table:formula="of:=TRIM(MID([.B1925];FIND(&quot;-&quot;;[.B1925])+2;LEN([.B1925])-FIND(&quot;-&quot;;[.B1925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HO - Dr.Thangammal nurs and paramed col hos,</text:p>
          </table:table-cell>
          <table:table-cell/>
          <table:table-cell table:formula="of:=TRIM(MID([.B1926];FIND(&quot;-&quot;;[.B1926])+2;LEN([.B1926])-FIND(&quot;-&quot;;[.B1926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Dr.Thangammal nurs and paramed col hos,</text:p>
          </table:table-cell>
          <table:table-cell/>
          <table:table-cell table:formula="of:=TRIM(MID([.B1927];FIND(&quot;-&quot;;[.B1927])+2;LEN([.B1927])-FIND(&quot;-&quot;;[.B1927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 Polytechnic College</text:p>
          </table:table-cell>
          <table:table-cell/>
          <table:table-cell table:formula="of:=TRIM(MID([.B1928];FIND(&quot;-&quot;;[.B1928])+2;LEN([.B1928])-FIND(&quot;-&quot;;[.B1928])+2))" office:value-type="string" office:string-value="Islamia Polytechnic College" calcext:value-type="string">
            <text:p>Islamia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ISLAMIAH WOMENS COLLEGE</text:p>
          </table:table-cell>
          <table:table-cell/>
          <table:table-cell table:formula="of:=TRIM(MID([.B1929];FIND(&quot;-&quot;;[.B1929])+2;LEN([.B1929])-FIND(&quot;-&quot;;[.B1929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H WOMENS COLLEGE</text:p>
          </table:table-cell>
          <table:table-cell/>
          <table:table-cell table:formula="of:=TRIM(MID([.B1930];FIND(&quot;-&quot;;[.B1930])+2;LEN([.B1930])-FIND(&quot;-&quot;;[.B1930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ANANI MAHAL PUTHUKOVIL</text:p>
          </table:table-cell>
          <table:table-cell/>
          <table:table-cell table:formula="of:=TRIM(MID([.B1931];FIND(&quot;-&quot;;[.B1931])+2;LEN([.B1931])-FIND(&quot;-&quot;;[.B1931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ANANI MAHAL PUTHUKOVIL</text:p>
          </table:table-cell>
          <table:table-cell/>
          <table:table-cell table:formula="of:=TRIM(MID([.B1932];FIND(&quot;-&quot;;[.B1932])+2;LEN([.B1932])-FIND(&quot;-&quot;;[.B1932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olarpet Upgraded Primary Health Centre</text:p>
          </table:table-cell>
          <table:table-cell/>
          <table:table-cell table:formula="of:=TRIM(MID([.B1933];FIND(&quot;-&quot;;[.B1933])+2;LEN([.B1933])-FIND(&quot;-&quot;;[.B1933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Jolarpet Upgraded Primary Health Centre</text:p>
          </table:table-cell>
          <table:table-cell/>
          <table:table-cell table:formula="of:=TRIM(MID([.B1934];FIND(&quot;-&quot;;[.B1934])+2;LEN([.B1934])-FIND(&quot;-&quot;;[.B1934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TMS School CCC</text:p>
          </table:table-cell>
          <table:table-cell/>
          <table:table-cell table:formula="of:=TRIM(MID([.B1935];FIND(&quot;-&quot;;[.B1935])+2;LEN([.B1935])-FIND(&quot;-&quot;;[.B1935])+2))" office:value-type="string" office:string-value="JTMS School CCC" calcext:value-type="string">
            <text:p>JTMS Schoo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VMS School CCC, Alangayam</text:p>
          </table:table-cell>
          <table:table-cell/>
          <table:table-cell table:formula="of:=TRIM(MID([.B1936];FIND(&quot;-&quot;;[.B1936])+2;LEN([.B1936])-FIND(&quot;-&quot;;[.B1936])+2))" office:value-type="string" office:string-value="JVMS School CCC, Alangayam" calcext:value-type="string">
            <text:p>JVMS School CCC, Al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AR Polytechinic College, Ambur</text:p>
          </table:table-cell>
          <table:table-cell/>
          <table:table-cell table:formula="of:=TRIM(MID([.B1937];FIND(&quot;-&quot;;[.B1937])+2;LEN([.B1937])-FIND(&quot;-&quot;;[.B1937])+2))" office:value-type="string" office:string-value="KAR Polytechinic College, Ambur" calcext:value-type="string">
            <text:p>KAR Polytechinic College, 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unichi Community Health Centre</text:p>
          </table:table-cell>
          <table:table-cell/>
          <table:table-cell table:formula="of:=TRIM(MID([.B1938];FIND(&quot;-&quot;;[.B1938])+2;LEN([.B1938])-FIND(&quot;-&quot;;[.B1938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Kunichi Community Health Centre</text:p>
          </table:table-cell>
          <table:table-cell/>
          <table:table-cell table:formula="of:=TRIM(MID([.B1939];FIND(&quot;-&quot;;[.B1939])+2;LEN([.B1939])-FIND(&quot;-&quot;;[.B1939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Madhanur Community Health Centre</text:p>
          </table:table-cell>
          <table:table-cell/>
          <table:table-cell table:formula="of:=TRIM(MID([.B1940];FIND(&quot;-&quot;;[.B1940])+2;LEN([.B1940])-FIND(&quot;-&quot;;[.B1940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adhanur Community Health Centre</text:p>
          </table:table-cell>
          <table:table-cell/>
          <table:table-cell table:formula="of:=TRIM(MID([.B1941];FIND(&quot;-&quot;;[.B1941])+2;LEN([.B1941])-FIND(&quot;-&quot;;[.B1941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BC HOSTEL</text:p>
          </table:table-cell>
          <table:table-cell/>
          <table:table-cell table:formula="of:=TRIM(MID([.B1942];FIND(&quot;-&quot;;[.B1942])+2;LEN([.B1942])-FIND(&quot;-&quot;;[.B1942])+2))" office:value-type="string" office:string-value="MBC HOSTEL" calcext:value-type="string">
            <text:p>MBC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Nariyambut Community Health Centre</text:p>
          </table:table-cell>
          <table:table-cell/>
          <table:table-cell table:formula="of:=TRIM(MID([.B1943];FIND(&quot;-&quot;;[.B1943])+2;LEN([.B1943])-FIND(&quot;-&quot;;[.B1943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Nariyambut Community Health Centre</text:p>
          </table:table-cell>
          <table:table-cell/>
          <table:table-cell table:formula="of:=TRIM(MID([.B1944];FIND(&quot;-&quot;;[.B1944])+2;LEN([.B1944])-FIND(&quot;-&quot;;[.B1944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NATRAMPALLI GH</text:p>
          </table:table-cell>
          <table:table-cell/>
          <table:table-cell table:formula="of:=TRIM(MID([.B1945];FIND(&quot;-&quot;;[.B1945])+2;LEN([.B1945])-FIND(&quot;-&quot;;[.B1945])+2))" office:value-type="string" office:string-value="NATRAMPALLI GH" calcext:value-type="string">
            <text:p>NATRAMPAL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Patchur Community Hall</text:p>
          </table:table-cell>
          <table:table-cell/>
          <table:table-cell table:formula="of:=TRIM(MID([.B1946];FIND(&quot;-&quot;;[.B1946])+2;LEN([.B1946])-FIND(&quot;-&quot;;[.B1946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all</text:p>
          </table:table-cell>
          <table:table-cell/>
          <table:table-cell table:formula="of:=TRIM(MID([.B1947];FIND(&quot;-&quot;;[.B1947])+2;LEN([.B1947])-FIND(&quot;-&quot;;[.B1947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ealth Centre</text:p>
          </table:table-cell>
          <table:table-cell/>
          <table:table-cell table:formula="of:=TRIM(MID([.B1948];FIND(&quot;-&quot;;[.B1948])+2;LEN([.B1948])-FIND(&quot;-&quot;;[.B1948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atchur Community Health Centre</text:p>
          </table:table-cell>
          <table:table-cell/>
          <table:table-cell table:formula="of:=TRIM(MID([.B1949];FIND(&quot;-&quot;;[.B1949])+2;LEN([.B1949])-FIND(&quot;-&quot;;[.B1949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pettai Community Health Centre</text:p>
          </table:table-cell>
          <table:table-cell/>
          <table:table-cell table:formula="of:=TRIM(MID([.B1950];FIND(&quot;-&quot;;[.B1950])+2;LEN([.B1950])-FIND(&quot;-&quot;;[.B1950])+2))" office:value-type="string" office:string-value="Pudupettai Community Health Centre" calcext:value-type="string">
            <text:p>Pudupetta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rnadu Upgraded Primary Health Centre</text:p>
          </table:table-cell>
          <table:table-cell/>
          <table:table-cell table:formula="of:=TRIM(MID([.B1951];FIND(&quot;-&quot;;[.B1951])+2;LEN([.B1951])-FIND(&quot;-&quot;;[.B1951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udurnadu Upgraded Primary Health Centre</text:p>
          </table:table-cell>
          <table:table-cell/>
          <table:table-cell table:formula="of:=TRIM(MID([.B1952];FIND(&quot;-&quot;;[.B1952])+2;LEN([.B1952])-FIND(&quot;-&quot;;[.B1952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SFS School siddha</text:p>
          </table:table-cell>
          <table:table-cell/>
          <table:table-cell table:formula="of:=TRIM(MID([.B1953];FIND(&quot;-&quot;;[.B1953])+2;LEN([.B1953])-FIND(&quot;-&quot;;[.B1953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SFS School siddha</text:p>
          </table:table-cell>
          <table:table-cell/>
          <table:table-cell table:formula="of:=TRIM(MID([.B1954];FIND(&quot;-&quot;;[.B1954])+2;LEN([.B1954])-FIND(&quot;-&quot;;[.B1954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manamathur school</text:p>
          </table:table-cell>
          <table:table-cell/>
          <table:table-cell table:formula="of:=TRIM(MID([.B1955];FIND(&quot;-&quot;;[.B1955])+2;LEN([.B1955])-FIND(&quot;-&quot;;[.B1955])+2))" office:value-type="string" office:string-value="Thimanamathur school" calcext:value-type="string">
            <text:p>Thimanamathu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ruvalluvar Arts college Kariyampatty</text:p>
          </table:table-cell>
          <table:table-cell/>
          <table:table-cell table:formula="of:=TRIM(MID([.B1956];FIND(&quot;-&quot;;[.B1956])+2;LEN([.B1956])-FIND(&quot;-&quot;;[.B1956])+2))" office:value-type="string" office:string-value="Thiruvalluvar Arts college Kariyampatty" calcext:value-type="string">
            <text:p>Thiruvalluvar Arts college Kariy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boys and girls school</text:p>
          </table:table-cell>
          <table:table-cell/>
          <table:table-cell table:formula="of:=TRIM(MID([.B1957];FIND(&quot;-&quot;;[.B1957])+2;LEN([.B1957])-FIND(&quot;-&quot;;[.B1957])+2))" office:value-type="string" office:string-value="Tirupathur boys and girls school" calcext:value-type="string">
            <text:p>Tirupathur boys and girls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Dominic savior school</text:p>
          </table:table-cell>
          <table:table-cell/>
          <table:table-cell table:formula="of:=TRIM(MID([.B1958];FIND(&quot;-&quot;;[.B1958])+2;LEN([.B1958])-FIND(&quot;-&quot;;[.B1958])+2))" office:value-type="string" office:string-value="Tirupathur Dominic savior school" calcext:value-type="string">
            <text:p>Tirupathur Dominic savio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TIRUPATTUR GH</text:p>
          </table:table-cell>
          <table:table-cell/>
          <table:table-cell table:formula="of:=TRIM(MID([.B1959];FIND(&quot;-&quot;;[.B1959])+2;LEN([.B1959])-FIND(&quot;-&quot;;[.B1959])+2))" office:value-type="string" office:string-value="TIRUPATTUR GH" calcext:value-type="string">
            <text:p>TIRUP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VANIYAMBADI GH</text:p>
          </table:table-cell>
          <table:table-cell/>
          <table:table-cell table:formula="of:=TRIM(MID([.B1960];FIND(&quot;-&quot;;[.B1960])+2;LEN([.B1960])-FIND(&quot;-&quot;;[.B1960])+2))" office:value-type="string" office:string-value="VANIYAMBADI GH" calcext:value-type="string">
            <text:p>VANIYAMB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Vijaya Shanthi jain school</text:p>
          </table:table-cell>
          <table:table-cell/>
          <table:table-cell table:formula="of:=TRIM(MID([.B1961];FIND(&quot;-&quot;;[.B1961])+2;LEN([.B1961])-FIND(&quot;-&quot;;[.B1961])+2))" office:value-type="string" office:string-value="Vijaya Shanthi jain school" calcext:value-type="string">
            <text:p>Vijaya Shanthi jai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Adiyakamangalam PHC</text:p>
          </table:table-cell>
          <table:table-cell/>
          <table:table-cell table:formula="of:=TRIM(MID([.B1962];FIND(&quot;-&quot;;[.B1962])+2;LEN([.B1962])-FIND(&quot;-&quot;;[.B1962])+2))" office:value-type="string" office:string-value="Adiyakamangalam PHC" calcext:value-type="string">
            <text:p>Adiyak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Aswa Hospital, Valangaiman</text:p>
          </table:table-cell>
          <table:table-cell/>
          <table:table-cell table:formula="of:=TRIM(MID([.B1963];FIND(&quot;-&quot;;[.B1963])+2;LEN([.B1963])-FIND(&quot;-&quot;;[.B1963])+2))" office:value-type="string" office:string-value="Aswa Hospital, Valangaiman" calcext:value-type="string">
            <text:p>Aswa Hospital, Valangaim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CUTN</text:p>
          </table:table-cell>
          <table:table-cell/>
          <table:table-cell table:formula="of:=TRIM(MID([.B1964];FIND(&quot;-&quot;;[.B1964])+2;LEN([.B1964])-FIND(&quot;-&quot;;[.B1964])+2))" office:value-type="string" office:string-value="CUTN" calcext:value-type="string">
            <text:p>CU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H DHQH Mannarkudi</text:p>
          </table:table-cell>
          <table:table-cell/>
          <table:table-cell table:formula="of:=TRIM(MID([.B1965];FIND(&quot;-&quot;;[.B1965])+2;LEN([.B1965])-FIND(&quot;-&quot;;[.B1965])+2))" office:value-type="string" office:string-value="GH DHQH Mannarkudi" calcext:value-type="string">
            <text:p>GH DHQH Mannar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GH Tiruthuraipoondi</text:p>
          </table:table-cell>
          <table:table-cell/>
          <table:table-cell table:formula="of:=TRIM(MID([.B1966];FIND(&quot;-&quot;;[.B1966])+2;LEN([.B1966])-FIND(&quot;-&quot;;[.B1966])+2))" office:value-type="string" office:string-value="GH Tiruthuraipoondi" calcext:value-type="string">
            <text:p>GH T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Govt Polytechnic College, Tholuvoor.</text:p>
          </table:table-cell>
          <table:table-cell/>
          <table:table-cell table:formula="of:=TRIM(MID([.B1967];FIND(&quot;-&quot;;[.B1967])+2;LEN([.B1967])-FIND(&quot;-&quot;;[.B1967])+2))" office:value-type="string" office:string-value="Govt Polytechnic College, Tholuvoor." calcext:value-type="string">
            <text:p>Govt Polytechnic College, Tholuvoor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ovt Thiruvarur Medical College</text:p>
          </table:table-cell>
          <table:table-cell/>
          <table:table-cell table:formula="of:=TRIM(MID([.B1968];FIND(&quot;-&quot;;[.B1968])+2;LEN([.B1968])-FIND(&quot;-&quot;;[.B1968])+2))" office:value-type="string" office:string-value="Govt Thiruvarur Medical College" calcext:value-type="string">
            <text:p>Govt Thiruvar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Jambovanadai Evacuation Centre, Muthupet</text:p>
          </table:table-cell>
          <table:table-cell/>
          <table:table-cell table:formula="of:=TRIM(MID([.B1969];FIND(&quot;-&quot;;[.B1969])+2;LEN([.B1969])-FIND(&quot;-&quot;;[.B1969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Jambovanadai Evacuation Centre, Muthupet</text:p>
          </table:table-cell>
          <table:table-cell/>
          <table:table-cell table:formula="of:=TRIM(MID([.B1970];FIND(&quot;-&quot;;[.B1970])+2;LEN([.B1970])-FIND(&quot;-&quot;;[.B1970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Kudavasal GH</text:p>
          </table:table-cell>
          <table:table-cell/>
          <table:table-cell table:formula="of:=TRIM(MID([.B1971];FIND(&quot;-&quot;;[.B1971])+2;LEN([.B1971])-FIND(&quot;-&quot;;[.B1971])+2))" office:value-type="string" office:string-value="Kudavasal GH" calcext:value-type="string">
            <text:p>Kudavas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Muthupettai PHC</text:p>
          </table:table-cell>
          <table:table-cell/>
          <table:table-cell table:formula="of:=TRIM(MID([.B1972];FIND(&quot;-&quot;;[.B1972])+2;LEN([.B1972])-FIND(&quot;-&quot;;[.B1972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Muthupettai PHC</text:p>
          </table:table-cell>
          <table:table-cell/>
          <table:table-cell table:formula="of:=TRIM(MID([.B1973];FIND(&quot;-&quot;;[.B1973])+2;LEN([.B1973])-FIND(&quot;-&quot;;[.B1973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nnilam</text:p>
          </table:table-cell>
          <table:table-cell/>
          <table:table-cell table:formula="of:=TRIM(MID([.B1974];FIND(&quot;-&quot;;[.B1974])+2;LEN([.B1974])-FIND(&quot;-&quot;;[.B1974])+2))" office:value-type="string" office:string-value="Nannilam" calcext:value-type="string">
            <text:p>Nann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vajeevan MedicalFoundation PVT LTD,Tiruvarur TN.</text:p>
          </table:table-cell>
          <table:table-cell/>
          <table:table-cell table:formula="of:=TRIM(MID([.B1975];FIND(&quot;-&quot;;[.B1975])+2;LEN([.B1975])-FIND(&quot;-&quot;;[.B1975])+2))" office:value-type="string" office:string-value="Navajeevan MedicalFoundation PVT LTD,Tiruvarur TN." calcext:value-type="string">
            <text:p>Navajeevan MedicalFoundation PVT LTD,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eedamangalam</text:p>
          </table:table-cell>
          <table:table-cell/>
          <table:table-cell table:formula="of:=TRIM(MID([.B1976];FIND(&quot;-&quot;;[.B1976])+2;LEN([.B1976])-FIND(&quot;-&quot;;[.B1976])+2))" office:value-type="string" office:string-value="Needamangalam" calcext:value-type="string">
            <text:p>Need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Perumpanaiyur PHC</text:p>
          </table:table-cell>
          <table:table-cell/>
          <table:table-cell table:formula="of:=TRIM(MID([.B1977];FIND(&quot;-&quot;;[.B1977])+2;LEN([.B1977])-FIND(&quot;-&quot;;[.B1977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erumpanaiyur PHC</text:p>
          </table:table-cell>
          <table:table-cell/>
          <table:table-cell table:formula="of:=TRIM(MID([.B1978];FIND(&quot;-&quot;;[.B1978])+2;LEN([.B1978])-FIND(&quot;-&quot;;[.B1978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KT Nursing Home,Thiruthuraipoondi</text:p>
          </table:table-cell>
          <table:table-cell/>
          <table:table-cell table:formula="of:=TRIM(MID([.B1979];FIND(&quot;-&quot;;[.B1979])+2;LEN([.B1979])-FIND(&quot;-&quot;;[.B1979])+2))" office:value-type="string" office:string-value="PKT Nursing Home,Thiruthuraipoondi" calcext:value-type="string">
            <text:p>PKT Nursing Home,Th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POONTHOTTAM PHC</text:p>
          </table:table-cell>
          <table:table-cell/>
          <table:table-cell table:formula="of:=TRIM(MID([.B1980];FIND(&quot;-&quot;;[.B1980])+2;LEN([.B1980])-FIND(&quot;-&quot;;[.B1980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OONTHOTTAM PHC</text:p>
          </table:table-cell>
          <table:table-cell/>
          <table:table-cell table:formula="of:=TRIM(MID([.B1981];FIND(&quot;-&quot;;[.B1981])+2;LEN([.B1981])-FIND(&quot;-&quot;;[.B1981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rimary Health Centre, Alangudi, Valangaimaan Block</text:p>
          </table:table-cell>
          <table:table-cell/>
          <table:table-cell table:formula="of:=TRIM(MID([.B1982];FIND(&quot;-&quot;;[.B1982])+2;LEN([.B1982])-FIND(&quot;-&quot;;[.B1982])+2))" office:value-type="string" office:string-value="Primary Health Centre, Alangudi, Valangaimaan Block" calcext:value-type="string">
            <text:p>Primary Health Centre, Alangudi, Valangaimaan Blo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Raaj Hospital, Tiruvarur TN.</text:p>
          </table:table-cell>
          <table:table-cell/>
          <table:table-cell table:formula="of:=TRIM(MID([.B1983];FIND(&quot;-&quot;;[.B1983])+2;LEN([.B1983])-FIND(&quot;-&quot;;[.B1983])+2))" office:value-type="string" office:string-value="Raaj Hospital, Tiruvarur TN." calcext:value-type="string">
            <text:p>Raaj Hospital, 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hiru .Vi. Ka Govt Arts college,Thiruvarur</text:p>
          </table:table-cell>
          <table:table-cell/>
          <table:table-cell table:formula="of:=TRIM(MID([.B1984];FIND(&quot;-&quot;;[.B1984])+2;LEN([.B1984])-FIND(&quot;-&quot;;[.B1984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Thiru .Vi. Ka Govt Arts college,Thiruvarur</text:p>
          </table:table-cell>
          <table:table-cell/>
          <table:table-cell table:formula="of:=TRIM(MID([.B1985];FIND(&quot;-&quot;;[.B1985])+2;LEN([.B1985])-FIND(&quot;-&quot;;[.B1985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Thiruvarur Medical Centre, Thiruvarur TN.</text:p>
          </table:table-cell>
          <table:table-cell/>
          <table:table-cell table:formula="of:=TRIM(MID([.B1986];FIND(&quot;-&quot;;[.B1986])+2;LEN([.B1986])-FIND(&quot;-&quot;;[.B1986])+2))" office:value-type="string" office:string-value="Thiruvarur Medical Centre, Thiruvarur TN." calcext:value-type="string">
            <text:p>Thiruvarur Medical Centre, Th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Tirumakottai PHC</text:p>
          </table:table-cell>
          <table:table-cell/>
          <table:table-cell table:formula="of:=TRIM(MID([.B1987];FIND(&quot;-&quot;;[.B1987])+2;LEN([.B1987])-FIND(&quot;-&quot;;[.B1987])+2))" office:value-type="string" office:string-value="Tirumakottai PHC" calcext:value-type="string">
            <text:p>Tiruma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iruvizlimilai PHC</text:p>
          </table:table-cell>
          <table:table-cell/>
          <table:table-cell table:formula="of:=TRIM(MID([.B1988];FIND(&quot;-&quot;;[.B1988])+2;LEN([.B1988])-FIND(&quot;-&quot;;[.B1988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Tiruvizlimilai PHC</text:p>
          </table:table-cell>
          <table:table-cell/>
          <table:table-cell table:formula="of:=TRIM(MID([.B1989];FIND(&quot;-&quot;;[.B1989])+2;LEN([.B1989])-FIND(&quot;-&quot;;[.B1989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Ullikottai PHC</text:p>
          </table:table-cell>
          <table:table-cell/>
          <table:table-cell table:formula="of:=TRIM(MID([.B1990];FIND(&quot;-&quot;;[.B1990])+2;LEN([.B1990])-FIND(&quot;-&quot;;[.B1990])+2))" office:value-type="string" office:string-value="Ullikottai PHC" calcext:value-type="string">
            <text:p>Ulli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arthi Hospital, Kovilpatti</text:p>
          </table:table-cell>
          <table:table-cell/>
          <table:table-cell table:formula="of:=TRIM(MID([.B1991];FIND(&quot;-&quot;;[.B1991])+2;LEN([.B1991])-FIND(&quot;-&quot;;[.B1991])+2))" office:value-type="string" office:string-value="Aarthi Hospital, Kovilpatti" calcext:value-type="string">
            <text:p>Aarthi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putham Hospital</text:p>
          </table:table-cell>
          <table:table-cell/>
          <table:table-cell table:formula="of:=TRIM(MID([.B1992];FIND(&quot;-&quot;;[.B1992])+2;LEN([.B1992])-FIND(&quot;-&quot;;[.B1992])+2))" office:value-type="string" office:string-value="Arputham Hospital" calcext:value-type="string">
            <text:p>Arputh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993];FIND(&quot;-&quot;;[.B1993])+2;LEN([.B1993])-FIND(&quot;-&quot;;[.B1993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City Hospital, Tuticorin</text:p>
          </table:table-cell>
          <table:table-cell/>
          <table:table-cell table:formula="of:=TRIM(MID([.B1994];FIND(&quot;-&quot;;[.B1994])+2;LEN([.B1994])-FIND(&quot;-&quot;;[.B1994])+2))" office:value-type="string" office:string-value="City Hospital, Tuticorin" calcext:value-type="string">
            <text:p>City Hospital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DHQH,KOVILPATTI</text:p>
          </table:table-cell>
          <table:table-cell/>
          <table:table-cell table:formula="of:=TRIM(MID([.B1995];FIND(&quot;-&quot;;[.B1995])+2;LEN([.B1995])-FIND(&quot;-&quot;;[.B1995])+2))" office:value-type="string" office:string-value="DHQH,KOVILPATTI" calcext:value-type="string">
            <text:p>DHQH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Eral</text:p>
          </table:table-cell>
          <table:table-cell/>
          <table:table-cell table:formula="of:=TRIM(MID([.B1996];FIND(&quot;-&quot;;[.B1996])+2;LEN([.B1996])-FIND(&quot;-&quot;;[.B1996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Eral</text:p>
          </table:table-cell>
          <table:table-cell/>
          <table:table-cell table:formula="of:=TRIM(MID([.B1997];FIND(&quot;-&quot;;[.B1997])+2;LEN([.B1997])-FIND(&quot;-&quot;;[.B1997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ETTAYAPURAM</text:p>
          </table:table-cell>
          <table:table-cell/>
          <table:table-cell table:formula="of:=TRIM(MID([.B1998];FIND(&quot;-&quot;;[.B1998])+2;LEN([.B1998])-FIND(&quot;-&quot;;[.B1998])+2))" office:value-type="string" office:string-value="GH, ETTAYAPURAM" calcext:value-type="string">
            <text:p>GH, ETT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KALANKUDIYIRUPPU</text:p>
          </table:table-cell>
          <table:table-cell/>
          <table:table-cell table:formula="of:=TRIM(MID([.B1999];FIND(&quot;-&quot;;[.B1999])+2;LEN([.B1999])-FIND(&quot;-&quot;;[.B1999])+2))" office:value-type="string" office:string-value="GH, KALANKUDIYIRUPPU" calcext:value-type="string">
            <text:p>GH, KALANKUDIYIRUP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SRIVAIKUNDAM</text:p>
          </table:table-cell>
          <table:table-cell/>
          <table:table-cell table:formula="of:=TRIM(MID([.B2000];FIND(&quot;-&quot;;[.B2000])+2;LEN([.B2000])-FIND(&quot;-&quot;;[.B2000])+2))" office:value-type="string" office:string-value="GH, SRIVAIKUNDAM" calcext:value-type="string">
            <text:p>GH, SRIVAIKU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VILATHIKULAM</text:p>
          </table:table-cell>
          <table:table-cell/>
          <table:table-cell table:formula="of:=TRIM(MID([.B2001];FIND(&quot;-&quot;;[.B2001])+2;LEN([.B2001])-FIND(&quot;-&quot;;[.B2001])+2))" office:value-type="string" office:string-value="GH, VILATHIKULAM" calcext:value-type="string">
            <text:p>GH, VILATH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KAYALPATTINAM</text:p>
          </table:table-cell>
          <table:table-cell/>
          <table:table-cell table:formula="of:=TRIM(MID([.B2002];FIND(&quot;-&quot;;[.B2002])+2;LEN([.B2002])-FIND(&quot;-&quot;;[.B2002])+2))" office:value-type="string" office:string-value="GH,KAYALPATTINAM" calcext:value-type="string">
            <text:p>GH,KAYAL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OTTAPIDARAM</text:p>
          </table:table-cell>
          <table:table-cell/>
          <table:table-cell table:formula="of:=TRIM(MID([.B2003];FIND(&quot;-&quot;;[.B2003])+2;LEN([.B2003])-FIND(&quot;-&quot;;[.B2003])+2))" office:value-type="string" office:string-value="GH,OTTAPIDARAM" calcext:value-type="string">
            <text:p>GH,OTTAPID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TIRUCHENDUR</text:p>
          </table:table-cell>
          <table:table-cell/>
          <table:table-cell table:formula="of:=TRIM(MID([.B2004];FIND(&quot;-&quot;;[.B2004])+2;LEN([.B2004])-FIND(&quot;-&quot;;[.B2004])+2))" office:value-type="string" office:string-value="GH,TIRUCHENDUR" calcext:value-type="string">
            <text:p>GH,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OVT HOSPITAL SATHANKULAM</text:p>
          </table:table-cell>
          <table:table-cell/>
          <table:table-cell table:formula="of:=TRIM(MID([.B2005];FIND(&quot;-&quot;;[.B2005])+2;LEN([.B2005])-FIND(&quot;-&quot;;[.B2005])+2))" office:value-type="string" office:string-value="GOVT HOSPITAL SATHANKULAM" calcext:value-type="string">
            <text:p>GOVT HOSPITAL SATH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OVT POLYTECHNIC COLLEGE, THOOTHUKUDI</text:p>
          </table:table-cell>
          <table:table-cell/>
          <table:table-cell table:formula="of:=TRIM(MID([.B2006];FIND(&quot;-&quot;;[.B2006])+2;LEN([.B2006])-FIND(&quot;-&quot;;[.B2006])+2))" office:value-type="string" office:string-value="GOVT POLYTECHNIC COLLEGE, THOOTHUKUDI" calcext:value-type="string">
            <text:p>GOVT POLYTECHNIC COLLEGE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PHC Alwarthirunagari</text:p>
          </table:table-cell>
          <table:table-cell/>
          <table:table-cell table:formula="of:=TRIM(MID([.B2007];FIND(&quot;-&quot;;[.B2007])+2;LEN([.B2007])-FIND(&quot;-&quot;;[.B2007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GPHC Alwarthirunagari</text:p>
          </table:table-cell>
          <table:table-cell/>
          <table:table-cell table:formula="of:=TRIM(MID([.B2008];FIND(&quot;-&quot;;[.B2008])+2;LEN([.B2008])-FIND(&quot;-&quot;;[.B2008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Jayashri Hospital,Tuticorin</text:p>
          </table:table-cell>
          <table:table-cell/>
          <table:table-cell table:formula="of:=TRIM(MID([.B2009];FIND(&quot;-&quot;;[.B2009])+2;LEN([.B2009])-FIND(&quot;-&quot;;[.B2009])+2))" office:value-type="string" office:string-value="Jayashri Hospital,Tuticorin" calcext:value-type="string">
            <text:p>Jayashri Hospital,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.M.T Hospital, Kayalpatnam</text:p>
          </table:table-cell>
          <table:table-cell/>
          <table:table-cell table:formula="of:=TRIM(MID([.B2010];FIND(&quot;-&quot;;[.B2010])+2;LEN([.B2010])-FIND(&quot;-&quot;;[.B2010])+2))" office:value-type="string" office:string-value="K.M.T Hospital, Kayalpatnam" calcext:value-type="string">
            <text:p>K.M.T Hospital, Kayal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lugumalai</text:p>
          </table:table-cell>
          <table:table-cell/>
          <table:table-cell table:formula="of:=TRIM(MID([.B2011];FIND(&quot;-&quot;;[.B2011])+2;LEN([.B2011])-FIND(&quot;-&quot;;[.B2011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lugumalai</text:p>
          </table:table-cell>
          <table:table-cell/>
          <table:table-cell table:formula="of:=TRIM(MID([.B2012];FIND(&quot;-&quot;;[.B2012])+2;LEN([.B2012])-FIND(&quot;-&quot;;[.B2012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amala Speciality Hospitals Pvt Limited, Kovilpatti</text:p>
          </table:table-cell>
          <table:table-cell/>
          <table:table-cell table:formula="of:=TRIM(MID([.B2013];FIND(&quot;-&quot;;[.B2013])+2;LEN([.B2013])-FIND(&quot;-&quot;;[.B2013])+2))" office:value-type="string" office:string-value="Kamala Speciality Hospitals Pvt Limited, Kovilpatti" calcext:value-type="string">
            <text:p>Kamala Speciality Hospitals Pvt Limited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rungulam UPHC</text:p>
          </table:table-cell>
          <table:table-cell/>
          <table:table-cell table:formula="of:=TRIM(MID([.B2014];FIND(&quot;-&quot;;[.B2014])+2;LEN([.B2014])-FIND(&quot;-&quot;;[.B2014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rungulam UPHC</text:p>
          </table:table-cell>
          <table:table-cell/>
          <table:table-cell table:formula="of:=TRIM(MID([.B2015];FIND(&quot;-&quot;;[.B2015])+2;LEN([.B2015])-FIND(&quot;-&quot;;[.B2015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yamoli</text:p>
          </table:table-cell>
          <table:table-cell/>
          <table:table-cell table:formula="of:=TRIM(MID([.B2016];FIND(&quot;-&quot;;[.B2016])+2;LEN([.B2016])-FIND(&quot;-&quot;;[.B2016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yamoli</text:p>
          </table:table-cell>
          <table:table-cell/>
          <table:table-cell table:formula="of:=TRIM(MID([.B2017];FIND(&quot;-&quot;;[.B2017])+2;LEN([.B2017])-FIND(&quot;-&quot;;[.B2017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eelairal</text:p>
          </table:table-cell>
          <table:table-cell/>
          <table:table-cell table:formula="of:=TRIM(MID([.B2018];FIND(&quot;-&quot;;[.B2018])+2;LEN([.B2018])-FIND(&quot;-&quot;;[.B2018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eelairal</text:p>
          </table:table-cell>
          <table:table-cell/>
          <table:table-cell table:formula="of:=TRIM(MID([.B2019];FIND(&quot;-&quot;;[.B2019])+2;LEN([.B2019])-FIND(&quot;-&quot;;[.B2019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LAPC , KOVILPATTI</text:p>
          </table:table-cell>
          <table:table-cell/>
          <table:table-cell table:formula="of:=TRIM(MID([.B2020];FIND(&quot;-&quot;;[.B2020])+2;LEN([.B2020])-FIND(&quot;-&quot;;[.B2020])+2))" office:value-type="string" office:string-value="LAPC , KOVILPATTI" calcext:value-type="string">
            <text:p>LAPC 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Latha Hospital, Kovilpatti</text:p>
          </table:table-cell>
          <table:table-cell/>
          <table:table-cell table:formula="of:=TRIM(MID([.B2021];FIND(&quot;-&quot;;[.B2021])+2;LEN([.B2021])-FIND(&quot;-&quot;;[.B2021])+2))" office:value-type="string" office:string-value="Latha Hospital, Kovilpatti" calcext:value-type="string">
            <text:p>Lath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Laxmi Poly Clinic, Polepettai West, Tuticorin</text:p>
          </table:table-cell>
          <table:table-cell/>
          <table:table-cell table:formula="of:=TRIM(MID([.B2022];FIND(&quot;-&quot;;[.B2022])+2;LEN([.B2022])-FIND(&quot;-&quot;;[.B2022])+2))" office:value-type="string" office:string-value="Laxmi Poly Clinic, Polepettai West, Tuticorin" calcext:value-type="string">
            <text:p>Laxmi Poly Clinic, Polepettai West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Meignanapuram</text:p>
          </table:table-cell>
          <table:table-cell/>
          <table:table-cell table:formula="of:=TRIM(MID([.B2023];FIND(&quot;-&quot;;[.B2023])+2;LEN([.B2023])-FIND(&quot;-&quot;;[.B2023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eignanapuram</text:p>
          </table:table-cell>
          <table:table-cell/>
          <table:table-cell table:formula="of:=TRIM(MID([.B2024];FIND(&quot;-&quot;;[.B2024])+2;LEN([.B2024])-FIND(&quot;-&quot;;[.B2024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Mudalur Sathangulam Block Hospital</text:p>
          </table:table-cell>
          <table:table-cell/>
          <table:table-cell table:formula="of:=TRIM(MID([.B2025];FIND(&quot;-&quot;;[.B2025])+2;LEN([.B2025])-FIND(&quot;-&quot;;[.B2025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udalur Sathangulam Block Hospital</text:p>
          </table:table-cell>
          <table:table-cell/>
          <table:table-cell table:formula="of:=TRIM(MID([.B2026];FIND(&quot;-&quot;;[.B2026])+2;LEN([.B2026])-FIND(&quot;-&quot;;[.B2026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Nagalapuram</text:p>
          </table:table-cell>
          <table:table-cell/>
          <table:table-cell table:formula="of:=TRIM(MID([.B2027];FIND(&quot;-&quot;;[.B2027])+2;LEN([.B2027])-FIND(&quot;-&quot;;[.B2027])+2))" office:value-type="string" office:string-value="Nagalapuram" calcext:value-type="string">
            <text:p>Nag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National Engineering college</text:p>
          </table:table-cell>
          <table:table-cell/>
          <table:table-cell table:formula="of:=TRIM(MID([.B2028];FIND(&quot;-&quot;;[.B2028])+2;LEN([.B2028])-FIND(&quot;-&quot;;[.B2028])+2))" office:value-type="string" office:string-value="National Engineering college" calcext:value-type="string">
            <text:p>Nation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Ottanatham</text:p>
          </table:table-cell>
          <table:table-cell/>
          <table:table-cell table:formula="of:=TRIM(MID([.B2029];FIND(&quot;-&quot;;[.B2029])+2;LEN([.B2029])-FIND(&quot;-&quot;;[.B2029])+2))" office:value-type="string" office:string-value="Ottanatham" calcext:value-type="string">
            <text:p>Ott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Public Welfare Hospital</text:p>
          </table:table-cell>
          <table:table-cell/>
          <table:table-cell table:formula="of:=TRIM(MID([.B2030];FIND(&quot;-&quot;;[.B2030])+2;LEN([.B2030])-FIND(&quot;-&quot;;[.B2030])+2))" office:value-type="string" office:string-value="Public Welfare Hospital" calcext:value-type="string">
            <text:p>Public Welf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Pudukottai</text:p>
          </table:table-cell>
          <table:table-cell/>
          <table:table-cell table:formula="of:=TRIM(MID([.B2031];FIND(&quot;-&quot;;[.B2031])+2;LEN([.B2031])-FIND(&quot;-&quot;;[.B2031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Pudukottai</text:p>
          </table:table-cell>
          <table:table-cell/>
          <table:table-cell table:formula="of:=TRIM(MID([.B2032];FIND(&quot;-&quot;;[.B2032])+2;LEN([.B2032])-FIND(&quot;-&quot;;[.B2032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RMS Hospital, Kovilpatti</text:p>
          </table:table-cell>
          <table:table-cell/>
          <table:table-cell table:formula="of:=TRIM(MID([.B2033];FIND(&quot;-&quot;;[.B2033])+2;LEN([.B2033])-FIND(&quot;-&quot;;[.B2033])+2))" office:value-type="string" office:string-value="RMS Hospital, Kovilpatti" calcext:value-type="string">
            <text:p>RMS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4];FIND(&quot;-&quot;;[.B2034])+2;LEN([.B2034])-FIND(&quot;-&quot;;[.B2034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5];FIND(&quot;-&quot;;[.B2035])+2;LEN([.B2035])-FIND(&quot;-&quot;;[.B2035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cred Heart Hospital</text:p>
          </table:table-cell>
          <table:table-cell/>
          <table:table-cell table:formula="of:=TRIM(MID([.B2036];FIND(&quot;-&quot;;[.B2036])+2;LEN([.B2036])-FIND(&quot;-&quot;;[.B2036])+2))" office:value-type="string" office:string-value="Sacred Heart Hospital" calcext:value-type="string">
            <text:p>Sacred Hear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si Hospital</text:p>
          </table:table-cell>
          <table:table-cell/>
          <table:table-cell table:formula="of:=TRIM(MID([.B2037];FIND(&quot;-&quot;;[.B2037])+2;LEN([.B2037])-FIND(&quot;-&quot;;[.B2037])+2))" office:value-type="string" office:string-value="Sasi Hospital" calcext:value-type="string">
            <text:p>S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iva Hospital, Kovilpatti</text:p>
          </table:table-cell>
          <table:table-cell/>
          <table:table-cell table:formula="of:=TRIM(MID([.B2038];FIND(&quot;-&quot;;[.B2038])+2;LEN([.B2038])-FIND(&quot;-&quot;;[.B2038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iva Hospital, Kovilpatti</text:p>
          </table:table-cell>
          <table:table-cell/>
          <table:table-cell table:formula="of:=TRIM(MID([.B2039];FIND(&quot;-&quot;;[.B2039])+2;LEN([.B2039])-FIND(&quot;-&quot;;[.B2039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Kayamoli CCC</text:p>
          </table:table-cell>
          <table:table-cell/>
          <table:table-cell table:formula="of:=TRIM(MID([.B2040];FIND(&quot;-&quot;;[.B2040])+2;LEN([.B2040])-FIND(&quot;-&quot;;[.B2040])+2))" office:value-type="string" office:string-value="SIVANTHI ADITANAR COLLEGE, Kayamoli CCC" calcext:value-type="string">
            <text:p>SIVANTHI ADITANAR COLLEGE, Kayamol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SIVANTHI ADITANAR COLLEGE, Kayamoli ICCC</text:p>
          </table:table-cell>
          <table:table-cell/>
          <table:table-cell table:formula="of:=TRIM(MID([.B2041];FIND(&quot;-&quot;;[.B2041])+2;LEN([.B2041])-FIND(&quot;-&quot;;[.B2041])+2))" office:value-type="string" office:string-value="SIVANTHI ADITANAR COLLEGE, Kayamoli ICCC" calcext:value-type="string">
            <text:p>SIVANTHI ADITANAR COLLEGE, Kayamol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TIRUCHENDUR</text:p>
          </table:table-cell>
          <table:table-cell/>
          <table:table-cell table:formula="of:=TRIM(MID([.B2042];FIND(&quot;-&quot;;[.B2042])+2;LEN([.B2042])-FIND(&quot;-&quot;;[.B2042])+2))" office:value-type="string" office:string-value="SIVANTHI ADITANAR COLLEGE, TIRUCHENDUR" calcext:value-type="string">
            <text:p>SIVANTHI ADITANAR COLLEGE, 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ee Chendur Multispeciality Hospital, Kovilpatti</text:p>
          </table:table-cell>
          <table:table-cell/>
          <table:table-cell table:formula="of:=TRIM(MID([.B2043];FIND(&quot;-&quot;;[.B2043])+2;LEN([.B2043])-FIND(&quot;-&quot;;[.B2043])+2))" office:value-type="string" office:string-value="Sree Chendur Multispeciality Hospital, Kovilpatti" calcext:value-type="string">
            <text:p>Sree Chendur Multispeciality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Hospitals, Kovilpatti</text:p>
          </table:table-cell>
          <table:table-cell/>
          <table:table-cell table:formula="of:=TRIM(MID([.B2044];FIND(&quot;-&quot;;[.B2044])+2;LEN([.B2044])-FIND(&quot;-&quot;;[.B2044])+2))" office:value-type="string" office:string-value="Sri Hospitals, Kovilpatti" calcext:value-type="string">
            <text:p>Sri Hospitals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ri Murali Hospital Kovilpatti</text:p>
          </table:table-cell>
          <table:table-cell/>
          <table:table-cell table:formula="of:=TRIM(MID([.B2045];FIND(&quot;-&quot;;[.B2045])+2;LEN([.B2045])-FIND(&quot;-&quot;;[.B2045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Murali Hospital Kovilpatti</text:p>
          </table:table-cell>
          <table:table-cell/>
          <table:table-cell table:formula="of:=TRIM(MID([.B2046];FIND(&quot;-&quot;;[.B2046])+2;LEN([.B2046])-FIND(&quot;-&quot;;[.B2046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t.Lukes Hospital, Nazareth</text:p>
          </table:table-cell>
          <table:table-cell/>
          <table:table-cell table:formula="of:=TRIM(MID([.B2047];FIND(&quot;-&quot;;[.B2047])+2;LEN([.B2047])-FIND(&quot;-&quot;;[.B2047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t.Lukes Hospital, Nazareth</text:p>
          </table:table-cell>
          <table:table-cell/>
          <table:table-cell table:formula="of:=TRIM(MID([.B2048];FIND(&quot;-&quot;;[.B2048])+2;LEN([.B2048])-FIND(&quot;-&quot;;[.B2048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dikshaPrabhu Hospital, Kovilpatti</text:p>
          </table:table-cell>
          <table:table-cell/>
          <table:table-cell table:formula="of:=TRIM(MID([.B2049];FIND(&quot;-&quot;;[.B2049])+2;LEN([.B2049])-FIND(&quot;-&quot;;[.B2049])+2))" office:value-type="string" office:string-value="SudikshaPrabhu Hospital, Kovilpatti" calcext:value-type="string">
            <text:p>SudikshaPrabhu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uganthi Nursing Home</text:p>
          </table:table-cell>
          <table:table-cell/>
          <table:table-cell table:formula="of:=TRIM(MID([.B2050];FIND(&quot;-&quot;;[.B2050])+2;LEN([.B2050])-FIND(&quot;-&quot;;[.B2050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ganthi Nursing Home</text:p>
          </table:table-cell>
          <table:table-cell/>
          <table:table-cell table:formula="of:=TRIM(MID([.B2051];FIND(&quot;-&quot;;[.B2051])+2;LEN([.B2051])-FIND(&quot;-&quot;;[.B2051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The Thanaraj Speciality Hospital,Thoothukudi</text:p>
          </table:table-cell>
          <table:table-cell/>
          <table:table-cell table:formula="of:=TRIM(MID([.B2052];FIND(&quot;-&quot;;[.B2052])+2;LEN([.B2052])-FIND(&quot;-&quot;;[.B2052])+2))" office:value-type="string" office:string-value="The Thanaraj Speciality Hospital,Thoothukudi" calcext:value-type="string">
            <text:p>The Thanaraj Speciality Hospital,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THOOTHUKUDI MEDICAL COLEGE HOSPITAL</text:p>
          </table:table-cell>
          <table:table-cell/>
          <table:table-cell table:formula="of:=TRIM(MID([.B2053];FIND(&quot;-&quot;;[.B2053])+2;LEN([.B2053])-FIND(&quot;-&quot;;[.B2053])+2))" office:value-type="string" office:string-value="THOOTHUKUDI MEDICAL COLEGE HOSPITAL" calcext:value-type="string">
            <text:p>THOOTHUKUDI MEDICAL CO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Vasan Hospital, Kovilpatti</text:p>
          </table:table-cell>
          <table:table-cell/>
          <table:table-cell table:formula="of:=TRIM(MID([.B2054];FIND(&quot;-&quot;;[.B2054])+2;LEN([.B2054])-FIND(&quot;-&quot;;[.B2054])+2))" office:value-type="string" office:string-value="Vasan Hospital, Kovilpatti" calcext:value-type="string">
            <text:p>Vasan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Annai Velankanni Multi Speciality Hospital, Palayamkottai</text:p>
          </table:table-cell>
          <table:table-cell/>
          <table:table-cell table:formula="of:=TRIM(MID([.B2055];FIND(&quot;-&quot;;[.B2055])+2;LEN([.B2055])-FIND(&quot;-&quot;;[.B2055])+2))" office:value-type="string" office:string-value="Annai Velankanni Multi Speciality Hospital, Palayamkottai" calcext:value-type="string">
            <text:p>Annai Velankanni Multi Speciality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Beedi Worker Hospital, Mukkudal</text:p>
          </table:table-cell>
          <table:table-cell/>
          <table:table-cell table:formula="of:=TRIM(MID([.B2056];FIND(&quot;-&quot;;[.B2056])+2;LEN([.B2056])-FIND(&quot;-&quot;;[.B2056])+2))" office:value-type="string" office:string-value="Beedi Worker Hospital, Mukkudal" calcext:value-type="string">
            <text:p>Beedi Worker Hospital, 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hella Surya Hospital, Tirunelveli</text:p>
          </table:table-cell>
          <table:table-cell/>
          <table:table-cell table:formula="of:=TRIM(MID([.B2057];FIND(&quot;-&quot;;[.B2057])+2;LEN([.B2057])-FIND(&quot;-&quot;;[.B2057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Chella Surya Hospital, Tirunelveli</text:p>
          </table:table-cell>
          <table:table-cell/>
          <table:table-cell table:formula="of:=TRIM(MID([.B2058];FIND(&quot;-&quot;;[.B2058])+2;LEN([.B2058])-FIND(&quot;-&quot;;[.B2058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Corporation Marriage Hall</text:p>
          </table:table-cell>
          <table:table-cell/>
          <table:table-cell table:formula="of:=TRIM(MID([.B2059];FIND(&quot;-&quot;;[.B2059])+2;LEN([.B2059])-FIND(&quot;-&quot;;[.B2059])+2))" office:value-type="string" office:string-value="Corporation Marriage Hall" calcext:value-type="string">
            <text:p>Corporation Marriage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SI Bellpins Indirani Chelladurai Mission Hospital, Palayamkottai</text:p>
          </table:table-cell>
          <table:table-cell/>
          <table:table-cell table:formula="of:=TRIM(MID([.B2060];FIND(&quot;-&quot;;[.B2060])+2;LEN([.B2060])-FIND(&quot;-&quot;;[.B2060])+2))" office:value-type="string" office:string-value="CSI Bellpins Indirani Chelladurai Mission Hospital, Palayamkottai" calcext:value-type="string">
            <text:p>CSI Bellpins Indirani Chelladurai Mission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CSI Bellpins Mission <text:s/>Indrani Chelladurai Mission Hospital, Tirunelveli</text:p>
          </table:table-cell>
          <table:table-cell/>
          <table:table-cell table:formula="of:=TRIM(MID([.B2061];FIND(&quot;-&quot;;[.B2061])+2;LEN([.B2061])-FIND(&quot;-&quot;;[.B2061])+2))" office:value-type="string" office:string-value="CSI Bellpins Mission Indrani Chelladurai Mission Hospital, Tirunelveli" calcext:value-type="string">
            <text:p>CSI Bellpins Mission Indrani Chelladurai Mission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Dr.Ashraf ortho hospital</text:p>
          </table:table-cell>
          <table:table-cell/>
          <table:table-cell table:formula="of:=TRIM(MID([.B2062];FIND(&quot;-&quot;;[.B2062])+2;LEN([.B2062])-FIND(&quot;-&quot;;[.B2062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Dr.Ashraf ortho hospital</text:p>
          </table:table-cell>
          <table:table-cell/>
          <table:table-cell table:formula="of:=TRIM(MID([.B2063];FIND(&quot;-&quot;;[.B2063])+2;LEN([.B2063])-FIND(&quot;-&quot;;[.B2063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FX Polytechnic, Tharuvai</text:p>
          </table:table-cell>
          <table:table-cell/>
          <table:table-cell table:formula="of:=TRIM(MID([.B2064];FIND(&quot;-&quot;;[.B2064])+2;LEN([.B2064])-FIND(&quot;-&quot;;[.B2064])+2))" office:value-type="string" office:string-value="FX Polytechnic, Tharuvai" calcext:value-type="string">
            <text:p>FX Polytechnic, Tharu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andhiMathi School</text:p>
          </table:table-cell>
          <table:table-cell/>
          <table:table-cell table:formula="of:=TRIM(MID([.B2065];FIND(&quot;-&quot;;[.B2065])+2;LEN([.B2065])-FIND(&quot;-&quot;;[.B2065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andhiMathi School</text:p>
          </table:table-cell>
          <table:table-cell/>
          <table:table-cell table:formula="of:=TRIM(MID([.B2066];FIND(&quot;-&quot;;[.B2066])+2;LEN([.B2066])-FIND(&quot;-&quot;;[.B2066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Gem Head and Neck Hospital, Tirunelveli</text:p>
          </table:table-cell>
          <table:table-cell/>
          <table:table-cell table:formula="of:=TRIM(MID([.B2067];FIND(&quot;-&quot;;[.B2067])+2;LEN([.B2067])-FIND(&quot;-&quot;;[.B2067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Gem Head and Neck Hospital, Tirunelveli</text:p>
          </table:table-cell>
          <table:table-cell/>
          <table:table-cell table:formula="of:=TRIM(MID([.B2068];FIND(&quot;-&quot;;[.B2068])+2;LEN([.B2068])-FIND(&quot;-&quot;;[.B2068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Gold Child &amp; Chest Hospital,Vannarpettai</text:p>
          </table:table-cell>
          <table:table-cell/>
          <table:table-cell table:formula="of:=TRIM(MID([.B2069];FIND(&quot;-&quot;;[.B2069])+2;LEN([.B2069])-FIND(&quot;-&quot;;[.B2069])+2))" office:value-type="string" office:string-value="Gold Child &amp; Chest Hospital,Vannarpettai" calcext:value-type="string">
            <text:p>Gold Child &amp; Chest Hospital,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overnment Engineering College, Tirunelveli</text:p>
          </table:table-cell>
          <table:table-cell/>
          <table:table-cell table:formula="of:=TRIM(MID([.B2070];FIND(&quot;-&quot;;[.B2070])+2;LEN([.B2070])-FIND(&quot;-&quot;;[.B2070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ernment Engineering College, Tirunelveli</text:p>
          </table:table-cell>
          <table:table-cell/>
          <table:table-cell table:formula="of:=TRIM(MID([.B2071];FIND(&quot;-&quot;;[.B2071])+2;LEN([.B2071])-FIND(&quot;-&quot;;[.B2071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t. Siddha Medical College Hospital</text:p>
          </table:table-cell>
          <table:table-cell/>
          <table:table-cell table:formula="of:=TRIM(MID([.B2072];FIND(&quot;-&quot;;[.B2072])+2;LEN([.B2072])-FIND(&quot;-&quot;;[.B2072])+2))" office:value-type="string" office:string-value="Govt. Siddha Medical College Hospital" calcext:value-type="string">
            <text:p>Govt. Sid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allur</text:p>
          </table:table-cell>
          <table:table-cell/>
          <table:table-cell table:formula="of:=TRIM(MID([.B2073];FIND(&quot;-&quot;;[.B2073])+2;LEN([.B2073])-FIND(&quot;-&quot;;[.B2073])+2))" office:value-type="string" office:string-value="Kallur" calcext:value-type="string">
            <text:p>K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okkirakulam</text:p>
          </table:table-cell>
          <table:table-cell/>
          <table:table-cell table:formula="of:=TRIM(MID([.B2074];FIND(&quot;-&quot;;[.B2074])+2;LEN([.B2074])-FIND(&quot;-&quot;;[.B2074])+2))" office:value-type="string" office:string-value="Kokkirakulam" calcext:value-type="string">
            <text:p>Kokkir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oodankulam GH</text:p>
          </table:table-cell>
          <table:table-cell/>
          <table:table-cell table:formula="of:=TRIM(MID([.B2075];FIND(&quot;-&quot;;[.B2075])+2;LEN([.B2075])-FIND(&quot;-&quot;;[.B2075])+2))" office:value-type="string" office:string-value="Koodankulam GH" calcext:value-type="string">
            <text:p>Koodan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rishna Maternity Home &amp;Peadiatric Centre, Palayamkottai</text:p>
          </table:table-cell>
          <table:table-cell/>
          <table:table-cell table:formula="of:=TRIM(MID([.B2076];FIND(&quot;-&quot;;[.B2076])+2;LEN([.B2076])-FIND(&quot;-&quot;;[.B2076])+2))" office:value-type="string" office:string-value="Krishna Maternity Home &amp;Peadiatric Centre, Palayamkottai" calcext:value-type="string">
            <text:p>Krishna Maternity Home &amp;Peadiatric Centre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elapalayam</text:p>
          </table:table-cell>
          <table:table-cell/>
          <table:table-cell table:formula="of:=TRIM(MID([.B2077];FIND(&quot;-&quot;;[.B2077])+2;LEN([.B2077])-FIND(&quot;-&quot;;[.B2077])+2))" office:value-type="string" office:string-value="Melapalayam" calcext:value-type="string">
            <text:p>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kkudal</text:p>
          </table:table-cell>
          <table:table-cell/>
          <table:table-cell table:formula="of:=TRIM(MID([.B2078];FIND(&quot;-&quot;;[.B2078])+2;LEN([.B2078])-FIND(&quot;-&quot;;[.B2078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kkudal</text:p>
          </table:table-cell>
          <table:table-cell/>
          <table:table-cell table:formula="of:=TRIM(MID([.B2079];FIND(&quot;-&quot;;[.B2079])+2;LEN([.B2079])-FIND(&quot;-&quot;;[.B2079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nanjipatti</text:p>
          </table:table-cell>
          <table:table-cell/>
          <table:table-cell table:formula="of:=TRIM(MID([.B2080];FIND(&quot;-&quot;;[.B2080])+2;LEN([.B2080])-FIND(&quot;-&quot;;[.B2080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nanjipatti</text:p>
          </table:table-cell>
          <table:table-cell/>
          <table:table-cell table:formula="of:=TRIM(MID([.B2081];FIND(&quot;-&quot;;[.B2081])+2;LEN([.B2081])-FIND(&quot;-&quot;;[.B2081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Muthamiz Hospital, Palyyamkottai</text:p>
          </table:table-cell>
          <table:table-cell/>
          <table:table-cell table:formula="of:=TRIM(MID([.B2082];FIND(&quot;-&quot;;[.B2082])+2;LEN([.B2082])-FIND(&quot;-&quot;;[.B2082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Muthamiz Hospital, Palyyamkottai</text:p>
          </table:table-cell>
          <table:table-cell/>
          <table:table-cell table:formula="of:=TRIM(MID([.B2083];FIND(&quot;-&quot;;[.B2083])+2;LEN([.B2083])-FIND(&quot;-&quot;;[.B2083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Muthu Hospital,Kulavanigarpuram</text:p>
          </table:table-cell>
          <table:table-cell/>
          <table:table-cell table:formula="of:=TRIM(MID([.B2084];FIND(&quot;-&quot;;[.B2084])+2;LEN([.B2084])-FIND(&quot;-&quot;;[.B2084])+2))" office:value-type="string" office:string-value="Muthu Hospital,Kulavanigarpuram" calcext:value-type="string">
            <text:p>Muthu Hospital,Kulavanigar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V Puram</text:p>
          </table:table-cell>
          <table:table-cell/>
          <table:table-cell table:formula="of:=TRIM(MID([.B2085];FIND(&quot;-&quot;;[.B2085])+2;LEN([.B2085])-FIND(&quot;-&quot;;[.B2085])+2))" office:value-type="string" office:string-value="MV Puram" calcext:value-type="string">
            <text:p>MV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</text:p>
          </table:table-cell>
          <table:table-cell/>
          <table:table-cell table:formula="of:=TRIM(MID([.B2086];FIND(&quot;-&quot;;[.B2086])+2;LEN([.B2086])-FIND(&quot;-&quot;;[.B2086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</text:p>
          </table:table-cell>
          <table:table-cell/>
          <table:table-cell table:formula="of:=TRIM(MID([.B2087];FIND(&quot;-&quot;;[.B2087])+2;LEN([.B2087])-FIND(&quot;-&quot;;[.B2087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 Melapalayam</text:p>
          </table:table-cell>
          <table:table-cell/>
          <table:table-cell table:formula="of:=TRIM(MID([.B2088];FIND(&quot;-&quot;;[.B2088])+2;LEN([.B2088])-FIND(&quot;-&quot;;[.B2088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 Melapalayam</text:p>
          </table:table-cell>
          <table:table-cell/>
          <table:table-cell table:formula="of:=TRIM(MID([.B2089];FIND(&quot;-&quot;;[.B2089])+2;LEN([.B2089])-FIND(&quot;-&quot;;[.B2089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0];FIND(&quot;-&quot;;[.B2090])+2;LEN([.B2090])-FIND(&quot;-&quot;;[.B2090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1];FIND(&quot;-&quot;;[.B2091])+2;LEN([.B2091])-FIND(&quot;-&quot;;[.B2091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mkottai</text:p>
          </table:table-cell>
          <table:table-cell/>
          <table:table-cell table:formula="of:=TRIM(MID([.B2092];FIND(&quot;-&quot;;[.B2092])+2;LEN([.B2092])-FIND(&quot;-&quot;;[.B2092])+2))" office:value-type="string" office:string-value="Palayamkottai" calcext:value-type="string">
            <text:p>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pettai</text:p>
          </table:table-cell>
          <table:table-cell/>
          <table:table-cell table:formula="of:=TRIM(MID([.B2093];FIND(&quot;-&quot;;[.B2093])+2;LEN([.B2093])-FIND(&quot;-&quot;;[.B2093])+2))" office:value-type="string" office:string-value="Palayapettai" calcext:value-type="string">
            <text:p>Palay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nagudi</text:p>
          </table:table-cell>
          <table:table-cell/>
          <table:table-cell table:formula="of:=TRIM(MID([.B2094];FIND(&quot;-&quot;;[.B2094])+2;LEN([.B2094])-FIND(&quot;-&quot;;[.B2094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nagudi</text:p>
          </table:table-cell>
          <table:table-cell/>
          <table:table-cell table:formula="of:=TRIM(MID([.B2095];FIND(&quot;-&quot;;[.B2095])+2;LEN([.B2095])-FIND(&quot;-&quot;;[.B2095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hamadai</text:p>
          </table:table-cell>
          <table:table-cell/>
          <table:table-cell table:formula="of:=TRIM(MID([.B2096];FIND(&quot;-&quot;;[.B2096])+2;LEN([.B2096])-FIND(&quot;-&quot;;[.B2096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thamadai</text:p>
          </table:table-cell>
          <table:table-cell/>
          <table:table-cell table:formula="of:=TRIM(MID([.B2097];FIND(&quot;-&quot;;[.B2097])+2;LEN([.B2097])-FIND(&quot;-&quot;;[.B2097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tapathu</text:p>
          </table:table-cell>
          <table:table-cell/>
          <table:table-cell table:formula="of:=TRIM(MID([.B2098];FIND(&quot;-&quot;;[.B2098])+2;LEN([.B2098])-FIND(&quot;-&quot;;[.B2098])+2))" office:value-type="string" office:string-value="Pattapathu" calcext:value-type="string">
            <text:p>Pattapath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EACE HEALTH CENTRE</text:p>
          </table:table-cell>
          <table:table-cell/>
          <table:table-cell table:formula="of:=TRIM(MID([.B2099];FIND(&quot;-&quot;;[.B2099])+2;LEN([.B2099])-FIND(&quot;-&quot;;[.B2099])+2))" office:value-type="string" office:string-value="PEACE HEALTH CENTRE" calcext:value-type="string">
            <text:p>PEACE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rumalpuram</text:p>
          </table:table-cell>
          <table:table-cell/>
          <table:table-cell table:formula="of:=TRIM(MID([.B2100];FIND(&quot;-&quot;;[.B2100])+2;LEN([.B2100])-FIND(&quot;-&quot;;[.B2100])+2))" office:value-type="string" office:string-value="Perumalpuram" calcext:value-type="string">
            <text:p>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ttai</text:p>
          </table:table-cell>
          <table:table-cell/>
          <table:table-cell table:formula="of:=TRIM(MID([.B2101];FIND(&quot;-&quot;;[.B2101])+2;LEN([.B2101])-FIND(&quot;-&quot;;[.B2101])+2))" office:value-type="string" office:string-value="Pettai" calcext:value-type="string">
            <text:p>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onra Multispeciality Hospital</text:p>
          </table:table-cell>
          <table:table-cell/>
          <table:table-cell table:formula="of:=TRIM(MID([.B2102];FIND(&quot;-&quot;;[.B2102])+2;LEN([.B2102])-FIND(&quot;-&quot;;[.B2102])+2))" office:value-type="string" office:string-value="Ponra Multispeciality Hospital" calcext:value-type="string">
            <text:p>Ponra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Reddiarpatti</text:p>
          </table:table-cell>
          <table:table-cell/>
          <table:table-cell table:formula="of:=TRIM(MID([.B2103];FIND(&quot;-&quot;;[.B2103])+2;LEN([.B2103])-FIND(&quot;-&quot;;[.B2103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Reddiarpatti</text:p>
          </table:table-cell>
          <table:table-cell/>
          <table:table-cell table:formula="of:=TRIM(MID([.B2104];FIND(&quot;-&quot;;[.B2104])+2;LEN([.B2104])-FIND(&quot;-&quot;;[.B2104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semary Mission Hospitals &amp; Research Centre, Vannarpettai</text:p>
          </table:table-cell>
          <table:table-cell/>
          <table:table-cell table:formula="of:=TRIM(MID([.B2105];FIND(&quot;-&quot;;[.B2105])+2;LEN([.B2105])-FIND(&quot;-&quot;;[.B2105])+2))" office:value-type="string" office:string-value="Rosemary Mission Hospitals &amp; Research Centre, Vannarpettai" calcext:value-type="string">
            <text:p>Rosemary Mission Hospitals &amp; Research Centre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yal Hospital, NGO Colony</text:p>
          </table:table-cell>
          <table:table-cell/>
          <table:table-cell table:formula="of:=TRIM(MID([.B2106];FIND(&quot;-&quot;;[.B2106])+2;LEN([.B2106])-FIND(&quot;-&quot;;[.B2106])+2))" office:value-type="string" office:string-value="Royal Hospital, NGO Colony" calcext:value-type="string">
            <text:p>Royal Hospital, NGO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RSP Nursing Home and RSP Cardio thoracic R&amp;C</text:p>
          </table:table-cell>
          <table:table-cell/>
          <table:table-cell table:formula="of:=TRIM(MID([.B2107];FIND(&quot;-&quot;;[.B2107])+2;LEN([.B2107])-FIND(&quot;-&quot;;[.B2107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SP Nursing Home and RSP Cardio thoracic R&amp;C</text:p>
          </table:table-cell>
          <table:table-cell/>
          <table:table-cell table:formula="of:=TRIM(MID([.B2108];FIND(&quot;-&quot;;[.B2108])+2;LEN([.B2108])-FIND(&quot;-&quot;;[.B2108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amathanapuram</text:p>
          </table:table-cell>
          <table:table-cell/>
          <table:table-cell table:formula="of:=TRIM(MID([.B2109];FIND(&quot;-&quot;;[.B2109])+2;LEN([.B2109])-FIND(&quot;-&quot;;[.B2109])+2))" office:value-type="string" office:string-value="Samathanapuram" calcext:value-type="string">
            <text:p>Samath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cad Engineering College</text:p>
          </table:table-cell>
          <table:table-cell/>
          <table:table-cell table:formula="of:=TRIM(MID([.B2110];FIND(&quot;-&quot;;[.B2110])+2;LEN([.B2110])-FIND(&quot;-&quot;;[.B2110])+2))" office:value-type="string" office:string-value="Scad Engineering College" calcext:value-type="string">
            <text:p>Scad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elvan Hospital, Malapalayam</text:p>
          </table:table-cell>
          <table:table-cell/>
          <table:table-cell table:formula="of:=TRIM(MID([.B2111];FIND(&quot;-&quot;;[.B2111])+2;LEN([.B2111])-FIND(&quot;-&quot;;[.B2111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2];FIND(&quot;-&quot;;[.B2112])+2;LEN([.B2112])-FIND(&quot;-&quot;;[.B2112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3];FIND(&quot;-&quot;;[.B2113])+2;LEN([.B2113])-FIND(&quot;-&quot;;[.B2113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ifa Hospital</text:p>
          </table:table-cell>
          <table:table-cell/>
          <table:table-cell table:formula="of:=TRIM(MID([.B2114];FIND(&quot;-&quot;;[.B2114])+2;LEN([.B2114])-FIND(&quot;-&quot;;[.B2114])+2))" office:value-type="string" office:string-value="Shifa Hospital" calcext:value-type="string">
            <text:p>Shif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hree Vijaya Hospital, Malapalayam</text:p>
          </table:table-cell>
          <table:table-cell/>
          <table:table-cell table:formula="of:=TRIM(MID([.B2115];FIND(&quot;-&quot;;[.B2115])+2;LEN([.B2115])-FIND(&quot;-&quot;;[.B2115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ree Vijaya Hospital, Malapalayam</text:p>
          </table:table-cell>
          <table:table-cell/>
          <table:table-cell table:formula="of:=TRIM(MID([.B2116];FIND(&quot;-&quot;;[.B2116])+2;LEN([.B2116])-FIND(&quot;-&quot;;[.B2116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ivanantha Hospital, Pathamadai</text:p>
          </table:table-cell>
          <table:table-cell/>
          <table:table-cell table:formula="of:=TRIM(MID([.B2117];FIND(&quot;-&quot;;[.B2117])+2;LEN([.B2117])-FIND(&quot;-&quot;;[.B2117])+2))" office:value-type="string" office:string-value="Sivanantha Hospital, Pathamadai" calcext:value-type="string">
            <text:p>Sivanantha Hospital, 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, Tirunelveli</text:p>
          </table:table-cell>
          <table:table-cell/>
          <table:table-cell table:formula="of:=TRIM(MID([.B2118];FIND(&quot;-&quot;;[.B2118])+2;LEN([.B2118])-FIND(&quot;-&quot;;[.B2118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, Tirunelveli</text:p>
          </table:table-cell>
          <table:table-cell/>
          <table:table-cell table:formula="of:=TRIM(MID([.B2119];FIND(&quot;-&quot;;[.B2119])+2;LEN([.B2119])-FIND(&quot;-&quot;;[.B2119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s, Tirunelveli</text:p>
          </table:table-cell>
          <table:table-cell/>
          <table:table-cell table:formula="of:=TRIM(MID([.B2120];FIND(&quot;-&quot;;[.B2120])+2;LEN([.B2120])-FIND(&quot;-&quot;;[.B2120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s, Tirunelveli</text:p>
          </table:table-cell>
          <table:table-cell/>
          <table:table-cell table:formula="of:=TRIM(MID([.B2121];FIND(&quot;-&quot;;[.B2121])+2;LEN([.B2121])-FIND(&quot;-&quot;;[.B2121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Vishnu Priya Hospital, Palayamkottai</text:p>
          </table:table-cell>
          <table:table-cell/>
          <table:table-cell table:formula="of:=TRIM(MID([.B2122];FIND(&quot;-&quot;;[.B2122])+2;LEN([.B2122])-FIND(&quot;-&quot;;[.B2122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Vishnu Priya Hospital, Palayamkottai</text:p>
          </table:table-cell>
          <table:table-cell/>
          <table:table-cell table:formula="of:=TRIM(MID([.B2123];FIND(&quot;-&quot;;[.B2123])+2;LEN([.B2123])-FIND(&quot;-&quot;;[.B2123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udharson Platinum Hospitals, Vannarpettai</text:p>
          </table:table-cell>
          <table:table-cell/>
          <table:table-cell table:formula="of:=TRIM(MID([.B2124];FIND(&quot;-&quot;;[.B2124])+2;LEN([.B2124])-FIND(&quot;-&quot;;[.B2124])+2))" office:value-type="string" office:string-value="Sudharson Platinum Hospitals, Vannarpettai" calcext:value-type="string">
            <text:p>Sudharson Platinum Hospitals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rugurungudi</text:p>
          </table:table-cell>
          <table:table-cell/>
          <table:table-cell table:formula="of:=TRIM(MID([.B2125];FIND(&quot;-&quot;;[.B2125])+2;LEN([.B2125])-FIND(&quot;-&quot;;[.B2125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hirugurungudi</text:p>
          </table:table-cell>
          <table:table-cell/>
          <table:table-cell table:formula="of:=TRIM(MID([.B2126];FIND(&quot;-&quot;;[.B2126])+2;LEN([.B2126])-FIND(&quot;-&quot;;[.B2126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saianvilai</text:p>
          </table:table-cell>
          <table:table-cell/>
          <table:table-cell table:formula="of:=TRIM(MID([.B2127];FIND(&quot;-&quot;;[.B2127])+2;LEN([.B2127])-FIND(&quot;-&quot;;[.B2127])+2))" office:value-type="string" office:string-value="Thisaianvilai" calcext:value-type="string">
            <text:p>Thisaianvi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Tirunelveli Medical College Hospital</text:p>
          </table:table-cell>
          <table:table-cell/>
          <table:table-cell table:formula="of:=TRIM(MID([.B2128];FIND(&quot;-&quot;;[.B2128])+2;LEN([.B2128])-FIND(&quot;-&quot;;[.B2128])+2))" office:value-type="string" office:string-value="Tirunelveli Medical College Hospital" calcext:value-type="string">
            <text:p>Tirunelvel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isayanvillai</text:p>
          </table:table-cell>
          <table:table-cell/>
          <table:table-cell table:formula="of:=TRIM(MID([.B2129];FIND(&quot;-&quot;;[.B2129])+2;LEN([.B2129])-FIND(&quot;-&quot;;[.B2129])+2))" office:value-type="string" office:string-value="Tisayanvillai" calcext:value-type="string">
            <text:p>Tisayanvil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Ukkirankotttai</text:p>
          </table:table-cell>
          <table:table-cell/>
          <table:table-cell table:formula="of:=TRIM(MID([.B2130];FIND(&quot;-&quot;;[.B2130])+2;LEN([.B2130])-FIND(&quot;-&quot;;[.B2130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Ukkirankotttai</text:p>
          </table:table-cell>
          <table:table-cell/>
          <table:table-cell table:formula="of:=TRIM(MID([.B2131];FIND(&quot;-&quot;;[.B2131])+2;LEN([.B2131])-FIND(&quot;-&quot;;[.B2131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Vairavikulam</text:p>
          </table:table-cell>
          <table:table-cell/>
          <table:table-cell table:formula="of:=TRIM(MID([.B2132];FIND(&quot;-&quot;;[.B2132])+2;LEN([.B2132])-FIND(&quot;-&quot;;[.B2132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Vairavikulam</text:p>
          </table:table-cell>
          <table:table-cell/>
          <table:table-cell table:formula="of:=TRIM(MID([.B2133];FIND(&quot;-&quot;;[.B2133])+2;LEN([.B2133])-FIND(&quot;-&quot;;[.B2133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VJ Hospital</text:p>
          </table:table-cell>
          <table:table-cell/>
          <table:table-cell table:formula="of:=TRIM(MID([.B2134];FIND(&quot;-&quot;;[.B2134])+2;LEN([.B2134])-FIND(&quot;-&quot;;[.B2134])+2))" office:value-type="string" office:string-value="VJ Hospital" calcext:value-type="string">
            <text:p>V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KARAM HOSPITAL</text:p>
          </table:table-cell>
          <table:table-cell/>
          <table:table-cell table:formula="of:=TRIM(MID([.B2135];FIND(&quot;-&quot;;[.B2135])+2;LEN([.B2135])-FIND(&quot;-&quot;;[.B2135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KARAM HOSPITAL</text:p>
          </table:table-cell>
          <table:table-cell/>
          <table:table-cell table:formula="of:=TRIM(MID([.B2136];FIND(&quot;-&quot;;[.B2136])+2;LEN([.B2136])-FIND(&quot;-&quot;;[.B2136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karam Hospital, Thennampalayam Extension</text:p>
          </table:table-cell>
          <table:table-cell/>
          <table:table-cell table:formula="of:=TRIM(MID([.B2137];FIND(&quot;-&quot;;[.B2137])+2;LEN([.B2137])-FIND(&quot;-&quot;;[.B2137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karam Hospital, Thennampalayam Extension</text:p>
          </table:table-cell>
          <table:table-cell/>
          <table:table-cell table:formula="of:=TRIM(MID([.B2138];FIND(&quot;-&quot;;[.B2138])+2;LEN([.B2138])-FIND(&quot;-&quot;;[.B2138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MC COVID CARE CENTER</text:p>
          </table:table-cell>
          <table:table-cell/>
          <table:table-cell table:formula="of:=TRIM(MID([.B2139];FIND(&quot;-&quot;;[.B2139])+2;LEN([.B2139])-FIND(&quot;-&quot;;[.B2139])+2))" office:value-type="string" office:string-value="AMC COVID CARE CENTER" calcext:value-type="string">
            <text:p>AMC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resta Medical Center</text:p>
          </table:table-cell>
          <table:table-cell/>
          <table:table-cell table:formula="of:=TRIM(MID([.B2140];FIND(&quot;-&quot;;[.B2140])+2;LEN([.B2140])-FIND(&quot;-&quot;;[.B2140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resta Medical Center</text:p>
          </table:table-cell>
          <table:table-cell/>
          <table:table-cell table:formula="of:=TRIM(MID([.B2141];FIND(&quot;-&quot;;[.B2141])+2;LEN([.B2141])-FIND(&quot;-&quot;;[.B2141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Ashwath Hospital, Vellakovil</text:p>
          </table:table-cell>
          <table:table-cell/>
          <table:table-cell table:formula="of:=TRIM(MID([.B2142];FIND(&quot;-&quot;;[.B2142])+2;LEN([.B2142])-FIND(&quot;-&quot;;[.B2142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shwath Hospital, Vellakovil</text:p>
          </table:table-cell>
          <table:table-cell/>
          <table:table-cell table:formula="of:=TRIM(MID([.B2143];FIND(&quot;-&quot;;[.B2143])+2;LEN([.B2143])-FIND(&quot;-&quot;;[.B2143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vinashi GH</text:p>
          </table:table-cell>
          <table:table-cell/>
          <table:table-cell table:formula="of:=TRIM(MID([.B2144];FIND(&quot;-&quot;;[.B2144])+2;LEN([.B2144])-FIND(&quot;-&quot;;[.B2144])+2))" office:value-type="string" office:string-value="Avinashi GH" calcext:value-type="string">
            <text:p>Avinas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2145];FIND(&quot;-&quot;;[.B2145])+2;LEN([.B2145])-FIND(&quot;-&quot;;[.B2145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Chandar Nursing Home, Gandhi Nagar, Tirupur</text:p>
          </table:table-cell>
          <table:table-cell/>
          <table:table-cell table:formula="of:=TRIM(MID([.B2146];FIND(&quot;-&quot;;[.B2146])+2;LEN([.B2146])-FIND(&quot;-&quot;;[.B2146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handar Nursing Home, Gandhi Nagar, Tirupur</text:p>
          </table:table-cell>
          <table:table-cell/>
          <table:table-cell table:formula="of:=TRIM(MID([.B2147];FIND(&quot;-&quot;;[.B2147])+2;LEN([.B2147])-FIND(&quot;-&quot;;[.B2147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Cheyur</text:p>
          </table:table-cell>
          <table:table-cell/>
          <table:table-cell table:formula="of:=TRIM(MID([.B2148];FIND(&quot;-&quot;;[.B2148])+2;LEN([.B2148])-FIND(&quot;-&quot;;[.B2148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Cheyur</text:p>
          </table:table-cell>
          <table:table-cell/>
          <table:table-cell table:formula="of:=TRIM(MID([.B2149];FIND(&quot;-&quot;;[.B2149])+2;LEN([.B2149])-FIND(&quot;-&quot;;[.B2149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CHIKKANNA COLL OF ARTS AND SCIENCE</text:p>
          </table:table-cell>
          <table:table-cell/>
          <table:table-cell table:formula="of:=TRIM(MID([.B2150];FIND(&quot;-&quot;;[.B2150])+2;LEN([.B2150])-FIND(&quot;-&quot;;[.B2150])+2))" office:value-type="string" office:string-value="CHIKKANNA COLL OF ARTS AND SCIENCE" calcext:value-type="string">
            <text:p>CHIKKANNA COLL OF ARTS AND SCI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NS HOSPITALS, ANAIPUDUR, PALANGARAI, AVINASHI, TIRUPUR</text:p>
          </table:table-cell>
          <table:table-cell/>
          <table:table-cell table:formula="of:=TRIM(MID([.B2151];FIND(&quot;-&quot;;[.B2151])+2;LEN([.B2151])-FIND(&quot;-&quot;;[.B2151])+2))" office:value-type="string" office:string-value="CNS HOSPITALS, ANAIPUDUR, PALANGARAI, AVINASHI, TIRUPUR" calcext:value-type="string">
            <text:p>CNS HOSPITALS, ANAIPUDUR, PALANGARAI, AVINASHI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Dharapuram GH</text:p>
          </table:table-cell>
          <table:table-cell/>
          <table:table-cell table:formula="of:=TRIM(MID([.B2152];FIND(&quot;-&quot;;[.B2152])+2;LEN([.B2152])-FIND(&quot;-&quot;;[.B2152])+2))" office:value-type="string" office:string-value="Dharapuram GH" calcext:value-type="string">
            <text:p>Dhara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Erisinampatti</text:p>
          </table:table-cell>
          <table:table-cell/>
          <table:table-cell table:formula="of:=TRIM(MID([.B2153];FIND(&quot;-&quot;;[.B2153])+2;LEN([.B2153])-FIND(&quot;-&quot;;[.B2153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Erisinampatti</text:p>
          </table:table-cell>
          <table:table-cell/>
          <table:table-cell table:formula="of:=TRIM(MID([.B2154];FIND(&quot;-&quot;;[.B2154])+2;LEN([.B2154])-FIND(&quot;-&quot;;[.B2154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 ARTS COLLEGE, UDUMALPET</text:p>
          </table:table-cell>
          <table:table-cell/>
          <table:table-cell table:formula="of:=TRIM(MID([.B2155];FIND(&quot;-&quot;;[.B2155])+2;LEN([.B2155])-FIND(&quot;-&quot;;[.B2155])+2))" office:value-type="string" office:string-value="GOVT ARTS COLLEGE, UDUMALPET" calcext:value-type="string">
            <text:p>GOVT ARTS COLLEGE, UDUMA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ARTS COLLEGE, PALLADAM</text:p>
          </table:table-cell>
          <table:table-cell/>
          <table:table-cell table:formula="of:=TRIM(MID([.B2156];FIND(&quot;-&quot;;[.B2156])+2;LEN([.B2156])-FIND(&quot;-&quot;;[.B2156])+2))" office:value-type="string" office:string-value="GOVT. ARTS COLLEGE, PALLADAM" calcext:value-type="string">
            <text:p>GOVT. ARTS COLLEGE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ITI DHARAPURAM</text:p>
          </table:table-cell>
          <table:table-cell/>
          <table:table-cell table:formula="of:=TRIM(MID([.B2157];FIND(&quot;-&quot;;[.B2157])+2;LEN([.B2157])-FIND(&quot;-&quot;;[.B2157])+2))" office:value-type="string" office:string-value="GOVT. ITI DHARAPURAM" calcext:value-type="string">
            <text:p>GOVT. ITI 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Gudimangalam</text:p>
          </table:table-cell>
          <table:table-cell/>
          <table:table-cell table:formula="of:=TRIM(MID([.B2158];FIND(&quot;-&quot;;[.B2158])+2;LEN([.B2158])-FIND(&quot;-&quot;;[.B2158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Gudimangalam</text:p>
          </table:table-cell>
          <table:table-cell/>
          <table:table-cell table:formula="of:=TRIM(MID([.B2159];FIND(&quot;-&quot;;[.B2159])+2;LEN([.B2159])-FIND(&quot;-&quot;;[.B2159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DUVAMPALAYAM HR.SEC.SCHOOL</text:p>
          </table:table-cell>
          <table:table-cell/>
          <table:table-cell table:formula="of:=TRIM(MID([.B2160];FIND(&quot;-&quot;;[.B2160])+2;LEN([.B2160])-FIND(&quot;-&quot;;[.B2160])+2))" office:value-type="string" office:string-value="IDUVAMPALAYAM HR.SEC.SCHOOL" calcext:value-type="string">
            <text:p>IDUVAMPALAYAM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ndian Hospital,Udumalpet Tiruppur TN.</text:p>
          </table:table-cell>
          <table:table-cell/>
          <table:table-cell table:formula="of:=TRIM(MID([.B2161];FIND(&quot;-&quot;;[.B2161])+2;LEN([.B2161])-FIND(&quot;-&quot;;[.B2161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Indian Hospital,Udumalpet Tiruppur TN.</text:p>
          </table:table-cell>
          <table:table-cell/>
          <table:table-cell table:formula="of:=TRIM(MID([.B2162];FIND(&quot;-&quot;;[.B2162])+2;LEN([.B2162])-FIND(&quot;-&quot;;[.B2162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Jaivabhai school</text:p>
          </table:table-cell>
          <table:table-cell/>
          <table:table-cell table:formula="of:=TRIM(MID([.B2163];FIND(&quot;-&quot;;[.B2163])+2;LEN([.B2163])-FIND(&quot;-&quot;;[.B2163])+2))" office:value-type="string" office:string-value="Jaivabhai school" calcext:value-type="string">
            <text:p>Jaivabha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Jallipatti GH</text:p>
          </table:table-cell>
          <table:table-cell/>
          <table:table-cell table:formula="of:=TRIM(MID([.B2164];FIND(&quot;-&quot;;[.B2164])+2;LEN([.B2164])-FIND(&quot;-&quot;;[.B2164])+2))" office:value-type="string" office:string-value="Jallipatti GH" calcext:value-type="string">
            <text:p>Jallipatt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ngeyam GH</text:p>
          </table:table-cell>
          <table:table-cell/>
          <table:table-cell table:formula="of:=TRIM(MID([.B2165];FIND(&quot;-&quot;;[.B2165])+2;LEN([.B2165])-FIND(&quot;-&quot;;[.B2165])+2))" office:value-type="string" office:string-value="Kangeyam GH" calcext:value-type="string">
            <text:p>Kange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radivavi GH</text:p>
          </table:table-cell>
          <table:table-cell/>
          <table:table-cell table:formula="of:=TRIM(MID([.B2166];FIND(&quot;-&quot;;[.B2166])+2;LEN([.B2166])-FIND(&quot;-&quot;;[.B2166])+2))" office:value-type="string" office:string-value="Karadivavi GH" calcext:value-type="string">
            <text:p>Karadivav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Heart Centre</text:p>
          </table:table-cell>
          <table:table-cell/>
          <table:table-cell table:formula="of:=TRIM(MID([.B2167];FIND(&quot;-&quot;;[.B2167])+2;LEN([.B2167])-FIND(&quot;-&quot;;[.B2167])+2))" office:value-type="string" office:string-value="Kongu Heart Centre" calcext:value-type="string">
            <text:p>Kongu Heart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Kongu Medical Center, Kangayam</text:p>
          </table:table-cell>
          <table:table-cell/>
          <table:table-cell table:formula="of:=TRIM(MID([.B2168];FIND(&quot;-&quot;;[.B2168])+2;LEN([.B2168])-FIND(&quot;-&quot;;[.B2168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Medical Center, Kangayam</text:p>
          </table:table-cell>
          <table:table-cell/>
          <table:table-cell table:formula="of:=TRIM(MID([.B2169];FIND(&quot;-&quot;;[.B2169])+2;LEN([.B2169])-FIND(&quot;-&quot;;[.B2169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maralingam</text:p>
          </table:table-cell>
          <table:table-cell/>
          <table:table-cell table:formula="of:=TRIM(MID([.B2170];FIND(&quot;-&quot;;[.B2170])+2;LEN([.B2170])-FIND(&quot;-&quot;;[.B2170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maralingam</text:p>
          </table:table-cell>
          <table:table-cell/>
          <table:table-cell table:formula="of:=TRIM(MID([.B2171];FIND(&quot;-&quot;;[.B2171])+2;LEN([.B2171])-FIND(&quot;-&quot;;[.B2171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Kumaran College For Women CCC, Tiruppur</text:p>
          </table:table-cell>
          <table:table-cell/>
          <table:table-cell table:formula="of:=TRIM(MID([.B2172];FIND(&quot;-&quot;;[.B2172])+2;LEN([.B2172])-FIND(&quot;-&quot;;[.B2172])+2))" office:value-type="string" office:string-value="Kumaran College For Women CCC, Tiruppur" calcext:value-type="string">
            <text:p>Kumaran College For Women CCC, Tir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nnathur</text:p>
          </table:table-cell>
          <table:table-cell/>
          <table:table-cell table:formula="of:=TRIM(MID([.B2173];FIND(&quot;-&quot;;[.B2173])+2;LEN([.B2173])-FIND(&quot;-&quot;;[.B2173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nnathur</text:p>
          </table:table-cell>
          <table:table-cell/>
          <table:table-cell table:formula="of:=TRIM(MID([.B2174];FIND(&quot;-&quot;;[.B2174])+2;LEN([.B2174])-FIND(&quot;-&quot;;[.B2174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L.G. Medical Centre</text:p>
          </table:table-cell>
          <table:table-cell/>
          <table:table-cell table:formula="of:=TRIM(MID([.B2175];FIND(&quot;-&quot;;[.B2175])+2;LEN([.B2175])-FIND(&quot;-&quot;;[.B2175])+2))" office:value-type="string" office:string-value="L.G. Medical Centre" calcext:value-type="string">
            <text:p>L.G.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Madathukulam GH</text:p>
          </table:table-cell>
          <table:table-cell/>
          <table:table-cell table:formula="of:=TRIM(MID([.B2176];FIND(&quot;-&quot;;[.B2176])+2;LEN([.B2176])-FIND(&quot;-&quot;;[.B2176])+2))" office:value-type="string" office:string-value="Madathukulam GH" calcext:value-type="string">
            <text:p>Madathu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MAHARAJA ENGINEERING COLLEGE, AVINASHI</text:p>
          </table:table-cell>
          <table:table-cell/>
          <table:table-cell table:formula="of:=TRIM(MID([.B2177];FIND(&quot;-&quot;;[.B2177])+2;LEN([.B2177])-FIND(&quot;-&quot;;[.B2177])+2))" office:value-type="string" office:string-value="MAHARAJA ENGINEERING COLLEGE, AVINASHI" calcext:value-type="string">
            <text:p>MAHARAJA ENGINEERING COLLEGE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Malarpriya Hospital</text:p>
          </table:table-cell>
          <table:table-cell/>
          <table:table-cell table:formula="of:=TRIM(MID([.B2178];FIND(&quot;-&quot;;[.B2178])+2;LEN([.B2178])-FIND(&quot;-&quot;;[.B2178])+2))" office:value-type="string" office:string-value="Malarpriya Hospital" calcext:value-type="string">
            <text:p>Malarpr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MITHRA KIDNEY CARE CENTRE </text:p>
          </table:table-cell>
          <table:table-cell/>
          <table:table-cell table:formula="of:=TRIM(MID([.B2179];FIND(&quot;-&quot;;[.B2179])+2;LEN([.B2179])-FIND(&quot;-&quot;;[.B2179])+2))" office:value-type="string" office:string-value="MITHRA KIDNEY CARE CENTRE" calcext:value-type="string">
            <text:p>MITHRA KIDNEY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oolanur</text:p>
          </table:table-cell>
          <table:table-cell/>
          <table:table-cell table:formula="of:=TRIM(MID([.B2180];FIND(&quot;-&quot;;[.B2180])+2;LEN([.B2180])-FIND(&quot;-&quot;;[.B2180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Moolanur</text:p>
          </table:table-cell>
          <table:table-cell/>
          <table:table-cell table:formula="of:=TRIM(MID([.B2181];FIND(&quot;-&quot;;[.B2181])+2;LEN([.B2181])-FIND(&quot;-&quot;;[.B2181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uthur</text:p>
          </table:table-cell>
          <table:table-cell/>
          <table:table-cell table:formula="of:=TRIM(MID([.B2182];FIND(&quot;-&quot;;[.B2182])+2;LEN([.B2182])-FIND(&quot;-&quot;;[.B2182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ICCC - muthur</text:p>
          </table:table-cell>
          <table:table-cell/>
          <table:table-cell table:formula="of:=TRIM(MID([.B2183];FIND(&quot;-&quot;;[.B2183])+2;LEN([.B2183])-FIND(&quot;-&quot;;[.B2183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Nathakadaiyur</text:p>
          </table:table-cell>
          <table:table-cell/>
          <table:table-cell table:formula="of:=TRIM(MID([.B2184];FIND(&quot;-&quot;;[.B2184])+2;LEN([.B2184])-FIND(&quot;-&quot;;[.B2184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Nathakadaiyur</text:p>
          </table:table-cell>
          <table:table-cell/>
          <table:table-cell table:formula="of:=TRIM(MID([.B2185];FIND(&quot;-&quot;;[.B2185])+2;LEN([.B2185])-FIND(&quot;-&quot;;[.B2185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OMS hospital</text:p>
          </table:table-cell>
          <table:table-cell/>
          <table:table-cell table:formula="of:=TRIM(MID([.B2186];FIND(&quot;-&quot;;[.B2186])+2;LEN([.B2186])-FIND(&quot;-&quot;;[.B2186])+2))" office:value-type="string" office:string-value="OMS hospital" calcext:value-type="string">
            <text:p>O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PALANIAMMAL HR.SEC.SCHOOL</text:p>
          </table:table-cell>
          <table:table-cell/>
          <table:table-cell table:formula="of:=TRIM(MID([.B2187];FIND(&quot;-&quot;;[.B2187])+2;LEN([.B2187])-FIND(&quot;-&quot;;[.B2187])+2))" office:value-type="string" office:string-value="PALANIAMMAL HR.SEC.SCHOOL" calcext:value-type="string">
            <text:p>PALANIAMMAL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Palladam GH</text:p>
          </table:table-cell>
          <table:table-cell/>
          <table:table-cell table:formula="of:=TRIM(MID([.B2188];FIND(&quot;-&quot;;[.B2188])+2;LEN([.B2188])-FIND(&quot;-&quot;;[.B2188])+2))" office:value-type="string" office:string-value="Palladam GH" calcext:value-type="string">
            <text:p>Pallad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erumanallur</text:p>
          </table:table-cell>
          <table:table-cell/>
          <table:table-cell table:formula="of:=TRIM(MID([.B2189];FIND(&quot;-&quot;;[.B2189])+2;LEN([.B2189])-FIND(&quot;-&quot;;[.B2189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erumanallur</text:p>
          </table:table-cell>
          <table:table-cell/>
          <table:table-cell table:formula="of:=TRIM(MID([.B2190];FIND(&quot;-&quot;;[.B2190])+2;LEN([.B2190])-FIND(&quot;-&quot;;[.B2190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galur</text:p>
          </table:table-cell>
          <table:table-cell/>
          <table:table-cell table:formula="of:=TRIM(MID([.B2191];FIND(&quot;-&quot;;[.B2191])+2;LEN([.B2191])-FIND(&quot;-&quot;;[.B2191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galur</text:p>
          </table:table-cell>
          <table:table-cell/>
          <table:table-cell table:formula="of:=TRIM(MID([.B2192];FIND(&quot;-&quot;;[.B2192])+2;LEN([.B2192])-FIND(&quot;-&quot;;[.B2192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napuram</text:p>
          </table:table-cell>
          <table:table-cell/>
          <table:table-cell table:formula="of:=TRIM(MID([.B2193];FIND(&quot;-&quot;;[.B2193])+2;LEN([.B2193])-FIND(&quot;-&quot;;[.B2193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napuram</text:p>
          </table:table-cell>
          <table:table-cell/>
          <table:table-cell table:formula="of:=TRIM(MID([.B2194];FIND(&quot;-&quot;;[.B2194])+2;LEN([.B2194])-FIND(&quot;-&quot;;[.B2194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.R. Medical Centre, Cheyur</text:p>
          </table:table-cell>
          <table:table-cell/>
          <table:table-cell table:formula="of:=TRIM(MID([.B2195];FIND(&quot;-&quot;;[.B2195])+2;LEN([.B2195])-FIND(&quot;-&quot;;[.B2195])+2))" office:value-type="string" office:string-value="R.R. Medical Centre, Cheyur" calcext:value-type="string">
            <text:p>R.R. Medical Centre, 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 Speciality Centre, Avinashi Road</text:p>
          </table:table-cell>
          <table:table-cell/>
          <table:table-cell table:formula="of:=TRIM(MID([.B2196];FIND(&quot;-&quot;;[.B2196])+2;LEN([.B2196])-FIND(&quot;-&quot;;[.B2196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 Speciality Centre, Avinashi Road</text:p>
          </table:table-cell>
          <table:table-cell/>
          <table:table-cell table:formula="of:=TRIM(MID([.B2197];FIND(&quot;-&quot;;[.B2197])+2;LEN([.B2197])-FIND(&quot;-&quot;;[.B2197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speciality Centre, Tirupur TN.</text:p>
          </table:table-cell>
          <table:table-cell/>
          <table:table-cell table:formula="of:=TRIM(MID([.B2198];FIND(&quot;-&quot;;[.B2198])+2;LEN([.B2198])-FIND(&quot;-&quot;;[.B2198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speciality Centre, Tirupur TN.</text:p>
          </table:table-cell>
          <table:table-cell/>
          <table:table-cell table:formula="of:=TRIM(MID([.B2199];FIND(&quot;-&quot;;[.B2199])+2;LEN([.B2199])-FIND(&quot;-&quot;;[.B2199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evathi Medical Centre, Tirupur TN.</text:p>
          </table:table-cell>
          <table:table-cell/>
          <table:table-cell table:formula="of:=TRIM(MID([.B2200];FIND(&quot;-&quot;;[.B2200])+2;LEN([.B2200])-FIND(&quot;-&quot;;[.B2200])+2))" office:value-type="string" office:string-value="Revathi Medical Centre, Tirupur TN." calcext:value-type="string">
            <text:p>Revathi Medical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 V Clinic, Palladam</text:p>
          </table:table-cell>
          <table:table-cell/>
          <table:table-cell table:formula="of:=TRIM(MID([.B2201];FIND(&quot;-&quot;;[.B2201])+2;LEN([.B2201])-FIND(&quot;-&quot;;[.B2201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2];FIND(&quot;-&quot;;[.B2202])+2;LEN([.B2202])-FIND(&quot;-&quot;;[.B2202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3];FIND(&quot;-&quot;;[.B2203])+2;LEN([.B2203])-FIND(&quot;-&quot;;[.B2203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kthi Nursing home</text:p>
          </table:table-cell>
          <table:table-cell/>
          <table:table-cell table:formula="of:=TRIM(MID([.B2204];FIND(&quot;-&quot;;[.B2204])+2;LEN([.B2204])-FIND(&quot;-&quot;;[.B2204])+2))" office:value-type="string" office:string-value="Sakthi Nursing home" calcext:value-type="string">
            <text:p>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ravana medical center</text:p>
          </table:table-cell>
          <table:table-cell/>
          <table:table-cell table:formula="of:=TRIM(MID([.B2205];FIND(&quot;-&quot;;[.B2205])+2;LEN([.B2205])-FIND(&quot;-&quot;;[.B2205])+2))" office:value-type="string" office:string-value="Saravana medical center" calcext:value-type="string">
            <text:p>Saravan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emmipalayam</text:p>
          </table:table-cell>
          <table:table-cell/>
          <table:table-cell table:formula="of:=TRIM(MID([.B2206];FIND(&quot;-&quot;;[.B2206])+2;LEN([.B2206])-FIND(&quot;-&quot;;[.B2206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Semmipalayam</text:p>
          </table:table-cell>
          <table:table-cell/>
          <table:table-cell table:formula="of:=TRIM(MID([.B2207];FIND(&quot;-&quot;;[.B2207])+2;LEN([.B2207])-FIND(&quot;-&quot;;[.B2207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owmiya Hospital, Perumanallur</text:p>
          </table:table-cell>
          <table:table-cell/>
          <table:table-cell table:formula="of:=TRIM(MID([.B2208];FIND(&quot;-&quot;;[.B2208])+2;LEN([.B2208])-FIND(&quot;-&quot;;[.B2208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owmiya Hospital, Perumanallur</text:p>
          </table:table-cell>
          <table:table-cell/>
          <table:table-cell table:formula="of:=TRIM(MID([.B2209];FIND(&quot;-&quot;;[.B2209])+2;LEN([.B2209])-FIND(&quot;-&quot;;[.B2209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owmiya Hospital, Perumanallur Tiruppur TN.</text:p>
          </table:table-cell>
          <table:table-cell/>
          <table:table-cell table:formula="of:=TRIM(MID([.B2210];FIND(&quot;-&quot;;[.B2210])+2;LEN([.B2210])-FIND(&quot;-&quot;;[.B2210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owmiya Hospital, Perumanallur Tiruppur TN.</text:p>
          </table:table-cell>
          <table:table-cell/>
          <table:table-cell table:formula="of:=TRIM(MID([.B2211];FIND(&quot;-&quot;;[.B2211])+2;LEN([.B2211])-FIND(&quot;-&quot;;[.B2211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EE SARAN MEDICAL CENTER</text:p>
          </table:table-cell>
          <table:table-cell/>
          <table:table-cell table:formula="of:=TRIM(MID([.B2212];FIND(&quot;-&quot;;[.B2212])+2;LEN([.B2212])-FIND(&quot;-&quot;;[.B2212])+2))" office:value-type="string" office:string-value="SREE SARAN MEDICAL CENTER" calcext:value-type="string">
            <text:p>SREE SARAN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arunambikai Hospital, Avinashi</text:p>
          </table:table-cell>
          <table:table-cell/>
          <table:table-cell table:formula="of:=TRIM(MID([.B2213];FIND(&quot;-&quot;;[.B2213])+2;LEN([.B2213])-FIND(&quot;-&quot;;[.B2213])+2))" office:value-type="string" office:string-value="Sri Karunambikai Hospital, Avinashi" calcext:value-type="string">
            <text:p>Sri Karunambikai Hospital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umaran Hospital, Tirupur TN.</text:p>
          </table:table-cell>
          <table:table-cell/>
          <table:table-cell table:formula="of:=TRIM(MID([.B2214];FIND(&quot;-&quot;;[.B2214])+2;LEN([.B2214])-FIND(&quot;-&quot;;[.B2214])+2))" office:value-type="string" office:string-value="Sri Kumaran Hospital, Tirupur TN." calcext:value-type="string">
            <text:p>Sri Kumaran Hospital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ri kuppusamy hospital Tiruppur TN.</text:p>
          </table:table-cell>
          <table:table-cell/>
          <table:table-cell table:formula="of:=TRIM(MID([.B2215];FIND(&quot;-&quot;;[.B2215])+2;LEN([.B2215])-FIND(&quot;-&quot;;[.B2215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i kuppusamy hospital Tiruppur TN.</text:p>
          </table:table-cell>
          <table:table-cell/>
          <table:table-cell table:formula="of:=TRIM(MID([.B2216];FIND(&quot;-&quot;;[.B2216])+2;LEN([.B2216])-FIND(&quot;-&quot;;[.B2216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ri Kuppusamy Hospital, Vellakovil</text:p>
          </table:table-cell>
          <table:table-cell/>
          <table:table-cell table:formula="of:=TRIM(MID([.B2217];FIND(&quot;-&quot;;[.B2217])+2;LEN([.B2217])-FIND(&quot;-&quot;;[.B2217])+2))" office:value-type="string" office:string-value="Sri Kuppusamy Hospital, Vellakovil" calcext:value-type="string">
            <text:p>Sri Kuppusamy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T JOSEPH COLL SIDDHA CCC</text:p>
          </table:table-cell>
          <table:table-cell/>
          <table:table-cell table:formula="of:=TRIM(MID([.B2218];FIND(&quot;-&quot;;[.B2218])+2;LEN([.B2218])-FIND(&quot;-&quot;;[.B2218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ST JOSEPH COLL SIDDHA CCC</text:p>
          </table:table-cell>
          <table:table-cell/>
          <table:table-cell table:formula="of:=TRIM(MID([.B2219];FIND(&quot;-&quot;;[.B2219])+2;LEN([.B2219])-FIND(&quot;-&quot;;[.B2219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T.M.F Hospital, Sabapathipuram, Tirupur</text:p>
          </table:table-cell>
          <table:table-cell/>
          <table:table-cell table:formula="of:=TRIM(MID([.B2220];FIND(&quot;-&quot;;[.B2220])+2;LEN([.B2220])-FIND(&quot;-&quot;;[.B2220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T.M.F Hospital, Sabapathipuram, Tirupur</text:p>
          </table:table-cell>
          <table:table-cell/>
          <table:table-cell table:formula="of:=TRIM(MID([.B2221];FIND(&quot;-&quot;;[.B2221])+2;LEN([.B2221])-FIND(&quot;-&quot;;[.B2221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Thayampalayam</text:p>
          </table:table-cell>
          <table:table-cell/>
          <table:table-cell table:formula="of:=TRIM(MID([.B2222];FIND(&quot;-&quot;;[.B2222])+2;LEN([.B2222])-FIND(&quot;-&quot;;[.B2222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Thayampalayam</text:p>
          </table:table-cell>
          <table:table-cell/>
          <table:table-cell table:formula="of:=TRIM(MID([.B2223];FIND(&quot;-&quot;;[.B2223])+2;LEN([.B2223])-FIND(&quot;-&quot;;[.B2223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pur MCH</text:p>
          </table:table-cell>
          <table:table-cell/>
          <table:table-cell table:formula="of:=TRIM(MID([.B2224];FIND(&quot;-&quot;;[.B2224])+2;LEN([.B2224])-FIND(&quot;-&quot;;[.B2224])+2))" office:value-type="string" office:string-value="Tiruppur MCH" calcext:value-type="string">
            <text:p>Tiruppur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TIRUPPUR SEVA SAMITI</text:p>
          </table:table-cell>
          <table:table-cell/>
          <table:table-cell table:formula="of:=TRIM(MID([.B2225];FIND(&quot;-&quot;;[.B2225])+2;LEN([.B2225])-FIND(&quot;-&quot;;[.B2225])+2))" office:value-type="string" office:string-value="TIRUPPUR SEVA SAMITI" calcext:value-type="string">
            <text:p>TIRUPPUR SEVA SAMI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ur Chest Hospital, Kumar Nagar</text:p>
          </table:table-cell>
          <table:table-cell/>
          <table:table-cell table:formula="of:=TRIM(MID([.B2226];FIND(&quot;-&quot;;[.B2226])+2;LEN([.B2226])-FIND(&quot;-&quot;;[.B2226])+2))" office:value-type="string" office:string-value="Tirupur Chest Hospital, Kumar Nagar" calcext:value-type="string">
            <text:p>Tirupur Chest Hospital, Kum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Udhayam Childrens Clinic, Vidyalayam, Tirupur</text:p>
          </table:table-cell>
          <table:table-cell/>
          <table:table-cell table:formula="of:=TRIM(MID([.B2227];FIND(&quot;-&quot;;[.B2227])+2;LEN([.B2227])-FIND(&quot;-&quot;;[.B2227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Udhayam Childrens Clinic, Vidyalayam, Tirupur</text:p>
          </table:table-cell>
          <table:table-cell/>
          <table:table-cell table:formula="of:=TRIM(MID([.B2228];FIND(&quot;-&quot;;[.B2228])+2;LEN([.B2228])-FIND(&quot;-&quot;;[.B2228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UdhayamChildrens Clinic, Vidyalayam</text:p>
          </table:table-cell>
          <table:table-cell/>
          <table:table-cell table:formula="of:=TRIM(MID([.B2229];FIND(&quot;-&quot;;[.B2229])+2;LEN([.B2229])-FIND(&quot;-&quot;;[.B2229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hayamChildrens Clinic, Vidyalayam</text:p>
          </table:table-cell>
          <table:table-cell/>
          <table:table-cell table:formula="of:=TRIM(MID([.B2230];FIND(&quot;-&quot;;[.B2230])+2;LEN([.B2230])-FIND(&quot;-&quot;;[.B2230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umalpet GH</text:p>
          </table:table-cell>
          <table:table-cell/>
          <table:table-cell table:formula="of:=TRIM(MID([.B2231];FIND(&quot;-&quot;;[.B2231])+2;LEN([.B2231])-FIND(&quot;-&quot;;[.B2231])+2))" office:value-type="string" office:string-value="Udumalpet GH" calcext:value-type="string">
            <text:p>Udumal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thukuli GH</text:p>
          </table:table-cell>
          <table:table-cell/>
          <table:table-cell table:formula="of:=TRIM(MID([.B2232];FIND(&quot;-&quot;;[.B2232])+2;LEN([.B2232])-FIND(&quot;-&quot;;[.B2232])+2))" office:value-type="string" office:string-value="Uthukuli GH" calcext:value-type="string">
            <text:p>Uthuku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Dharapuram</text:p>
          </table:table-cell>
          <table:table-cell/>
          <table:table-cell table:formula="of:=TRIM(MID([.B2233];FIND(&quot;-&quot;;[.B2233])+2;LEN([.B2233])-FIND(&quot;-&quot;;[.B2233])+2))" office:value-type="string" office:string-value="Vel Hospital,Dharapuram" calcext:value-type="string">
            <text:p>Vel Hospital,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Udumelpet</text:p>
          </table:table-cell>
          <table:table-cell/>
          <table:table-cell table:formula="of:=TRIM(MID([.B2234];FIND(&quot;-&quot;;[.B2234])+2;LEN([.B2234])-FIND(&quot;-&quot;;[.B2234])+2))" office:value-type="string" office:string-value="Vel Hospital,Udumelpet" calcext:value-type="string">
            <text:p>Vel Hospital,Udume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an Hospital,Gandhi Road,Avinashi, Tirupur TN.</text:p>
          </table:table-cell>
          <table:table-cell/>
          <table:table-cell table:formula="of:=TRIM(MID([.B2235];FIND(&quot;-&quot;;[.B2235])+2;LEN([.B2235])-FIND(&quot;-&quot;;[.B2235])+2))" office:value-type="string" office:string-value="Velan Hospital,Gandhi Road,Avinashi, Tirupur TN." calcext:value-type="string">
            <text:p>Velan Hospital,Gandhi Road,Avinashi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akash Hospital</text:p>
          </table:table-cell>
          <table:table-cell/>
          <table:table-cell table:formula="of:=TRIM(MID([.B2236];FIND(&quot;-&quot;;[.B2236])+2;LEN([.B2236])-FIND(&quot;-&quot;;[.B2236])+2))" office:value-type="string" office:string-value="Aakash Hospital" calcext:value-type="string">
            <text:p>Aaka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ACS CCC</text:p>
          </table:table-cell>
          <table:table-cell/>
          <table:table-cell table:formula="of:=TRIM(MID([.B2237];FIND(&quot;-&quot;;[.B2237])+2;LEN([.B2237])-FIND(&quot;-&quot;;[.B2237])+2))" office:value-type="string" office:string-value="ACS CCC" calcext:value-type="string">
            <text:p>AC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CS Medical College Hospital</text:p>
          </table:table-cell>
          <table:table-cell/>
          <table:table-cell table:formula="of:=TRIM(MID([.B2238];FIND(&quot;-&quot;;[.B2238])+2;LEN([.B2238])-FIND(&quot;-&quot;;[.B2238])+2))" office:value-type="string" office:string-value="ACS Medical College Hospital" calcext:value-type="string">
            <text:p>ACS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pollo Hospital Vanagaram</text:p>
          </table:table-cell>
          <table:table-cell/>
          <table:table-cell table:formula="of:=TRIM(MID([.B2239];FIND(&quot;-&quot;;[.B2239])+2;LEN([.B2239])-FIND(&quot;-&quot;;[.B2239])+2))" office:value-type="string" office:string-value="Apollo Hospital Vanagaram" calcext:value-type="string">
            <text:p>Apollo Hospital Va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Athimanjeripet UGPHC Iccc</text:p>
          </table:table-cell>
          <table:table-cell/>
          <table:table-cell table:formula="of:=TRIM(MID([.B2240];FIND(&quot;-&quot;;[.B2240])+2;LEN([.B2240])-FIND(&quot;-&quot;;[.B2240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Athimanjeripet UGPHC Iccc</text:p>
          </table:table-cell>
          <table:table-cell/>
          <table:table-cell table:formula="of:=TRIM(MID([.B2241];FIND(&quot;-&quot;;[.B2241])+2;LEN([.B2241])-FIND(&quot;-&quot;;[.B2241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vadi GH</text:p>
          </table:table-cell>
          <table:table-cell/>
          <table:table-cell table:formula="of:=TRIM(MID([.B2242];FIND(&quot;-&quot;;[.B2242])+2;LEN([.B2242])-FIND(&quot;-&quot;;[.B2242])+2))" office:value-type="string" office:string-value="Avadi GH" calcext:value-type="string">
            <text:p>Av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Be Well Hospital, Poonnamallee </text:p>
          </table:table-cell>
          <table:table-cell/>
          <table:table-cell table:formula="of:=TRIM(MID([.B2243];FIND(&quot;-&quot;;[.B2243])+2;LEN([.B2243])-FIND(&quot;-&quot;;[.B2243])+2))" office:value-type="string" office:string-value="Be Well Hospital, Poonnamallee" calcext:value-type="string">
            <text:p>Be Well Hospital, Poon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Beerakuppam</text:p>
          </table:table-cell>
          <table:table-cell/>
          <table:table-cell table:formula="of:=TRIM(MID([.B2244];FIND(&quot;-&quot;;[.B2244])+2;LEN([.B2244])-FIND(&quot;-&quot;;[.B2244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eerakuppam</text:p>
          </table:table-cell>
          <table:table-cell/>
          <table:table-cell table:formula="of:=TRIM(MID([.B2245];FIND(&quot;-&quot;;[.B2245])+2;LEN([.B2245])-FIND(&quot;-&quot;;[.B2245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Budur</text:p>
          </table:table-cell>
          <table:table-cell/>
          <table:table-cell table:formula="of:=TRIM(MID([.B2246];FIND(&quot;-&quot;;[.B2246])+2;LEN([.B2246])-FIND(&quot;-&quot;;[.B2246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udur</text:p>
          </table:table-cell>
          <table:table-cell/>
          <table:table-cell table:formula="of:=TRIM(MID([.B2247];FIND(&quot;-&quot;;[.B2247])+2;LEN([.B2247])-FIND(&quot;-&quot;;[.B2247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Chennai Health Foundation, Ambatur</text:p>
          </table:table-cell>
          <table:table-cell/>
          <table:table-cell table:formula="of:=TRIM(MID([.B2248];FIND(&quot;-&quot;;[.B2248])+2;LEN([.B2248])-FIND(&quot;-&quot;;[.B2248])+2))" office:value-type="string" office:string-value="Chennai Health Foundation, Ambatur" calcext:value-type="string">
            <text:p>Chennai Health Foundation, Amba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Cherian Mediville CCC</text:p>
          </table:table-cell>
          <table:table-cell/>
          <table:table-cell table:formula="of:=TRIM(MID([.B2249];FIND(&quot;-&quot;;[.B2249])+2;LEN([.B2249])-FIND(&quot;-&quot;;[.B2249])+2))" office:value-type="string" office:string-value="Cherian Mediville CCC" calcext:value-type="string">
            <text:p>Cherian Medivill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D CCC</text:p>
          </table:table-cell>
          <table:table-cell/>
          <table:table-cell table:formula="of:=TRIM(MID([.B2250];FIND(&quot;-&quot;;[.B2250])+2;LEN([.B2250])-FIND(&quot;-&quot;;[.B2250])+2))" office:value-type="string" office:string-value="DD CCC" calcext:value-type="string">
            <text:p>DD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r.Ambedkar law college pattaraiperumbudhur</text:p>
          </table:table-cell>
          <table:table-cell/>
          <table:table-cell table:formula="of:=TRIM(MID([.B2251];FIND(&quot;-&quot;;[.B2251])+2;LEN([.B2251])-FIND(&quot;-&quot;;[.B2251])+2))" office:value-type="string" office:string-value="Dr.Ambedkar law college pattaraiperumbudhur" calcext:value-type="string">
            <text:p>Dr.Ambedkar law college pattara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Eguvarpalayam</text:p>
          </table:table-cell>
          <table:table-cell/>
          <table:table-cell table:formula="of:=TRIM(MID([.B2252];FIND(&quot;-&quot;;[.B2252])+2;LEN([.B2252])-FIND(&quot;-&quot;;[.B2252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Eguvarpalayam</text:p>
          </table:table-cell>
          <table:table-cell/>
          <table:table-cell table:formula="of:=TRIM(MID([.B2253];FIND(&quot;-&quot;;[.B2253])+2;LEN([.B2253])-FIND(&quot;-&quot;;[.B2253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Gummudipoondi GH</text:p>
          </table:table-cell>
          <table:table-cell/>
          <table:table-cell table:formula="of:=TRIM(MID([.B2254];FIND(&quot;-&quot;;[.B2254])+2;LEN([.B2254])-FIND(&quot;-&quot;;[.B2254])+2))" office:value-type="string" office:string-value="Gummudipoondi GH" calcext:value-type="string">
            <text:p>Gummudipoo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Indra college CHC ( Government medical College hospital Tiruvallur Annexure)</text:p>
          </table:table-cell>
          <table:table-cell/>
          <table:table-cell table:formula="of:=TRIM(MID([.B2255];FIND(&quot;-&quot;;[.B2255])+2;LEN([.B2255])-FIND(&quot;-&quot;;[.B2255])+2))" office:value-type="string" office:string-value="Indra college CHC ( Government medical College hospital Tiruvallur Annexure)" calcext:value-type="string">
            <text:p>Indra college CHC ( Government medical College hospital Tiruvallur Annexu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IPH Poonamallee</text:p>
          </table:table-cell>
          <table:table-cell/>
          <table:table-cell table:formula="of:=TRIM(MID([.B2256];FIND(&quot;-&quot;;[.B2256])+2;LEN([.B2256])-FIND(&quot;-&quot;;[.B2256])+2))" office:value-type="string" office:string-value="IPH Poonamallee" calcext:value-type="string">
            <text:p>IPH Poo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atchur</text:p>
          </table:table-cell>
          <table:table-cell/>
          <table:table-cell table:formula="of:=TRIM(MID([.B2257];FIND(&quot;-&quot;;[.B2257])+2;LEN([.B2257])-FIND(&quot;-&quot;;[.B2257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atchur</text:p>
          </table:table-cell>
          <table:table-cell/>
          <table:table-cell table:formula="of:=TRIM(MID([.B2258];FIND(&quot;-&quot;;[.B2258])+2;LEN([.B2258])-FIND(&quot;-&quot;;[.B2258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ollumedu</text:p>
          </table:table-cell>
          <table:table-cell/>
          <table:table-cell table:formula="of:=TRIM(MID([.B2259];FIND(&quot;-&quot;;[.B2259])+2;LEN([.B2259])-FIND(&quot;-&quot;;[.B2259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ollumedu</text:p>
          </table:table-cell>
          <table:table-cell/>
          <table:table-cell table:formula="of:=TRIM(MID([.B2260];FIND(&quot;-&quot;;[.B2260])+2;LEN([.B2260])-FIND(&quot;-&quot;;[.B2260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ehta Hospital</text:p>
          </table:table-cell>
          <table:table-cell/>
          <table:table-cell table:formula="of:=TRIM(MID([.B2261];FIND(&quot;-&quot;;[.B2261])+2;LEN([.B2261])-FIND(&quot;-&quot;;[.B2261])+2))" office:value-type="string" office:string-value="Mehta Hospital" calcext:value-type="string">
            <text:p>Meht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Minjur UGPHC Iccc</text:p>
          </table:table-cell>
          <table:table-cell/>
          <table:table-cell table:formula="of:=TRIM(MID([.B2262];FIND(&quot;-&quot;;[.B2262])+2;LEN([.B2262])-FIND(&quot;-&quot;;[.B2262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Minjur UGPHC Iccc</text:p>
          </table:table-cell>
          <table:table-cell/>
          <table:table-cell table:formula="of:=TRIM(MID([.B2263];FIND(&quot;-&quot;;[.B2263])+2;LEN([.B2263])-FIND(&quot;-&quot;;[.B2263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MRV Hospital, Azhinjivakkam</text:p>
          </table:table-cell>
          <table:table-cell/>
          <table:table-cell table:formula="of:=TRIM(MID([.B2264];FIND(&quot;-&quot;;[.B2264])+2;LEN([.B2264])-FIND(&quot;-&quot;;[.B2264])+2))" office:value-type="string" office:string-value="MMRV Hospital, Azhinjivakkam" calcext:value-type="string">
            <text:p>MMRV Hospital, Azhinj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aravarikuppam</text:p>
          </table:table-cell>
          <table:table-cell/>
          <table:table-cell table:formula="of:=TRIM(MID([.B2265];FIND(&quot;-&quot;;[.B2265])+2;LEN([.B2265])-FIND(&quot;-&quot;;[.B2265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aravarikuppam</text:p>
          </table:table-cell>
          <table:table-cell/>
          <table:table-cell table:formula="of:=TRIM(MID([.B2266];FIND(&quot;-&quot;;[.B2266])+2;LEN([.B2266])-FIND(&quot;-&quot;;[.B2266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emam</text:p>
          </table:table-cell>
          <table:table-cell/>
          <table:table-cell table:formula="of:=TRIM(MID([.B2267];FIND(&quot;-&quot;;[.B2267])+2;LEN([.B2267])-FIND(&quot;-&quot;;[.B2267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emam</text:p>
          </table:table-cell>
          <table:table-cell/>
          <table:table-cell table:formula="of:=TRIM(MID([.B2268];FIND(&quot;-&quot;;[.B2268])+2;LEN([.B2268])-FIND(&quot;-&quot;;[.B2268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NMCH -Tiruvallur</text:p>
          </table:table-cell>
          <table:table-cell/>
          <table:table-cell table:formula="of:=TRIM(MID([.B2269];FIND(&quot;-&quot;;[.B2269])+2;LEN([.B2269])-FIND(&quot;-&quot;;[.B2269])+2))" office:value-type="string" office:string-value="NMCH -Tiruvallur" calcext:value-type="string">
            <text:p>NMCH -Tiru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NIMALAR CHC</text:p>
          </table:table-cell>
          <table:table-cell/>
          <table:table-cell table:formula="of:=TRIM(MID([.B2270];FIND(&quot;-&quot;;[.B2270])+2;LEN([.B2270])-FIND(&quot;-&quot;;[.B2270])+2))" office:value-type="string" office:string-value="PANIMALAR CHC" calcext:value-type="string">
            <text:p>PANIMALA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Panimalar Medical College</text:p>
          </table:table-cell>
          <table:table-cell/>
          <table:table-cell table:formula="of:=TRIM(MID([.B2271];FIND(&quot;-&quot;;[.B2271])+2;LEN([.B2271])-FIND(&quot;-&quot;;[.B2271])+2))" office:value-type="string" office:string-value="Panimalar Medical College" calcext:value-type="string">
            <text:p>Panimal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Panimalar Medical College Hospital &amp; Research Institute</text:p>
          </table:table-cell>
          <table:table-cell/>
          <table:table-cell table:formula="of:=TRIM(MID([.B2272];FIND(&quot;-&quot;;[.B2272])+2;LEN([.B2272])-FIND(&quot;-&quot;;[.B2272])+2))" office:value-type="string" office:string-value="Panimalar Medical College Hospital &amp; Research Institute" calcext:value-type="string">
            <text:p>Panimalar Medical College Hospital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zhaverkadu GH</text:p>
          </table:table-cell>
          <table:table-cell/>
          <table:table-cell table:formula="of:=TRIM(MID([.B2273];FIND(&quot;-&quot;;[.B2273])+2;LEN([.B2273])-FIND(&quot;-&quot;;[.B2273])+2))" office:value-type="string" office:string-value="Pazhaverkadu GH" calcext:value-type="string">
            <text:p>Pazhaverk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eacock Hospitals Pvt Ltd, Tiruttani</text:p>
          </table:table-cell>
          <table:table-cell/>
          <table:table-cell table:formula="of:=TRIM(MID([.B2274];FIND(&quot;-&quot;;[.B2274])+2;LEN([.B2274])-FIND(&quot;-&quot;;[.B2274])+2))" office:value-type="string" office:string-value="Peacock Hospitals Pvt Ltd, Tiruttani" calcext:value-type="string">
            <text:p>Peacock Hospitals Pvt Ltd, Tirutt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ambakkam UGPHC Iccc</text:p>
          </table:table-cell>
          <table:table-cell/>
          <table:table-cell table:formula="of:=TRIM(MID([.B2275];FIND(&quot;-&quot;;[.B2275])+2;LEN([.B2275])-FIND(&quot;-&quot;;[.B2275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6];FIND(&quot;-&quot;;[.B2276])+2;LEN([.B2276])-FIND(&quot;-&quot;;[.B2276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7];FIND(&quot;-&quot;;[.B2277])+2;LEN([.B2277])-FIND(&quot;-&quot;;[.B2277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iyapalayam UGPHC Iccc</text:p>
          </table:table-cell>
          <table:table-cell/>
          <table:table-cell table:formula="of:=TRIM(MID([.B2278];FIND(&quot;-&quot;;[.B2278])+2;LEN([.B2278])-FIND(&quot;-&quot;;[.B2278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iyapalayam UGPHC Iccc</text:p>
          </table:table-cell>
          <table:table-cell/>
          <table:table-cell table:formula="of:=TRIM(MID([.B2279];FIND(&quot;-&quot;;[.B2279])+2;LEN([.B2279])-FIND(&quot;-&quot;;[.B2279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dhaturpettai GH</text:p>
          </table:table-cell>
          <table:table-cell/>
          <table:table-cell table:formula="of:=TRIM(MID([.B2280];FIND(&quot;-&quot;;[.B2280])+2;LEN([.B2280])-FIND(&quot;-&quot;;[.B2280])+2))" office:value-type="string" office:string-value="Podhaturpettai GH" calcext:value-type="string">
            <text:p>Podhaturpe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nneri GH</text:p>
          </table:table-cell>
          <table:table-cell/>
          <table:table-cell table:formula="of:=TRIM(MID([.B2281];FIND(&quot;-&quot;;[.B2281])+2;LEN([.B2281])-FIND(&quot;-&quot;;[.B2281])+2))" office:value-type="string" office:string-value="Ponneri GH" calcext:value-type="string">
            <text:p>Ponner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onamallee GH</text:p>
          </table:table-cell>
          <table:table-cell/>
          <table:table-cell table:formula="of:=TRIM(MID([.B2282];FIND(&quot;-&quot;;[.B2282])+2;LEN([.B2282])-FIND(&quot;-&quot;;[.B2282])+2))" office:value-type="string" office:string-value="Poonamallee GH" calcext:value-type="string">
            <text:p>Poonamall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R.K.Pet</text:p>
          </table:table-cell>
          <table:table-cell/>
          <table:table-cell table:formula="of:=TRIM(MID([.B2283];FIND(&quot;-&quot;;[.B2283])+2;LEN([.B2283])-FIND(&quot;-&quot;;[.B2283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R.K.Pet</text:p>
          </table:table-cell>
          <table:table-cell/>
          <table:table-cell table:formula="of:=TRIM(MID([.B2284];FIND(&quot;-&quot;;[.B2284])+2;LEN([.B2284])-FIND(&quot;-&quot;;[.B2284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j Nursing Home Mogappair East</text:p>
          </table:table-cell>
          <table:table-cell/>
          <table:table-cell table:formula="of:=TRIM(MID([.B2285];FIND(&quot;-&quot;;[.B2285])+2;LEN([.B2285])-FIND(&quot;-&quot;;[.B2285])+2))" office:value-type="string" office:string-value="Raj Nursing Home Mogappair East" calcext:value-type="string">
            <text:p>Raj Nursing Home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vina Health Care Pvt Ltd</text:p>
          </table:table-cell>
          <table:table-cell/>
          <table:table-cell table:formula="of:=TRIM(MID([.B2286];FIND(&quot;-&quot;;[.B2286])+2;LEN([.B2286])-FIND(&quot;-&quot;;[.B2286])+2))" office:value-type="string" office:string-value="Ravina Health Care Pvt Ltd" calcext:value-type="string">
            <text:p>Ravina Health Ca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RIMS Hospitals, Redhills</text:p>
          </table:table-cell>
          <table:table-cell/>
          <table:table-cell table:formula="of:=TRIM(MID([.B2287];FIND(&quot;-&quot;;[.B2287])+2;LEN([.B2287])-FIND(&quot;-&quot;;[.B2287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IMS Hospitals, Redhills</text:p>
          </table:table-cell>
          <table:table-cell/>
          <table:table-cell table:formula="of:=TRIM(MID([.B2288];FIND(&quot;-&quot;;[.B2288])+2;LEN([.B2288])-FIND(&quot;-&quot;;[.B2288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iddha CCC <text:s/>(DD Campus)</text:p>
          </table:table-cell>
          <table:table-cell/>
          <table:table-cell table:formula="of:=TRIM(MID([.B2289];FIND(&quot;-&quot;;[.B2289])+2;LEN([.B2289])-FIND(&quot;-&quot;;[.B2289])+2))" office:value-type="string" office:string-value="Siddha CCC (DD Campus)" calcext:value-type="string">
            <text:p>Siddha CCC (DD Campu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ir Ivan Stedeford Hospital</text:p>
          </table:table-cell>
          <table:table-cell/>
          <table:table-cell table:formula="of:=TRIM(MID([.B2290];FIND(&quot;-&quot;;[.B2290])+2;LEN([.B2290])-FIND(&quot;-&quot;;[.B2290])+2))" office:value-type="string" office:string-value="Sir Ivan Stedeford Hospital" calcext:value-type="string">
            <text:p>Sir Ivan Stedefor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KS HOSPITAL</text:p>
          </table:table-cell>
          <table:table-cell/>
          <table:table-cell table:formula="of:=TRIM(MID([.B2291];FIND(&quot;-&quot;;[.B2291])+2;LEN([.B2291])-FIND(&quot;-&quot;;[.B2291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SKS HOSPITAL</text:p>
          </table:table-cell>
          <table:table-cell/>
          <table:table-cell table:formula="of:=TRIM(MID([.B2292];FIND(&quot;-&quot;;[.B2292])+2;LEN([.B2292])-FIND(&quot;-&quot;;[.B2292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3];FIND(&quot;-&quot;;[.B2293])+2;LEN([.B2293])-FIND(&quot;-&quot;;[.B2293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4];FIND(&quot;-&quot;;[.B2294])+2;LEN([.B2294])-FIND(&quot;-&quot;;[.B2294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Ramachandra Medical College Hospital</text:p>
          </table:table-cell>
          <table:table-cell/>
          <table:table-cell table:formula="of:=TRIM(MID([.B2295];FIND(&quot;-&quot;;[.B2295])+2;LEN([.B2295])-FIND(&quot;-&quot;;[.B2295])+2))" office:value-type="string" office:string-value="Sri Ramachandra Medical College Hospital" calcext:value-type="string">
            <text:p>Sri Ramachandr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Sundharsanam Hospital ,Avadi</text:p>
          </table:table-cell>
          <table:table-cell/>
          <table:table-cell table:formula="of:=TRIM(MID([.B2296];FIND(&quot;-&quot;;[.B2296])+2;LEN([.B2296])-FIND(&quot;-&quot;;[.B2296])+2))" office:value-type="string" office:string-value="Sri Sundharsanam Hospital ,Avadi" calcext:value-type="string">
            <text:p>Sri Sundharsanam Hospital ,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t Peter's College</text:p>
          </table:table-cell>
          <table:table-cell/>
          <table:table-cell table:formula="of:=TRIM(MID([.B2297];FIND(&quot;-&quot;;[.B2297])+2;LEN([.B2297])-FIND(&quot;-&quot;;[.B2297])+2))" office:value-type="string" office:string-value="St Peter's College" calcext:value-type="string">
            <text:p>St Peter'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</text:p>
          </table:table-cell>
          <table:table-cell/>
          <table:table-cell table:formula="of:=TRIM(MID([.B2298];FIND(&quot;-&quot;;[.B2298])+2;LEN([.B2298])-FIND(&quot;-&quot;;[.B2298])+2))" office:value-type="string" office:string-value="Sugam Hospital" calcext:value-type="string">
            <text:p>Su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, Thiruvottiyur</text:p>
          </table:table-cell>
          <table:table-cell/>
          <table:table-cell table:formula="of:=TRIM(MID([.B2299];FIND(&quot;-&quot;;[.B2299])+2;LEN([.B2299])-FIND(&quot;-&quot;;[.B2299])+2))" office:value-type="string" office:string-value="Sugam Hospital, Thiruvottiyur" calcext:value-type="string">
            <text:p>Sugam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O - Suman hospital</text:p>
          </table:table-cell>
          <table:table-cell/>
          <table:table-cell table:formula="of:=TRIM(MID([.B2300];FIND(&quot;-&quot;;[.B2300])+2;LEN([.B2300])-FIND(&quot;-&quot;;[.B2300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man hospital</text:p>
          </table:table-cell>
          <table:table-cell/>
          <table:table-cell table:formula="of:=TRIM(MID([.B2301];FIND(&quot;-&quot;;[.B2301])+2;LEN([.B2301])-FIND(&quot;-&quot;;[.B2301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Thiruvelangadu</text:p>
          </table:table-cell>
          <table:table-cell/>
          <table:table-cell table:formula="of:=TRIM(MID([.B2302];FIND(&quot;-&quot;;[.B2302])+2;LEN([.B2302])-FIND(&quot;-&quot;;[.B2302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Thiruvelangadu</text:p>
          </table:table-cell>
          <table:table-cell/>
          <table:table-cell table:formula="of:=TRIM(MID([.B2303];FIND(&quot;-&quot;;[.B2303])+2;LEN([.B2303])-FIND(&quot;-&quot;;[.B2303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Tiruttani GH</text:p>
          </table:table-cell>
          <table:table-cell/>
          <table:table-cell table:formula="of:=TRIM(MID([.B2304];FIND(&quot;-&quot;;[.B2304])+2;LEN([.B2304])-FIND(&quot;-&quot;;[.B2304])+2))" office:value-type="string" office:string-value="Tiruttani GH" calcext:value-type="string">
            <text:p>Tirutt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Uthukottai GH</text:p>
          </table:table-cell>
          <table:table-cell/>
          <table:table-cell table:formula="of:=TRIM(MID([.B2305];FIND(&quot;-&quot;;[.B2305])+2;LEN([.B2305])-FIND(&quot;-&quot;;[.B2305])+2))" office:value-type="string" office:string-value="Uthukottai GH" calcext:value-type="string">
            <text:p>Uth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Valliyur</text:p>
          </table:table-cell>
          <table:table-cell/>
          <table:table-cell table:formula="of:=TRIM(MID([.B2306];FIND(&quot;-&quot;;[.B2306])+2;LEN([.B2306])-FIND(&quot;-&quot;;[.B2306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Valliyur</text:p>
          </table:table-cell>
          <table:table-cell/>
          <table:table-cell table:formula="of:=TRIM(MID([.B2307];FIND(&quot;-&quot;;[.B2307])+2;LEN([.B2307])-FIND(&quot;-&quot;;[.B2307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Vel tech college</text:p>
          </table:table-cell>
          <table:table-cell/>
          <table:table-cell table:formula="of:=TRIM(MID([.B2308];FIND(&quot;-&quot;;[.B2308])+2;LEN([.B2308])-FIND(&quot;-&quot;;[.B2308])+2))" office:value-type="string" office:string-value="Vel tech college" calcext:value-type="string">
            <text:p>Vel tech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KKUR UG PHC</text:p>
          </table:table-cell>
          <table:table-cell/>
          <table:table-cell table:formula="of:=TRIM(MID([.B2309];FIND(&quot;-&quot;;[.B2309])+2;LEN([.B2309])-FIND(&quot;-&quot;;[.B2309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AKKUR UG PHC</text:p>
          </table:table-cell>
          <table:table-cell/>
          <table:table-cell table:formula="of:=TRIM(MID([.B2310];FIND(&quot;-&quot;;[.B2310])+2;LEN([.B2310])-FIND(&quot;-&quot;;[.B2310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nna University , Thatchur</text:p>
          </table:table-cell>
          <table:table-cell/>
          <table:table-cell table:formula="of:=TRIM(MID([.B2311];FIND(&quot;-&quot;;[.B2311])+2;LEN([.B2311])-FIND(&quot;-&quot;;[.B2311])+2))" office:value-type="string" office:string-value="Anna University , Thatchur" calcext:value-type="string">
            <text:p>Anna University , Th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ani GH</text:p>
          </table:table-cell>
          <table:table-cell/>
          <table:table-cell table:formula="of:=TRIM(MID([.B2312];FIND(&quot;-&quot;;[.B2312])+2;LEN([.B2312])-FIND(&quot;-&quot;;[.B2312])+2))" office:value-type="string" office:string-value="Arani GH" calcext:value-type="string">
            <text:p>Ar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unai medical college Hospital </text:p>
          </table:table-cell>
          <table:table-cell/>
          <table:table-cell table:formula="of:=TRIM(MID([.B2313];FIND(&quot;-&quot;;[.B2313])+2;LEN([.B2313])-FIND(&quot;-&quot;;[.B2313])+2))" office:value-type="string" office:string-value="Arunai medical college Hospital" calcext:value-type="string">
            <text:p>Arun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ngam GH</text:p>
          </table:table-cell>
          <table:table-cell/>
          <table:table-cell table:formula="of:=TRIM(MID([.B2314];FIND(&quot;-&quot;;[.B2314])+2;LEN([.B2314])-FIND(&quot;-&quot;;[.B2314])+2))" office:value-type="string" office:string-value="Chengam GH" calcext:value-type="string">
            <text:p>Chen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yyar Polytechnic College</text:p>
          </table:table-cell>
          <table:table-cell/>
          <table:table-cell table:formula="of:=TRIM(MID([.B2315];FIND(&quot;-&quot;;[.B2315])+2;LEN([.B2315])-FIND(&quot;-&quot;;[.B2315])+2))" office:value-type="string" office:string-value="Cheyyar Polytechnic College" calcext:value-type="string">
            <text:p>Cheyyar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District Headquatres Hospital, Cheyyar</text:p>
          </table:table-cell>
          <table:table-cell/>
          <table:table-cell table:formula="of:=TRIM(MID([.B2316];FIND(&quot;-&quot;;[.B2316])+2;LEN([.B2316])-FIND(&quot;-&quot;;[.B2316])+2))" office:value-type="string" office:string-value="District Headquatres Hospital, Cheyyar" calcext:value-type="string">
            <text:p>District Headquatres Hospital, Chey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AYUSH ANNEXURE 1</text:p>
          </table:table-cell>
          <table:table-cell/>
          <table:table-cell table:formula="of:=TRIM(MID([.B2317];FIND(&quot;-&quot;;[.B2317])+2;LEN([.B2317])-FIND(&quot;-&quot;;[.B2317])+2))" office:value-type="string" office:string-value="DSU AYUSH ANNEXURE 1" calcext:value-type="string">
            <text:p>DSU AYUSH ANNEXU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DSU BUILDING (AYUSH)</text:p>
          </table:table-cell>
          <table:table-cell/>
          <table:table-cell table:formula="of:=TRIM(MID([.B2318];FIND(&quot;-&quot;;[.B2318])+2;LEN([.B2318])-FIND(&quot;-&quot;;[.B2318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BUILDING (AYUSH)</text:p>
          </table:table-cell>
          <table:table-cell/>
          <table:table-cell table:formula="of:=TRIM(MID([.B2319];FIND(&quot;-&quot;;[.B2319])+2;LEN([.B2319])-FIND(&quot;-&quot;;[.B2319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Arts College, Tiruvannamalai</text:p>
          </table:table-cell>
          <table:table-cell/>
          <table:table-cell table:formula="of:=TRIM(MID([.B2320];FIND(&quot;-&quot;;[.B2320])+2;LEN([.B2320])-FIND(&quot;-&quot;;[.B2320])+2))" office:value-type="string" office:string-value="Government Arts College, Tiruvannamalai" calcext:value-type="string">
            <text:p>Government Arts College, Tiruvann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Hospital Chetpet</text:p>
          </table:table-cell>
          <table:table-cell/>
          <table:table-cell table:formula="of:=TRIM(MID([.B2321];FIND(&quot;-&quot;;[.B2321])+2;LEN([.B2321])-FIND(&quot;-&quot;;[.B2321])+2))" office:value-type="string" office:string-value="Government Hospital Chetpet" calcext:value-type="string">
            <text:p>Government Hospital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Government hospital polur</text:p>
          </table:table-cell>
          <table:table-cell/>
          <table:table-cell table:formula="of:=TRIM(MID([.B2322];FIND(&quot;-&quot;;[.B2322])+2;LEN([.B2322])-FIND(&quot;-&quot;;[.B2322])+2))" office:value-type="string" office:string-value="Government hospital polur" calcext:value-type="string">
            <text:p>Government hospital po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Tiruvannamalai Hospital</text:p>
          </table:table-cell>
          <table:table-cell/>
          <table:table-cell table:formula="of:=TRIM(MID([.B2323];FIND(&quot;-&quot;;[.B2323])+2;LEN([.B2323])-FIND(&quot;-&quot;;[.B2323])+2))" office:value-type="string" office:string-value="Government Tiruvannamalai Hospital" calcext:value-type="string">
            <text:p>Government Tiruvannamal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Government Tiruvannamalai Medical College Hospital</text:p>
          </table:table-cell>
          <table:table-cell/>
          <table:table-cell table:formula="of:=TRIM(MID([.B2324];FIND(&quot;-&quot;;[.B2324])+2;LEN([.B2324])-FIND(&quot;-&quot;;[.B2324])+2))" office:value-type="string" office:string-value="Government Tiruvannamalai Medical College Hospital" calcext:value-type="string">
            <text:p>Government Tiruvannamal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HO - INDIRA SUPER SPECIALITY HOSPITAL </text:p>
          </table:table-cell>
          <table:table-cell/>
          <table:table-cell table:formula="of:=TRIM(MID([.B2325];FIND(&quot;-&quot;;[.B2325])+2;LEN([.B2325])-FIND(&quot;-&quot;;[.B2325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INDIRA SUPER SPECIALITY HOSPITAL </text:p>
          </table:table-cell>
          <table:table-cell/>
          <table:table-cell table:formula="of:=TRIM(MID([.B2326];FIND(&quot;-&quot;;[.B2326])+2;LEN([.B2326])-FIND(&quot;-&quot;;[.B2326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Jamnamaruthur</text:p>
          </table:table-cell>
          <table:table-cell/>
          <table:table-cell table:formula="of:=TRIM(MID([.B2327];FIND(&quot;-&quot;;[.B2327])+2;LEN([.B2327])-FIND(&quot;-&quot;;[.B2327])+2))" office:value-type="string" office:string-value="Jamnamaruthur" calcext:value-type="string">
            <text:p>Jamnamar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daladi</text:p>
          </table:table-cell>
          <table:table-cell/>
          <table:table-cell table:formula="of:=TRIM(MID([.B2328];FIND(&quot;-&quot;;[.B2328])+2;LEN([.B2328])-FIND(&quot;-&quot;;[.B2328])+2))" office:value-type="string" office:string-value="Kadaladi" calcext:value-type="string">
            <text:p>Kadal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KALASAPAKKAM GH</text:p>
          </table:table-cell>
          <table:table-cell/>
          <table:table-cell table:formula="of:=TRIM(MID([.B2329];FIND(&quot;-&quot;;[.B2329])+2;LEN([.B2329])-FIND(&quot;-&quot;;[.B2329])+2))" office:value-type="string" office:string-value="KALASAPAKKAM GH" calcext:value-type="string">
            <text:p>KALASAP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rappattu</text:p>
          </table:table-cell>
          <table:table-cell/>
          <table:table-cell table:formula="of:=TRIM(MID([.B2330];FIND(&quot;-&quot;;[.B2330])+2;LEN([.B2330])-FIND(&quot;-&quot;;[.B2330])+2))" office:value-type="string" office:string-value="Karappattu" calcext:value-type="string">
            <text:p>Karap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ttampoondi</text:p>
          </table:table-cell>
          <table:table-cell/>
          <table:table-cell table:formula="of:=TRIM(MID([.B2331];FIND(&quot;-&quot;;[.B2331])+2;LEN([.B2331])-FIND(&quot;-&quot;;[.B2331])+2))" office:value-type="string" office:string-value="Kattampoondi" calcext:value-type="string">
            <text:p>Kattam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ommanendal</text:p>
          </table:table-cell>
          <table:table-cell/>
          <table:table-cell table:formula="of:=TRIM(MID([.B2332];FIND(&quot;-&quot;;[.B2332])+2;LEN([.B2332])-FIND(&quot;-&quot;;[.B2332])+2))" office:value-type="string" office:string-value="Kommanendal" calcext:value-type="string">
            <text:p>Kommane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angalam</text:p>
          </table:table-cell>
          <table:table-cell/>
          <table:table-cell table:formula="of:=TRIM(MID([.B2333];FIND(&quot;-&quot;;[.B2333])+2;LEN([.B2333])-FIND(&quot;-&quot;;[.B2333])+2))" office:value-type="string" office:string-value="Mangalam" calcext:value-type="string">
            <text:p>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elpallipattu</text:p>
          </table:table-cell>
          <table:table-cell/>
          <table:table-cell table:formula="of:=TRIM(MID([.B2334];FIND(&quot;-&quot;;[.B2334])+2;LEN([.B2334])-FIND(&quot;-&quot;;[.B2334])+2))" office:value-type="string" office:string-value="Melpallipattu" calcext:value-type="string">
            <text:p>Melpalli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Navalpakkam</text:p>
          </table:table-cell>
          <table:table-cell/>
          <table:table-cell table:formula="of:=TRIM(MID([.B2335];FIND(&quot;-&quot;;[.B2335])+2;LEN([.B2335])-FIND(&quot;-&quot;;[.B2335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Navalpakkam</text:p>
          </table:table-cell>
          <table:table-cell/>
          <table:table-cell table:formula="of:=TRIM(MID([.B2336];FIND(&quot;-&quot;;[.B2336])+2;LEN([.B2336])-FIND(&quot;-&quot;;[.B2336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Peranamallur UG PHC</text:p>
          </table:table-cell>
          <table:table-cell/>
          <table:table-cell table:formula="of:=TRIM(MID([.B2337];FIND(&quot;-&quot;;[.B2337])+2;LEN([.B2337])-FIND(&quot;-&quot;;[.B2337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anamallur UG PHC</text:p>
          </table:table-cell>
          <table:table-cell/>
          <table:table-cell table:formula="of:=TRIM(MID([.B2338];FIND(&quot;-&quot;;[.B2338])+2;LEN([.B2338])-FIND(&quot;-&quot;;[.B2338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ungattur</text:p>
          </table:table-cell>
          <table:table-cell/>
          <table:table-cell table:formula="of:=TRIM(MID([.B2339];FIND(&quot;-&quot;;[.B2339])+2;LEN([.B2339])-FIND(&quot;-&quot;;[.B2339])+2))" office:value-type="string" office:string-value="Perungattur" calcext:value-type="string">
            <text:p>Perung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Ramana Maharishi Rangammal Hospital, Athiyandal, Tiruvannamalai.</text:p>
          </table:table-cell>
          <table:table-cell/>
          <table:table-cell table:formula="of:=TRIM(MID([.B2340];FIND(&quot;-&quot;;[.B2340])+2;LEN([.B2340])-FIND(&quot;-&quot;;[.B2340])+2))" office:value-type="string" office:string-value="Ramana Maharishi Rangammal Hospital, Athiyandal, Tiruvannamalai." calcext:value-type="string">
            <text:p>Ramana Maharishi Rangammal Hospital, Athiyandal, Tiruvannamalai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KP SPECIAL QUARANTINE</text:p>
          </table:table-cell>
          <table:table-cell/>
          <table:table-cell table:formula="of:=TRIM(MID([.B2341];FIND(&quot;-&quot;;[.B2341])+2;LEN([.B2341])-FIND(&quot;-&quot;;[.B2341])+2))" office:value-type="string" office:string-value="SKP SPECIAL QUARANTINE" calcext:value-type="string">
            <text:p>SKP SPECIAL QUARANT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T THOMAS HOSPITAL CCC</text:p>
          </table:table-cell>
          <table:table-cell/>
          <table:table-cell table:formula="of:=TRIM(MID([.B2342];FIND(&quot;-&quot;;[.B2342])+2;LEN([.B2342])-FIND(&quot;-&quot;;[.B2342])+2))" office:value-type="string" office:string-value="ST THOMAS HOSPITAL CCC" calcext:value-type="string">
            <text:p>ST THOMAS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Sugasthala Hospital </text:p>
          </table:table-cell>
          <table:table-cell/>
          <table:table-cell table:formula="of:=TRIM(MID([.B2343];FIND(&quot;-&quot;;[.B2343])+2;LEN([.B2343])-FIND(&quot;-&quot;;[.B2343])+2))" office:value-type="string" office:string-value="Sugasthala Hospital" calcext:value-type="string">
            <text:p>Sugastha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drampattu</text:p>
          </table:table-cell>
          <table:table-cell/>
          <table:table-cell table:formula="of:=TRIM(MID([.B2344];FIND(&quot;-&quot;;[.B2344])+2;LEN([.B2344])-FIND(&quot;-&quot;;[.B2344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Thandrampattu</text:p>
          </table:table-cell>
          <table:table-cell/>
          <table:table-cell table:formula="of:=TRIM(MID([.B2345];FIND(&quot;-&quot;;[.B2345])+2;LEN([.B2345])-FIND(&quot;-&quot;;[.B2345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ipadi GH</text:p>
          </table:table-cell>
          <table:table-cell/>
          <table:table-cell table:formula="of:=TRIM(MID([.B2346];FIND(&quot;-&quot;;[.B2346])+2;LEN([.B2346])-FIND(&quot;-&quot;;[.B2346])+2))" office:value-type="string" office:string-value="Thanipadi GH" calcext:value-type="string">
            <text:p>Thanip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Thellar</text:p>
          </table:table-cell>
          <table:table-cell/>
          <table:table-cell table:formula="of:=TRIM(MID([.B2347];FIND(&quot;-&quot;;[.B2347])+2;LEN([.B2347])-FIND(&quot;-&quot;;[.B2347])+2))" office:value-type="string" office:string-value="Thellar" calcext:value-type="string">
            <text:p>Thell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Vandavasi GH</text:p>
          </table:table-cell>
          <table:table-cell/>
          <table:table-cell table:formula="of:=TRIM(MID([.B2348];FIND(&quot;-&quot;;[.B2348])+2;LEN([.B2348])-FIND(&quot;-&quot;;[.B2348])+2))" office:value-type="string" office:string-value="Vandavasi GH" calcext:value-type="string">
            <text:p>Vandavas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Vembakkam GH</text:p>
          </table:table-cell>
          <table:table-cell/>
          <table:table-cell table:formula="of:=TRIM(MID([.B2349];FIND(&quot;-&quot;;[.B2349])+2;LEN([.B2349])-FIND(&quot;-&quot;;[.B2349])+2))" office:value-type="string" office:string-value="Vembakkam GH" calcext:value-type="string">
            <text:p>Vemb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Vettavalam</text:p>
          </table:table-cell>
          <table:table-cell/>
          <table:table-cell table:formula="of:=TRIM(MID([.B2350];FIND(&quot;-&quot;;[.B2350])+2;LEN([.B2350])-FIND(&quot;-&quot;;[.B2350])+2))" office:value-type="string" office:string-value="Vettavalam" calcext:value-type="string">
            <text:p>Vetta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24/7 Poison and Emergency care Hospital,Tirupattur</text:p>
          </table:table-cell>
          <table:table-cell/>
          <table:table-cell table:formula="of:=TRIM(MID([.B2351];FIND(&quot;-&quot;;[.B2351])+2;LEN([.B2351])-FIND(&quot;-&quot;;[.B2351])+2))" office:value-type="string" office:string-value="24/7 Poison and Emergency care Hospital,Tirupattur" calcext:value-type="string">
            <text:p>24/7 Poison and Emergency care Hospital,Tirup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CMCH, Vellore</text:p>
          </table:table-cell>
          <table:table-cell/>
          <table:table-cell table:formula="of:=TRIM(MID([.B2352];FIND(&quot;-&quot;;[.B2352])+2;LEN([.B2352])-FIND(&quot;-&quot;;[.B2352])+2))" office:value-type="string" office:string-value="CMCH, Vellore" calcext:value-type="string">
            <text:p>C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ESI, Vellore</text:p>
          </table:table-cell>
          <table:table-cell/>
          <table:table-cell table:formula="of:=TRIM(MID([.B2353];FIND(&quot;-&quot;;[.B2353])+2;LEN([.B2353])-FIND(&quot;-&quot;;[.B2353])+2))" office:value-type="string" office:string-value="ESI, Vellore" calcext:value-type="string">
            <text:p>ESI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Anaicut</text:p>
          </table:table-cell>
          <table:table-cell/>
          <table:table-cell table:formula="of:=TRIM(MID([.B2354];FIND(&quot;-&quot;;[.B2354])+2;LEN([.B2354])-FIND(&quot;-&quot;;[.B2354])+2))" office:value-type="string" office:string-value="GH, Anaicut" calcext:value-type="string">
            <text:p>GH, Anaic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Gudiyatham</text:p>
          </table:table-cell>
          <table:table-cell/>
          <table:table-cell table:formula="of:=TRIM(MID([.B2355];FIND(&quot;-&quot;;[.B2355])+2;LEN([.B2355])-FIND(&quot;-&quot;;[.B2355])+2))" office:value-type="string" office:string-value="GH, Gudiyatham" calcext:value-type="string">
            <text:p>GH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ovt Pentland Hospital , Vellore</text:p>
          </table:table-cell>
          <table:table-cell/>
          <table:table-cell table:formula="of:=TRIM(MID([.B2356];FIND(&quot;-&quot;;[.B2356])+2;LEN([.B2356])-FIND(&quot;-&quot;;[.B2356])+2))" office:value-type="string" office:string-value="Govt Pentland Hospital , Vellore" calcext:value-type="string">
            <text:p>Govt Pentland Hospital 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V Annai Hospital, Villapakkam</text:p>
          </table:table-cell>
          <table:table-cell/>
          <table:table-cell table:formula="of:=TRIM(MID([.B2357];FIND(&quot;-&quot;;[.B2357])+2;LEN([.B2357])-FIND(&quot;-&quot;;[.B2357])+2))" office:value-type="string" office:string-value="GV Annai Hospital, Villapakkam" calcext:value-type="string">
            <text:p>GV Annai Hospital, Vil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GVMCH, Vellore</text:p>
          </table:table-cell>
          <table:table-cell/>
          <table:table-cell table:formula="of:=TRIM(MID([.B2358];FIND(&quot;-&quot;;[.B2358])+2;LEN([.B2358])-FIND(&quot;-&quot;;[.B2358])+2))" office:value-type="string" office:string-value="GVMCH, Vellore" calcext:value-type="string">
            <text:p>GV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Indira Super Speciality Hospital, Katpadi</text:p>
          </table:table-cell>
          <table:table-cell/>
          <table:table-cell table:formula="of:=TRIM(MID([.B2359];FIND(&quot;-&quot;;[.B2359])+2;LEN([.B2359])-FIND(&quot;-&quot;;[.B2359])+2))" office:value-type="string" office:string-value="Indira Super Speciality Hospital, Katpadi" calcext:value-type="string">
            <text:p>Indira Super Speciality Hospital, Kat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Kallapadi</text:p>
          </table:table-cell>
          <table:table-cell/>
          <table:table-cell table:formula="of:=TRIM(MID([.B2360];FIND(&quot;-&quot;;[.B2360])+2;LEN([.B2360])-FIND(&quot;-&quot;;[.B2360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llapadi</text:p>
          </table:table-cell>
          <table:table-cell/>
          <table:table-cell table:formula="of:=TRIM(MID([.B2361];FIND(&quot;-&quot;;[.B2361])+2;LEN([.B2361])-FIND(&quot;-&quot;;[.B2361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Kaniyambadi</text:p>
          </table:table-cell>
          <table:table-cell/>
          <table:table-cell table:formula="of:=TRIM(MID([.B2362];FIND(&quot;-&quot;;[.B2362])+2;LEN([.B2362])-FIND(&quot;-&quot;;[.B2362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niyambadi</text:p>
          </table:table-cell>
          <table:table-cell/>
          <table:table-cell table:formula="of:=TRIM(MID([.B2363];FIND(&quot;-&quot;;[.B2363])+2;LEN([.B2363])-FIND(&quot;-&quot;;[.B2363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Manisundaram Medical Mission, Sathuvacheri</text:p>
          </table:table-cell>
          <table:table-cell/>
          <table:table-cell table:formula="of:=TRIM(MID([.B2364];FIND(&quot;-&quot;;[.B2364])+2;LEN([.B2364])-FIND(&quot;-&quot;;[.B2364])+2))" office:value-type="string" office:string-value="Manisundaram Medical Mission, Sathuvacheri" calcext:value-type="string">
            <text:p>Manisundaram Medical Mission, Sathuvach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Manisundharam hospital</text:p>
          </table:table-cell>
          <table:table-cell/>
          <table:table-cell table:formula="of:=TRIM(MID([.B2365];FIND(&quot;-&quot;;[.B2365])+2;LEN([.B2365])-FIND(&quot;-&quot;;[.B2365])+2))" office:value-type="string" office:string-value="Manisundharam hospital" calcext:value-type="string">
            <text:p>Manisundh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Melpatti</text:p>
          </table:table-cell>
          <table:table-cell/>
          <table:table-cell table:formula="of:=TRIM(MID([.B2366];FIND(&quot;-&quot;;[.B2366])+2;LEN([.B2366])-FIND(&quot;-&quot;;[.B2366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Melpatti</text:p>
          </table:table-cell>
          <table:table-cell/>
          <table:table-cell table:formula="of:=TRIM(MID([.B2367];FIND(&quot;-&quot;;[.B2367])+2;LEN([.B2367])-FIND(&quot;-&quot;;[.B2367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Narayani Nursing College, Vellore</text:p>
          </table:table-cell>
          <table:table-cell/>
          <table:table-cell table:formula="of:=TRIM(MID([.B2368];FIND(&quot;-&quot;;[.B2368])+2;LEN([.B2368])-FIND(&quot;-&quot;;[.B2368])+2))" office:value-type="string" office:string-value="Narayani Nursing College, Vellore" calcext:value-type="string">
            <text:p>Narayani Nurs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Naruvi Hospitals Vellore</text:p>
          </table:table-cell>
          <table:table-cell/>
          <table:table-cell table:formula="of:=TRIM(MID([.B2369];FIND(&quot;-&quot;;[.B2369])+2;LEN([.B2369])-FIND(&quot;-&quot;;[.B2369])+2))" office:value-type="string" office:string-value="Naruvi Hospitals Vellore" calcext:value-type="string">
            <text:p>Naruvi Hospitals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Odugathur</text:p>
          </table:table-cell>
          <table:table-cell/>
          <table:table-cell table:formula="of:=TRIM(MID([.B2370];FIND(&quot;-&quot;;[.B2370])+2;LEN([.B2370])-FIND(&quot;-&quot;;[.B2370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Odugathur</text:p>
          </table:table-cell>
          <table:table-cell/>
          <table:table-cell table:formula="of:=TRIM(MID([.B2371];FIND(&quot;-&quot;;[.B2371])+2;LEN([.B2371])-FIND(&quot;-&quot;;[.B2371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ghavendra polytechnic, Gudiyatham</text:p>
          </table:table-cell>
          <table:table-cell/>
          <table:table-cell table:formula="of:=TRIM(MID([.B2372];FIND(&quot;-&quot;;[.B2372])+2;LEN([.B2372])-FIND(&quot;-&quot;;[.B2372])+2))" office:value-type="string" office:string-value="Raghavendra polytechnic, Gudiyatham" calcext:value-type="string">
            <text:p>Raghavendra polytechnic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jagopal Polytechnic, Vellore</text:p>
          </table:table-cell>
          <table:table-cell/>
          <table:table-cell table:formula="of:=TRIM(MID([.B2373];FIND(&quot;-&quot;;[.B2373])+2;LEN([.B2373])-FIND(&quot;-&quot;;[.B2373])+2))" office:value-type="string" office:string-value="Rajagopal Polytechnic, Vellore" calcext:value-type="string">
            <text:p>Rajagopal Polytechnic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andhya Hospital vellore</text:p>
          </table:table-cell>
          <table:table-cell/>
          <table:table-cell table:formula="of:=TRIM(MID([.B2374];FIND(&quot;-&quot;;[.B2374])+2;LEN([.B2374])-FIND(&quot;-&quot;;[.B2374])+2))" office:value-type="string" office:string-value="Sandhya Hospital vellore" calcext:value-type="string">
            <text:p>Sandhya Hospital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Schieffelin Institute of Health Research &amp; Leprosy Centre ,Centre,Karigiri</text:p>
          </table:table-cell>
          <table:table-cell/>
          <table:table-cell table:formula="of:=TRIM(MID([.B2375];FIND(&quot;-&quot;;[.B2375])+2;LEN([.B2375])-FIND(&quot;-&quot;;[.B2375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Schieffelin Institute of Health Research &amp; Leprosy Centre ,Centre,Karigiri</text:p>
          </table:table-cell>
          <table:table-cell/>
          <table:table-cell table:formula="of:=TRIM(MID([.B2376];FIND(&quot;-&quot;;[.B2376])+2;LEN([.B2376])-FIND(&quot;-&quot;;[.B2376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ri Narayani Hospital, Vellore</text:p>
          </table:table-cell>
          <table:table-cell/>
          <table:table-cell table:formula="of:=TRIM(MID([.B2377];FIND(&quot;-&quot;;[.B2377])+2;LEN([.B2377])-FIND(&quot;-&quot;;[.B2377])+2))" office:value-type="string" office:string-value="Sri Narayani Hospital, Vellore" calcext:value-type="string">
            <text:p>Sri Narayani Hospital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anthai Periyar Engineering College, Vellore</text:p>
          </table:table-cell>
          <table:table-cell/>
          <table:table-cell table:formula="of:=TRIM(MID([.B2378];FIND(&quot;-&quot;;[.B2378])+2;LEN([.B2378])-FIND(&quot;-&quot;;[.B2378])+2))" office:value-type="string" office:string-value="Thanthai Periyar Engineering College, Vellore" calcext:value-type="string">
            <text:p>Thanthai Periyar Engineer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iruvalam</text:p>
          </table:table-cell>
          <table:table-cell/>
          <table:table-cell table:formula="of:=TRIM(MID([.B2379];FIND(&quot;-&quot;;[.B2379])+2;LEN([.B2379])-FIND(&quot;-&quot;;[.B2379])+2))" office:value-type="string" office:string-value="Thiruvalam" calcext:value-type="string">
            <text:p>Thiru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Ussoor</text:p>
          </table:table-cell>
          <table:table-cell/>
          <table:table-cell table:formula="of:=TRIM(MID([.B2380];FIND(&quot;-&quot;;[.B2380])+2;LEN([.B2380])-FIND(&quot;-&quot;;[.B2380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Ussoor</text:p>
          </table:table-cell>
          <table:table-cell/>
          <table:table-cell table:formula="of:=TRIM(MID([.B2381];FIND(&quot;-&quot;;[.B2381])+2;LEN([.B2381])-FIND(&quot;-&quot;;[.B2381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V.I.T, Vellore</text:p>
          </table:table-cell>
          <table:table-cell/>
          <table:table-cell table:formula="of:=TRIM(MID([.B2382];FIND(&quot;-&quot;;[.B2382])+2;LEN([.B2382])-FIND(&quot;-&quot;;[.B2382])+2))" office:value-type="string" office:string-value="V.I.T, Vellore" calcext:value-type="string">
            <text:p>V.I.T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Vaduganthangal</text:p>
          </table:table-cell>
          <table:table-cell/>
          <table:table-cell table:formula="of:=TRIM(MID([.B2383];FIND(&quot;-&quot;;[.B2383])+2;LEN([.B2383])-FIND(&quot;-&quot;;[.B2383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Vaduganthangal</text:p>
          </table:table-cell>
          <table:table-cell/>
          <table:table-cell table:formula="of:=TRIM(MID([.B2384];FIND(&quot;-&quot;;[.B2384])+2;LEN([.B2384])-FIND(&quot;-&quot;;[.B2384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M training school, Thiruvennainallur</text:p>
          </table:table-cell>
          <table:table-cell/>
          <table:table-cell table:formula="of:=TRIM(MID([.B2385];FIND(&quot;-&quot;;[.B2385])+2;LEN([.B2385])-FIND(&quot;-&quot;;[.B2385])+2))" office:value-type="string" office:string-value="ANM training school, Thiruvennainallur" calcext:value-type="string">
            <text:p>ANM training school, Thiruvennai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niyur</text:p>
          </table:table-cell>
          <table:table-cell/>
          <table:table-cell table:formula="of:=TRIM(MID([.B2386];FIND(&quot;-&quot;;[.B2386])+2;LEN([.B2386])-FIND(&quot;-&quot;;[.B2386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Anniyur</text:p>
          </table:table-cell>
          <table:table-cell/>
          <table:table-cell table:formula="of:=TRIM(MID([.B2387];FIND(&quot;-&quot;;[.B2387])+2;LEN([.B2387])-FIND(&quot;-&quot;;[.B2387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E.S.HOSPITAL,VILLUPURAM TN.</text:p>
          </table:table-cell>
          <table:table-cell/>
          <table:table-cell table:formula="of:=TRIM(MID([.B2388];FIND(&quot;-&quot;;[.B2388])+2;LEN([.B2388])-FIND(&quot;-&quot;;[.B2388])+2))" office:value-type="string" office:string-value="E.S.HOSPITAL,VILLUPURAM TN." calcext:value-type="string">
            <text:p>E.S.HOSPITAL,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GINGEE GH</text:p>
          </table:table-cell>
          <table:table-cell/>
          <table:table-cell table:formula="of:=TRIM(MID([.B2389];FIND(&quot;-&quot;;[.B2389])+2;LEN([.B2389])-FIND(&quot;-&quot;;[.B2389])+2))" office:value-type="string" office:string-value="GINGEE GH" calcext:value-type="string">
            <text:p>GING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Govt BEd College Villupuram</text:p>
          </table:table-cell>
          <table:table-cell/>
          <table:table-cell table:formula="of:=TRIM(MID([.B2390];FIND(&quot;-&quot;;[.B2390])+2;LEN([.B2390])-FIND(&quot;-&quot;;[.B2390])+2))" office:value-type="string" office:string-value="Govt BEd College Villupuram" calcext:value-type="string">
            <text:p>Govt BEd College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O - GVMCH</text:p>
          </table:table-cell>
          <table:table-cell/>
          <table:table-cell table:formula="of:=TRIM(MID([.B2391];FIND(&quot;-&quot;;[.B2391])+2;LEN([.B2391])-FIND(&quot;-&quot;;[.B2391])+2))" office:value-type="string" office:string-value="GVMCH" calcext:value-type="string">
            <text:p>GV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I Med Super Speciality Hospital, Villupuram TN.</text:p>
          </table:table-cell>
          <table:table-cell/>
          <table:table-cell table:formula="of:=TRIM(MID([.B2392];FIND(&quot;-&quot;;[.B2392])+2;LEN([.B2392])-FIND(&quot;-&quot;;[.B2392])+2))" office:value-type="string" office:string-value="I Med Super Speciality Hospital, Villupuram TN." calcext:value-type="string">
            <text:p>I Med Super Speciality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Iruvelpattu</text:p>
          </table:table-cell>
          <table:table-cell/>
          <table:table-cell table:formula="of:=TRIM(MID([.B2393];FIND(&quot;-&quot;;[.B2393])+2;LEN([.B2393])-FIND(&quot;-&quot;;[.B2393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Iruvelpattu</text:p>
          </table:table-cell>
          <table:table-cell/>
          <table:table-cell table:formula="of:=TRIM(MID([.B2394];FIND(&quot;-&quot;;[.B2394])+2;LEN([.B2394])-FIND(&quot;-&quot;;[.B2394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andamanadi</text:p>
          </table:table-cell>
          <table:table-cell/>
          <table:table-cell table:formula="of:=TRIM(MID([.B2395];FIND(&quot;-&quot;;[.B2395])+2;LEN([.B2395])-FIND(&quot;-&quot;;[.B2395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andamanadi</text:p>
          </table:table-cell>
          <table:table-cell/>
          <table:table-cell table:formula="of:=TRIM(MID([.B2396];FIND(&quot;-&quot;;[.B2396])+2;LEN([.B2396])-FIND(&quot;-&quot;;[.B2396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iliyanur</text:p>
          </table:table-cell>
          <table:table-cell/>
          <table:table-cell table:formula="of:=TRIM(MID([.B2397];FIND(&quot;-&quot;;[.B2397])+2;LEN([.B2397])-FIND(&quot;-&quot;;[.B2397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iliyanur</text:p>
          </table:table-cell>
          <table:table-cell/>
          <table:table-cell table:formula="of:=TRIM(MID([.B2398];FIND(&quot;-&quot;;[.B2398])+2;LEN([.B2398])-FIND(&quot;-&quot;;[.B2398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erumbakkam CCC Siddha covid care centre</text:p>
          </table:table-cell>
          <table:table-cell/>
          <table:table-cell table:formula="of:=TRIM(MID([.B2399];FIND(&quot;-&quot;;[.B2399])+2;LEN([.B2399])-FIND(&quot;-&quot;;[.B2399])+2))" office:value-type="string" office:string-value="Law College hostel Perumbakkam CCC Siddha covid care centre" calcext:value-type="string">
            <text:p>Law College hostel Perumbakkam CCC Siddh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idagam</text:p>
          </table:table-cell>
          <table:table-cell/>
          <table:table-cell table:formula="of:=TRIM(MID([.B2400];FIND(&quot;-&quot;;[.B2400])+2;LEN([.B2400])-FIND(&quot;-&quot;;[.B2400])+2))" office:value-type="string" office:string-value="Law College hostel Pidagam" calcext:value-type="string">
            <text:p>Law College hostel Pid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ailam</text:p>
          </table:table-cell>
          <table:table-cell/>
          <table:table-cell table:formula="of:=TRIM(MID([.B2401];FIND(&quot;-&quot;;[.B2401])+2;LEN([.B2401])-FIND(&quot;-&quot;;[.B2401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ailam</text:p>
          </table:table-cell>
          <table:table-cell/>
          <table:table-cell table:formula="of:=TRIM(MID([.B2402];FIND(&quot;-&quot;;[.B2402])+2;LEN([.B2402])-FIND(&quot;-&quot;;[.B2402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Maragadam Hospital, Villupuram</text:p>
          </table:table-cell>
          <table:table-cell/>
          <table:table-cell table:formula="of:=TRIM(MID([.B2403];FIND(&quot;-&quot;;[.B2403])+2;LEN([.B2403])-FIND(&quot;-&quot;;[.B2403])+2))" office:value-type="string" office:string-value="Maragadam Hospital, Villupuram" calcext:value-type="string">
            <text:p>Maragadam Hospital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elchithamur</text:p>
          </table:table-cell>
          <table:table-cell/>
          <table:table-cell table:formula="of:=TRIM(MID([.B2404];FIND(&quot;-&quot;;[.B2404])+2;LEN([.B2404])-FIND(&quot;-&quot;;[.B2404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elchithamur</text:p>
          </table:table-cell>
          <table:table-cell/>
          <table:table-cell table:formula="of:=TRIM(MID([.B2405];FIND(&quot;-&quot;;[.B2405])+2;LEN([.B2405])-FIND(&quot;-&quot;;[.B2405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gaiyur</text:p>
          </table:table-cell>
          <table:table-cell/>
          <table:table-cell table:formula="of:=TRIM(MID([.B2406];FIND(&quot;-&quot;;[.B2406])+2;LEN([.B2406])-FIND(&quot;-&quot;;[.B2406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gaiyur</text:p>
          </table:table-cell>
          <table:table-cell/>
          <table:table-cell table:formula="of:=TRIM(MID([.B2407];FIND(&quot;-&quot;;[.B2407])+2;LEN([.B2407])-FIND(&quot;-&quot;;[.B2407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rukkeri</text:p>
          </table:table-cell>
          <table:table-cell/>
          <table:table-cell table:formula="of:=TRIM(MID([.B2408];FIND(&quot;-&quot;;[.B2408])+2;LEN([.B2408])-FIND(&quot;-&quot;;[.B2408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rukkeri</text:p>
          </table:table-cell>
          <table:table-cell/>
          <table:table-cell table:formula="of:=TRIM(MID([.B2409];FIND(&quot;-&quot;;[.B2409])+2;LEN([.B2409])-FIND(&quot;-&quot;;[.B2409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Olakkur</text:p>
          </table:table-cell>
          <table:table-cell/>
          <table:table-cell table:formula="of:=TRIM(MID([.B2410];FIND(&quot;-&quot;;[.B2410])+2;LEN([.B2410])-FIND(&quot;-&quot;;[.B2410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Olakkur</text:p>
          </table:table-cell>
          <table:table-cell/>
          <table:table-cell table:formula="of:=TRIM(MID([.B2411];FIND(&quot;-&quot;;[.B2411])+2;LEN([.B2411])-FIND(&quot;-&quot;;[.B2411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aul's Engineering College</text:p>
          </table:table-cell>
          <table:table-cell/>
          <table:table-cell table:formula="of:=TRIM(MID([.B2412];FIND(&quot;-&quot;;[.B2412])+2;LEN([.B2412])-FIND(&quot;-&quot;;[.B2412])+2))" office:value-type="string" office:string-value="Paul's Engineering College" calcext:value-type="string">
            <text:p>Paul'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ice quarters Valathy</text:p>
          </table:table-cell>
          <table:table-cell/>
          <table:table-cell table:formula="of:=TRIM(MID([.B2413];FIND(&quot;-&quot;;[.B2413])+2;LEN([.B2413])-FIND(&quot;-&quot;;[.B2413])+2))" office:value-type="string" office:string-value="Police quarters Valathy" calcext:value-type="string">
            <text:p>Police quarters Val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ytechnic college Arankandanallur</text:p>
          </table:table-cell>
          <table:table-cell/>
          <table:table-cell table:formula="of:=TRIM(MID([.B2414];FIND(&quot;-&quot;;[.B2414])+2;LEN([.B2414])-FIND(&quot;-&quot;;[.B2414])+2))" office:value-type="string" office:string-value="Polytechnic college Arankandanallur" calcext:value-type="string">
            <text:p>Polytechnic college Arankand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Radhapuram</text:p>
          </table:table-cell>
          <table:table-cell/>
          <table:table-cell table:formula="of:=TRIM(MID([.B2415];FIND(&quot;-&quot;;[.B2415])+2;LEN([.B2415])-FIND(&quot;-&quot;;[.B2415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Radhapuram</text:p>
          </table:table-cell>
          <table:table-cell/>
          <table:table-cell table:formula="of:=TRIM(MID([.B2416];FIND(&quot;-&quot;;[.B2416])+2;LEN([.B2416])-FIND(&quot;-&quot;;[.B2416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athiamangalam</text:p>
          </table:table-cell>
          <table:table-cell/>
          <table:table-cell table:formula="of:=TRIM(MID([.B2417];FIND(&quot;-&quot;;[.B2417])+2;LEN([.B2417])-FIND(&quot;-&quot;;[.B2417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athiamangalam</text:p>
          </table:table-cell>
          <table:table-cell/>
          <table:table-cell table:formula="of:=TRIM(MID([.B2418];FIND(&quot;-&quot;;[.B2418])+2;LEN([.B2418])-FIND(&quot;-&quot;;[.B2418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iruvanthadu</text:p>
          </table:table-cell>
          <table:table-cell/>
          <table:table-cell table:formula="of:=TRIM(MID([.B2419];FIND(&quot;-&quot;;[.B2419])+2;LEN([.B2419])-FIND(&quot;-&quot;;[.B2419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iruvanthadu</text:p>
          </table:table-cell>
          <table:table-cell/>
          <table:table-cell table:formula="of:=TRIM(MID([.B2420];FIND(&quot;-&quot;;[.B2420])+2;LEN([.B2420])-FIND(&quot;-&quot;;[.B2420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CC - St. Ann's college, Tindivanam</text:p>
          </table:table-cell>
          <table:table-cell/>
          <table:table-cell table:formula="of:=TRIM(MID([.B2421];FIND(&quot;-&quot;;[.B2421])+2;LEN([.B2421])-FIND(&quot;-&quot;;[.B2421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Ann's college, Tindivanam</text:p>
          </table:table-cell>
          <table:table-cell/>
          <table:table-cell table:formula="of:=TRIM(MID([.B2422];FIND(&quot;-&quot;;[.B2422])+2;LEN([.B2422])-FIND(&quot;-&quot;;[.B2422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Patrick's school, v.salai, vikravandi</text:p>
          </table:table-cell>
          <table:table-cell/>
          <table:table-cell table:formula="of:=TRIM(MID([.B2423];FIND(&quot;-&quot;;[.B2423])+2;LEN([.B2423])-FIND(&quot;-&quot;;[.B2423])+2))" office:value-type="string" office:string-value="St. Patrick's school, v.salai, vikravandi" calcext:value-type="string">
            <text:p>St. Patrick's school, v.salai, vikrav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TINDIVANAM GH</text:p>
          </table:table-cell>
          <table:table-cell/>
          <table:table-cell table:formula="of:=TRIM(MID([.B2424];FIND(&quot;-&quot;;[.B2424])+2;LEN([.B2424])-FIND(&quot;-&quot;;[.B2424])+2))" office:value-type="string" office:string-value="TINDIVANAM GH" calcext:value-type="string">
            <text:p>TINDIVA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alathi</text:p>
          </table:table-cell>
          <table:table-cell/>
          <table:table-cell table:formula="of:=TRIM(MID([.B2425];FIND(&quot;-&quot;;[.B2425])+2;LEN([.B2425])-FIND(&quot;-&quot;;[.B2425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Valathi</text:p>
          </table:table-cell>
          <table:table-cell/>
          <table:table-cell table:formula="of:=TRIM(MID([.B2426];FIND(&quot;-&quot;;[.B2426])+2;LEN([.B2426])-FIND(&quot;-&quot;;[.B2426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LAVANUR GH</text:p>
          </table:table-cell>
          <table:table-cell/>
          <table:table-cell table:formula="of:=TRIM(MID([.B2427];FIND(&quot;-&quot;;[.B2427])+2;LEN([.B2427])-FIND(&quot;-&quot;;[.B2427])+2))" office:value-type="string" office:string-value="VALAVANUR GH" calcext:value-type="string">
            <text:p>VALA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HC - VANUR GH</text:p>
          </table:table-cell>
          <table:table-cell/>
          <table:table-cell table:formula="of:=TRIM(MID([.B2428];FIND(&quot;-&quot;;[.B2428])+2;LEN([.B2428])-FIND(&quot;-&quot;;[.B2428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NUR GH</text:p>
          </table:table-cell>
          <table:table-cell/>
          <table:table-cell table:formula="of:=TRIM(MID([.B2429];FIND(&quot;-&quot;;[.B2429])+2;LEN([.B2429])-FIND(&quot;-&quot;;[.B2429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KRAVANDI GH</text:p>
          </table:table-cell>
          <table:table-cell/>
          <table:table-cell table:formula="of:=TRIM(MID([.B2430];FIND(&quot;-&quot;;[.B2430])+2;LEN([.B2430])-FIND(&quot;-&quot;;[.B2430])+2))" office:value-type="string" office:string-value="VIKRAVANDI GH" calcext:value-type="string">
            <text:p>VIKRAVA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LLUPURAM GH</text:p>
          </table:table-cell>
          <table:table-cell/>
          <table:table-cell table:formula="of:=TRIM(MID([.B2431];FIND(&quot;-&quot;;[.B2431])+2;LEN([.B2431])-FIND(&quot;-&quot;;[.B2431])+2))" office:value-type="string" office:string-value="VILLUPURAM GH" calcext:value-type="string">
            <text:p>VILLU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RS Engineering college</text:p>
          </table:table-cell>
          <table:table-cell/>
          <table:table-cell table:formula="of:=TRIM(MID([.B2432];FIND(&quot;-&quot;;[.B2432])+2;LEN([.B2432])-FIND(&quot;-&quot;;[.B2432])+2))" office:value-type="string" office:string-value="VRS Engineering college" calcext:value-type="string">
            <text:p>VR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AAA College of Engineering</text:p>
          </table:table-cell>
          <table:table-cell/>
          <table:table-cell table:formula="of:=TRIM(MID([.B2433];FIND(&quot;-&quot;;[.B2433])+2;LEN([.B2433])-FIND(&quot;-&quot;;[.B2433])+2))" office:value-type="string" office:string-value="AAA College of Engineering" calcext:value-type="string">
            <text:p>AA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mar Hospital, Aruppukottai</text:p>
          </table:table-cell>
          <table:table-cell/>
          <table:table-cell table:formula="of:=TRIM(MID([.B2434];FIND(&quot;-&quot;;[.B2434])+2;LEN([.B2434])-FIND(&quot;-&quot;;[.B2434])+2))" office:value-type="string" office:string-value="Amar Hospital, Aruppukottai" calcext:value-type="string">
            <text:p>Amar Hospital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ruppukottai Govt. Hospital</text:p>
          </table:table-cell>
          <table:table-cell/>
          <table:table-cell table:formula="of:=TRIM(MID([.B2435];FIND(&quot;-&quot;;[.B2435])+2;LEN([.B2435])-FIND(&quot;-&quot;;[.B2435])+2))" office:value-type="string" office:string-value="Aruppukottai Govt. Hospital" calcext:value-type="string">
            <text:p>Aruppukotta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O - Aura Annex Care Center, Rajapalayam</text:p>
          </table:table-cell>
          <table:table-cell/>
          <table:table-cell table:formula="of:=TRIM(MID([.B2436];FIND(&quot;-&quot;;[.B2436])+2;LEN([.B2436])-FIND(&quot;-&quot;;[.B2436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Annex Care Center, Rajapalayam</text:p>
          </table:table-cell>
          <table:table-cell/>
          <table:table-cell table:formula="of:=TRIM(MID([.B2437];FIND(&quot;-&quot;;[.B2437])+2;LEN([.B2437])-FIND(&quot;-&quot;;[.B2437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SPECIALITY HOSPITAL</text:p>
          </table:table-cell>
          <table:table-cell/>
          <table:table-cell table:formula="of:=TRIM(MID([.B2438];FIND(&quot;-&quot;;[.B2438])+2;LEN([.B2438])-FIND(&quot;-&quot;;[.B2438])+2))" office:value-type="string" office:string-value="AURA SPECIALITY HOSPITAL" calcext:value-type="string">
            <text:p>AURA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Chennai Hospital, Rajapalayam</text:p>
          </table:table-cell>
          <table:table-cell/>
          <table:table-cell table:formula="of:=TRIM(MID([.B2439];FIND(&quot;-&quot;;[.B2439])+2;LEN([.B2439])-FIND(&quot;-&quot;;[.B2439])+2))" office:value-type="string" office:string-value="Chennai Hospital, Rajapalayam" calcext:value-type="string">
            <text:p>Chennai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DHANUSHKODI HOSPITAL</text:p>
          </table:table-cell>
          <table:table-cell/>
          <table:table-cell table:formula="of:=TRIM(MID([.B2440];FIND(&quot;-&quot;;[.B2440])+2;LEN([.B2440])-FIND(&quot;-&quot;;[.B2440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DHANUSHKODI HOSPITAL</text:p>
          </table:table-cell>
          <table:table-cell/>
          <table:table-cell table:formula="of:=TRIM(MID([.B2441];FIND(&quot;-&quot;;[.B2441])+2;LEN([.B2441])-FIND(&quot;-&quot;;[.B2441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Dhanushkodi Hospital, Sattur</text:p>
          </table:table-cell>
          <table:table-cell/>
          <table:table-cell table:formula="of:=TRIM(MID([.B2442];FIND(&quot;-&quot;;[.B2442])+2;LEN([.B2442])-FIND(&quot;-&quot;;[.B2442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Dhanushkodi Hospital, Sattur</text:p>
          </table:table-cell>
          <table:table-cell/>
          <table:table-cell table:formula="of:=TRIM(MID([.B2443];FIND(&quot;-&quot;;[.B2443])+2;LEN([.B2443])-FIND(&quot;-&quot;;[.B2443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ESI Hospital, Sivakasi</text:p>
          </table:table-cell>
          <table:table-cell/>
          <table:table-cell table:formula="of:=TRIM(MID([.B2444];FIND(&quot;-&quot;;[.B2444])+2;LEN([.B2444])-FIND(&quot;-&quot;;[.B2444])+2))" office:value-type="string" office:string-value="ESI Hospital, Sivakasi" calcext:value-type="string">
            <text:p>ESI Hospital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Gomathi Speciality Hospital, 52 South St., Aruppukottai</text:p>
          </table:table-cell>
          <table:table-cell/>
          <table:table-cell table:formula="of:=TRIM(MID([.B2445];FIND(&quot;-&quot;;[.B2445])+2;LEN([.B2445])-FIND(&quot;-&quot;;[.B2445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Gomathi Speciality Hospital, 52 South St., Aruppukottai</text:p>
          </table:table-cell>
          <table:table-cell/>
          <table:table-cell table:formula="of:=TRIM(MID([.B2446];FIND(&quot;-&quot;;[.B2446])+2;LEN([.B2446])-FIND(&quot;-&quot;;[.B2446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palapuram</text:p>
          </table:table-cell>
          <table:table-cell/>
          <table:table-cell table:formula="of:=TRIM(MID([.B2447];FIND(&quot;-&quot;;[.B2447])+2;LEN([.B2447])-FIND(&quot;-&quot;;[.B2447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palapuram</text:p>
          </table:table-cell>
          <table:table-cell/>
          <table:table-cell table:formula="of:=TRIM(MID([.B2448];FIND(&quot;-&quot;;[.B2448])+2;LEN([.B2448])-FIND(&quot;-&quot;;[.B2448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ment Hospital, Watrab, Virudhunagar</text:p>
          </table:table-cell>
          <table:table-cell/>
          <table:table-cell table:formula="of:=TRIM(MID([.B2449];FIND(&quot;-&quot;;[.B2449])+2;LEN([.B2449])-FIND(&quot;-&quot;;[.B2449])+2))" office:value-type="string" office:string-value="Goverment Hospital, Watrab, Virudhunagar" calcext:value-type="string">
            <text:p>Goverment Hospital, Watrab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llamanaikenpatty, Virudhunagar</text:p>
          </table:table-cell>
          <table:table-cell/>
          <table:table-cell table:formula="of:=TRIM(MID([.B2450];FIND(&quot;-&quot;;[.B2450])+2;LEN([.B2450])-FIND(&quot;-&quot;;[.B2450])+2))" office:value-type="string" office:string-value="Government Hospital , Kallamanaikenpatty, Virudhunagar" calcext:value-type="string">
            <text:p>Government Hospital , Kallamanaiken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riapatty, Virudhunagar</text:p>
          </table:table-cell>
          <table:table-cell/>
          <table:table-cell table:formula="of:=TRIM(MID([.B2451];FIND(&quot;-&quot;;[.B2451])+2;LEN([.B2451])-FIND(&quot;-&quot;;[.B2451])+2))" office:value-type="string" office:string-value="Government Hospital , Kariapatty, Virudhunagar" calcext:value-type="string">
            <text:p>Government Hospital , Karia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Thiruchuli, Virudhunagar</text:p>
          </table:table-cell>
          <table:table-cell/>
          <table:table-cell table:formula="of:=TRIM(MID([.B2452];FIND(&quot;-&quot;;[.B2452])+2;LEN([.B2452])-FIND(&quot;-&quot;;[.B2452])+2))" office:value-type="string" office:string-value="Government Hospital , Thiruchuli, Virudhunagar" calcext:value-type="string">
            <text:p>Government Hospital , Thiruchul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, Srivilliputhur, Virudhunagar</text:p>
          </table:table-cell>
          <table:table-cell/>
          <table:table-cell table:formula="of:=TRIM(MID([.B2453];FIND(&quot;-&quot;;[.B2453])+2;LEN([.B2453])-FIND(&quot;-&quot;;[.B2453])+2))" office:value-type="string" office:string-value="Government Hospital, Srivilliputhur, Virudhunagar" calcext:value-type="string">
            <text:p>Government Hospital, Srivilliputh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 , Pandalkudi, Virudhunagar</text:p>
          </table:table-cell>
          <table:table-cell/>
          <table:table-cell table:formula="of:=TRIM(MID([.B2454];FIND(&quot;-&quot;;[.B2454])+2;LEN([.B2454])-FIND(&quot;-&quot;;[.B2454])+2))" office:value-type="string" office:string-value="Government Primary Health Center , Pandalkudi, Virudhunagar" calcext:value-type="string">
            <text:p>Government Primary Health Center , Pandal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anniseriputhur</text:p>
          </table:table-cell>
          <table:table-cell/>
          <table:table-cell table:formula="of:=TRIM(MID([.B2455];FIND(&quot;-&quot;;[.B2455])+2;LEN([.B2455])-FIND(&quot;-&quot;;[.B2455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anniseriputhur</text:p>
          </table:table-cell>
          <table:table-cell/>
          <table:table-cell table:formula="of:=TRIM(MID([.B2456];FIND(&quot;-&quot;;[.B2456])+2;LEN([.B2456])-FIND(&quot;-&quot;;[.B2456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unnur, Virudhunagar</text:p>
          </table:table-cell>
          <table:table-cell/>
          <table:table-cell table:formula="of:=TRIM(MID([.B2457];FIND(&quot;-&quot;;[.B2457])+2;LEN([.B2457])-FIND(&quot;-&quot;;[.B2457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unnur, Virudhunagar</text:p>
          </table:table-cell>
          <table:table-cell/>
          <table:table-cell table:formula="of:=TRIM(MID([.B2458];FIND(&quot;-&quot;;[.B2458])+2;LEN([.B2458])-FIND(&quot;-&quot;;[.B2458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M Puthupatty, Virudhunagar</text:p>
          </table:table-cell>
          <table:table-cell/>
          <table:table-cell table:formula="of:=TRIM(MID([.B2459];FIND(&quot;-&quot;;[.B2459])+2;LEN([.B2459])-FIND(&quot;-&quot;;[.B2459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M Puthupatty, Virudhunagar</text:p>
          </table:table-cell>
          <table:table-cell/>
          <table:table-cell table:formula="of:=TRIM(MID([.B2460];FIND(&quot;-&quot;;[.B2460])+2;LEN([.B2460])-FIND(&quot;-&quot;;[.B2460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Narikudi, Virudhunagar</text:p>
          </table:table-cell>
          <table:table-cell/>
          <table:table-cell table:formula="of:=TRIM(MID([.B2461];FIND(&quot;-&quot;;[.B2461])+2;LEN([.B2461])-FIND(&quot;-&quot;;[.B2461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Narikudi, Virudhunagar</text:p>
          </table:table-cell>
          <table:table-cell/>
          <table:table-cell table:formula="of:=TRIM(MID([.B2462];FIND(&quot;-&quot;;[.B2462])+2;LEN([.B2462])-FIND(&quot;-&quot;;[.B2462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R Reddiahpatty, Virudhunagar</text:p>
          </table:table-cell>
          <table:table-cell/>
          <table:table-cell table:formula="of:=TRIM(MID([.B2463];FIND(&quot;-&quot;;[.B2463])+2;LEN([.B2463])-FIND(&quot;-&quot;;[.B2463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R Reddiahpatty, Virudhunagar</text:p>
          </table:table-cell>
          <table:table-cell/>
          <table:table-cell table:formula="of:=TRIM(MID([.B2464];FIND(&quot;-&quot;;[.B2464])+2;LEN([.B2464])-FIND(&quot;-&quot;;[.B2464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Thayilpatty , Virudhunagar</text:p>
          </table:table-cell>
          <table:table-cell/>
          <table:table-cell table:formula="of:=TRIM(MID([.B2465];FIND(&quot;-&quot;;[.B2465])+2;LEN([.B2465])-FIND(&quot;-&quot;;[.B2465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</text:p>
          </table:table-cell>
          <table:table-cell/>
          <table:table-cell table:formula="of:=TRIM(MID([.B2466];FIND(&quot;-&quot;;[.B2466])+2;LEN([.B2466])-FIND(&quot;-&quot;;[.B2466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 - PSR College</text:p>
          </table:table-cell>
          <table:table-cell/>
          <table:table-cell table:formula="of:=TRIM(MID([.B2467];FIND(&quot;-&quot;;[.B2467])+2;LEN([.B2467])-FIND(&quot;-&quot;;[.B2467])+2))" office:value-type="string" office:string-value="Government Primary Health Center, Thayilpatty , Virudhunagar - PSR College" calcext:value-type="string">
            <text:p>Government Primary Health Center, Thayilpatty , Virudhunagar - PSR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Zameen Kollankondan, Virudhunagar</text:p>
          </table:table-cell>
          <table:table-cell/>
          <table:table-cell table:formula="of:=TRIM(MID([.B2468];FIND(&quot;-&quot;;[.B2468])+2;LEN([.B2468])-FIND(&quot;-&quot;;[.B2468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Zameen Kollankondan, Virudhunagar</text:p>
          </table:table-cell>
          <table:table-cell/>
          <table:table-cell table:formula="of:=TRIM(MID([.B2469];FIND(&quot;-&quot;;[.B2469])+2;LEN([.B2469])-FIND(&quot;-&quot;;[.B2469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vt Higher Secondary School ,M Reddiapatti</text:p>
          </table:table-cell>
          <table:table-cell/>
          <table:table-cell table:formula="of:=TRIM(MID([.B2470];FIND(&quot;-&quot;;[.B2470])+2;LEN([.B2470])-FIND(&quot;-&quot;;[.B2470])+2))" office:value-type="string" office:string-value="Govt Higher Secondary School ,M Reddiapatti" calcext:value-type="string">
            <text:p>Govt Higher Secondary School ,M Redd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lasalingam Institute of Technology</text:p>
          </table:table-cell>
          <table:table-cell/>
          <table:table-cell table:formula="of:=TRIM(MID([.B2471];FIND(&quot;-&quot;;[.B2471])+2;LEN([.B2471])-FIND(&quot;-&quot;;[.B2471])+2))" office:value-type="string" office:string-value="Kalasalingam Institute of Technology" calcext:value-type="string">
            <text:p>Kalasalingam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nnicheripudur</text:p>
          </table:table-cell>
          <table:table-cell/>
          <table:table-cell table:formula="of:=TRIM(MID([.B2472];FIND(&quot;-&quot;;[.B2472])+2;LEN([.B2472])-FIND(&quot;-&quot;;[.B2472])+2))" office:value-type="string" office:string-value="Kannicheripudur" calcext:value-type="string">
            <text:p>Kannicher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Kumaran Hospital, No.36B Sedam Kinathu Street</text:p>
          </table:table-cell>
          <table:table-cell/>
          <table:table-cell table:formula="of:=TRIM(MID([.B2473];FIND(&quot;-&quot;;[.B2473])+2;LEN([.B2473])-FIND(&quot;-&quot;;[.B2473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Kumaran Hospital, No.36B Sedam Kinathu Street</text:p>
          </table:table-cell>
          <table:table-cell/>
          <table:table-cell table:formula="of:=TRIM(MID([.B2474];FIND(&quot;-&quot;;[.B2474])+2;LEN([.B2474])-FIND(&quot;-&quot;;[.B2474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eenakshi Memorial Hospital, Rajapalayam</text:p>
          </table:table-cell>
          <table:table-cell/>
          <table:table-cell table:formula="of:=TRIM(MID([.B2475];FIND(&quot;-&quot;;[.B2475])+2;LEN([.B2475])-FIND(&quot;-&quot;;[.B2475])+2))" office:value-type="string" office:string-value="Meenakshi Memorial Hospital, Rajapalayam" calcext:value-type="string">
            <text:p>Meenakshi Memorial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Mepco Engineering College, Sivakasi</text:p>
          </table:table-cell>
          <table:table-cell/>
          <table:table-cell table:formula="of:=TRIM(MID([.B2476];FIND(&quot;-&quot;;[.B2476])+2;LEN([.B2476])-FIND(&quot;-&quot;;[.B2476])+2))" office:value-type="string" office:string-value="Mepco Engineering College, Sivakasi" calcext:value-type="string">
            <text:p>Mepco Engineering College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SB Multispeciality Hospital</text:p>
          </table:table-cell>
          <table:table-cell/>
          <table:table-cell table:formula="of:=TRIM(MID([.B2477];FIND(&quot;-&quot;;[.B2477])+2;LEN([.B2477])-FIND(&quot;-&quot;;[.B2477])+2))" office:value-type="string" office:string-value="MSB Multispeciality Hospital" calcext:value-type="string">
            <text:p>MSB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Rajapalayam Govt. Hospital</text:p>
          </table:table-cell>
          <table:table-cell/>
          <table:table-cell table:formula="of:=TRIM(MID([.B2478];FIND(&quot;-&quot;;[.B2478])+2;LEN([.B2478])-FIND(&quot;-&quot;;[.B2478])+2))" office:value-type="string" office:string-value="Rajapalayam Govt. Hospital" calcext:value-type="string">
            <text:p>Rajapalayam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Ramco Institute of Technology</text:p>
          </table:table-cell>
          <table:table-cell/>
          <table:table-cell table:formula="of:=TRIM(MID([.B2479];FIND(&quot;-&quot;;[.B2479])+2;LEN([.B2479])-FIND(&quot;-&quot;;[.B2479])+2))" office:value-type="string" office:string-value="Ramco Institute of Technology" calcext:value-type="string">
            <text:p>Ramco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attur GH</text:p>
          </table:table-cell>
          <table:table-cell/>
          <table:table-cell table:formula="of:=TRIM(MID([.B2480];FIND(&quot;-&quot;;[.B2480])+2;LEN([.B2480])-FIND(&quot;-&quot;;[.B2480])+2))" office:value-type="string" office:string-value="Sattur GH" calcext:value-type="string">
            <text:p>S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BJ Health Centre Pvt Ltd, Sivakasi</text:p>
          </table:table-cell>
          <table:table-cell/>
          <table:table-cell table:formula="of:=TRIM(MID([.B2481];FIND(&quot;-&quot;;[.B2481])+2;LEN([.B2481])-FIND(&quot;-&quot;;[.B2481])+2))" office:value-type="string" office:string-value="SBJ Health Centre Pvt Ltd, Sivakasi" calcext:value-type="string">
            <text:p>SBJ Health Centre Pvt Ltd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hivasankar Hospital &amp; RC, Virudhunagar</text:p>
          </table:table-cell>
          <table:table-cell/>
          <table:table-cell table:formula="of:=TRIM(MID([.B2482];FIND(&quot;-&quot;;[.B2482])+2;LEN([.B2482])-FIND(&quot;-&quot;;[.B2482])+2))" office:value-type="string" office:string-value="Shivasankar Hospital &amp; RC, Virudhunagar" calcext:value-type="string">
            <text:p>Shivasankar Hospital &amp; RC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IT, Kariapatti</text:p>
          </table:table-cell>
          <table:table-cell/>
          <table:table-cell table:formula="of:=TRIM(MID([.B2483];FIND(&quot;-&quot;;[.B2483])+2;LEN([.B2483])-FIND(&quot;-&quot;;[.B2483])+2))" office:value-type="string" office:string-value="SIT, Kariapatti" calcext:value-type="string">
            <text:p>SIT, Kar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ivakasi Covid Health Centre, No.1, Gandhi Road</text:p>
          </table:table-cell>
          <table:table-cell/>
          <table:table-cell table:formula="of:=TRIM(MID([.B2484];FIND(&quot;-&quot;;[.B2484])+2;LEN([.B2484])-FIND(&quot;-&quot;;[.B2484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Covid Health Centre, No.1, Gandhi Road</text:p>
          </table:table-cell>
          <table:table-cell/>
          <table:table-cell table:formula="of:=TRIM(MID([.B2485];FIND(&quot;-&quot;;[.B2485])+2;LEN([.B2485])-FIND(&quot;-&quot;;[.B2485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Govt. Hospital</text:p>
          </table:table-cell>
          <table:table-cell/>
          <table:table-cell table:formula="of:=TRIM(MID([.B2486];FIND(&quot;-&quot;;[.B2486])+2;LEN([.B2486])-FIND(&quot;-&quot;;[.B2486])+2))" office:value-type="string" office:string-value="Sivakasi Govt. Hospital" calcext:value-type="string">
            <text:p>Sivakas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owdambika College of Engineering</text:p>
          </table:table-cell>
          <table:table-cell/>
          <table:table-cell table:formula="of:=TRIM(MID([.B2487];FIND(&quot;-&quot;;[.B2487])+2;LEN([.B2487])-FIND(&quot;-&quot;;[.B2487])+2))" office:value-type="string" office:string-value="Sowdambika College of Engineering" calcext:value-type="string">
            <text:p>Sowdambik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i Krishna Hospital, Rajapalayam</text:p>
          </table:table-cell>
          <table:table-cell/>
          <table:table-cell table:formula="of:=TRIM(MID([.B2488];FIND(&quot;-&quot;;[.B2488])+2;LEN([.B2488])-FIND(&quot;-&quot;;[.B2488])+2))" office:value-type="string" office:string-value="Sri Krishna Hospital, Rajapalayam" calcext:value-type="string">
            <text:p>Sri Krishna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ri Ram Hospital - Sugasthala,Aruppukottai</text:p>
          </table:table-cell>
          <table:table-cell/>
          <table:table-cell table:formula="of:=TRIM(MID([.B2489];FIND(&quot;-&quot;;[.B2489])+2;LEN([.B2489])-FIND(&quot;-&quot;;[.B2489])+2))" office:value-type="string" office:string-value="Sri Ram Hospital - Sugasthala,Aruppukottai" calcext:value-type="string">
            <text:p>Sri Ram Hospital - Sugasthala,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RNM College (GPHC, Uppathur)</text:p>
          </table:table-cell>
          <table:table-cell/>
          <table:table-cell table:formula="of:=TRIM(MID([.B2490];FIND(&quot;-&quot;;[.B2490])+2;LEN([.B2490])-FIND(&quot;-&quot;;[.B2490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SRNM College (GPHC, Uppathur)</text:p>
          </table:table-cell>
          <table:table-cell/>
          <table:table-cell table:formula="of:=TRIM(MID([.B2491];FIND(&quot;-&quot;;[.B2491])+2;LEN([.B2491])-FIND(&quot;-&quot;;[.B2491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ruthi Hospital,Sivakasi</text:p>
          </table:table-cell>
          <table:table-cell/>
          <table:table-cell table:formula="of:=TRIM(MID([.B2492];FIND(&quot;-&quot;;[.B2492])+2;LEN([.B2492])-FIND(&quot;-&quot;;[.B2492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uthi Hospital,Sivakasi</text:p>
          </table:table-cell>
          <table:table-cell/>
          <table:table-cell table:formula="of:=TRIM(MID([.B2493];FIND(&quot;-&quot;;[.B2493])+2;LEN([.B2493])-FIND(&quot;-&quot;;[.B2493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Vimala Clinic No.5, Jodhidam Veerappan Street.,</text:p>
          </table:table-cell>
          <table:table-cell/>
          <table:table-cell table:formula="of:=TRIM(MID([.B2494];FIND(&quot;-&quot;;[.B2494])+2;LEN([.B2494])-FIND(&quot;-&quot;;[.B2494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imala Clinic No.5, Jodhidam Veerappan Street.,</text:p>
          </table:table-cell>
          <table:table-cell/>
          <table:table-cell table:formula="of:=TRIM(MID([.B2495];FIND(&quot;-&quot;;[.B2495])+2;LEN([.B2495])-FIND(&quot;-&quot;;[.B2495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Virudhunagar Medical College</text:p>
          </table:table-cell>
          <table:table-cell/>
          <table:table-cell table:formula="of:=TRIM(MID([.B2496];FIND(&quot;-&quot;;[.B2496])+2;LEN([.B2496])-FIND(&quot;-&quot;;[.B2496])+2))" office:value-type="string" office:string-value="Virudhunagar Medical College" calcext:value-type="string">
            <text:p>Virudhunag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VVNC, Chatrarediapatti</text:p>
          </table:table-cell>
          <table:table-cell/>
          <table:table-cell table:formula="of:=TRIM(MID([.B2497];FIND(&quot;-&quot;;[.B2497])+2;LEN([.B2497])-FIND(&quot;-&quot;;[.B2497])+2))" office:value-type="string" office:string-value="VVVNC, Chatrarediapatti" calcext:value-type="string">
            <text:p>VVVNC, Chatrarediapatti</text:p>
          </table:table-cell>
          <table:table-cell table:number-columns-repeated="60"/>
        </table:table-row>
        <table:table-row table:style-name="ro1" table:number-rows-repeated="104607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1:18:27.40599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6-01T22:51:54.303004444</dc:date>
    <meta:editing-cycles>22</meta:editing-cycles>
    <meta:editing-duration>PT4H36M56S</meta:editing-duration>
    <meta:generator>LibreOffice/6.4.7.2$Linux_X86_64 LibreOffice_project/40$Build-2</meta:generator>
    <meta:document-statistic meta:table-count="1" meta:cell-count="7988" meta:object-count="0"/>
  </office:meta>
</office:document-meta>
</file>